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7.8" table:formula="of:=[.A2]+[.$B$21]" table:style-name="ce1">
            <text:p>77.8</text:p>
          </table:table-cell>
          <table:table-cell office:value-type="float" office:value="78.5" table:formula="of:=[.B2]+[.$B$21]" table:style-name="ce1">
            <text:p>78.5</text:p>
          </table:table-cell>
          <table:table-cell office:value-type="float" office:value="79.099999999999994" table:formula="of:=[.C2]+[.$B$21]" table:style-name="ce1">
            <text:p>79.1</text:p>
          </table:table-cell>
          <table:table-cell office:value-type="float" office:value="79.8" table:formula="of:=[.D2]+[.$B$21]" table:style-name="ce1">
            <text:p>79.8</text:p>
          </table:table-cell>
          <table:table-cell office:value-type="float" office:value="80.400000000000006" table:formula="of:=[.E2]+[.$B$21]" table:style-name="ce1">
            <text:p>80.4</text:p>
          </table:table-cell>
          <table:table-cell office:value-type="float" office:value="81" table:formula="of:=[.F2]+[.$B$21]" table:style-name="ce1">
            <text:p>81</text:p>
          </table:table-cell>
          <table:table-cell office:value-type="float" office:value="81.7" table:formula="of:=[.G2]+[.$B$21]" table:style-name="ce1">
            <text:p>81.7</text:p>
          </table:table-cell>
          <table:table-cell office:value-type="float" office:value="82.3" table:formula="of:=[.H2]+[.$B$21]" table:style-name="ce1">
            <text:p>82.3</text:p>
          </table:table-cell>
          <table:table-cell office:value-type="float" office:value="82.9" table:formula="of:=[.I2]+[.$B$21]" table:style-name="ce1">
            <text:p>82.9</text:p>
          </table:table-cell>
          <table:table-cell office:value-type="float" office:value="83.5" table:formula="of:=[.J2]+[.$B$21]" table:style-name="ce1">
            <text:p>83.5</text:p>
          </table:table-cell>
          <table:table-cell office:value-type="float" office:value="84.1" table:formula="of:=[.K2]+[.$B$21]" table:style-name="ce1">
            <text:p>84.1</text:p>
          </table:table-cell>
          <table:table-cell office:value-type="float" office:value="84.7" table:formula="of:=[.L2]+[.$B$21]" table:style-name="ce1">
            <text:p>84.7</text:p>
          </table:table-cell>
          <table:table-cell office:value-type="float" office:value="85.3" table:formula="of:=[.M2]+[.$B$21]" table:style-name="ce1">
            <text:p>85.3</text:p>
          </table:table-cell>
          <table:table-cell office:value-type="float" office:value="85.9" table:formula="of:=[.N2]+[.$B$21]" table:style-name="ce1">
            <text:p>85.9</text:p>
          </table:table-cell>
          <table:table-cell office:value-type="float" office:value="86.5" table:formula="of:=[.O2]+[.$B$21]" table:style-name="ce1">
            <text:p>86.5</text:p>
          </table:table-cell>
          <table:table-cell office:value-type="float" office:value="87.1" table:formula="of:=[.P2]+[.$B$21]" table:style-name="ce1">
            <text:p>87.1</text:p>
          </table:table-cell>
          <table:table-cell office:value-type="float" office:value="87.6" table:formula="of:=[.Q2]+[.$B$21]" table:style-name="ce1">
            <text:p>87.6</text:p>
          </table:table-cell>
          <table:table-cell office:value-type="float" office:value="88.2" table:formula="of:=[.R2]+[.$B$21]" table:style-name="ce1">
            <text:p>88.2</text:p>
          </table:table-cell>
          <table:table-cell office:value-type="float" office:value="88.8" table:formula="of:=[.S2]+[.$B$21]" table:style-name="ce1">
            <text:p>88.8</text:p>
          </table:table-cell>
          <table:table-cell table:number-columns-repeated="16365"/>
        </table:table-row>
        <table:table-row table:style-name="ro1">
          <table:table-cell office:value-type="float" office:value="89.4" table:formula="of:=[.A3]+[.$B$21]" table:style-name="ce1">
            <text:p>89.4</text:p>
          </table:table-cell>
          <table:table-cell office:value-type="float" office:value="89.9" table:formula="of:=[.B3]+[.$B$21]" table:style-name="ce1">
            <text:p>89.9</text:p>
          </table:table-cell>
          <table:table-cell office:value-type="float" office:value="90.5" table:formula="of:=[.C3]+[.$B$21]" table:style-name="ce1">
            <text:p>90.5</text:p>
          </table:table-cell>
          <table:table-cell office:value-type="float" office:value="89.8" table:formula="of:=[.D3]+[.$B$21]" table:style-name="ce1">
            <text:p>89.8</text:p>
          </table:table-cell>
          <table:table-cell office:value-type="float" office:value="89" table:formula="of:=[.E3]+[.$B$21]" table:style-name="ce1">
            <text:p>89</text:p>
          </table:table-cell>
          <table:table-cell office:value-type="float" office:value="88.2" table:formula="of:=[.F3]+[.$B$21]" table:style-name="ce1">
            <text:p>88.2</text:p>
          </table:table-cell>
          <table:table-cell office:value-type="float" office:value="87.4" table:formula="of:=[.G3]+[.$B$21]" table:style-name="ce1">
            <text:p>87.4</text:p>
          </table:table-cell>
          <table:table-cell office:value-type="float" office:value="79.599999999999994" table:formula="of:=[.H3]+[.$B$21]" table:style-name="ce1">
            <text:p>79.6</text:p>
          </table:table-cell>
          <table:table-cell office:value-type="float" office:value="80.3" table:formula="of:=[.I3]+[.$B$21]" table:style-name="ce1">
            <text:p>80.3</text:p>
          </table:table-cell>
          <table:table-cell office:value-type="float" office:value="81" table:formula="of:=[.J3]+[.$B$21]" table:style-name="ce1">
            <text:p>81</text:p>
          </table:table-cell>
          <table:table-cell office:value-type="float" office:value="81.599999999999994" table:formula="of:=[.K3]+[.$B$21]" table:style-name="ce1">
            <text:p>81.6</text:p>
          </table:table-cell>
          <table:table-cell office:value-type="float" office:value="82.3" table:formula="of:=[.L3]+[.$B$21]" table:style-name="ce1">
            <text:p>82.3</text:p>
          </table:table-cell>
          <table:table-cell office:value-type="float" office:value="82.9" table:formula="of:=[.M3]+[.$B$21]" table:style-name="ce1">
            <text:p>82.9</text:p>
          </table:table-cell>
          <table:table-cell office:value-type="float" office:value="83.6" table:formula="of:=[.N3]+[.$B$21]" table:style-name="ce1">
            <text:p>83.6</text:p>
          </table:table-cell>
          <table:table-cell office:value-type="float" office:value="84.2" table:formula="of:=[.O3]+[.$B$21]" table:style-name="ce1">
            <text:p>84.2</text:p>
          </table:table-cell>
          <table:table-cell office:value-type="float" office:value="84.8" table:formula="of:=[.P3]+[.$B$21]" table:style-name="ce1">
            <text:p>84.8</text:p>
          </table:table-cell>
          <table:table-cell office:value-type="float" office:value="85.5" table:formula="of:=[.Q3]+[.$B$21]" table:style-name="ce1">
            <text:p>85.5</text:p>
          </table:table-cell>
          <table:table-cell office:value-type="float" office:value="86.1" table:formula="of:=[.R3]+[.$B$21]" table:style-name="ce1">
            <text:p>86.1</text:p>
          </table:table-cell>
          <table:table-cell office:value-type="float" office:value="86.7" table:formula="of:=[.S3]+[.$B$21]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4]+[.$B$21]" table:style-name="ce1">
            <text:p>87.3</text:p>
          </table:table-cell>
          <table:table-cell office:value-type="float" office:value="87.9" table:formula="of:=[.B4]+[.$B$21]" table:style-name="ce1">
            <text:p>87.9</text:p>
          </table:table-cell>
          <table:table-cell office:value-type="float" office:value="88.5" table:formula="of:=[.C4]+[.$B$21]" table:style-name="ce1">
            <text:p>88.5</text:p>
          </table:table-cell>
          <table:table-cell office:value-type="float" office:value="89.1" table:formula="of:=[.D4]+[.$B$21]" table:style-name="ce1">
            <text:p>89.1</text:p>
          </table:table-cell>
          <table:table-cell office:value-type="float" office:value="89.7" table:formula="of:=[.E4]+[.$B$21]" table:style-name="ce1">
            <text:p>89.7</text:p>
          </table:table-cell>
          <table:table-cell office:value-type="float" office:value="90.3" table:formula="of:=[.F4]+[.$B$21]" table:style-name="ce1">
            <text:p>90.3</text:p>
          </table:table-cell>
          <table:table-cell office:value-type="float" office:value="90.9" table:formula="of:=[.G4]+[.$B$21]" table:style-name="ce1">
            <text:p>90.9</text:p>
          </table:table-cell>
          <table:table-cell office:value-type="float" office:value="91.5" table:formula="of:=[.H4]+[.$B$21]" table:style-name="ce1">
            <text:p>91.5</text:p>
          </table:table-cell>
          <table:table-cell office:value-type="float" office:value="91.7" table:formula="of:=[.I4]+[.$B$21]" table:style-name="ce1">
            <text:p>91.7</text:p>
          </table:table-cell>
          <table:table-cell office:value-type="float" office:value="90.9" table:formula="of:=[.J4]+[.$B$21]" table:style-name="ce1">
            <text:p>90.9</text:p>
          </table:table-cell>
          <table:table-cell office:value-type="float" office:value="90.2" table:formula="of:=[.K4]+[.$B$21]" table:style-name="ce1">
            <text:p>90.2</text:p>
          </table:table-cell>
          <table:table-cell office:value-type="float" office:value="89.4" table:formula="of:=[.L4]+[.$B$21]" table:style-name="ce1">
            <text:p>89.4</text:p>
          </table:table-cell>
          <table:table-cell office:value-type="float" office:value="88.6" table:formula="of:=[.M4]+[.$B$21]" table:style-name="ce1">
            <text:p>88.6</text:p>
          </table:table-cell>
          <table:table-cell office:value-type="float" office:value="87.8" table:formula="of:=[.N4]+[.$B$21]" table:style-name="ce1">
            <text:p>87.8</text:p>
          </table:table-cell>
          <table:table-cell office:value-type="float" office:value="81.5" table:formula="of:=[.O4]+[.$B$21]" table:style-name="ce1">
            <text:p>81.5</text:p>
          </table:table-cell>
          <table:table-cell office:value-type="float" office:value="82.2" table:formula="of:=[.P4]+[.$B$21]" table:style-name="ce1">
            <text:p>82.2</text:p>
          </table:table-cell>
          <table:table-cell office:value-type="float" office:value="82.9" table:formula="of:=[.Q4]+[.$B$21]" table:style-name="ce1">
            <text:p>82.9</text:p>
          </table:table-cell>
          <table:table-cell office:value-type="float" office:value="83.6" table:formula="of:=[.R4]+[.$B$21]" table:style-name="ce1">
            <text:p>83.6</text:p>
          </table:table-cell>
          <table:table-cell office:value-type="float" office:value="84.2" table:formula="of:=[.S4]+[.$B$21]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formula="of:=[.A5]+[.$B$21]" table:style-name="ce1">
            <text:p>84.9</text:p>
          </table:table-cell>
          <table:table-cell office:value-type="float" office:value="85.6" table:formula="of:=[.B5]+[.$B$21]" table:style-name="ce1">
            <text:p>85.6</text:p>
          </table:table-cell>
          <table:table-cell office:value-type="float" office:value="86.2" table:formula="of:=[.C5]+[.$B$21]" table:style-name="ce1">
            <text:p>86.2</text:p>
          </table:table-cell>
          <table:table-cell office:value-type="float" office:value="86.9" table:formula="of:=[.D5]+[.$B$21]" table:style-name="ce1">
            <text:p>86.9</text:p>
          </table:table-cell>
          <table:table-cell office:value-type="float" office:value="87.5" table:formula="of:=[.E5]+[.$B$21]" table:style-name="ce1">
            <text:p>87.5</text:p>
          </table:table-cell>
          <table:table-cell office:value-type="float" office:value="88.1" table:formula="of:=[.F5]+[.$B$21]" table:style-name="ce1">
            <text:p>88.1</text:p>
          </table:table-cell>
          <table:table-cell office:value-type="float" office:value="88.8" table:formula="of:=[.G5]+[.$B$21]" table:style-name="ce1">
            <text:p>88.8</text:p>
          </table:table-cell>
          <table:table-cell office:value-type="float" office:value="89.4" table:formula="of:=[.H5]+[.$B$21]" table:style-name="ce1">
            <text:p>89.4</text:p>
          </table:table-cell>
          <table:table-cell office:value-type="float" office:value="90" table:formula="of:=[.I5]+[.$B$21]" table:style-name="ce1">
            <text:p>90</text:p>
          </table:table-cell>
          <table:table-cell office:value-type="float" office:value="90.6" table:formula="of:=[.J5]+[.$B$21]" table:style-name="ce1">
            <text:p>90.6</text:p>
          </table:table-cell>
          <table:table-cell office:value-type="float" office:value="91.3" table:formula="of:=[.K5]+[.$B$21]" table:style-name="ce1">
            <text:p>91.3</text:p>
          </table:table-cell>
          <table:table-cell office:value-type="float" office:value="91.9" table:formula="of:=[.L5]+[.$B$21]" table:style-name="ce1">
            <text:p>91.9</text:p>
          </table:table-cell>
          <table:table-cell office:value-type="float" office:value="92.5" table:formula="of:=[.M5]+[.$B$21]" table:style-name="ce1">
            <text:p>92.5</text:p>
          </table:table-cell>
          <table:table-cell office:value-type="float" office:value="93.1" table:formula="of:=[.N5]+[.$B$21]" table:style-name="ce1">
            <text:p>93.1</text:p>
          </table:table-cell>
          <table:table-cell office:value-type="float" office:value="92.9" table:formula="of:=[.O5]+[.$B$21]" table:style-name="ce1">
            <text:p>92.9</text:p>
          </table:table-cell>
          <table:table-cell office:value-type="float" office:value="92.2" table:formula="of:=[.P5]+[.$B$21]" table:style-name="ce1">
            <text:p>92.2</text:p>
          </table:table-cell>
          <table:table-cell office:value-type="float" office:value="91.4" table:formula="of:=[.Q5]+[.$B$21]" table:style-name="ce1">
            <text:p>91.4</text:p>
          </table:table-cell>
          <table:table-cell office:value-type="float" office:value="90.7" table:formula="of:=[.R5]+[.$B$21]" table:style-name="ce1">
            <text:p>90.7</text:p>
          </table:table-cell>
          <table:table-cell office:value-type="float" office:value="89.9" table:formula="of:=[.S5]+[.$B$21]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6]+[.$B$21]" table:style-name="ce1">
            <text:p>89.1</text:p>
          </table:table-cell>
          <table:table-cell office:value-type="float" office:value="88.4" table:formula="of:=[.B6]+[.$B$21]" table:style-name="ce1">
            <text:p>88.4</text:p>
          </table:table-cell>
          <table:table-cell office:value-type="float" office:value="82.8" table:formula="of:=[.C6]+[.$B$21]" table:style-name="ce1">
            <text:p>82.8</text:p>
          </table:table-cell>
          <table:table-cell office:value-type="float" office:value="83.5" table:formula="of:=[.D6]+[.$B$21]" table:style-name="ce1">
            <text:p>83.5</text:p>
          </table:table-cell>
          <table:table-cell office:value-type="float" office:value="84.2" table:formula="of:=[.E6]+[.$B$21]" table:style-name="ce1">
            <text:p>84.2</text:p>
          </table:table-cell>
          <table:table-cell office:value-type="float" office:value="84.9" table:formula="of:=[.F6]+[.$B$21]" table:style-name="ce1">
            <text:p>84.9</text:p>
          </table:table-cell>
          <table:table-cell office:value-type="float" office:value="85.6" table:formula="of:=[.G6]+[.$B$21]" table:style-name="ce1">
            <text:p>85.6</text:p>
          </table:table-cell>
          <table:table-cell office:value-type="float" office:value="86.3" table:formula="of:=[.H6]+[.$B$21]" table:style-name="ce1">
            <text:p>86.3</text:p>
          </table:table-cell>
          <table:table-cell office:value-type="float" office:value="86.9" table:formula="of:=[.I6]+[.$B$21]" table:style-name="ce1">
            <text:p>86.9</text:p>
          </table:table-cell>
          <table:table-cell office:value-type="float" office:value="87.6" table:formula="of:=[.J6]+[.$B$21]" table:style-name="ce1">
            <text:p>87.6</text:p>
          </table:table-cell>
          <table:table-cell office:value-type="float" office:value="88.2" table:formula="of:=[.K6]+[.$B$21]" table:style-name="ce1">
            <text:p>88.2</text:p>
          </table:table-cell>
          <table:table-cell office:value-type="float" office:value="88.9" table:formula="of:=[.L6]+[.$B$21]" table:style-name="ce1">
            <text:p>88.9</text:p>
          </table:table-cell>
          <table:table-cell office:value-type="float" office:value="89.5" table:formula="of:=[.M6]+[.$B$21]" table:style-name="ce1">
            <text:p>89.5</text:p>
          </table:table-cell>
          <table:table-cell office:value-type="float" office:value="90.2" table:formula="of:=[.N6]+[.$B$21]" table:style-name="ce1">
            <text:p>90.2</text:p>
          </table:table-cell>
          <table:table-cell office:value-type="float" office:value="90.8" table:formula="of:=[.O6]+[.$B$21]" table:style-name="ce1">
            <text:p>90.8</text:p>
          </table:table-cell>
          <table:table-cell office:value-type="float" office:value="91.5" table:formula="of:=[.P6]+[.$B$21]" table:style-name="ce1">
            <text:p>91.5</text:p>
          </table:table-cell>
          <table:table-cell office:value-type="float" office:value="92.1" table:formula="of:=[.Q6]+[.$B$21]" table:style-name="ce1">
            <text:p>92.1</text:p>
          </table:table-cell>
          <table:table-cell office:value-type="float" office:value="92.7" table:formula="of:=[.R6]+[.$B$21]" table:style-name="ce1">
            <text:p>92.7</text:p>
          </table:table-cell>
          <table:table-cell office:value-type="float" office:value="93.3" table:formula="of:=[.S6]+[.$B$21]" table:style-name="ce1">
            <text:p>93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7]+[.$B$21]" table:style-name="ce1">
            <text:p>93.9</text:p>
          </table:table-cell>
          <table:table-cell office:value-type="float" office:value="94.5" table:formula="of:=[.B7]+[.$B$21]" table:style-name="ce1">
            <text:p>94.5</text:p>
          </table:table-cell>
          <table:table-cell office:value-type="float" office:value="94" table:formula="of:=[.C7]+[.$B$21]" table:style-name="ce1">
            <text:p>94</text:p>
          </table:table-cell>
          <table:table-cell office:value-type="float" office:value="93.2" table:formula="of:=[.D7]+[.$B$21]" table:style-name="ce1">
            <text:p>93.2</text:p>
          </table:table-cell>
          <table:table-cell office:value-type="float" office:value="92.5" table:formula="of:=[.E7]+[.$B$21]" table:style-name="ce1">
            <text:p>92.5</text:p>
          </table:table-cell>
          <table:table-cell office:value-type="float" office:value="91.8" table:formula="of:=[.F7]+[.$B$21]" table:style-name="ce1">
            <text:p>91.8</text:p>
          </table:table-cell>
          <table:table-cell office:value-type="float" office:value="91.1" table:formula="of:=[.G7]+[.$B$21]" table:style-name="ce1">
            <text:p>91.1</text:p>
          </table:table-cell>
          <table:table-cell office:value-type="float" office:value="90.4" table:formula="of:=[.H7]+[.$B$21]" table:style-name="ce1">
            <text:p>90.4</text:p>
          </table:table-cell>
          <table:table-cell office:value-type="float" office:value="89.7" table:formula="of:=[.I7]+[.$B$21]" table:style-name="ce1">
            <text:p>89.7</text:p>
          </table:table-cell>
          <table:table-cell office:value-type="float" office:value="84.1" table:formula="of:=[.J7]+[.$B$21]" table:style-name="ce1">
            <text:p>84.1</text:p>
          </table:table-cell>
          <table:table-cell office:value-type="float" office:value="84.8" table:formula="of:=[.K7]+[.$B$21]" table:style-name="ce1">
            <text:p>84.8</text:p>
          </table:table-cell>
          <table:table-cell office:value-type="float" office:value="85.5" table:formula="of:=[.L7]+[.$B$21]" table:style-name="ce1">
            <text:p>85.5</text:p>
          </table:table-cell>
          <table:table-cell office:value-type="float" office:value="86.2" table:formula="of:=[.M7]+[.$B$21]" table:style-name="ce1">
            <text:p>86.2</text:p>
          </table:table-cell>
          <table:table-cell office:value-type="float" office:value="86.9" table:formula="of:=[.N7]+[.$B$21]" table:style-name="ce1">
            <text:p>86.9</text:p>
          </table:table-cell>
          <table:table-cell office:value-type="float" office:value="87.6" table:formula="of:=[.O7]+[.$B$21]" table:style-name="ce1">
            <text:p>87.6</text:p>
          </table:table-cell>
          <table:table-cell office:value-type="float" office:value="88.2" table:formula="of:=[.P7]+[.$B$21]" table:style-name="ce1">
            <text:p>88.2</text:p>
          </table:table-cell>
          <table:table-cell office:value-type="float" office:value="88.9" table:formula="of:=[.Q7]+[.$B$21]" table:style-name="ce1">
            <text:p>88.9</text:p>
          </table:table-cell>
          <table:table-cell office:value-type="float" office:value="89.6" table:formula="of:=[.R7]+[.$B$21]" table:style-name="ce1">
            <text:p>89.6</text:p>
          </table:table-cell>
          <table:table-cell office:value-type="float" office:value="90.2" table:formula="of:=[.S7]+[.$B$21]" table:style-name="ce1">
            <text:p>90.2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8]+[.$B$21]" table:style-name="ce1">
            <text:p>90.9</text:p>
          </table:table-cell>
          <table:table-cell office:value-type="float" office:value="91.6" table:formula="of:=[.B8]+[.$B$21]" table:style-name="ce1">
            <text:p>91.6</text:p>
          </table:table-cell>
          <table:table-cell office:value-type="float" office:value="92.2" table:formula="of:=[.C8]+[.$B$21]" table:style-name="ce1">
            <text:p>92.2</text:p>
          </table:table-cell>
          <table:table-cell office:value-type="float" office:value="92.8" table:formula="of:=[.D8]+[.$B$21]" table:style-name="ce1">
            <text:p>92.8</text:p>
          </table:table-cell>
          <table:table-cell office:value-type="float" office:value="93.5" table:formula="of:=[.E8]+[.$B$21]" table:style-name="ce1">
            <text:p>93.5</text:p>
          </table:table-cell>
          <table:table-cell office:value-type="float" office:value="94.1" table:formula="of:=[.F8]+[.$B$21]" table:style-name="ce1">
            <text:p>94.1</text:p>
          </table:table-cell>
          <table:table-cell office:value-type="float" office:value="94.7" table:formula="of:=[.G8]+[.$B$21]" table:style-name="ce1">
            <text:p>94.7</text:p>
          </table:table-cell>
          <table:table-cell office:value-type="float" office:value="95.4" table:formula="of:=[.H8]+[.$B$21]" table:style-name="ce1">
            <text:p>95.4</text:p>
          </table:table-cell>
          <table:table-cell office:value-type="float" office:value="94.6" table:formula="of:=[.I8]+[.$B$21]" table:style-name="ce1">
            <text:p>94.6</text:p>
          </table:table-cell>
          <table:table-cell office:value-type="float" office:value="93.8" table:formula="of:=[.J8]+[.$B$21]" table:style-name="ce1">
            <text:p>93.8</text:p>
          </table:table-cell>
          <table:table-cell office:value-type="float" office:value="93.1" table:formula="of:=[.K8]+[.$B$21]" table:style-name="ce1">
            <text:p>93.1</text:p>
          </table:table-cell>
          <table:table-cell office:value-type="float" office:value="92.4" table:formula="of:=[.L8]+[.$B$21]" table:style-name="ce1">
            <text:p>92.4</text:p>
          </table:table-cell>
          <table:table-cell office:value-type="float" office:value="91.7" table:formula="of:=[.M8]+[.$B$21]" table:style-name="ce1">
            <text:p>91.7</text:p>
          </table:table-cell>
          <table:table-cell office:value-type="float" office:value="91" table:formula="of:=[.N8]+[.$B$21]" table:style-name="ce1">
            <text:p>91</text:p>
          </table:table-cell>
          <table:table-cell office:value-type="float" office:value="90.4" table:formula="of:=[.O8]+[.$B$21]" table:style-name="ce1">
            <text:p>90.4</text:p>
          </table:table-cell>
          <table:table-cell office:value-type="float" office:value="89.7" table:formula="of:=[.P8]+[.$B$21]" table:style-name="ce1">
            <text:p>89.7</text:p>
          </table:table-cell>
          <table:table-cell office:value-type="float" office:value="84.9" table:formula="of:=[.Q8]+[.$B$21]" table:style-name="ce1">
            <text:p>84.9</text:p>
          </table:table-cell>
          <table:table-cell office:value-type="float" office:value="85.6" table:formula="of:=[.R8]+[.$B$21]" table:style-name="ce1">
            <text:p>85.6</text:p>
          </table:table-cell>
          <table:table-cell office:value-type="float" office:value="86.3" table:formula="of:=[.S8]+[.$B$21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7" table:formula="of:=[.A9]+[.$B$21]" table:style-name="ce1">
            <text:p>87</text:p>
          </table:table-cell>
          <table:table-cell office:value-type="float" office:value="87.7" table:formula="of:=[.B9]+[.$B$21]" table:style-name="ce1">
            <text:p>87.7</text:p>
          </table:table-cell>
          <table:table-cell office:value-type="float" office:value="88.4" table:formula="of:=[.C9]+[.$B$21]" table:style-name="ce1">
            <text:p>88.4</text:p>
          </table:table-cell>
          <table:table-cell office:value-type="float" office:value="89.1" table:formula="of:=[.D9]+[.$B$21]" table:style-name="ce1">
            <text:p>89.1</text:p>
          </table:table-cell>
          <table:table-cell office:value-type="float" office:value="89.8" table:formula="of:=[.E9]+[.$B$21]" table:style-name="ce1">
            <text:p>89.8</text:p>
          </table:table-cell>
          <table:table-cell office:value-type="float" office:value="90.4" table:formula="of:=[.F9]+[.$B$21]" table:style-name="ce1">
            <text:p>90.4</text:p>
          </table:table-cell>
          <table:table-cell office:value-type="float" office:value="91.1" table:formula="of:=[.G9]+[.$B$21]" table:style-name="ce1">
            <text:p>91.1</text:p>
          </table:table-cell>
          <table:table-cell office:value-type="float" office:value="91.8" table:formula="of:=[.H9]+[.$B$21]" table:style-name="ce1">
            <text:p>91.8</text:p>
          </table:table-cell>
          <table:table-cell office:value-type="float" office:value="92.4" table:formula="of:=[.I9]+[.$B$21]" table:style-name="ce1">
            <text:p>92.4</text:p>
          </table:table-cell>
          <table:table-cell office:value-type="float" office:value="93.1" table:formula="of:=[.J9]+[.$B$21]" table:style-name="ce1">
            <text:p>93.1</text:p>
          </table:table-cell>
          <table:table-cell office:value-type="float" office:value="93.7" table:formula="of:=[.K9]+[.$B$21]" table:style-name="ce1">
            <text:p>93.7</text:p>
          </table:table-cell>
          <table:table-cell office:value-type="float" office:value="94.4" table:formula="of:=[.L9]+[.$B$21]" table:style-name="ce1">
            <text:p>94.4</text:p>
          </table:table-cell>
          <table:table-cell office:value-type="float" office:value="95" table:formula="of:=[.M9]+[.$B$21]" table:style-name="ce1">
            <text:p>95</text:p>
          </table:table-cell>
          <table:table-cell office:value-type="float" office:value="95.7" table:formula="of:=[.N9]+[.$B$21]" table:style-name="ce1">
            <text:p>95.7</text:p>
          </table:table-cell>
          <table:table-cell office:value-type="float" office:value="95.3" table:formula="of:=[.O9]+[.$B$21]" table:style-name="ce1">
            <text:p>95.3</text:p>
          </table:table-cell>
          <table:table-cell office:value-type="float" office:value="94.4" table:formula="of:=[.P9]+[.$B$21]" table:style-name="ce1">
            <text:p>94.4</text:p>
          </table:table-cell>
          <table:table-cell office:value-type="float" office:value="93.7" table:formula="of:=[.Q9]+[.$B$21]" table:style-name="ce1">
            <text:p>93.7</text:p>
          </table:table-cell>
          <table:table-cell office:value-type="float" office:value="93" table:formula="of:=[.R9]+[.$B$21]" table:style-name="ce1">
            <text:p>93</text:p>
          </table:table-cell>
          <table:table-cell office:value-type="float" office:value="92.3" table:formula="of:=[.S9]+[.$B$21]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1.6" table:formula="of:=[.A10]+[.$B$21]" table:style-name="ce1">
            <text:p>91.6</text:p>
          </table:table-cell>
          <table:table-cell office:value-type="float" office:value="90.9" table:formula="of:=[.B10]+[.$B$21]" table:style-name="ce1">
            <text:p>90.9</text:p>
          </table:table-cell>
          <table:table-cell office:value-type="float" office:value="90.3" table:formula="of:=[.C10]+[.$B$21]" table:style-name="ce1">
            <text:p>90.3</text:p>
          </table:table-cell>
          <table:table-cell office:value-type="float" office:value="89.7" table:formula="of:=[.D10]+[.$B$21]" table:style-name="ce1">
            <text:p>89.7</text:p>
          </table:table-cell>
          <table:table-cell office:value-type="float" office:value="86.1" table:formula="of:=[.E10]+[.$B$21]" table:style-name="ce1">
            <text:p>86.1</text:p>
          </table:table-cell>
          <table:table-cell office:value-type="float" office:value="86.9" table:formula="of:=[.F10]+[.$B$21]" table:style-name="ce1">
            <text:p>86.9</text:p>
          </table:table-cell>
          <table:table-cell office:value-type="float" office:value="87.6" table:formula="of:=[.G10]+[.$B$21]" table:style-name="ce1">
            <text:p>87.6</text:p>
          </table:table-cell>
          <table:table-cell office:value-type="float" office:value="88.3" table:formula="of:=[.H10]+[.$B$21]" table:style-name="ce1">
            <text:p>88.3</text:p>
          </table:table-cell>
          <table:table-cell office:value-type="float" office:value="89" table:formula="of:=[.I10]+[.$B$21]" table:style-name="ce1">
            <text:p>89</text:p>
          </table:table-cell>
          <table:table-cell office:value-type="float" office:value="89.7" table:formula="of:=[.J10]+[.$B$21]" table:style-name="ce1">
            <text:p>89.7</text:p>
          </table:table-cell>
          <table:table-cell office:value-type="float" office:value="90.4" table:formula="of:=[.K10]+[.$B$21]" table:style-name="ce1">
            <text:p>90.4</text:p>
          </table:table-cell>
          <table:table-cell office:value-type="float" office:value="91.1" table:formula="of:=[.L10]+[.$B$21]" table:style-name="ce1">
            <text:p>91.1</text:p>
          </table:table-cell>
          <table:table-cell office:value-type="float" office:value="91.8" table:formula="of:=[.M10]+[.$B$21]" table:style-name="ce1">
            <text:p>91.8</text:p>
          </table:table-cell>
          <table:table-cell office:value-type="float" office:value="92.5" table:formula="of:=[.N10]+[.$B$21]" table:style-name="ce1">
            <text:p>92.5</text:p>
          </table:table-cell>
          <table:table-cell office:value-type="float" office:value="93.1" table:formula="of:=[.O10]+[.$B$21]" table:style-name="ce1">
            <text:p>93.1</text:p>
          </table:table-cell>
          <table:table-cell office:value-type="float" office:value="93.8" table:formula="of:=[.P10]+[.$B$21]" table:style-name="ce1">
            <text:p>93.8</text:p>
          </table:table-cell>
          <table:table-cell office:value-type="float" office:value="94.5" table:formula="of:=[.Q10]+[.$B$21]" table:style-name="ce1">
            <text:p>94.5</text:p>
          </table:table-cell>
          <table:table-cell office:value-type="float" office:value="95.1" table:formula="of:=[.R10]+[.$B$21]" table:style-name="ce1">
            <text:p>95.1</text:p>
          </table:table-cell>
          <table:table-cell office:value-type="float" office:value="95.8" table:formula="of:=[.S10]+[.$B$21]" table:style-name="ce1">
            <text:p>95.8</text:p>
          </table:table-cell>
          <table:table-cell table:number-columns-repeated="16365"/>
        </table:table-row>
        <table:table-row table:style-name="ro1">
          <table:table-cell office:value-type="float" office:value="96.4" table:formula="of:=[.A11]+[.$B$21]" table:style-name="ce1">
            <text:p>96.4</text:p>
          </table:table-cell>
          <table:table-cell office:value-type="float" office:value="96" table:formula="of:=[.B11]+[.$B$21]" table:style-name="ce1">
            <text:p>96</text:p>
          </table:table-cell>
          <table:table-cell office:value-type="float" office:value="95.1" table:formula="of:=[.C11]+[.$B$21]" table:style-name="ce1">
            <text:p>95.1</text:p>
          </table:table-cell>
          <table:table-cell office:value-type="float" office:value="94.3" table:formula="of:=[.D11]+[.$B$21]" table:style-name="ce1">
            <text:p>94.3</text:p>
          </table:table-cell>
          <table:table-cell office:value-type="float" office:value="93.5" table:formula="of:=[.E11]+[.$B$21]" table:style-name="ce1">
            <text:p>93.5</text:p>
          </table:table-cell>
          <table:table-cell office:value-type="float" office:value="92.8" table:formula="of:=[.F11]+[.$B$21]" table:style-name="ce1">
            <text:p>92.8</text:p>
          </table:table-cell>
          <table:table-cell office:value-type="float" office:value="92.1" table:formula="of:=[.G11]+[.$B$21]" table:style-name="ce1">
            <text:p>92.1</text:p>
          </table:table-cell>
          <table:table-cell office:value-type="float" office:value="91.5" table:formula="of:=[.H11]+[.$B$21]" table:style-name="ce1">
            <text:p>91.5</text:p>
          </table:table-cell>
          <table:table-cell office:value-type="float" office:value="90.8" table:formula="of:=[.I11]+[.$B$21]" table:style-name="ce1">
            <text:p>90.8</text:p>
          </table:table-cell>
          <table:table-cell office:value-type="float" office:value="90.3" table:formula="of:=[.J11]+[.$B$21]" table:style-name="ce1">
            <text:p>90.3</text:p>
          </table:table-cell>
          <table:table-cell office:value-type="float" office:value="89.7" table:formula="of:=[.K11]+[.$B$21]" table:style-name="ce1">
            <text:p>89.7</text:p>
          </table:table-cell>
          <table:table-cell office:value-type="float" office:value="87.5" table:formula="of:=[.L11]+[.$B$21]" table:style-name="ce1">
            <text:p>87.5</text:p>
          </table:table-cell>
          <table:table-cell office:value-type="float" office:value="88.2" table:formula="of:=[.M11]+[.$B$21]" table:style-name="ce1">
            <text:p>88.2</text:p>
          </table:table-cell>
          <table:table-cell office:value-type="float" office:value="89" table:formula="of:=[.N11]+[.$B$21]" table:style-name="ce1">
            <text:p>89</text:p>
          </table:table-cell>
          <table:table-cell office:value-type="float" office:value="89.7" table:formula="of:=[.O11]+[.$B$21]" table:style-name="ce1">
            <text:p>89.7</text:p>
          </table:table-cell>
          <table:table-cell office:value-type="float" office:value="90.4" table:formula="of:=[.P11]+[.$B$21]" table:style-name="ce1">
            <text:p>90.4</text:p>
          </table:table-cell>
          <table:table-cell office:value-type="float" office:value="91.1" table:formula="of:=[.Q11]+[.$B$21]" table:style-name="ce1">
            <text:p>91.1</text:p>
          </table:table-cell>
          <table:table-cell office:value-type="float" office:value="91.8" table:formula="of:=[.R11]+[.$B$21]" table:style-name="ce1">
            <text:p>91.8</text:p>
          </table:table-cell>
          <table:table-cell office:value-type="float" office:value="92.5" table:formula="of:=[.S11]+[.$B$21]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2]+[.$B$21]" table:style-name="ce1">
            <text:p>93.2</text:p>
          </table:table-cell>
          <table:table-cell office:value-type="float" office:value="93.9" table:formula="of:=[.B12]+[.$B$21]" table:style-name="ce1">
            <text:p>93.9</text:p>
          </table:table-cell>
          <table:table-cell office:value-type="float" office:value="94.6" table:formula="of:=[.C12]+[.$B$21]" table:style-name="ce1">
            <text:p>94.6</text:p>
          </table:table-cell>
          <table:table-cell office:value-type="float" office:value="95.3" table:formula="of:=[.D12]+[.$B$21]" table:style-name="ce1">
            <text:p>95.3</text:p>
          </table:table-cell>
          <table:table-cell office:value-type="float" office:value="96" table:formula="of:=[.E12]+[.$B$21]" table:style-name="ce1">
            <text:p>96</text:p>
          </table:table-cell>
          <table:table-cell office:value-type="float" office:value="96.6" table:formula="of:=[.F12]+[.$B$21]" table:style-name="ce1">
            <text:p>96.6</text:p>
          </table:table-cell>
          <table:table-cell office:value-type="float" office:value="97.3" table:formula="of:=[.G12]+[.$B$21]" table:style-name="ce1">
            <text:p>97.3</text:p>
          </table:table-cell>
          <table:table-cell office:value-type="float" office:value="96.5" table:formula="of:=[.H12]+[.$B$21]" table:style-name="ce1">
            <text:p>96.5</text:p>
          </table:table-cell>
          <table:table-cell office:value-type="float" office:value="95.6" table:formula="of:=[.I12]+[.$B$21]" table:style-name="ce1">
            <text:p>95.6</text:p>
          </table:table-cell>
          <table:table-cell office:value-type="float" office:value="94.7" table:formula="of:=[.J12]+[.$B$21]" table:style-name="ce1">
            <text:p>94.7</text:p>
          </table:table-cell>
          <table:table-cell office:value-type="float" office:value="93.9" table:formula="of:=[.K12]+[.$B$21]" table:style-name="ce1">
            <text:p>93.9</text:p>
          </table:table-cell>
          <table:table-cell office:value-type="float" office:value="93.2" table:formula="of:=[.L12]+[.$B$21]" table:style-name="ce1">
            <text:p>93.2</text:p>
          </table:table-cell>
          <table:table-cell office:value-type="float" office:value="92.5" table:formula="of:=[.M12]+[.$B$21]" table:style-name="ce1">
            <text:p>92.5</text:p>
          </table:table-cell>
          <table:table-cell office:value-type="float" office:value="91.8" table:formula="of:=[.N12]+[.$B$21]" table:style-name="ce1">
            <text:p>91.8</text:p>
          </table:table-cell>
          <table:table-cell office:value-type="float" office:value="91.1" table:formula="of:=[.O12]+[.$B$21]" table:style-name="ce1">
            <text:p>91.1</text:p>
          </table:table-cell>
          <table:table-cell office:value-type="float" office:value="90.8" table:formula="of:=[.P12]+[.$B$21]" table:style-name="ce1">
            <text:p>90.8</text:p>
          </table:table-cell>
          <table:table-cell office:value-type="float" office:value="90.3" table:formula="of:=[.Q12]+[.$B$21]" table:style-name="ce1">
            <text:p>90.3</text:p>
          </table:table-cell>
          <table:table-cell office:value-type="float" office:value="89.7" table:formula="of:=[.R12]+[.$B$21]" table:style-name="ce1">
            <text:p>89.7</text:p>
          </table:table-cell>
          <table:table-cell office:value-type="float" office:value="87.6" table:formula="of:=[.S12]+[.$B$21]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3]+[.$B$21]" table:style-name="ce1">
            <text:p>88.4</text:p>
          </table:table-cell>
          <table:table-cell office:value-type="float" office:value="89.1" table:formula="of:=[.B13]+[.$B$21]" table:style-name="ce1">
            <text:p>89.1</text:p>
          </table:table-cell>
          <table:table-cell office:value-type="float" office:value="89.8" table:formula="of:=[.C13]+[.$B$21]" table:style-name="ce1">
            <text:p>89.8</text:p>
          </table:table-cell>
          <table:table-cell office:value-type="float" office:value="90.6" table:formula="of:=[.D13]+[.$B$21]" table:style-name="ce1">
            <text:p>90.6</text:p>
          </table:table-cell>
          <table:table-cell office:value-type="float" office:value="91.3" table:formula="of:=[.E13]+[.$B$21]" table:style-name="ce1">
            <text:p>91.3</text:p>
          </table:table-cell>
          <table:table-cell office:value-type="float" office:value="92" table:formula="of:=[.F13]+[.$B$21]" table:style-name="ce1">
            <text:p>92</text:p>
          </table:table-cell>
          <table:table-cell office:value-type="float" office:value="92.7" table:formula="of:=[.G13]+[.$B$21]" table:style-name="ce1">
            <text:p>92.7</text:p>
          </table:table-cell>
          <table:table-cell office:value-type="float" office:value="93.4" table:formula="of:=[.H13]+[.$B$21]" table:style-name="ce1">
            <text:p>93.4</text:p>
          </table:table-cell>
          <table:table-cell office:value-type="float" office:value="94.1" table:formula="of:=[.I13]+[.$B$21]" table:style-name="ce1">
            <text:p>94.1</text:p>
          </table:table-cell>
          <table:table-cell office:value-type="float" office:value="94.8" table:formula="of:=[.J13]+[.$B$21]" table:style-name="ce1">
            <text:p>94.8</text:p>
          </table:table-cell>
          <table:table-cell office:value-type="float" office:value="95.5" table:formula="of:=[.K13]+[.$B$21]" table:style-name="ce1">
            <text:p>95.5</text:p>
          </table:table-cell>
          <table:table-cell office:value-type="float" office:value="96.1" table:formula="of:=[.L13]+[.$B$21]" table:style-name="ce1">
            <text:p>96.1</text:p>
          </table:table-cell>
          <table:table-cell office:value-type="float" office:value="96.8" table:formula="of:=[.M13]+[.$B$21]" table:style-name="ce1">
            <text:p>96.8</text:p>
          </table:table-cell>
          <table:table-cell office:value-type="float" office:value="96.3" table:formula="of:=[.N13]+[.$B$21]" table:style-name="ce1">
            <text:p>96.3</text:p>
          </table:table-cell>
          <table:table-cell office:value-type="float" office:value="95.5" table:formula="of:=[.O13]+[.$B$21]" table:style-name="ce1">
            <text:p>95.5</text:p>
          </table:table-cell>
          <table:table-cell office:value-type="float" office:value="94.7" table:formula="of:=[.P13]+[.$B$21]" table:style-name="ce1">
            <text:p>94.7</text:p>
          </table:table-cell>
          <table:table-cell office:value-type="float" office:value="93.9" table:formula="of:=[.Q13]+[.$B$21]" table:style-name="ce1">
            <text:p>93.9</text:p>
          </table:table-cell>
          <table:table-cell office:value-type="float" office:value="93.2" table:formula="of:=[.R13]+[.$B$21]" table:style-name="ce1">
            <text:p>93.2</text:p>
          </table:table-cell>
          <table:table-cell office:value-type="float" office:value="92.5" table:formula="of:=[.S13]+[.$B$21]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1.8" table:formula="of:=[.A14]+[.$B$21]" table:style-name="ce1">
            <text:p>91.8</text:p>
          </table:table-cell>
          <table:table-cell office:value-type="float" office:value="91.1" table:formula="of:=[.B14]+[.$B$21]" table:style-name="ce1">
            <text:p>91.1</text:p>
          </table:table-cell>
          <table:table-cell office:value-type="float" office:value="91.1" table:formula="of:=[.C14]+[.$B$21]" table:style-name="ce1">
            <text:p>91.1</text:p>
          </table:table-cell>
          <table:table-cell office:value-type="float" office:value="90.8" table:formula="of:=[.D14]+[.$B$21]" table:style-name="ce1">
            <text:p>90.8</text:p>
          </table:table-cell>
          <table:table-cell office:value-type="float" office:value="90.3" table:formula="of:=[.E14]+[.$B$21]" table:style-name="ce1">
            <text:p>90.3</text:p>
          </table:table-cell>
          <table:table-cell office:value-type="float" office:value="89.7" table:formula="of:=[.F14]+[.$B$21]" table:style-name="ce1">
            <text:p>89.7</text:p>
          </table:table-cell>
          <table:table-cell office:value-type="float" office:value="89" table:formula="of:=[.G14]+[.$B$21]" table:style-name="ce1">
            <text:p>89</text:p>
          </table:table-cell>
          <table:table-cell office:value-type="float" office:value="89.8" table:formula="of:=[.H14]+[.$B$21]" table:style-name="ce1">
            <text:p>89.8</text:p>
          </table:table-cell>
          <table:table-cell office:value-type="float" office:value="90.5" table:formula="of:=[.I14]+[.$B$21]" table:style-name="ce1">
            <text:p>90.5</text:p>
          </table:table-cell>
          <table:table-cell office:value-type="float" office:value="91.3" table:formula="of:=[.J14]+[.$B$21]" table:style-name="ce1">
            <text:p>91.3</text:p>
          </table:table-cell>
          <table:table-cell office:value-type="float" office:value="92" table:formula="of:=[.K14]+[.$B$21]" table:style-name="ce1">
            <text:p>92</text:p>
          </table:table-cell>
          <table:table-cell office:value-type="float" office:value="92.7" table:formula="of:=[.L14]+[.$B$21]" table:style-name="ce1">
            <text:p>92.7</text:p>
          </table:table-cell>
          <table:table-cell office:value-type="float" office:value="93.5" table:formula="of:=[.M14]+[.$B$21]" table:style-name="ce1">
            <text:p>93.5</text:p>
          </table:table-cell>
          <table:table-cell office:value-type="float" office:value="94.2" table:formula="of:=[.N14]+[.$B$21]" table:style-name="ce1">
            <text:p>94.2</text:p>
          </table:table-cell>
          <table:table-cell office:value-type="float" office:value="94.9" table:formula="of:=[.O14]+[.$B$21]" table:style-name="ce1">
            <text:p>94.9</text:p>
          </table:table-cell>
          <table:table-cell office:value-type="float" office:value="95.6" table:formula="of:=[.P14]+[.$B$21]" table:style-name="ce1">
            <text:p>95.6</text:p>
          </table:table-cell>
          <table:table-cell office:value-type="float" office:value="96.3" table:formula="of:=[.Q14]+[.$B$21]" table:style-name="ce1">
            <text:p>96.3</text:p>
          </table:table-cell>
          <table:table-cell office:value-type="float" office:value="97" table:formula="of:=[.R14]+[.$B$21]" table:style-name="ce1">
            <text:p>97</text:p>
          </table:table-cell>
          <table:table-cell office:value-type="float" office:value="97.1" table:formula="of:=[.S14]+[.$B$21]" table:style-name="ce1">
            <text:p>97.1</text:p>
          </table:table-cell>
          <table:table-cell table:number-columns-repeated="16365"/>
        </table:table-row>
        <table:table-row table:style-name="ro1">
          <table:table-cell office:value-type="float" office:value="96.2" table:formula="of:=[.A15]+[.$B$21]" table:style-name="ce1">
            <text:p>96.2</text:p>
          </table:table-cell>
          <table:table-cell office:value-type="float" office:value="95.5" table:formula="of:=[.B15]+[.$B$21]" table:style-name="ce1">
            <text:p>95.5</text:p>
          </table:table-cell>
          <table:table-cell office:value-type="float" office:value="94.8" table:formula="of:=[.C15]+[.$B$21]" table:style-name="ce1">
            <text:p>94.8</text:p>
          </table:table-cell>
          <table:table-cell office:value-type="float" office:value="94.1" table:formula="of:=[.D15]+[.$B$21]" table:style-name="ce1">
            <text:p>94.1</text:p>
          </table:table-cell>
          <table:table-cell office:value-type="float" office:value="93.5" table:formula="of:=[.E15]+[.$B$21]" table:style-name="ce1">
            <text:p>93.5</text:p>
          </table:table-cell>
          <table:table-cell office:value-type="float" office:value="92.8" table:formula="of:=[.F15]+[.$B$21]" table:style-name="ce1">
            <text:p>92.8</text:p>
          </table:table-cell>
          <table:table-cell office:value-type="float" office:value="92.1" table:formula="of:=[.G15]+[.$B$21]" table:style-name="ce1">
            <text:p>92.1</text:p>
          </table:table-cell>
          <table:table-cell office:value-type="float" office:value="91.4" table:formula="of:=[.H15]+[.$B$21]" table:style-name="ce1">
            <text:p>91.4</text:p>
          </table:table-cell>
          <table:table-cell office:value-type="float" office:value="91.1" table:formula="of:=[.I15]+[.$B$21]" table:style-name="ce1">
            <text:p>91.1</text:p>
          </table:table-cell>
          <table:table-cell office:value-type="float" office:value="91.1" table:formula="of:=[.J15]+[.$B$21]" table:style-name="ce1">
            <text:p>91.1</text:p>
          </table:table-cell>
          <table:table-cell office:value-type="float" office:value="90.8" table:formula="of:=[.K15]+[.$B$21]" table:style-name="ce1">
            <text:p>90.8</text:p>
          </table:table-cell>
          <table:table-cell office:value-type="float" office:value="90.3" table:formula="of:=[.L15]+[.$B$21]" table:style-name="ce1">
            <text:p>90.3</text:p>
          </table:table-cell>
          <table:table-cell office:value-type="float" office:value="89.7" table:formula="of:=[.M15]+[.$B$21]" table:style-name="ce1">
            <text:p>89.7</text:p>
          </table:table-cell>
          <table:table-cell office:value-type="float" office:value="89.6" table:formula="of:=[.N15]+[.$B$21]" table:style-name="ce1">
            <text:p>89.6</text:p>
          </table:table-cell>
          <table:table-cell office:value-type="float" office:value="90.4" table:formula="of:=[.O15]+[.$B$21]" table:style-name="ce1">
            <text:p>90.4</text:p>
          </table:table-cell>
          <table:table-cell office:value-type="float" office:value="91.1" table:formula="of:=[.P15]+[.$B$21]" table:style-name="ce1">
            <text:p>91.1</text:p>
          </table:table-cell>
          <table:table-cell office:value-type="float" office:value="91.9" table:formula="of:=[.Q15]+[.$B$21]" table:style-name="ce1">
            <text:p>91.9</text:p>
          </table:table-cell>
          <table:table-cell office:value-type="float" office:value="92.6" table:formula="of:=[.R15]+[.$B$21]" table:style-name="ce1">
            <text:p>92.6</text:p>
          </table:table-cell>
          <table:table-cell office:value-type="float" office:value="93.3" table:formula="of:=[.S15]+[.$B$21]" table:style-name="ce1">
            <text:p>93.3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16]+[.$B$21]" table:style-name="ce1">
            <text:p>94.1</text:p>
          </table:table-cell>
          <table:table-cell office:value-type="float" office:value="94.8" table:formula="of:=[.B16]+[.$B$21]" table:style-name="ce1">
            <text:p>94.8</text:p>
          </table:table-cell>
          <table:table-cell office:value-type="float" office:value="95.5" table:formula="of:=[.C16]+[.$B$21]" table:style-name="ce1">
            <text:p>95.5</text:p>
          </table:table-cell>
          <table:table-cell office:value-type="float" office:value="96.2" table:formula="of:=[.D16]+[.$B$21]" table:style-name="ce1">
            <text:p>96.2</text:p>
          </table:table-cell>
          <table:table-cell office:value-type="float" office:value="96" table:formula="of:=[.E16]+[.$B$21]" table:style-name="ce1">
            <text:p>96</text:p>
          </table:table-cell>
          <table:table-cell office:value-type="float" office:value="95.2" table:formula="of:=[.F16]+[.$B$21]" table:style-name="ce1">
            <text:p>95.2</text:p>
          </table:table-cell>
          <table:table-cell office:value-type="float" office:value="94.5" table:formula="of:=[.G16]+[.$B$21]" table:style-name="ce1">
            <text:p>94.5</text:p>
          </table:table-cell>
          <table:table-cell office:value-type="float" office:value="93.7" table:formula="of:=[.H16]+[.$B$21]" table:style-name="ce1">
            <text:p>93.7</text:p>
          </table:table-cell>
          <table:table-cell office:value-type="float" office:value="93" table:formula="of:=[.I16]+[.$B$21]" table:style-name="ce1">
            <text:p>93</text:p>
          </table:table-cell>
          <table:table-cell office:value-type="float" office:value="92.3" table:formula="of:=[.J16]+[.$B$21]" table:style-name="ce1">
            <text:p>92.3</text:p>
          </table:table-cell>
          <table:table-cell office:value-type="float" office:value="91.6" table:formula="of:=[.K16]+[.$B$21]" table:style-name="ce1">
            <text:p>91.6</text:p>
          </table:table-cell>
          <table:table-cell office:value-type="float" office:value="90.8" table:formula="of:=[.L16]+[.$B$21]" table:style-name="ce1">
            <text:p>90.8</text:p>
          </table:table-cell>
          <table:table-cell office:value-type="float" office:value="92.8" table:formula="of:=[.M16]+[.$B$21]" table:style-name="ce1">
            <text:p>92.8</text:p>
          </table:table-cell>
          <table:table-cell office:value-type="float" office:value="92.1" table:formula="of:=[.N16]+[.$B$21]" table:style-name="ce1">
            <text:p>92.1</text:p>
          </table:table-cell>
          <table:table-cell office:value-type="float" office:value="91.4" table:formula="of:=[.O16]+[.$B$21]" table:style-name="ce1">
            <text:p>91.4</text:p>
          </table:table-cell>
          <table:table-cell office:value-type="float" office:value="91.1" table:formula="of:=[.P16]+[.$B$21]" table:style-name="ce1">
            <text:p>91.1</text:p>
          </table:table-cell>
          <table:table-cell office:value-type="float" office:value="91.1" table:formula="of:=[.Q16]+[.$B$21]" table:style-name="ce1">
            <text:p>91.1</text:p>
          </table:table-cell>
          <table:table-cell office:value-type="float" office:value="90.8" table:formula="of:=[.R16]+[.$B$21]" table:style-name="ce1">
            <text:p>90.8</text:p>
          </table:table-cell>
          <table:table-cell office:value-type="float" office:value="90.3" table:formula="of:=[.S16]+[.$B$21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89.7" table:formula="of:=[.A17]+[.$B$21]" table:style-name="ce1">
            <text:p>89.7</text:p>
          </table:table-cell>
          <table:table-cell office:value-type="float" office:value="89.7" table:formula="of:=[.B17]+[.$B$21]" table:style-name="ce1">
            <text:p>89.7</text:p>
          </table:table-cell>
          <table:table-cell office:value-type="float" office:value="90.5" table:formula="of:=[.C17]+[.$B$21]" table:style-name="ce1">
            <text:p>90.5</text:p>
          </table:table-cell>
          <table:table-cell office:value-type="float" office:value="91.3" table:formula="of:=[.D17]+[.$B$21]" table:style-name="ce1">
            <text:p>91.3</text:p>
          </table:table-cell>
          <table:table-cell office:value-type="float" office:value="92" table:formula="of:=[.E17]+[.$B$21]" table:style-name="ce1">
            <text:p>92</text:p>
          </table:table-cell>
          <table:table-cell office:value-type="float" office:value="92.7" table:formula="of:=[.F17]+[.$B$21]" table:style-name="ce1">
            <text:p>92.7</text:p>
          </table:table-cell>
          <table:table-cell office:value-type="float" office:value="93.5" table:formula="of:=[.G17]+[.$B$21]" table:style-name="ce1">
            <text:p>93.5</text:p>
          </table:table-cell>
          <table:table-cell office:value-type="float" office:value="94.2" table:formula="of:=[.H17]+[.$B$21]" table:style-name="ce1">
            <text:p>94.2</text:p>
          </table:table-cell>
          <table:table-cell office:value-type="float" office:value="94.9" table:formula="of:=[.I17]+[.$B$21]" table:style-name="ce1">
            <text:p>94.9</text:p>
          </table:table-cell>
          <table:table-cell office:value-type="float" office:value="95.6" table:formula="of:=[.J17]+[.$B$21]" table:style-name="ce1">
            <text:p>95.6</text:p>
          </table:table-cell>
          <table:table-cell office:value-type="float" office:value="96" table:formula="of:=[.K17]+[.$B$21]" table:style-name="ce1">
            <text:p>96</text:p>
          </table:table-cell>
          <table:table-cell office:value-type="float" office:value="95.2" table:formula="of:=[.L17]+[.$B$21]" table:style-name="ce1">
            <text:p>95.2</text:p>
          </table:table-cell>
          <table:table-cell office:value-type="float" office:value="94.4" table:formula="of:=[.M17]+[.$B$21]" table:style-name="ce1">
            <text:p>94.4</text:p>
          </table:table-cell>
          <table:table-cell office:value-type="float" office:value="93.7" table:formula="of:=[.N17]+[.$B$21]" table:style-name="ce1">
            <text:p>93.7</text:p>
          </table:table-cell>
          <table:table-cell office:value-type="float" office:value="92.9" table:formula="of:=[.O17]+[.$B$21]" table:style-name="ce1">
            <text:p>92.9</text:p>
          </table:table-cell>
          <table:table-cell office:value-type="float" office:value="92.2" table:formula="of:=[.P17]+[.$B$21]" table:style-name="ce1">
            <text:p>92.2</text:p>
          </table:table-cell>
          <table:table-cell office:value-type="float" office:value="91.5" table:formula="of:=[.Q17]+[.$B$21]" table:style-name="ce1">
            <text:p>91.5</text:p>
          </table:table-cell>
          <table:table-cell office:value-type="float" office:value="90.8" table:formula="of:=[.R17]+[.$B$21]" table:style-name="ce1">
            <text:p>90.8</text:p>
          </table:table-cell>
          <table:table-cell office:value-type="float" office:value="89.9" table:formula="of:=[.S17]+[.$B$21]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2.8" table:formula="of:=[.A18]+[.$B$21]" table:style-name="ce1">
            <text:p>92.8</text:p>
          </table:table-cell>
          <table:table-cell office:value-type="float" office:value="92.1" table:formula="of:=[.B18]+[.$B$21]" table:style-name="ce1">
            <text:p>92.1</text:p>
          </table:table-cell>
          <table:table-cell office:value-type="float" office:value="91.4" table:formula="of:=[.C18]+[.$B$21]" table:style-name="ce1">
            <text:p>91.4</text:p>
          </table:table-cell>
          <table:table-cell office:value-type="float" office:value="91.1" table:formula="of:=[.D18]+[.$B$21]" table:style-name="ce1">
            <text:p>91.1</text:p>
          </table:table-cell>
          <table:table-cell office:value-type="float" office:value="91.1" table:formula="of:=[.E18]+[.$B$21]" table:style-name="ce1">
            <text:p>91.1</text:p>
          </table:table-cell>
          <table:table-cell office:value-type="float" office:value="90.8" table:formula="of:=[.F18]+[.$B$21]" table:style-name="ce1">
            <text:p>90.8</text:p>
          </table:table-cell>
          <table:table-cell office:value-type="float" office:value="90.3" table:formula="of:=[.G18]+[.$B$21]" table:style-name="ce1">
            <text:p>90.3</text:p>
          </table:table-cell>
          <table:table-cell office:value-type="float" office:value="89.7" table:formula="of:=[.H18]+[.$B$21]" table:style-name="ce1">
            <text:p>89.7</text:p>
          </table:table-cell>
          <table:table-cell office:value-type="float" office:value="89.3" table:formula="of:=[.I18]+[.$B$21]" table:style-name="ce1">
            <text:p>89.3</text:p>
          </table:table-cell>
          <table:table-cell office:value-type="float" office:value="90" table:formula="of:=[.J18]+[.$B$21]" table:style-name="ce1">
            <text:p>90</text:p>
          </table:table-cell>
          <table:table-cell office:value-type="float" office:value="90.8" table:formula="of:=[.K18]+[.$B$21]" table:style-name="ce1">
            <text:p>90.8</text:p>
          </table:table-cell>
          <table:table-cell office:value-type="float" office:value="91.5" table:formula="of:=[.L18]+[.$B$21]" table:style-name="ce1">
            <text:p>91.5</text:p>
          </table:table-cell>
          <table:table-cell office:value-type="float" office:value="92.3" table:formula="of:=[.M18]+[.$B$21]" table:style-name="ce1">
            <text:p>92.3</text:p>
          </table:table-cell>
          <table:table-cell office:value-type="float" office:value="93" table:formula="of:=[.N18]+[.$B$21]" table:style-name="ce1">
            <text:p>93</text:p>
          </table:table-cell>
          <table:table-cell office:value-type="float" office:value="93.7" table:formula="of:=[.O18]+[.$B$21]" table:style-name="ce1">
            <text:p>93.7</text:p>
          </table:table-cell>
          <table:table-cell office:value-type="float" office:value="94.4" table:formula="of:=[.P18]+[.$B$21]" table:style-name="ce1">
            <text:p>94.4</text:p>
          </table:table-cell>
          <table:table-cell office:value-type="float" office:value="95.1" table:formula="of:=[.Q18]+[.$B$21]" table:style-name="ce1">
            <text:p>95.1</text:p>
          </table:table-cell>
          <table:table-cell office:value-type="float" office:value="95.5" table:formula="of:=[.R18]+[.$B$21]" table:style-name="ce1">
            <text:p>95.5</text:p>
          </table:table-cell>
          <table:table-cell office:value-type="float" office:value="94.7" table:formula="of:=[.S18]+[.$B$21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19]+[.$B$21]" table:style-name="ce1">
            <text:p>93.9</text:p>
          </table:table-cell>
          <table:table-cell office:value-type="float" office:value="93.1" table:formula="of:=[.B19]+[.$B$21]" table:style-name="ce1">
            <text:p>93.1</text:p>
          </table:table-cell>
          <table:table-cell office:value-type="float" office:value="92.4" table:formula="of:=[.C19]+[.$B$21]" table:style-name="ce1">
            <text:p>92.4</text:p>
          </table:table-cell>
          <table:table-cell office:value-type="float" office:value="91.6" table:formula="of:=[.D19]+[.$B$21]" table:style-name="ce1">
            <text:p>91.6</text:p>
          </table:table-cell>
          <table:table-cell office:value-type="float" office:value="90.9" table:formula="of:=[.E19]+[.$B$21]" table:style-name="ce1">
            <text:p>90.9</text:p>
          </table:table-cell>
          <table:table-cell office:value-type="float" office:value="90.2" table:formula="of:=[.F19]+[.$B$21]" table:style-name="ce1">
            <text:p>90.2</text:p>
          </table:table-cell>
          <table:table-cell office:value-type="float" office:value="89.3" table:formula="of:=[.G19]+[.$B$21]" table:style-name="ce1">
            <text:p>89.3</text:p>
          </table:table-cell>
          <table:table-cell office:value-type="float" office:value="92.8" table:formula="of:=[.H19]+[.$B$21]" table:style-name="ce1">
            <text:p>92.8</text:p>
          </table:table-cell>
          <table:table-cell office:value-type="float" office:value="92.1" table:formula="of:=[.I19]+[.$B$21]" table:style-name="ce1">
            <text:p>92.1</text:p>
          </table:table-cell>
          <table:table-cell office:value-type="float" office:value="91.4" table:formula="of:=[.J19]+[.$B$21]" table:style-name="ce1">
            <text:p>91.4</text:p>
          </table:table-cell>
          <table:table-cell office:value-type="float" office:value="91.1" table:formula="of:=[.K19]+[.$B$21]" table:style-name="ce1">
            <text:p>91.1</text:p>
          </table:table-cell>
          <table:table-cell office:value-type="float" office:value="91.1" table:formula="of:=[.L19]+[.$B$21]" table:style-name="ce1">
            <text:p>91.1</text:p>
          </table:table-cell>
          <table:table-cell office:value-type="float" office:value="90.8" table:formula="of:=[.M19]+[.$B$21]" table:style-name="ce1">
            <text:p>90.8</text:p>
          </table:table-cell>
          <table:table-cell office:value-type="float" office:value="90.3" table:formula="of:=[.N19]+[.$B$21]" table:style-name="ce1">
            <text:p>90.3</text:p>
          </table:table-cell>
          <table:table-cell office:value-type="float" office:value="89.7" table:formula="of:=[.O19]+[.$B$21]" table:style-name="ce1">
            <text:p>89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7.400000000000006" table:formula="of:=[.A2]+[.$B$21]" table:style-name="ce1">
            <text:p>77.4</text:p>
          </table:table-cell>
          <table:table-cell office:value-type="float" office:value="78" table:formula="of:=[.B2]+[.$B$21]" table:style-name="ce1">
            <text:p>78</text:p>
          </table:table-cell>
          <table:table-cell office:value-type="float" office:value="78.7" table:formula="of:=[.C2]+[.$B$21]" table:style-name="ce1">
            <text:p>78.7</text:p>
          </table:table-cell>
          <table:table-cell office:value-type="float" office:value="79.3" table:formula="of:=[.D2]+[.$B$21]" table:style-name="ce1">
            <text:p>79.3</text:p>
          </table:table-cell>
          <table:table-cell office:value-type="float" office:value="79.900000000000006" table:formula="of:=[.E2]+[.$B$21]" table:style-name="ce1">
            <text:p>79.9</text:p>
          </table:table-cell>
          <table:table-cell office:value-type="float" office:value="80.5" table:formula="of:=[.F2]+[.$B$21]" table:style-name="ce1">
            <text:p>80.5</text:p>
          </table:table-cell>
          <table:table-cell office:value-type="float" office:value="81.2" table:formula="of:=[.G2]+[.$B$21]" table:style-name="ce1">
            <text:p>81.2</text:p>
          </table:table-cell>
          <table:table-cell office:value-type="float" office:value="81.8" table:formula="of:=[.H2]+[.$B$21]" table:style-name="ce1">
            <text:p>81.8</text:p>
          </table:table-cell>
          <table:table-cell office:value-type="float" office:value="82.4" table:formula="of:=[.I2]+[.$B$21]" table:style-name="ce1">
            <text:p>82.4</text:p>
          </table:table-cell>
          <table:table-cell office:value-type="float" office:value="83" table:formula="of:=[.J2]+[.$B$21]" table:style-name="ce1">
            <text:p>83</text:p>
          </table:table-cell>
          <table:table-cell office:value-type="float" office:value="83.6" table:formula="of:=[.K2]+[.$B$21]" table:style-name="ce1">
            <text:p>83.6</text:p>
          </table:table-cell>
          <table:table-cell office:value-type="float" office:value="84.2" table:formula="of:=[.L2]+[.$B$21]" table:style-name="ce1">
            <text:p>84.2</text:p>
          </table:table-cell>
          <table:table-cell office:value-type="float" office:value="84.8" table:formula="of:=[.M2]+[.$B$21]" table:style-name="ce1">
            <text:p>84.8</text:p>
          </table:table-cell>
          <table:table-cell office:value-type="float" office:value="85.4" table:formula="of:=[.N2]+[.$B$21]" table:style-name="ce1">
            <text:p>85.4</text:p>
          </table:table-cell>
          <table:table-cell office:value-type="float" office:value="86" table:formula="of:=[.O2]+[.$B$21]" table:style-name="ce1">
            <text:p>86</text:p>
          </table:table-cell>
          <table:table-cell office:value-type="float" office:value="86.5" table:formula="of:=[.P2]+[.$B$21]" table:style-name="ce1">
            <text:p>86.5</text:p>
          </table:table-cell>
          <table:table-cell office:value-type="float" office:value="87.1" table:formula="of:=[.Q2]+[.$B$21]" table:style-name="ce1">
            <text:p>87.1</text:p>
          </table:table-cell>
          <table:table-cell office:value-type="float" office:value="87.7" table:formula="of:=[.R2]+[.$B$21]" table:style-name="ce1">
            <text:p>87.7</text:p>
          </table:table-cell>
          <table:table-cell office:value-type="float" office:value="88.3" table:formula="of:=[.S2]+[.$B$21]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3]+[.$B$21]" table:style-name="ce1">
            <text:p>88.8</text:p>
          </table:table-cell>
          <table:table-cell office:value-type="float" office:value="89.4" table:formula="of:=[.B3]+[.$B$21]" table:style-name="ce1">
            <text:p>89.4</text:p>
          </table:table-cell>
          <table:table-cell office:value-type="float" office:value="89.9" table:formula="of:=[.C3]+[.$B$21]" table:style-name="ce1">
            <text:p>89.9</text:p>
          </table:table-cell>
          <table:table-cell office:value-type="float" office:value="90.5" table:formula="of:=[.D3]+[.$B$21]" table:style-name="ce1">
            <text:p>90.5</text:p>
          </table:table-cell>
          <table:table-cell office:value-type="float" office:value="89.7" table:formula="of:=[.E3]+[.$B$21]" table:style-name="ce1">
            <text:p>89.7</text:p>
          </table:table-cell>
          <table:table-cell office:value-type="float" office:value="88.9" table:formula="of:=[.F3]+[.$B$21]" table:style-name="ce1">
            <text:p>88.9</text:p>
          </table:table-cell>
          <table:table-cell office:value-type="float" office:value="88.2" table:formula="of:=[.G3]+[.$B$21]" table:style-name="ce1">
            <text:p>88.2</text:p>
          </table:table-cell>
          <table:table-cell office:value-type="float" office:value="80.7" table:formula="of:=[.H3]+[.$B$21]" table:style-name="ce1">
            <text:p>80.7</text:p>
          </table:table-cell>
          <table:table-cell office:value-type="float" office:value="81.400000000000006" table:formula="of:=[.I3]+[.$B$21]" table:style-name="ce1">
            <text:p>81.4</text:p>
          </table:table-cell>
          <table:table-cell office:value-type="float" office:value="82" table:formula="of:=[.J3]+[.$B$21]" table:style-name="ce1">
            <text:p>82</text:p>
          </table:table-cell>
          <table:table-cell office:value-type="float" office:value="82.7" table:formula="of:=[.K3]+[.$B$21]" table:style-name="ce1">
            <text:p>82.7</text:p>
          </table:table-cell>
          <table:table-cell office:value-type="float" office:value="83.4" table:formula="of:=[.L3]+[.$B$21]" table:style-name="ce1">
            <text:p>83.4</text:p>
          </table:table-cell>
          <table:table-cell office:value-type="float" office:value="84" table:formula="of:=[.M3]+[.$B$21]" table:style-name="ce1">
            <text:p>84</text:p>
          </table:table-cell>
          <table:table-cell office:value-type="float" office:value="84.7" table:formula="of:=[.N3]+[.$B$21]" table:style-name="ce1">
            <text:p>84.7</text:p>
          </table:table-cell>
          <table:table-cell office:value-type="float" office:value="85.3" table:formula="of:=[.O3]+[.$B$21]" table:style-name="ce1">
            <text:p>85.3</text:p>
          </table:table-cell>
          <table:table-cell office:value-type="float" office:value="85.9" table:formula="of:=[.P3]+[.$B$21]" table:style-name="ce1">
            <text:p>85.9</text:p>
          </table:table-cell>
          <table:table-cell office:value-type="float" office:value="86.6" table:formula="of:=[.Q3]+[.$B$21]" table:style-name="ce1">
            <text:p>86.6</text:p>
          </table:table-cell>
          <table:table-cell office:value-type="float" office:value="87.2" table:formula="of:=[.R3]+[.$B$21]" table:style-name="ce1">
            <text:p>87.2</text:p>
          </table:table-cell>
          <table:table-cell office:value-type="float" office:value="87.8" table:formula="of:=[.S3]+[.$B$21]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4]+[.$B$21]" table:style-name="ce1">
            <text:p>88.4</text:p>
          </table:table-cell>
          <table:table-cell office:value-type="float" office:value="89.1" table:formula="of:=[.B4]+[.$B$21]" table:style-name="ce1">
            <text:p>89.1</text:p>
          </table:table-cell>
          <table:table-cell office:value-type="float" office:value="89.7" table:formula="of:=[.C4]+[.$B$21]" table:style-name="ce1">
            <text:p>89.7</text:p>
          </table:table-cell>
          <table:table-cell office:value-type="float" office:value="90.3" table:formula="of:=[.D4]+[.$B$21]" table:style-name="ce1">
            <text:p>90.3</text:p>
          </table:table-cell>
          <table:table-cell office:value-type="float" office:value="90.9" table:formula="of:=[.E4]+[.$B$21]" table:style-name="ce1">
            <text:p>90.9</text:p>
          </table:table-cell>
          <table:table-cell office:value-type="float" office:value="91.5" table:formula="of:=[.F4]+[.$B$21]" table:style-name="ce1">
            <text:p>91.5</text:p>
          </table:table-cell>
          <table:table-cell office:value-type="float" office:value="92.1" table:formula="of:=[.G4]+[.$B$21]" table:style-name="ce1">
            <text:p>92.1</text:p>
          </table:table-cell>
          <table:table-cell office:value-type="float" office:value="92.7" table:formula="of:=[.H4]+[.$B$21]" table:style-name="ce1">
            <text:p>92.7</text:p>
          </table:table-cell>
          <table:table-cell office:value-type="float" office:value="93.2" table:formula="of:=[.I4]+[.$B$21]" table:style-name="ce1">
            <text:p>93.2</text:p>
          </table:table-cell>
          <table:table-cell office:value-type="float" office:value="92.8" table:formula="of:=[.J4]+[.$B$21]" table:style-name="ce1">
            <text:p>92.8</text:p>
          </table:table-cell>
          <table:table-cell office:value-type="float" office:value="92" table:formula="of:=[.K4]+[.$B$21]" table:style-name="ce1">
            <text:p>92</text:p>
          </table:table-cell>
          <table:table-cell office:value-type="float" office:value="91.2" table:formula="of:=[.L4]+[.$B$21]" table:style-name="ce1">
            <text:p>91.2</text:p>
          </table:table-cell>
          <table:table-cell office:value-type="float" office:value="90.5" table:formula="of:=[.M4]+[.$B$21]" table:style-name="ce1">
            <text:p>90.5</text:p>
          </table:table-cell>
          <table:table-cell office:value-type="float" office:value="89.7" table:formula="of:=[.N4]+[.$B$21]" table:style-name="ce1">
            <text:p>89.7</text:p>
          </table:table-cell>
          <table:table-cell office:value-type="float" office:value="83.2" table:formula="of:=[.O4]+[.$B$21]" table:style-name="ce1">
            <text:p>83.2</text:p>
          </table:table-cell>
          <table:table-cell office:value-type="float" office:value="83.9" table:formula="of:=[.P4]+[.$B$21]" table:style-name="ce1">
            <text:p>83.9</text:p>
          </table:table-cell>
          <table:table-cell office:value-type="float" office:value="84.6" table:formula="of:=[.Q4]+[.$B$21]" table:style-name="ce1">
            <text:p>84.6</text:p>
          </table:table-cell>
          <table:table-cell office:value-type="float" office:value="85.3" table:formula="of:=[.R4]+[.$B$21]" table:style-name="ce1">
            <text:p>85.3</text:p>
          </table:table-cell>
          <table:table-cell office:value-type="float" office:value="85.9" table:formula="of:=[.S4]+[.$B$21]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5]+[.$B$21]" table:style-name="ce1">
            <text:p>86.6</text:p>
          </table:table-cell>
          <table:table-cell office:value-type="float" office:value="87.3" table:formula="of:=[.B5]+[.$B$21]" table:style-name="ce1">
            <text:p>87.3</text:p>
          </table:table-cell>
          <table:table-cell office:value-type="float" office:value="87.9" table:formula="of:=[.C5]+[.$B$21]" table:style-name="ce1">
            <text:p>87.9</text:p>
          </table:table-cell>
          <table:table-cell office:value-type="float" office:value="88.6" table:formula="of:=[.D5]+[.$B$21]" table:style-name="ce1">
            <text:p>88.6</text:p>
          </table:table-cell>
          <table:table-cell office:value-type="float" office:value="89.3" table:formula="of:=[.E5]+[.$B$21]" table:style-name="ce1">
            <text:p>89.3</text:p>
          </table:table-cell>
          <table:table-cell office:value-type="float" office:value="89.9" table:formula="of:=[.F5]+[.$B$21]" table:style-name="ce1">
            <text:p>89.9</text:p>
          </table:table-cell>
          <table:table-cell office:value-type="float" office:value="90.6" table:formula="of:=[.G5]+[.$B$21]" table:style-name="ce1">
            <text:p>90.6</text:p>
          </table:table-cell>
          <table:table-cell office:value-type="float" office:value="91.2" table:formula="of:=[.H5]+[.$B$21]" table:style-name="ce1">
            <text:p>91.2</text:p>
          </table:table-cell>
          <table:table-cell office:value-type="float" office:value="91.8" table:formula="of:=[.I5]+[.$B$21]" table:style-name="ce1">
            <text:p>91.8</text:p>
          </table:table-cell>
          <table:table-cell office:value-type="float" office:value="92.5" table:formula="of:=[.J5]+[.$B$21]" table:style-name="ce1">
            <text:p>92.5</text:p>
          </table:table-cell>
          <table:table-cell office:value-type="float" office:value="93.1" table:formula="of:=[.K5]+[.$B$21]" table:style-name="ce1">
            <text:p>93.1</text:p>
          </table:table-cell>
          <table:table-cell office:value-type="float" office:value="93.7" table:formula="of:=[.L5]+[.$B$21]" table:style-name="ce1">
            <text:p>93.7</text:p>
          </table:table-cell>
          <table:table-cell office:value-type="float" office:value="94.3" table:formula="of:=[.M5]+[.$B$21]" table:style-name="ce1">
            <text:p>94.3</text:p>
          </table:table-cell>
          <table:table-cell office:value-type="float" office:value="94.9" table:formula="of:=[.N5]+[.$B$21]" table:style-name="ce1">
            <text:p>94.9</text:p>
          </table:table-cell>
          <table:table-cell office:value-type="float" office:value="94.8" table:formula="of:=[.O5]+[.$B$21]" table:style-name="ce1">
            <text:p>94.8</text:p>
          </table:table-cell>
          <table:table-cell office:value-type="float" office:value="94" table:formula="of:=[.P5]+[.$B$21]" table:style-name="ce1">
            <text:p>94</text:p>
          </table:table-cell>
          <table:table-cell office:value-type="float" office:value="93.2" table:formula="of:=[.Q5]+[.$B$21]" table:style-name="ce1">
            <text:p>93.2</text:p>
          </table:table-cell>
          <table:table-cell office:value-type="float" office:value="92.4" table:formula="of:=[.R5]+[.$B$21]" table:style-name="ce1">
            <text:p>92.4</text:p>
          </table:table-cell>
          <table:table-cell office:value-type="float" office:value="91.7" table:formula="of:=[.S5]+[.$B$21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6]+[.$B$21]" table:style-name="ce1">
            <text:p>91</text:p>
          </table:table-cell>
          <table:table-cell office:value-type="float" office:value="90.3" table:formula="of:=[.B6]+[.$B$21]" table:style-name="ce1">
            <text:p>90.3</text:p>
          </table:table-cell>
          <table:table-cell office:value-type="float" office:value="85.9" table:formula="of:=[.C6]+[.$B$21]" table:style-name="ce1">
            <text:p>85.9</text:p>
          </table:table-cell>
          <table:table-cell office:value-type="float" office:value="86.6" table:formula="of:=[.D6]+[.$B$21]" table:style-name="ce1">
            <text:p>86.6</text:p>
          </table:table-cell>
          <table:table-cell office:value-type="float" office:value="87.3" table:formula="of:=[.E6]+[.$B$21]" table:style-name="ce1">
            <text:p>87.3</text:p>
          </table:table-cell>
          <table:table-cell office:value-type="float" office:value="88" table:formula="of:=[.F6]+[.$B$21]" table:style-name="ce1">
            <text:p>88</text:p>
          </table:table-cell>
          <table:table-cell office:value-type="float" office:value="88.7" table:formula="of:=[.G6]+[.$B$21]" table:style-name="ce1">
            <text:p>88.7</text:p>
          </table:table-cell>
          <table:table-cell office:value-type="float" office:value="89.4" table:formula="of:=[.H6]+[.$B$21]" table:style-name="ce1">
            <text:p>89.4</text:p>
          </table:table-cell>
          <table:table-cell office:value-type="float" office:value="90.1" table:formula="of:=[.I6]+[.$B$21]" table:style-name="ce1">
            <text:p>90.1</text:p>
          </table:table-cell>
          <table:table-cell office:value-type="float" office:value="90.8" table:formula="of:=[.J6]+[.$B$21]" table:style-name="ce1">
            <text:p>90.8</text:p>
          </table:table-cell>
          <table:table-cell office:value-type="float" office:value="91.5" table:formula="of:=[.K6]+[.$B$21]" table:style-name="ce1">
            <text:p>91.5</text:p>
          </table:table-cell>
          <table:table-cell office:value-type="float" office:value="92.2" table:formula="of:=[.L6]+[.$B$21]" table:style-name="ce1">
            <text:p>92.2</text:p>
          </table:table-cell>
          <table:table-cell office:value-type="float" office:value="92.8" table:formula="of:=[.M6]+[.$B$21]" table:style-name="ce1">
            <text:p>92.8</text:p>
          </table:table-cell>
          <table:table-cell office:value-type="float" office:value="93.5" table:formula="of:=[.N6]+[.$B$21]" table:style-name="ce1">
            <text:p>93.5</text:p>
          </table:table-cell>
          <table:table-cell office:value-type="float" office:value="94.2" table:formula="of:=[.O6]+[.$B$21]" table:style-name="ce1">
            <text:p>94.2</text:p>
          </table:table-cell>
          <table:table-cell office:value-type="float" office:value="94.8" table:formula="of:=[.P6]+[.$B$21]" table:style-name="ce1">
            <text:p>94.8</text:p>
          </table:table-cell>
          <table:table-cell office:value-type="float" office:value="95.5" table:formula="of:=[.Q6]+[.$B$21]" table:style-name="ce1">
            <text:p>95.5</text:p>
          </table:table-cell>
          <table:table-cell office:value-type="float" office:value="96.1" table:formula="of:=[.R6]+[.$B$21]" table:style-name="ce1">
            <text:p>96.1</text:p>
          </table:table-cell>
          <table:table-cell office:value-type="float" office:value="96.8" table:formula="of:=[.S6]+[.$B$21]" table:style-name="ce1">
            <text:p>96.8</text:p>
          </table:table-cell>
          <table:table-cell table:number-columns-repeated="16365"/>
        </table:table-row>
        <table:table-row table:style-name="ro1">
          <table:table-cell office:value-type="float" office:value="97.1" table:formula="of:=[.A7]+[.$B$21]" table:style-name="ce1">
            <text:p>97.1</text:p>
          </table:table-cell>
          <table:table-cell office:value-type="float" office:value="96.1" table:formula="of:=[.B7]+[.$B$21]" table:style-name="ce1">
            <text:p>96.1</text:p>
          </table:table-cell>
          <table:table-cell office:value-type="float" office:value="95.3" table:formula="of:=[.C7]+[.$B$21]" table:style-name="ce1">
            <text:p>95.3</text:p>
          </table:table-cell>
          <table:table-cell office:value-type="float" office:value="94.5" table:formula="of:=[.D7]+[.$B$21]" table:style-name="ce1">
            <text:p>94.5</text:p>
          </table:table-cell>
          <table:table-cell office:value-type="float" office:value="93.7" table:formula="of:=[.E7]+[.$B$21]" table:style-name="ce1">
            <text:p>93.7</text:p>
          </table:table-cell>
          <table:table-cell office:value-type="float" office:value="92.9" table:formula="of:=[.F7]+[.$B$21]" table:style-name="ce1">
            <text:p>92.9</text:p>
          </table:table-cell>
          <table:table-cell office:value-type="float" office:value="92.3" table:formula="of:=[.G7]+[.$B$21]" table:style-name="ce1">
            <text:p>92.3</text:p>
          </table:table-cell>
          <table:table-cell office:value-type="float" office:value="91.9" table:formula="of:=[.H7]+[.$B$21]" table:style-name="ce1">
            <text:p>91.9</text:p>
          </table:table-cell>
          <table:table-cell office:value-type="float" office:value="90.3" table:formula="of:=[.I7]+[.$B$21]" table:style-name="ce1">
            <text:p>90.3</text:p>
          </table:table-cell>
          <table:table-cell office:value-type="float" office:value="89.1" table:formula="of:=[.J7]+[.$B$21]" table:style-name="ce1">
            <text:p>89.1</text:p>
          </table:table-cell>
          <table:table-cell office:value-type="float" office:value="89.9" table:formula="of:=[.K7]+[.$B$21]" table:style-name="ce1">
            <text:p>89.9</text:p>
          </table:table-cell>
          <table:table-cell office:value-type="float" office:value="90.6" table:formula="of:=[.L7]+[.$B$21]" table:style-name="ce1">
            <text:p>90.6</text:p>
          </table:table-cell>
          <table:table-cell office:value-type="float" office:value="91.4" table:formula="of:=[.M7]+[.$B$21]" table:style-name="ce1">
            <text:p>91.4</text:p>
          </table:table-cell>
          <table:table-cell office:value-type="float" office:value="92.1" table:formula="of:=[.N7]+[.$B$21]" table:style-name="ce1">
            <text:p>92.1</text:p>
          </table:table-cell>
          <table:table-cell office:value-type="float" office:value="92.8" table:formula="of:=[.O7]+[.$B$21]" table:style-name="ce1">
            <text:p>92.8</text:p>
          </table:table-cell>
          <table:table-cell office:value-type="float" office:value="93.5" table:formula="of:=[.P7]+[.$B$21]" table:style-name="ce1">
            <text:p>93.5</text:p>
          </table:table-cell>
          <table:table-cell office:value-type="float" office:value="94.3" table:formula="of:=[.Q7]+[.$B$21]" table:style-name="ce1">
            <text:p>94.3</text:p>
          </table:table-cell>
          <table:table-cell office:value-type="float" office:value="95" table:formula="of:=[.R7]+[.$B$21]" table:style-name="ce1">
            <text:p>95</text:p>
          </table:table-cell>
          <table:table-cell office:value-type="float" office:value="95.7" table:formula="of:=[.S7]+[.$B$21]" table:style-name="ce1">
            <text:p>95.7</text:p>
          </table:table-cell>
          <table:table-cell table:number-columns-repeated="16365"/>
        </table:table-row>
        <table:table-row table:style-name="ro1">
          <table:table-cell office:value-type="float" office:value="96.4" table:formula="of:=[.A8]+[.$B$21]" table:style-name="ce1">
            <text:p>96.4</text:p>
          </table:table-cell>
          <table:table-cell office:value-type="float" office:value="97.1" table:formula="of:=[.B8]+[.$B$21]" table:style-name="ce1">
            <text:p>97.1</text:p>
          </table:table-cell>
          <table:table-cell office:value-type="float" office:value="97.8" table:formula="of:=[.C8]+[.$B$21]" table:style-name="ce1">
            <text:p>97.8</text:p>
          </table:table-cell>
          <table:table-cell office:value-type="float" office:value="98.4" table:formula="of:=[.D8]+[.$B$21]" table:style-name="ce1">
            <text:p>98.4</text:p>
          </table:table-cell>
          <table:table-cell office:value-type="float" office:value="99.1" table:formula="of:=[.E8]+[.$B$21]" table:style-name="ce1">
            <text:p>99.1</text:p>
          </table:table-cell>
          <table:table-cell office:value-type="float" office:value="99.8" table:formula="of:=[.F8]+[.$B$21]" table:style-name="ce1">
            <text:p>99.8</text:p>
          </table:table-cell>
          <table:table-cell office:value-type="float" office:value="99" table:formula="of:=[.G8]+[.$B$21]" table:style-name="ce1">
            <text:p>99</text:p>
          </table:table-cell>
          <table:table-cell office:value-type="float" office:value="98" table:formula="of:=[.H8]+[.$B$21]" table:style-name="ce1">
            <text:p>98</text:p>
          </table:table-cell>
          <table:table-cell office:value-type="float" office:value="97" table:formula="of:=[.I8]+[.$B$21]" table:style-name="ce1">
            <text:p>97</text:p>
          </table:table-cell>
          <table:table-cell office:value-type="float" office:value="96.2" table:formula="of:=[.J8]+[.$B$21]" table:style-name="ce1">
            <text:p>96.2</text:p>
          </table:table-cell>
          <table:table-cell office:value-type="float" office:value="95.4" table:formula="of:=[.K8]+[.$B$21]" table:style-name="ce1">
            <text:p>95.4</text:p>
          </table:table-cell>
          <table:table-cell office:value-type="float" office:value="94.6" table:formula="of:=[.L8]+[.$B$21]" table:style-name="ce1">
            <text:p>94.6</text:p>
          </table:table-cell>
          <table:table-cell office:value-type="float" office:value="93.8" table:formula="of:=[.M8]+[.$B$21]" table:style-name="ce1">
            <text:p>93.8</text:p>
          </table:table-cell>
          <table:table-cell office:value-type="float" office:value="92.3" table:formula="of:=[.N8]+[.$B$21]" table:style-name="ce1">
            <text:p>92.3</text:p>
          </table:table-cell>
          <table:table-cell office:value-type="float" office:value="91.9" table:formula="of:=[.O8]+[.$B$21]" table:style-name="ce1">
            <text:p>91.9</text:p>
          </table:table-cell>
          <table:table-cell office:value-type="float" office:value="90.3" table:formula="of:=[.P8]+[.$B$21]" table:style-name="ce1">
            <text:p>90.3</text:p>
          </table:table-cell>
          <table:table-cell office:value-type="float" office:value="90.5" table:formula="of:=[.Q8]+[.$B$21]" table:style-name="ce1">
            <text:p>90.5</text:p>
          </table:table-cell>
          <table:table-cell office:value-type="float" office:value="91.2" table:formula="of:=[.R8]+[.$B$21]" table:style-name="ce1">
            <text:p>91.2</text:p>
          </table:table-cell>
          <table:table-cell office:value-type="float" office:value="92" table:formula="of:=[.S8]+[.$B$21]" table:style-name="ce1">
            <text:p>92</text:p>
          </table:table-cell>
          <table:table-cell table:number-columns-repeated="16365"/>
        </table:table-row>
        <table:table-row table:style-name="ro1">
          <table:table-cell office:value-type="float" office:value="92.8" table:formula="of:=[.A9]+[.$B$21]" table:style-name="ce1">
            <text:p>92.8</text:p>
          </table:table-cell>
          <table:table-cell office:value-type="float" office:value="93.5" table:formula="of:=[.B9]+[.$B$21]" table:style-name="ce1">
            <text:p>93.5</text:p>
          </table:table-cell>
          <table:table-cell office:value-type="float" office:value="94.2" table:formula="of:=[.C9]+[.$B$21]" table:style-name="ce1">
            <text:p>94.2</text:p>
          </table:table-cell>
          <table:table-cell office:value-type="float" office:value="95" table:formula="of:=[.D9]+[.$B$21]" table:style-name="ce1">
            <text:p>95</text:p>
          </table:table-cell>
          <table:table-cell office:value-type="float" office:value="95.7" table:formula="of:=[.E9]+[.$B$21]" table:style-name="ce1">
            <text:p>95.7</text:p>
          </table:table-cell>
          <table:table-cell office:value-type="float" office:value="96.4" table:formula="of:=[.F9]+[.$B$21]" table:style-name="ce1">
            <text:p>96.4</text:p>
          </table:table-cell>
          <table:table-cell office:value-type="float" office:value="97.1" table:formula="of:=[.G9]+[.$B$21]" table:style-name="ce1">
            <text:p>97.1</text:p>
          </table:table-cell>
          <table:table-cell office:value-type="float" office:value="97.9" table:formula="of:=[.H9]+[.$B$21]" table:style-name="ce1">
            <text:p>97.9</text:p>
          </table:table-cell>
          <table:table-cell office:value-type="float" office:value="98.6" table:formula="of:=[.I9]+[.$B$21]" table:style-name="ce1">
            <text:p>98.6</text:p>
          </table:table-cell>
          <table:table-cell office:value-type="float" office:value="99.3" table:formula="of:=[.J9]+[.$B$21]" table:style-name="ce1">
            <text:p>99.3</text:p>
          </table:table-cell>
          <table:table-cell office:value-type="float" office:value="100" table:formula="of:=[.K9]+[.$B$21]" table:style-name="ce1">
            <text:p>100</text:p>
          </table:table-cell>
          <table:table-cell office:value-type="float" office:value="100.7" table:formula="of:=[.L9]+[.$B$21]" table:style-name="ce1">
            <text:p>100.7</text:p>
          </table:table-cell>
          <table:table-cell office:value-type="float" office:value="100.2" table:formula="of:=[.M9]+[.$B$21]" table:style-name="ce1">
            <text:p>100.2</text:p>
          </table:table-cell>
          <table:table-cell office:value-type="float" office:value="99.1" table:formula="of:=[.N9]+[.$B$21]" table:style-name="ce1">
            <text:p>99.1</text:p>
          </table:table-cell>
          <table:table-cell office:value-type="float" office:value="98.1" table:formula="of:=[.O9]+[.$B$21]" table:style-name="ce1">
            <text:p>98.1</text:p>
          </table:table-cell>
          <table:table-cell office:value-type="float" office:value="97.1" table:formula="of:=[.P9]+[.$B$21]" table:style-name="ce1">
            <text:p>97.1</text:p>
          </table:table-cell>
          <table:table-cell office:value-type="float" office:value="96.3" table:formula="of:=[.Q9]+[.$B$21]" table:style-name="ce1">
            <text:p>96.3</text:p>
          </table:table-cell>
          <table:table-cell office:value-type="float" office:value="95.5" table:formula="of:=[.R9]+[.$B$21]" table:style-name="ce1">
            <text:p>95.5</text:p>
          </table:table-cell>
          <table:table-cell office:value-type="float" office:value="94.7" table:formula="of:=[.S9]+[.$B$21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10]+[.$B$21]" table:style-name="ce1">
            <text:p>94</text:p>
          </table:table-cell>
          <table:table-cell office:value-type="float" office:value="92.3" table:formula="of:=[.B10]+[.$B$21]" table:style-name="ce1">
            <text:p>92.3</text:p>
          </table:table-cell>
          <table:table-cell office:value-type="float" office:value="91.9" table:formula="of:=[.C10]+[.$B$21]" table:style-name="ce1">
            <text:p>91.9</text:p>
          </table:table-cell>
          <table:table-cell office:value-type="float" office:value="90.3" table:formula="of:=[.D10]+[.$B$21]" table:style-name="ce1">
            <text:p>90.3</text:p>
          </table:table-cell>
          <table:table-cell office:value-type="float" office:value="92" table:formula="of:=[.E10]+[.$B$21]" table:style-name="ce1">
            <text:p>92</text:p>
          </table:table-cell>
          <table:table-cell office:value-type="float" office:value="92.8" table:formula="of:=[.F10]+[.$B$21]" table:style-name="ce1">
            <text:p>92.8</text:p>
          </table:table-cell>
          <table:table-cell office:value-type="float" office:value="93.6" table:formula="of:=[.G10]+[.$B$21]" table:style-name="ce1">
            <text:p>93.6</text:p>
          </table:table-cell>
          <table:table-cell office:value-type="float" office:value="94.3" table:formula="of:=[.H10]+[.$B$21]" table:style-name="ce1">
            <text:p>94.3</text:p>
          </table:table-cell>
          <table:table-cell office:value-type="float" office:value="95.1" table:formula="of:=[.I10]+[.$B$21]" table:style-name="ce1">
            <text:p>95.1</text:p>
          </table:table-cell>
          <table:table-cell office:value-type="float" office:value="95.8" table:formula="of:=[.J10]+[.$B$21]" table:style-name="ce1">
            <text:p>95.8</text:p>
          </table:table-cell>
          <table:table-cell office:value-type="float" office:value="96.6" table:formula="of:=[.K10]+[.$B$21]" table:style-name="ce1">
            <text:p>96.6</text:p>
          </table:table-cell>
          <table:table-cell office:value-type="float" office:value="97.3" table:formula="of:=[.L10]+[.$B$21]" table:style-name="ce1">
            <text:p>97.3</text:p>
          </table:table-cell>
          <table:table-cell office:value-type="float" office:value="98.1" table:formula="of:=[.M10]+[.$B$21]" table:style-name="ce1">
            <text:p>98.1</text:p>
          </table:table-cell>
          <table:table-cell office:value-type="float" office:value="98.8" table:formula="of:=[.N10]+[.$B$21]" table:style-name="ce1">
            <text:p>98.8</text:p>
          </table:table-cell>
          <table:table-cell office:value-type="float" office:value="99.5" table:formula="of:=[.O10]+[.$B$21]" table:style-name="ce1">
            <text:p>99.5</text:p>
          </table:table-cell>
          <table:table-cell office:value-type="float" office:value="100.2" table:formula="of:=[.P10]+[.$B$21]" table:style-name="ce1">
            <text:p>100.2</text:p>
          </table:table-cell>
          <table:table-cell office:value-type="float" office:value="100.9" table:formula="of:=[.Q10]+[.$B$21]" table:style-name="ce1">
            <text:p>100.9</text:p>
          </table:table-cell>
          <table:table-cell office:value-type="float" office:value="101.7" table:formula="of:=[.R10]+[.$B$21]" table:style-name="ce1">
            <text:p>101.7</text:p>
          </table:table-cell>
          <table:table-cell office:value-type="float" office:value="100.8" table:formula="of:=[.S10]+[.$B$21]" table:style-name="ce1">
            <text:p>100.8</text:p>
          </table:table-cell>
          <table:table-cell table:number-columns-repeated="16365"/>
        </table:table-row>
        <table:table-row table:style-name="ro1">
          <table:table-cell office:value-type="float" office:value="99.8" table:formula="of:=[.A11]+[.$B$21]" table:style-name="ce1">
            <text:p>99.8</text:p>
          </table:table-cell>
          <table:table-cell office:value-type="float" office:value="98.8" table:formula="of:=[.B11]+[.$B$21]" table:style-name="ce1">
            <text:p>98.8</text:p>
          </table:table-cell>
          <table:table-cell office:value-type="float" office:value="97.8" table:formula="of:=[.C11]+[.$B$21]" table:style-name="ce1">
            <text:p>97.8</text:p>
          </table:table-cell>
          <table:table-cell office:value-type="float" office:value="96.8" table:formula="of:=[.D11]+[.$B$21]" table:style-name="ce1">
            <text:p>96.8</text:p>
          </table:table-cell>
          <table:table-cell office:value-type="float" office:value="96" table:formula="of:=[.E11]+[.$B$21]" table:style-name="ce1">
            <text:p>96</text:p>
          </table:table-cell>
          <table:table-cell office:value-type="float" office:value="95.2" table:formula="of:=[.F11]+[.$B$21]" table:style-name="ce1">
            <text:p>95.2</text:p>
          </table:table-cell>
          <table:table-cell office:value-type="float" office:value="94.4" table:formula="of:=[.G11]+[.$B$21]" table:style-name="ce1">
            <text:p>94.4</text:p>
          </table:table-cell>
          <table:table-cell office:value-type="float" office:value="94" table:formula="of:=[.H11]+[.$B$21]" table:style-name="ce1">
            <text:p>94</text:p>
          </table:table-cell>
          <table:table-cell office:value-type="float" office:value="92.3" table:formula="of:=[.I11]+[.$B$21]" table:style-name="ce1">
            <text:p>92.3</text:p>
          </table:table-cell>
          <table:table-cell office:value-type="float" office:value="91.9" table:formula="of:=[.J11]+[.$B$21]" table:style-name="ce1">
            <text:p>91.9</text:p>
          </table:table-cell>
          <table:table-cell office:value-type="float" office:value="90.3" table:formula="of:=[.K11]+[.$B$21]" table:style-name="ce1">
            <text:p>90.3</text:p>
          </table:table-cell>
          <table:table-cell office:value-type="float" office:value="91.7" table:formula="of:=[.L11]+[.$B$21]" table:style-name="ce1">
            <text:p>91.7</text:p>
          </table:table-cell>
          <table:table-cell office:value-type="float" office:value="92.5" table:formula="of:=[.M11]+[.$B$21]" table:style-name="ce1">
            <text:p>92.5</text:p>
          </table:table-cell>
          <table:table-cell office:value-type="float" office:value="93.3" table:formula="of:=[.N11]+[.$B$21]" table:style-name="ce1">
            <text:p>93.3</text:p>
          </table:table-cell>
          <table:table-cell office:value-type="float" office:value="94.1" table:formula="of:=[.O11]+[.$B$21]" table:style-name="ce1">
            <text:p>94.1</text:p>
          </table:table-cell>
          <table:table-cell office:value-type="float" office:value="94.8" table:formula="of:=[.P11]+[.$B$21]" table:style-name="ce1">
            <text:p>94.8</text:p>
          </table:table-cell>
          <table:table-cell office:value-type="float" office:value="95.6" table:formula="of:=[.Q11]+[.$B$21]" table:style-name="ce1">
            <text:p>95.6</text:p>
          </table:table-cell>
          <table:table-cell office:value-type="float" office:value="96.3" table:formula="of:=[.R11]+[.$B$21]" table:style-name="ce1">
            <text:p>96.3</text:p>
          </table:table-cell>
          <table:table-cell office:value-type="float" office:value="97.1" table:formula="of:=[.S11]+[.$B$21]" table:style-name="ce1">
            <text:p>97.1</text:p>
          </table:table-cell>
          <table:table-cell table:number-columns-repeated="16365"/>
        </table:table-row>
        <table:table-row table:style-name="ro1">
          <table:table-cell office:value-type="float" office:value="97.8" table:formula="of:=[.A12]+[.$B$21]" table:style-name="ce1">
            <text:p>97.8</text:p>
          </table:table-cell>
          <table:table-cell office:value-type="float" office:value="98.5" table:formula="of:=[.B12]+[.$B$21]" table:style-name="ce1">
            <text:p>98.5</text:p>
          </table:table-cell>
          <table:table-cell office:value-type="float" office:value="99.2" table:formula="of:=[.C12]+[.$B$21]" table:style-name="ce1">
            <text:p>99.2</text:p>
          </table:table-cell>
          <table:table-cell office:value-type="float" office:value="100" table:formula="of:=[.D12]+[.$B$21]" table:style-name="ce1">
            <text:p>100</text:p>
          </table:table-cell>
          <table:table-cell office:value-type="float" office:value="100.7" table:formula="of:=[.E12]+[.$B$21]" table:style-name="ce1">
            <text:p>100.7</text:p>
          </table:table-cell>
          <table:table-cell office:value-type="float" office:value="100.3" table:formula="of:=[.F12]+[.$B$21]" table:style-name="ce1">
            <text:p>100.3</text:p>
          </table:table-cell>
          <table:table-cell office:value-type="float" office:value="99.3" table:formula="of:=[.G12]+[.$B$21]" table:style-name="ce1">
            <text:p>99.3</text:p>
          </table:table-cell>
          <table:table-cell office:value-type="float" office:value="98.2" table:formula="of:=[.H12]+[.$B$21]" table:style-name="ce1">
            <text:p>98.2</text:p>
          </table:table-cell>
          <table:table-cell office:value-type="float" office:value="97.2" table:formula="of:=[.I12]+[.$B$21]" table:style-name="ce1">
            <text:p>97.2</text:p>
          </table:table-cell>
          <table:table-cell office:value-type="float" office:value="96.3" table:formula="of:=[.J12]+[.$B$21]" table:style-name="ce1">
            <text:p>96.3</text:p>
          </table:table-cell>
          <table:table-cell office:value-type="float" office:value="95.3" table:formula="of:=[.K12]+[.$B$21]" table:style-name="ce1">
            <text:p>95.3</text:p>
          </table:table-cell>
          <table:table-cell office:value-type="float" office:value="94.5" table:formula="of:=[.L12]+[.$B$21]" table:style-name="ce1">
            <text:p>94.5</text:p>
          </table:table-cell>
          <table:table-cell office:value-type="float" office:value="93.7" table:formula="of:=[.M12]+[.$B$21]" table:style-name="ce1">
            <text:p>93.7</text:p>
          </table:table-cell>
          <table:table-cell office:value-type="float" office:value="94.4" table:formula="of:=[.N12]+[.$B$21]" table:style-name="ce1">
            <text:p>94.4</text:p>
          </table:table-cell>
          <table:table-cell office:value-type="float" office:value="94" table:formula="of:=[.O12]+[.$B$21]" table:style-name="ce1">
            <text:p>94</text:p>
          </table:table-cell>
          <table:table-cell office:value-type="float" office:value="92.3" table:formula="of:=[.P12]+[.$B$21]" table:style-name="ce1">
            <text:p>92.3</text:p>
          </table:table-cell>
          <table:table-cell office:value-type="float" office:value="91.9" table:formula="of:=[.Q12]+[.$B$21]" table:style-name="ce1">
            <text:p>91.9</text:p>
          </table:table-cell>
          <table:table-cell office:value-type="float" office:value="90.3" table:formula="of:=[.R12]+[.$B$21]" table:style-name="ce1">
            <text:p>90.3</text:p>
          </table:table-cell>
          <table:table-cell office:value-type="float" office:value="91.3" table:formula="of:=[.S12]+[.$B$21]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2.1" table:formula="of:=[.A13]+[.$B$21]" table:style-name="ce1">
            <text:p>92.1</text:p>
          </table:table-cell>
          <table:table-cell office:value-type="float" office:value="92.8" table:formula="of:=[.B13]+[.$B$21]" table:style-name="ce1">
            <text:p>92.8</text:p>
          </table:table-cell>
          <table:table-cell office:value-type="float" office:value="93.6" table:formula="of:=[.C13]+[.$B$21]" table:style-name="ce1">
            <text:p>93.6</text:p>
          </table:table-cell>
          <table:table-cell office:value-type="float" office:value="94.3" table:formula="of:=[.D13]+[.$B$21]" table:style-name="ce1">
            <text:p>94.3</text:p>
          </table:table-cell>
          <table:table-cell office:value-type="float" office:value="95.1" table:formula="of:=[.E13]+[.$B$21]" table:style-name="ce1">
            <text:p>95.1</text:p>
          </table:table-cell>
          <table:table-cell office:value-type="float" office:value="95.8" table:formula="of:=[.F13]+[.$B$21]" table:style-name="ce1">
            <text:p>95.8</text:p>
          </table:table-cell>
          <table:table-cell office:value-type="float" office:value="96.6" table:formula="of:=[.G13]+[.$B$21]" table:style-name="ce1">
            <text:p>96.6</text:p>
          </table:table-cell>
          <table:table-cell office:value-type="float" office:value="97.3" table:formula="of:=[.H13]+[.$B$21]" table:style-name="ce1">
            <text:p>97.3</text:p>
          </table:table-cell>
          <table:table-cell office:value-type="float" office:value="98" table:formula="of:=[.I13]+[.$B$21]" table:style-name="ce1">
            <text:p>98</text:p>
          </table:table-cell>
          <table:table-cell office:value-type="float" office:value="98.7" table:formula="of:=[.J13]+[.$B$21]" table:style-name="ce1">
            <text:p>98.7</text:p>
          </table:table-cell>
          <table:table-cell office:value-type="float" office:value="99.4" table:formula="of:=[.K13]+[.$B$21]" table:style-name="ce1">
            <text:p>99.4</text:p>
          </table:table-cell>
          <table:table-cell office:value-type="float" office:value="98.8" table:formula="of:=[.L13]+[.$B$21]" table:style-name="ce1">
            <text:p>98.8</text:p>
          </table:table-cell>
          <table:table-cell office:value-type="float" office:value="97.8" table:formula="of:=[.M13]+[.$B$21]" table:style-name="ce1">
            <text:p>97.8</text:p>
          </table:table-cell>
          <table:table-cell office:value-type="float" office:value="96.9" table:formula="of:=[.N13]+[.$B$21]" table:style-name="ce1">
            <text:p>96.9</text:p>
          </table:table-cell>
          <table:table-cell office:value-type="float" office:value="95.9" table:formula="of:=[.O13]+[.$B$21]" table:style-name="ce1">
            <text:p>95.9</text:p>
          </table:table-cell>
          <table:table-cell office:value-type="float" office:value="94.9" table:formula="of:=[.P13]+[.$B$21]" table:style-name="ce1">
            <text:p>94.9</text:p>
          </table:table-cell>
          <table:table-cell office:value-type="float" office:value="94" table:formula="of:=[.Q13]+[.$B$21]" table:style-name="ce1">
            <text:p>94</text:p>
          </table:table-cell>
          <table:table-cell office:value-type="float" office:value="93" table:formula="of:=[.R13]+[.$B$21]" table:style-name="ce1">
            <text:p>93</text:p>
          </table:table-cell>
          <table:table-cell office:value-type="float" office:value="92.2" table:formula="of:=[.S13]+[.$B$21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14]+[.$B$21]" table:style-name="ce1">
            <text:p>93.7</text:p>
          </table:table-cell>
          <table:table-cell office:value-type="float" office:value="94.4" table:formula="of:=[.B14]+[.$B$21]" table:style-name="ce1">
            <text:p>94.4</text:p>
          </table:table-cell>
          <table:table-cell office:value-type="float" office:value="94" table:formula="of:=[.C14]+[.$B$21]" table:style-name="ce1">
            <text:p>94</text:p>
          </table:table-cell>
          <table:table-cell office:value-type="float" office:value="92.3" table:formula="of:=[.D14]+[.$B$21]" table:style-name="ce1">
            <text:p>92.3</text:p>
          </table:table-cell>
          <table:table-cell office:value-type="float" office:value="91.9" table:formula="of:=[.E14]+[.$B$21]" table:style-name="ce1">
            <text:p>91.9</text:p>
          </table:table-cell>
          <table:table-cell office:value-type="float" office:value="90.3" table:formula="of:=[.F14]+[.$B$21]" table:style-name="ce1">
            <text:p>90.3</text:p>
          </table:table-cell>
          <table:table-cell office:value-type="float" office:value="90.3" table:formula="of:=[.G14]+[.$B$21]" table:style-name="ce1">
            <text:p>90.3</text:p>
          </table:table-cell>
          <table:table-cell office:value-type="float" office:value="91" table:formula="of:=[.H14]+[.$B$21]" table:style-name="ce1">
            <text:p>91</text:p>
          </table:table-cell>
          <table:table-cell office:value-type="float" office:value="91.8" table:formula="of:=[.I14]+[.$B$21]" table:style-name="ce1">
            <text:p>91.8</text:p>
          </table:table-cell>
          <table:table-cell office:value-type="float" office:value="92.5" table:formula="of:=[.J14]+[.$B$21]" table:style-name="ce1">
            <text:p>92.5</text:p>
          </table:table-cell>
          <table:table-cell office:value-type="float" office:value="93.3" table:formula="of:=[.K14]+[.$B$21]" table:style-name="ce1">
            <text:p>93.3</text:p>
          </table:table-cell>
          <table:table-cell office:value-type="float" office:value="94" table:formula="of:=[.L14]+[.$B$21]" table:style-name="ce1">
            <text:p>94</text:p>
          </table:table-cell>
          <table:table-cell office:value-type="float" office:value="94.8" table:formula="of:=[.M14]+[.$B$21]" table:style-name="ce1">
            <text:p>94.8</text:p>
          </table:table-cell>
          <table:table-cell office:value-type="float" office:value="95.5" table:formula="of:=[.N14]+[.$B$21]" table:style-name="ce1">
            <text:p>95.5</text:p>
          </table:table-cell>
          <table:table-cell office:value-type="float" office:value="96.2" table:formula="of:=[.O14]+[.$B$21]" table:style-name="ce1">
            <text:p>96.2</text:p>
          </table:table-cell>
          <table:table-cell office:value-type="float" office:value="96.9" table:formula="of:=[.P14]+[.$B$21]" table:style-name="ce1">
            <text:p>96.9</text:p>
          </table:table-cell>
          <table:table-cell office:value-type="float" office:value="97.6" table:formula="of:=[.Q14]+[.$B$21]" table:style-name="ce1">
            <text:p>97.6</text:p>
          </table:table-cell>
          <table:table-cell office:value-type="float" office:value="97.5" table:formula="of:=[.R14]+[.$B$21]" table:style-name="ce1">
            <text:p>97.5</text:p>
          </table:table-cell>
          <table:table-cell office:value-type="float" office:value="96.6" table:formula="of:=[.S14]+[.$B$21]" table:style-name="ce1">
            <text:p>96.6</text:p>
          </table:table-cell>
          <table:table-cell table:number-columns-repeated="16365"/>
        </table:table-row>
        <table:table-row table:style-name="ro1">
          <table:table-cell office:value-type="float" office:value="95.7" table:formula="of:=[.A15]+[.$B$21]" table:style-name="ce1">
            <text:p>95.7</text:p>
          </table:table-cell>
          <table:table-cell office:value-type="float" office:value="94.8" table:formula="of:=[.B15]+[.$B$21]" table:style-name="ce1">
            <text:p>94.8</text:p>
          </table:table-cell>
          <table:table-cell office:value-type="float" office:value="93.9" table:formula="of:=[.C15]+[.$B$21]" table:style-name="ce1">
            <text:p>93.9</text:p>
          </table:table-cell>
          <table:table-cell office:value-type="float" office:value="93.1" table:formula="of:=[.D15]+[.$B$21]" table:style-name="ce1">
            <text:p>93.1</text:p>
          </table:table-cell>
          <table:table-cell office:value-type="float" office:value="92.2" table:formula="of:=[.E15]+[.$B$21]" table:style-name="ce1">
            <text:p>92.2</text:p>
          </table:table-cell>
          <table:table-cell office:value-type="float" office:value="91.4" table:formula="of:=[.F15]+[.$B$21]" table:style-name="ce1">
            <text:p>91.4</text:p>
          </table:table-cell>
          <table:table-cell office:value-type="float" office:value="92.2" table:formula="of:=[.G15]+[.$B$21]" table:style-name="ce1">
            <text:p>92.2</text:p>
          </table:table-cell>
          <table:table-cell office:value-type="float" office:value="93.7" table:formula="of:=[.H15]+[.$B$21]" table:style-name="ce1">
            <text:p>93.7</text:p>
          </table:table-cell>
          <table:table-cell office:value-type="float" office:value="94.4" table:formula="of:=[.I15]+[.$B$21]" table:style-name="ce1">
            <text:p>94.4</text:p>
          </table:table-cell>
          <table:table-cell office:value-type="float" office:value="94" table:formula="of:=[.J15]+[.$B$21]" table:style-name="ce1">
            <text:p>94</text:p>
          </table:table-cell>
          <table:table-cell office:value-type="float" office:value="92.3" table:formula="of:=[.K15]+[.$B$21]" table:style-name="ce1">
            <text:p>92.3</text:p>
          </table:table-cell>
          <table:table-cell office:value-type="float" office:value="91.9" table:formula="of:=[.L15]+[.$B$21]" table:style-name="ce1">
            <text:p>91.9</text:p>
          </table:table-cell>
          <table:table-cell office:value-type="float" office:value="90.3" table:formula="of:=[.M15]+[.$B$21]" table:style-name="ce1">
            <text:p>90.3</text:p>
          </table:table-cell>
          <table:table-cell office:value-type="float" office:value="91.5" table:formula="of:=[.N15]+[.$B$21]" table:style-name="ce1">
            <text:p>91.5</text:p>
          </table:table-cell>
          <table:table-cell office:value-type="float" office:value="92.3" table:formula="of:=[.O15]+[.$B$21]" table:style-name="ce1">
            <text:p>92.3</text:p>
          </table:table-cell>
          <table:table-cell office:value-type="float" office:value="93" table:formula="of:=[.P15]+[.$B$21]" table:style-name="ce1">
            <text:p>93</text:p>
          </table:table-cell>
          <table:table-cell office:value-type="float" office:value="93.8" table:formula="of:=[.Q15]+[.$B$21]" table:style-name="ce1">
            <text:p>93.8</text:p>
          </table:table-cell>
          <table:table-cell office:value-type="float" office:value="94.5" table:formula="of:=[.R15]+[.$B$21]" table:style-name="ce1">
            <text:p>94.5</text:p>
          </table:table-cell>
          <table:table-cell office:value-type="float" office:value="95.3" table:formula="of:=[.S15]+[.$B$21]" table:style-name="ce1">
            <text:p>95.3</text:p>
          </table:table-cell>
          <table:table-cell table:number-columns-repeated="16365"/>
        </table:table-row>
        <table:table-row table:style-name="ro1">
          <table:table-cell office:value-type="float" office:value="96" table:formula="of:=[.A16]+[.$B$21]" table:style-name="ce1">
            <text:p>96</text:p>
          </table:table-cell>
          <table:table-cell office:value-type="float" office:value="96.8" table:formula="of:=[.B16]+[.$B$21]" table:style-name="ce1">
            <text:p>96.8</text:p>
          </table:table-cell>
          <table:table-cell office:value-type="float" office:value="97.5" table:formula="of:=[.C16]+[.$B$21]" table:style-name="ce1">
            <text:p>97.5</text:p>
          </table:table-cell>
          <table:table-cell office:value-type="float" office:value="98.2" table:formula="of:=[.D16]+[.$B$21]" table:style-name="ce1">
            <text:p>98.2</text:p>
          </table:table-cell>
          <table:table-cell office:value-type="float" office:value="97.5" table:formula="of:=[.E16]+[.$B$21]" table:style-name="ce1">
            <text:p>97.5</text:p>
          </table:table-cell>
          <table:table-cell office:value-type="float" office:value="96.7" table:formula="of:=[.F16]+[.$B$21]" table:style-name="ce1">
            <text:p>96.7</text:p>
          </table:table-cell>
          <table:table-cell office:value-type="float" office:value="95.8" table:formula="of:=[.G16]+[.$B$21]" table:style-name="ce1">
            <text:p>95.8</text:p>
          </table:table-cell>
          <table:table-cell office:value-type="float" office:value="94.9" table:formula="of:=[.H16]+[.$B$21]" table:style-name="ce1">
            <text:p>94.9</text:p>
          </table:table-cell>
          <table:table-cell office:value-type="float" office:value="94.1" table:formula="of:=[.I16]+[.$B$21]" table:style-name="ce1">
            <text:p>94.1</text:p>
          </table:table-cell>
          <table:table-cell office:value-type="float" office:value="93.4" table:formula="of:=[.J16]+[.$B$21]" table:style-name="ce1">
            <text:p>93.4</text:p>
          </table:table-cell>
          <table:table-cell office:value-type="float" office:value="92.6" table:formula="of:=[.K16]+[.$B$21]" table:style-name="ce1">
            <text:p>92.6</text:p>
          </table:table-cell>
          <table:table-cell office:value-type="float" office:value="91.9" table:formula="of:=[.L16]+[.$B$21]" table:style-name="ce1">
            <text:p>91.9</text:p>
          </table:table-cell>
          <table:table-cell office:value-type="float" office:value="91.4" table:formula="of:=[.M16]+[.$B$21]" table:style-name="ce1">
            <text:p>91.4</text:p>
          </table:table-cell>
          <table:table-cell office:value-type="float" office:value="92.2" table:formula="of:=[.N16]+[.$B$21]" table:style-name="ce1">
            <text:p>92.2</text:p>
          </table:table-cell>
          <table:table-cell office:value-type="float" office:value="93.7" table:formula="of:=[.O16]+[.$B$21]" table:style-name="ce1">
            <text:p>93.7</text:p>
          </table:table-cell>
          <table:table-cell office:value-type="float" office:value="94.4" table:formula="of:=[.P16]+[.$B$21]" table:style-name="ce1">
            <text:p>94.4</text:p>
          </table:table-cell>
          <table:table-cell office:value-type="float" office:value="94" table:formula="of:=[.Q16]+[.$B$21]" table:style-name="ce1">
            <text:p>94</text:p>
          </table:table-cell>
          <table:table-cell office:value-type="float" office:value="92.3" table:formula="of:=[.R16]+[.$B$21]" table:style-name="ce1">
            <text:p>92.3</text:p>
          </table:table-cell>
          <table:table-cell office:value-type="float" office:value="91.9" table:formula="of:=[.S16]+[.$B$21]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0.3" table:formula="of:=[.A17]+[.$B$21]" table:style-name="ce1">
            <text:p>90.3</text:p>
          </table:table-cell>
          <table:table-cell office:value-type="float" office:value="91.3" table:formula="of:=[.B17]+[.$B$21]" table:style-name="ce1">
            <text:p>91.3</text:p>
          </table:table-cell>
          <table:table-cell office:value-type="float" office:value="92" table:formula="of:=[.C17]+[.$B$21]" table:style-name="ce1">
            <text:p>92</text:p>
          </table:table-cell>
          <table:table-cell office:value-type="float" office:value="92.8" table:formula="of:=[.D17]+[.$B$21]" table:style-name="ce1">
            <text:p>92.8</text:p>
          </table:table-cell>
          <table:table-cell office:value-type="float" office:value="93.6" table:formula="of:=[.E17]+[.$B$21]" table:style-name="ce1">
            <text:p>93.6</text:p>
          </table:table-cell>
          <table:table-cell office:value-type="float" office:value="94.3" table:formula="of:=[.F17]+[.$B$21]" table:style-name="ce1">
            <text:p>94.3</text:p>
          </table:table-cell>
          <table:table-cell office:value-type="float" office:value="95.1" table:formula="of:=[.G17]+[.$B$21]" table:style-name="ce1">
            <text:p>95.1</text:p>
          </table:table-cell>
          <table:table-cell office:value-type="float" office:value="95.8" table:formula="of:=[.H17]+[.$B$21]" table:style-name="ce1">
            <text:p>95.8</text:p>
          </table:table-cell>
          <table:table-cell office:value-type="float" office:value="96.5" table:formula="of:=[.I17]+[.$B$21]" table:style-name="ce1">
            <text:p>96.5</text:p>
          </table:table-cell>
          <table:table-cell office:value-type="float" office:value="96.9" table:formula="of:=[.J17]+[.$B$21]" table:style-name="ce1">
            <text:p>96.9</text:p>
          </table:table-cell>
          <table:table-cell office:value-type="float" office:value="96" table:formula="of:=[.K17]+[.$B$21]" table:style-name="ce1">
            <text:p>96</text:p>
          </table:table-cell>
          <table:table-cell office:value-type="float" office:value="95.1" table:formula="of:=[.L17]+[.$B$21]" table:style-name="ce1">
            <text:p>95.1</text:p>
          </table:table-cell>
          <table:table-cell office:value-type="float" office:value="94.3" table:formula="of:=[.M17]+[.$B$21]" table:style-name="ce1">
            <text:p>94.3</text:p>
          </table:table-cell>
          <table:table-cell office:value-type="float" office:value="93.5" table:formula="of:=[.N17]+[.$B$21]" table:style-name="ce1">
            <text:p>93.5</text:p>
          </table:table-cell>
          <table:table-cell office:value-type="float" office:value="92.7" table:formula="of:=[.O17]+[.$B$21]" table:style-name="ce1">
            <text:p>92.7</text:p>
          </table:table-cell>
          <table:table-cell office:value-type="float" office:value="92" table:formula="of:=[.P17]+[.$B$21]" table:style-name="ce1">
            <text:p>92</text:p>
          </table:table-cell>
          <table:table-cell office:value-type="float" office:value="91.2" table:formula="of:=[.Q17]+[.$B$21]" table:style-name="ce1">
            <text:p>91.2</text:p>
          </table:table-cell>
          <table:table-cell office:value-type="float" office:value="90.4" table:formula="of:=[.R17]+[.$B$21]" table:style-name="ce1">
            <text:p>90.4</text:p>
          </table:table-cell>
          <table:table-cell office:value-type="float" office:value="91.9" table:formula="of:=[.S17]+[.$B$21]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.4" table:formula="of:=[.A18]+[.$B$21]" table:style-name="ce1">
            <text:p>91.4</text:p>
          </table:table-cell>
          <table:table-cell office:value-type="float" office:value="92.2" table:formula="of:=[.B18]+[.$B$21]" table:style-name="ce1">
            <text:p>92.2</text:p>
          </table:table-cell>
          <table:table-cell office:value-type="float" office:value="93.7" table:formula="of:=[.C18]+[.$B$21]" table:style-name="ce1">
            <text:p>93.7</text:p>
          </table:table-cell>
          <table:table-cell office:value-type="float" office:value="94.4" table:formula="of:=[.D18]+[.$B$21]" table:style-name="ce1">
            <text:p>94.4</text:p>
          </table:table-cell>
          <table:table-cell office:value-type="float" office:value="94" table:formula="of:=[.E18]+[.$B$21]" table:style-name="ce1">
            <text:p>94</text:p>
          </table:table-cell>
          <table:table-cell office:value-type="float" office:value="92.3" table:formula="of:=[.F18]+[.$B$21]" table:style-name="ce1">
            <text:p>92.3</text:p>
          </table:table-cell>
          <table:table-cell office:value-type="float" office:value="91.9" table:formula="of:=[.G18]+[.$B$21]" table:style-name="ce1">
            <text:p>91.9</text:p>
          </table:table-cell>
          <table:table-cell office:value-type="float" office:value="90.3" table:formula="of:=[.H18]+[.$B$21]" table:style-name="ce1">
            <text:p>90.3</text:p>
          </table:table-cell>
          <table:table-cell office:value-type="float" office:value="90.3" table:formula="of:=[.I18]+[.$B$21]" table:style-name="ce1">
            <text:p>90.3</text:p>
          </table:table-cell>
          <table:table-cell office:value-type="float" office:value="91" table:formula="of:=[.J18]+[.$B$21]" table:style-name="ce1">
            <text:p>91</text:p>
          </table:table-cell>
          <table:table-cell office:value-type="float" office:value="91.8" table:formula="of:=[.K18]+[.$B$21]" table:style-name="ce1">
            <text:p>91.8</text:p>
          </table:table-cell>
          <table:table-cell office:value-type="float" office:value="92.5" table:formula="of:=[.L18]+[.$B$21]" table:style-name="ce1">
            <text:p>92.5</text:p>
          </table:table-cell>
          <table:table-cell office:value-type="float" office:value="93.3" table:formula="of:=[.M18]+[.$B$21]" table:style-name="ce1">
            <text:p>93.3</text:p>
          </table:table-cell>
          <table:table-cell office:value-type="float" office:value="94" table:formula="of:=[.N18]+[.$B$21]" table:style-name="ce1">
            <text:p>94</text:p>
          </table:table-cell>
          <table:table-cell office:value-type="float" office:value="94.7" table:formula="of:=[.O18]+[.$B$21]" table:style-name="ce1">
            <text:p>94.7</text:p>
          </table:table-cell>
          <table:table-cell office:value-type="float" office:value="95.5" table:formula="of:=[.P18]+[.$B$21]" table:style-name="ce1">
            <text:p>95.5</text:p>
          </table:table-cell>
          <table:table-cell office:value-type="float" office:value="96.2" table:formula="of:=[.Q18]+[.$B$21]" table:style-name="ce1">
            <text:p>96.2</text:p>
          </table:table-cell>
          <table:table-cell office:value-type="float" office:value="95.7" table:formula="of:=[.R18]+[.$B$21]" table:style-name="ce1">
            <text:p>95.7</text:p>
          </table:table-cell>
          <table:table-cell office:value-type="float" office:value="94.9" table:formula="of:=[.S18]+[.$B$21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4" table:formula="of:=[.A19]+[.$B$21]" table:style-name="ce1">
            <text:p>94</text:p>
          </table:table-cell>
          <table:table-cell office:value-type="float" office:value="93.3" table:formula="of:=[.B19]+[.$B$21]" table:style-name="ce1">
            <text:p>93.3</text:p>
          </table:table-cell>
          <table:table-cell office:value-type="float" office:value="92.5" table:formula="of:=[.C19]+[.$B$21]" table:style-name="ce1">
            <text:p>92.5</text:p>
          </table:table-cell>
          <table:table-cell office:value-type="float" office:value="91.8" table:formula="of:=[.D19]+[.$B$21]" table:style-name="ce1">
            <text:p>91.8</text:p>
          </table:table-cell>
          <table:table-cell office:value-type="float" office:value="91" table:formula="of:=[.E19]+[.$B$21]" table:style-name="ce1">
            <text:p>91</text:p>
          </table:table-cell>
          <table:table-cell office:value-type="float" office:value="90.2" table:formula="of:=[.F19]+[.$B$21]" table:style-name="ce1">
            <text:p>90.2</text:p>
          </table:table-cell>
          <table:table-cell office:value-type="float" office:value="91.9" table:formula="of:=[.G19]+[.$B$21]" table:style-name="ce1">
            <text:p>91.9</text:p>
          </table:table-cell>
          <table:table-cell office:value-type="float" office:value="91.4" table:formula="of:=[.H19]+[.$B$21]" table:style-name="ce1">
            <text:p>91.4</text:p>
          </table:table-cell>
          <table:table-cell office:value-type="float" office:value="92.2" table:formula="of:=[.I19]+[.$B$21]" table:style-name="ce1">
            <text:p>92.2</text:p>
          </table:table-cell>
          <table:table-cell office:value-type="float" office:value="93.7" table:formula="of:=[.J19]+[.$B$21]" table:style-name="ce1">
            <text:p>93.7</text:p>
          </table:table-cell>
          <table:table-cell office:value-type="float" office:value="94.4" table:formula="of:=[.K19]+[.$B$21]" table:style-name="ce1">
            <text:p>94.4</text:p>
          </table:table-cell>
          <table:table-cell office:value-type="float" office:value="94" table:formula="of:=[.L19]+[.$B$21]" table:style-name="ce1">
            <text:p>94</text:p>
          </table:table-cell>
          <table:table-cell office:value-type="float" office:value="92.3" table:formula="of:=[.M19]+[.$B$21]" table:style-name="ce1">
            <text:p>92.3</text:p>
          </table:table-cell>
          <table:table-cell office:value-type="float" office:value="91.9" table:formula="of:=[.N19]+[.$B$21]" table:style-name="ce1">
            <text:p>91.9</text:p>
          </table:table-cell>
          <table:table-cell office:value-type="float" office:value="90.3" table:formula="of:=[.O19]+[.$B$21]" table:style-name="ce1">
            <text:p>90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76.8" table:formula="of:=[.A2]+[.$C$44]" table:style-name="ce1">
            <text:p>76.8</text:p>
          </table:table-cell>
          <table:table-cell office:value-type="float" office:value="77.599999999999994" table:formula="of:=[.B2]+[.$C$44]" table:style-name="ce1">
            <text:p>77.6</text:p>
          </table:table-cell>
          <table:table-cell office:value-type="float" office:value="79.2" table:formula="of:=[.C2]+[.$C$44]" table:style-name="ce1">
            <text:p>79.2</text:p>
          </table:table-cell>
          <table:table-cell office:value-type="float" office:value="80.7" table:formula="of:=[.D2]+[.$C$44]" table:style-name="ce1">
            <text:p>80.7</text:p>
          </table:table-cell>
          <table:table-cell office:value-type="float" office:value="81.5" table:formula="of:=[.E2]+[.$C$44]" table:style-name="ce1">
            <text:p>81.5</text:p>
          </table:table-cell>
          <table:table-cell office:value-type="float" office:value="82.3" table:formula="of:=[.F2]+[.$C$44]" table:style-name="ce1">
            <text:p>82.3</text:p>
          </table:table-cell>
          <table:table-cell office:value-type="float" office:value="83" table:formula="of:=[.G2]+[.$C$44]" table:style-name="ce1">
            <text:p>83</text:p>
          </table:table-cell>
          <table:table-cell office:value-type="float" office:value="83.7" table:formula="of:=[.H2]+[.$C$44]" table:style-name="ce1">
            <text:p>83.7</text:p>
          </table:table-cell>
          <table:table-cell office:value-type="float" office:value="84.5" table:formula="of:=[.I2]+[.$C$44]" table:style-name="ce1">
            <text:p>84.5</text:p>
          </table:table-cell>
          <table:table-cell office:value-type="float" office:value="85.2" table:formula="of:=[.J2]+[.$C$44]" table:style-name="ce1">
            <text:p>85.2</text:p>
          </table:table-cell>
          <table:table-cell office:value-type="float" office:value="85.5" table:formula="of:=[.K2]+[.$C$44]" table:style-name="ce1">
            <text:p>85.5</text:p>
          </table:table-cell>
          <table:table-cell office:value-type="float" office:value="85.9" table:formula="of:=[.L2]+[.$C$44]" table:style-name="ce1">
            <text:p>85.9</text:p>
          </table:table-cell>
          <table:table-cell office:value-type="float" office:value="86.4" table:formula="of:=[.M2]+[.$C$44]" table:style-name="ce1">
            <text:p>86.4</text:p>
          </table:table-cell>
          <table:table-cell office:value-type="float" office:value="86.6" table:formula="of:=[.N2]+[.$C$44]" table:style-name="ce1">
            <text:p>86.6</text:p>
          </table:table-cell>
          <table:table-cell office:value-type="float" office:value="86.9" table:formula="of:=[.O2]+[.$C$44]" table:style-name="ce1">
            <text:p>86.9</text:p>
          </table:table-cell>
          <table:table-cell office:value-type="float" office:value="87.2" table:formula="of:=[.P2]+[.$C$44]" table:style-name="ce1">
            <text:p>87.2</text:p>
          </table:table-cell>
          <table:table-cell office:value-type="float" office:value="87.5" table:formula="of:=[.Q2]+[.$C$44]" table:style-name="ce1">
            <text:p>87.5</text:p>
          </table:table-cell>
          <table:table-cell office:value-type="float" office:value="87.8" table:formula="of:=[.R2]+[.$C$44]" table:style-name="ce1">
            <text:p>87.8</text:p>
          </table:table-cell>
          <table:table-cell office:value-type="float" office:value="88.1" table:formula="of:=[.S2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3" table:formula="of:=[.A3]+[.$C$44]" table:style-name="ce1">
            <text:p>88.3</text:p>
          </table:table-cell>
          <table:table-cell office:value-type="float" office:value="88.6" table:formula="of:=[.B3]+[.$C$44]" table:style-name="ce1">
            <text:p>88.6</text:p>
          </table:table-cell>
          <table:table-cell office:value-type="float" office:value="88.9" table:formula="of:=[.C3]+[.$C$44]" table:style-name="ce1">
            <text:p>88.9</text:p>
          </table:table-cell>
          <table:table-cell office:value-type="float" office:value="89.2" table:formula="of:=[.D3]+[.$C$44]" table:style-name="ce1">
            <text:p>89.2</text:p>
          </table:table-cell>
          <table:table-cell office:value-type="float" office:value="89.4" table:formula="of:=[.E3]+[.$C$44]" table:style-name="ce1">
            <text:p>89.4</text:p>
          </table:table-cell>
          <table:table-cell office:value-type="float" office:value="89.7" table:formula="of:=[.F3]+[.$C$44]" table:style-name="ce1">
            <text:p>89.7</text:p>
          </table:table-cell>
          <table:table-cell office:value-type="float" office:value="90" table:formula="of:=[.G3]+[.$C$44]" table:style-name="ce1">
            <text:p>90</text:p>
          </table:table-cell>
          <table:table-cell office:value-type="float" office:value="90.3" table:formula="of:=[.H3]+[.$C$44]" table:style-name="ce1">
            <text:p>90.3</text:p>
          </table:table-cell>
          <table:table-cell office:value-type="float" office:value="90.5" table:formula="of:=[.I3]+[.$C$44]" table:style-name="ce1">
            <text:p>90.5</text:p>
          </table:table-cell>
          <table:table-cell office:value-type="float" office:value="90.8" table:formula="of:=[.J3]+[.$C$44]" table:style-name="ce1">
            <text:p>90.8</text:p>
          </table:table-cell>
          <table:table-cell office:value-type="float" office:value="91.1" table:formula="of:=[.K3]+[.$C$44]" table:style-name="ce1">
            <text:p>91.1</text:p>
          </table:table-cell>
          <table:table-cell office:value-type="float" office:value="91.3" table:formula="of:=[.L3]+[.$C$44]" table:style-name="ce1">
            <text:p>91.3</text:p>
          </table:table-cell>
          <table:table-cell office:value-type="float" office:value="91.6" table:formula="of:=[.M3]+[.$C$44]" table:style-name="ce1">
            <text:p>91.6</text:p>
          </table:table-cell>
          <table:table-cell office:value-type="float" office:value="91.9" table:formula="of:=[.N3]+[.$C$44]" table:style-name="ce1">
            <text:p>91.9</text:p>
          </table:table-cell>
          <table:table-cell office:value-type="float" office:value="91.5" table:formula="of:=[.O3]+[.$C$44]" table:style-name="ce1">
            <text:p>91.5</text:p>
          </table:table-cell>
          <table:table-cell office:value-type="float" office:value="91.2" table:formula="of:=[.P3]+[.$C$44]" table:style-name="ce1">
            <text:p>91.2</text:p>
          </table:table-cell>
          <table:table-cell office:value-type="float" office:value="90.7" table:formula="of:=[.Q3]+[.$C$44]" table:style-name="ce1">
            <text:p>90.7</text:p>
          </table:table-cell>
          <table:table-cell office:value-type="float" office:value="77.900000000000006" table:formula="of:=[.R3]+[.$C$44]" table:style-name="ce1">
            <text:p>77.9</text:p>
          </table:table-cell>
          <table:table-cell office:value-type="float" office:value="78.7" table:formula="of:=[.S3]+[.$C$44]" table:style-name="ce1">
            <text:p>78.7</text:p>
          </table:table-cell>
          <table:table-cell table:number-columns-repeated="16365"/>
        </table:table-row>
        <table:table-row table:style-name="ro1">
          <table:table-cell office:value-type="float" office:value="80.3" table:formula="of:=[.A4]+[.$C$44]" table:style-name="ce1">
            <text:p>80.3</text:p>
          </table:table-cell>
          <table:table-cell office:value-type="float" office:value="81.900000000000006" table:formula="of:=[.B4]+[.$C$44]" table:style-name="ce1">
            <text:p>81.9</text:p>
          </table:table-cell>
          <table:table-cell office:value-type="float" office:value="82.7" table:formula="of:=[.C4]+[.$C$44]" table:style-name="ce1">
            <text:p>82.7</text:p>
          </table:table-cell>
          <table:table-cell office:value-type="float" office:value="83.4" table:formula="of:=[.D4]+[.$C$44]" table:style-name="ce1">
            <text:p>83.4</text:p>
          </table:table-cell>
          <table:table-cell office:value-type="float" office:value="84.2" table:formula="of:=[.E4]+[.$C$44]" table:style-name="ce1">
            <text:p>84.2</text:p>
          </table:table-cell>
          <table:table-cell office:value-type="float" office:value="84.9" table:formula="of:=[.F4]+[.$C$44]" table:style-name="ce1">
            <text:p>84.9</text:p>
          </table:table-cell>
          <table:table-cell office:value-type="float" office:value="85.7" table:formula="of:=[.G4]+[.$C$44]" table:style-name="ce1">
            <text:p>85.7</text:p>
          </table:table-cell>
          <table:table-cell office:value-type="float" office:value="86.4" table:formula="of:=[.H4]+[.$C$44]" table:style-name="ce1">
            <text:p>86.4</text:p>
          </table:table-cell>
          <table:table-cell office:value-type="float" office:value="86.7" table:formula="of:=[.I4]+[.$C$44]" table:style-name="ce1">
            <text:p>86.7</text:p>
          </table:table-cell>
          <table:table-cell office:value-type="float" office:value="87.2" table:formula="of:=[.J4]+[.$C$44]" table:style-name="ce1">
            <text:p>87.2</text:p>
          </table:table-cell>
          <table:table-cell office:value-type="float" office:value="87.6" table:formula="of:=[.K4]+[.$C$44]" table:style-name="ce1">
            <text:p>87.6</text:p>
          </table:table-cell>
          <table:table-cell office:value-type="float" office:value="87.9" table:formula="of:=[.L4]+[.$C$44]" table:style-name="ce1">
            <text:p>87.9</text:p>
          </table:table-cell>
          <table:table-cell office:value-type="float" office:value="88.2" table:formula="of:=[.M4]+[.$C$44]" table:style-name="ce1">
            <text:p>88.2</text:p>
          </table:table-cell>
          <table:table-cell office:value-type="float" office:value="88.5" table:formula="of:=[.N4]+[.$C$44]" table:style-name="ce1">
            <text:p>88.5</text:p>
          </table:table-cell>
          <table:table-cell office:value-type="float" office:value="88.7" table:formula="of:=[.O4]+[.$C$44]" table:style-name="ce1">
            <text:p>88.7</text:p>
          </table:table-cell>
          <table:table-cell office:value-type="float" office:value="89" table:formula="of:=[.P4]+[.$C$44]" table:style-name="ce1">
            <text:p>89</text:p>
          </table:table-cell>
          <table:table-cell office:value-type="float" office:value="89.3" table:formula="of:=[.Q4]+[.$C$44]" table:style-name="ce1">
            <text:p>89.3</text:p>
          </table:table-cell>
          <table:table-cell office:value-type="float" office:value="89.6" table:formula="of:=[.R4]+[.$C$44]" table:style-name="ce1">
            <text:p>89.6</text:p>
          </table:table-cell>
          <table:table-cell office:value-type="float" office:value="89.9" table:formula="of:=[.S4]+[.$C$44]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5]+[.$C$44]" table:style-name="ce1">
            <text:p>90.2</text:p>
          </table:table-cell>
          <table:table-cell office:value-type="float" office:value="90.4" table:formula="of:=[.B5]+[.$C$44]" table:style-name="ce1">
            <text:p>90.4</text:p>
          </table:table-cell>
          <table:table-cell office:value-type="float" office:value="90.7" table:formula="of:=[.C5]+[.$C$44]" table:style-name="ce1">
            <text:p>90.7</text:p>
          </table:table-cell>
          <table:table-cell office:value-type="float" office:value="91" table:formula="of:=[.D5]+[.$C$44]" table:style-name="ce1">
            <text:p>91</text:p>
          </table:table-cell>
          <table:table-cell office:value-type="float" office:value="91.3" table:formula="of:=[.E5]+[.$C$44]" table:style-name="ce1">
            <text:p>91.3</text:p>
          </table:table-cell>
          <table:table-cell office:value-type="float" office:value="91.6" table:formula="of:=[.F5]+[.$C$44]" table:style-name="ce1">
            <text:p>91.6</text:p>
          </table:table-cell>
          <table:table-cell office:value-type="float" office:value="91.8" table:formula="of:=[.G5]+[.$C$44]" table:style-name="ce1">
            <text:p>91.8</text:p>
          </table:table-cell>
          <table:table-cell office:value-type="float" office:value="92.1" table:formula="of:=[.H5]+[.$C$44]" table:style-name="ce1">
            <text:p>92.1</text:p>
          </table:table-cell>
          <table:table-cell office:value-type="float" office:value="92.4" table:formula="of:=[.I5]+[.$C$44]" table:style-name="ce1">
            <text:p>92.4</text:p>
          </table:table-cell>
          <table:table-cell office:value-type="float" office:value="92.7" table:formula="of:=[.J5]+[.$C$44]" table:style-name="ce1">
            <text:p>92.7</text:p>
          </table:table-cell>
          <table:table-cell office:value-type="float" office:value="92.9" table:formula="of:=[.K5]+[.$C$44]" table:style-name="ce1">
            <text:p>92.9</text:p>
          </table:table-cell>
          <table:table-cell office:value-type="float" office:value="92.6" table:formula="of:=[.L5]+[.$C$44]" table:style-name="ce1">
            <text:p>92.6</text:p>
          </table:table-cell>
          <table:table-cell office:value-type="float" office:value="92.2" table:formula="of:=[.M5]+[.$C$44]" table:style-name="ce1">
            <text:p>92.2</text:p>
          </table:table-cell>
          <table:table-cell office:value-type="float" office:value="91.9" table:formula="of:=[.N5]+[.$C$44]" table:style-name="ce1">
            <text:p>91.9</text:p>
          </table:table-cell>
          <table:table-cell office:value-type="float" office:value="91.5" table:formula="of:=[.O5]+[.$C$44]" table:style-name="ce1">
            <text:p>91.5</text:p>
          </table:table-cell>
          <table:table-cell office:value-type="float" office:value="78.900000000000006" table:formula="of:=[.P5]+[.$C$44]" table:style-name="ce1">
            <text:p>78.9</text:p>
          </table:table-cell>
          <table:table-cell office:value-type="float" office:value="79.8" table:formula="of:=[.Q5]+[.$C$44]" table:style-name="ce1">
            <text:p>79.8</text:p>
          </table:table-cell>
          <table:table-cell office:value-type="float" office:value="81.400000000000006" table:formula="of:=[.R5]+[.$C$44]" table:style-name="ce1">
            <text:p>81.4</text:p>
          </table:table-cell>
          <table:table-cell office:value-type="float" office:value="83" table:formula="of:=[.S5]+[.$C$44]" table:style-name="ce1">
            <text:p>83</text:p>
          </table:table-cell>
          <table:table-cell table:number-columns-repeated="16365"/>
        </table:table-row>
        <table:table-row table:style-name="ro1">
          <table:table-cell office:value-type="float" office:value="83.8" table:formula="of:=[.A6]+[.$C$44]" table:style-name="ce1">
            <text:p>83.8</text:p>
          </table:table-cell>
          <table:table-cell office:value-type="float" office:value="84.6" table:formula="of:=[.B6]+[.$C$44]" table:style-name="ce1">
            <text:p>84.6</text:p>
          </table:table-cell>
          <table:table-cell office:value-type="float" office:value="85.3" table:formula="of:=[.C6]+[.$C$44]" table:style-name="ce1">
            <text:p>85.3</text:p>
          </table:table-cell>
          <table:table-cell office:value-type="float" office:value="86.1" table:formula="of:=[.D6]+[.$C$44]" table:style-name="ce1">
            <text:p>86.1</text:p>
          </table:table-cell>
          <table:table-cell office:value-type="float" office:value="86.9" table:formula="of:=[.E6]+[.$C$44]" table:style-name="ce1">
            <text:p>86.9</text:p>
          </table:table-cell>
          <table:table-cell office:value-type="float" office:value="87.6" table:formula="of:=[.F6]+[.$C$44]" table:style-name="ce1">
            <text:p>87.6</text:p>
          </table:table-cell>
          <table:table-cell office:value-type="float" office:value="87.9" table:formula="of:=[.G6]+[.$C$44]" table:style-name="ce1">
            <text:p>87.9</text:p>
          </table:table-cell>
          <table:table-cell office:value-type="float" office:value="88.4" table:formula="of:=[.H6]+[.$C$44]" table:style-name="ce1">
            <text:p>88.4</text:p>
          </table:table-cell>
          <table:table-cell office:value-type="float" office:value="88.8" table:formula="of:=[.I6]+[.$C$44]" table:style-name="ce1">
            <text:p>88.8</text:p>
          </table:table-cell>
          <table:table-cell office:value-type="float" office:value="89.1" table:formula="of:=[.J6]+[.$C$44]" table:style-name="ce1">
            <text:p>89.1</text:p>
          </table:table-cell>
          <table:table-cell office:value-type="float" office:value="89.4" table:formula="of:=[.K6]+[.$C$44]" table:style-name="ce1">
            <text:p>89.4</text:p>
          </table:table-cell>
          <table:table-cell office:value-type="float" office:value="89.7" table:formula="of:=[.L6]+[.$C$44]" table:style-name="ce1">
            <text:p>89.7</text:p>
          </table:table-cell>
          <table:table-cell office:value-type="float" office:value="90" table:formula="of:=[.M6]+[.$C$44]" table:style-name="ce1">
            <text:p>90</text:p>
          </table:table-cell>
          <table:table-cell office:value-type="float" office:value="90.3" table:formula="of:=[.N6]+[.$C$44]" table:style-name="ce1">
            <text:p>90.3</text:p>
          </table:table-cell>
          <table:table-cell office:value-type="float" office:value="90.6" table:formula="of:=[.O6]+[.$C$44]" table:style-name="ce1">
            <text:p>90.6</text:p>
          </table:table-cell>
          <table:table-cell office:value-type="float" office:value="90.8" table:formula="of:=[.P6]+[.$C$44]" table:style-name="ce1">
            <text:p>90.8</text:p>
          </table:table-cell>
          <table:table-cell office:value-type="float" office:value="91.1" table:formula="of:=[.Q6]+[.$C$44]" table:style-name="ce1">
            <text:p>91.1</text:p>
          </table:table-cell>
          <table:table-cell office:value-type="float" office:value="91.4" table:formula="of:=[.R6]+[.$C$44]" table:style-name="ce1">
            <text:p>91.4</text:p>
          </table:table-cell>
          <table:table-cell office:value-type="float" office:value="91.7" table:formula="of:=[.S6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7]+[.$C$44]" table:style-name="ce1">
            <text:p>92</text:p>
          </table:table-cell>
          <table:table-cell office:value-type="float" office:value="92.3" table:formula="of:=[.B7]+[.$C$44]" table:style-name="ce1">
            <text:p>92.3</text:p>
          </table:table-cell>
          <table:table-cell office:value-type="float" office:value="92.6" table:formula="of:=[.C7]+[.$C$44]" table:style-name="ce1">
            <text:p>92.6</text:p>
          </table:table-cell>
          <table:table-cell office:value-type="float" office:value="92.8" table:formula="of:=[.D7]+[.$C$44]" table:style-name="ce1">
            <text:p>92.8</text:p>
          </table:table-cell>
          <table:table-cell office:value-type="float" office:value="93.1" table:formula="of:=[.E7]+[.$C$44]" table:style-name="ce1">
            <text:p>93.1</text:p>
          </table:table-cell>
          <table:table-cell office:value-type="float" office:value="93.4" table:formula="of:=[.F7]+[.$C$44]" table:style-name="ce1">
            <text:p>93.4</text:p>
          </table:table-cell>
          <table:table-cell office:value-type="float" office:value="93.7" table:formula="of:=[.G7]+[.$C$44]" table:style-name="ce1">
            <text:p>93.7</text:p>
          </table:table-cell>
          <table:table-cell office:value-type="float" office:value="93.9" table:formula="of:=[.H7]+[.$C$44]" table:style-name="ce1">
            <text:p>93.9</text:p>
          </table:table-cell>
          <table:table-cell office:value-type="float" office:value="93.6" table:formula="of:=[.I7]+[.$C$44]" table:style-name="ce1">
            <text:p>93.6</text:p>
          </table:table-cell>
          <table:table-cell office:value-type="float" office:value="93.3" table:formula="of:=[.J7]+[.$C$44]" table:style-name="ce1">
            <text:p>93.3</text:p>
          </table:table-cell>
          <table:table-cell office:value-type="float" office:value="93" table:formula="of:=[.K7]+[.$C$44]" table:style-name="ce1">
            <text:p>93</text:p>
          </table:table-cell>
          <table:table-cell office:value-type="float" office:value="92.7" table:formula="of:=[.L7]+[.$C$44]" table:style-name="ce1">
            <text:p>92.7</text:p>
          </table:table-cell>
          <table:table-cell office:value-type="float" office:value="92.2" table:formula="of:=[.M7]+[.$C$44]" table:style-name="ce1">
            <text:p>92.2</text:p>
          </table:table-cell>
          <table:table-cell office:value-type="float" office:value="79.3" table:formula="of:=[.N7]+[.$C$44]" table:style-name="ce1">
            <text:p>79.3</text:p>
          </table:table-cell>
          <table:table-cell office:value-type="float" office:value="80.099999999999994" table:formula="of:=[.O7]+[.$C$44]" table:style-name="ce1">
            <text:p>80.1</text:p>
          </table:table-cell>
          <table:table-cell office:value-type="float" office:value="81.7" table:formula="of:=[.P7]+[.$C$44]" table:style-name="ce1">
            <text:p>81.7</text:p>
          </table:table-cell>
          <table:table-cell office:value-type="float" office:value="83.4" table:formula="of:=[.Q7]+[.$C$44]" table:style-name="ce1">
            <text:p>83.4</text:p>
          </table:table-cell>
          <table:table-cell office:value-type="float" office:value="84.1" table:formula="of:=[.R7]+[.$C$44]" table:style-name="ce1">
            <text:p>84.1</text:p>
          </table:table-cell>
          <table:table-cell office:value-type="float" office:value="84.9" table:formula="of:=[.S7]+[.$C$44]" table:style-name="ce1">
            <text:p>84.9</text:p>
          </table:table-cell>
          <table:table-cell table:number-columns-repeated="16365"/>
        </table:table-row>
        <table:table-row table:style-name="ro1">
          <table:table-cell office:value-type="float" office:value="85.7" table:formula="of:=[.A8]+[.$C$44]" table:style-name="ce1">
            <text:p>85.7</text:p>
          </table:table-cell>
          <table:table-cell office:value-type="float" office:value="86.5" table:formula="of:=[.B8]+[.$C$44]" table:style-name="ce1">
            <text:p>86.5</text:p>
          </table:table-cell>
          <table:table-cell office:value-type="float" office:value="87.2" table:formula="of:=[.C8]+[.$C$44]" table:style-name="ce1">
            <text:p>87.2</text:p>
          </table:table-cell>
          <table:table-cell office:value-type="float" office:value="88" table:formula="of:=[.D8]+[.$C$44]" table:style-name="ce1">
            <text:p>88</text:p>
          </table:table-cell>
          <table:table-cell office:value-type="float" office:value="88.3" table:formula="of:=[.E8]+[.$C$44]" table:style-name="ce1">
            <text:p>88.3</text:p>
          </table:table-cell>
          <table:table-cell office:value-type="float" office:value="88.7" table:formula="of:=[.F8]+[.$C$44]" table:style-name="ce1">
            <text:p>88.7</text:p>
          </table:table-cell>
          <table:table-cell office:value-type="float" office:value="89.2" table:formula="of:=[.G8]+[.$C$44]" table:style-name="ce1">
            <text:p>89.2</text:p>
          </table:table-cell>
          <table:table-cell office:value-type="float" office:value="89.5" table:formula="of:=[.H8]+[.$C$44]" table:style-name="ce1">
            <text:p>89.5</text:p>
          </table:table-cell>
          <table:table-cell office:value-type="float" office:value="89.8" table:formula="of:=[.I8]+[.$C$44]" table:style-name="ce1">
            <text:p>89.8</text:p>
          </table:table-cell>
          <table:table-cell office:value-type="float" office:value="90.1" table:formula="of:=[.J8]+[.$C$44]" table:style-name="ce1">
            <text:p>90.1</text:p>
          </table:table-cell>
          <table:table-cell office:value-type="float" office:value="90.4" table:formula="of:=[.K8]+[.$C$44]" table:style-name="ce1">
            <text:p>90.4</text:p>
          </table:table-cell>
          <table:table-cell office:value-type="float" office:value="90.6" table:formula="of:=[.L8]+[.$C$44]" table:style-name="ce1">
            <text:p>90.6</text:p>
          </table:table-cell>
          <table:table-cell office:value-type="float" office:value="90.9" table:formula="of:=[.M8]+[.$C$44]" table:style-name="ce1">
            <text:p>90.9</text:p>
          </table:table-cell>
          <table:table-cell office:value-type="float" office:value="91.2" table:formula="of:=[.N8]+[.$C$44]" table:style-name="ce1">
            <text:p>91.2</text:p>
          </table:table-cell>
          <table:table-cell office:value-type="float" office:value="91.5" table:formula="of:=[.O8]+[.$C$44]" table:style-name="ce1">
            <text:p>91.5</text:p>
          </table:table-cell>
          <table:table-cell office:value-type="float" office:value="91.8" table:formula="of:=[.P8]+[.$C$44]" table:style-name="ce1">
            <text:p>91.8</text:p>
          </table:table-cell>
          <table:table-cell office:value-type="float" office:value="92.1" table:formula="of:=[.Q8]+[.$C$44]" table:style-name="ce1">
            <text:p>92.1</text:p>
          </table:table-cell>
          <table:table-cell office:value-type="float" office:value="92.4" table:formula="of:=[.R8]+[.$C$44]" table:style-name="ce1">
            <text:p>92.4</text:p>
          </table:table-cell>
          <table:table-cell office:value-type="float" office:value="92.7" table:formula="of:=[.S8]+[.$C$44]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2.9" table:formula="of:=[.A9]+[.$C$44]" table:style-name="ce1">
            <text:p>92.9</text:p>
          </table:table-cell>
          <table:table-cell office:value-type="float" office:value="93.2" table:formula="of:=[.B9]+[.$C$44]" table:style-name="ce1">
            <text:p>93.2</text:p>
          </table:table-cell>
          <table:table-cell office:value-type="float" office:value="93.5" table:formula="of:=[.C9]+[.$C$44]" table:style-name="ce1">
            <text:p>93.5</text:p>
          </table:table-cell>
          <table:table-cell office:value-type="float" office:value="93.8" table:formula="of:=[.D9]+[.$C$44]" table:style-name="ce1">
            <text:p>93.8</text:p>
          </table:table-cell>
          <table:table-cell office:value-type="float" office:value="94.1" table:formula="of:=[.E9]+[.$C$44]" table:style-name="ce1">
            <text:p>94.1</text:p>
          </table:table-cell>
          <table:table-cell office:value-type="float" office:value="94" table:formula="of:=[.F9]+[.$C$44]" table:style-name="ce1">
            <text:p>94</text:p>
          </table:table-cell>
          <table:table-cell office:value-type="float" office:value="93.7" table:formula="of:=[.G9]+[.$C$44]" table:style-name="ce1">
            <text:p>93.7</text:p>
          </table:table-cell>
          <table:table-cell office:value-type="float" office:value="93.4" table:formula="of:=[.H9]+[.$C$44]" table:style-name="ce1">
            <text:p>93.4</text:p>
          </table:table-cell>
          <table:table-cell office:value-type="float" office:value="93.1" table:formula="of:=[.I9]+[.$C$44]" table:style-name="ce1">
            <text:p>93.1</text:p>
          </table:table-cell>
          <table:table-cell office:value-type="float" office:value="92.7" table:formula="of:=[.J9]+[.$C$44]" table:style-name="ce1">
            <text:p>92.7</text:p>
          </table:table-cell>
          <table:table-cell office:value-type="float" office:value="92.2" table:formula="of:=[.K9]+[.$C$44]" table:style-name="ce1">
            <text:p>92.2</text:p>
          </table:table-cell>
          <table:table-cell office:value-type="float" office:value="79.599999999999994" table:formula="of:=[.L9]+[.$C$44]" table:style-name="ce1">
            <text:p>79.6</text:p>
          </table:table-cell>
          <table:table-cell office:value-type="float" office:value="80.400000000000006" table:formula="of:=[.M9]+[.$C$44]" table:style-name="ce1">
            <text:p>80.4</text:p>
          </table:table-cell>
          <table:table-cell office:value-type="float" office:value="82.1" table:formula="of:=[.N9]+[.$C$44]" table:style-name="ce1">
            <text:p>82.1</text:p>
          </table:table-cell>
          <table:table-cell office:value-type="float" office:value="83.7" table:formula="of:=[.O9]+[.$C$44]" table:style-name="ce1">
            <text:p>83.7</text:p>
          </table:table-cell>
          <table:table-cell office:value-type="float" office:value="84.5" table:formula="of:=[.P9]+[.$C$44]" table:style-name="ce1">
            <text:p>84.5</text:p>
          </table:table-cell>
          <table:table-cell office:value-type="float" office:value="85.3" table:formula="of:=[.Q9]+[.$C$44]" table:style-name="ce1">
            <text:p>85.3</text:p>
          </table:table-cell>
          <table:table-cell office:value-type="float" office:value="86.1" table:formula="of:=[.R9]+[.$C$44]" table:style-name="ce1">
            <text:p>86.1</text:p>
          </table:table-cell>
          <table:table-cell office:value-type="float" office:value="86.8" table:formula="of:=[.S9]+[.$C$44]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7.6" table:formula="of:=[.A10]+[.$C$44]" table:style-name="ce1">
            <text:p>87.6</text:p>
          </table:table-cell>
          <table:table-cell office:value-type="float" office:value="88.3" table:formula="of:=[.B10]+[.$C$44]" table:style-name="ce1">
            <text:p>88.3</text:p>
          </table:table-cell>
          <table:table-cell office:value-type="float" office:value="88.7" table:formula="of:=[.C10]+[.$C$44]" table:style-name="ce1">
            <text:p>88.7</text:p>
          </table:table-cell>
          <table:table-cell office:value-type="float" office:value="89.1" table:formula="of:=[.D10]+[.$C$44]" table:style-name="ce1">
            <text:p>89.1</text:p>
          </table:table-cell>
          <table:table-cell office:value-type="float" office:value="89.5" table:formula="of:=[.E10]+[.$C$44]" table:style-name="ce1">
            <text:p>89.5</text:p>
          </table:table-cell>
          <table:table-cell office:value-type="float" office:value="89.8" table:formula="of:=[.F10]+[.$C$44]" table:style-name="ce1">
            <text:p>89.8</text:p>
          </table:table-cell>
          <table:table-cell office:value-type="float" office:value="90.1" table:formula="of:=[.G10]+[.$C$44]" table:style-name="ce1">
            <text:p>90.1</text:p>
          </table:table-cell>
          <table:table-cell office:value-type="float" office:value="90.4" table:formula="of:=[.H10]+[.$C$44]" table:style-name="ce1">
            <text:p>90.4</text:p>
          </table:table-cell>
          <table:table-cell office:value-type="float" office:value="90.7" table:formula="of:=[.I10]+[.$C$44]" table:style-name="ce1">
            <text:p>90.7</text:p>
          </table:table-cell>
          <table:table-cell office:value-type="float" office:value="91" table:formula="of:=[.J10]+[.$C$44]" table:style-name="ce1">
            <text:p>91</text:p>
          </table:table-cell>
          <table:table-cell office:value-type="float" office:value="91.3" table:formula="of:=[.K10]+[.$C$44]" table:style-name="ce1">
            <text:p>91.3</text:p>
          </table:table-cell>
          <table:table-cell office:value-type="float" office:value="91.6" table:formula="of:=[.L10]+[.$C$44]" table:style-name="ce1">
            <text:p>91.6</text:p>
          </table:table-cell>
          <table:table-cell office:value-type="float" office:value="91.9" table:formula="of:=[.M10]+[.$C$44]" table:style-name="ce1">
            <text:p>91.9</text:p>
          </table:table-cell>
          <table:table-cell office:value-type="float" office:value="92.2" table:formula="of:=[.N10]+[.$C$44]" table:style-name="ce1">
            <text:p>92.2</text:p>
          </table:table-cell>
          <table:table-cell office:value-type="float" office:value="92.5" table:formula="of:=[.O10]+[.$C$44]" table:style-name="ce1">
            <text:p>92.5</text:p>
          </table:table-cell>
          <table:table-cell office:value-type="float" office:value="92.8" table:formula="of:=[.P10]+[.$C$44]" table:style-name="ce1">
            <text:p>92.8</text:p>
          </table:table-cell>
          <table:table-cell office:value-type="float" office:value="93" table:formula="of:=[.Q10]+[.$C$44]" table:style-name="ce1">
            <text:p>93</text:p>
          </table:table-cell>
          <table:table-cell office:value-type="float" office:value="93.3" table:formula="of:=[.R10]+[.$C$44]" table:style-name="ce1">
            <text:p>93.3</text:p>
          </table:table-cell>
          <table:table-cell office:value-type="float" office:value="93.6" table:formula="of:=[.S10]+[.$C$44]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11]+[.$C$44]" table:style-name="ce1">
            <text:p>93.9</text:p>
          </table:table-cell>
          <table:table-cell office:value-type="float" office:value="94.2" table:formula="of:=[.B11]+[.$C$44]" table:style-name="ce1">
            <text:p>94.2</text:p>
          </table:table-cell>
          <table:table-cell office:value-type="float" office:value="94.5" table:formula="of:=[.C11]+[.$C$44]" table:style-name="ce1">
            <text:p>94.5</text:p>
          </table:table-cell>
          <table:table-cell office:value-type="float" office:value="94.1" table:formula="of:=[.D11]+[.$C$44]" table:style-name="ce1">
            <text:p>94.1</text:p>
          </table:table-cell>
          <table:table-cell office:value-type="float" office:value="93.8" table:formula="of:=[.E11]+[.$C$44]" table:style-name="ce1">
            <text:p>93.8</text:p>
          </table:table-cell>
          <table:table-cell office:value-type="float" office:value="93.5" table:formula="of:=[.F11]+[.$C$44]" table:style-name="ce1">
            <text:p>93.5</text:p>
          </table:table-cell>
          <table:table-cell office:value-type="float" office:value="93.1" table:formula="of:=[.G11]+[.$C$44]" table:style-name="ce1">
            <text:p>93.1</text:p>
          </table:table-cell>
          <table:table-cell office:value-type="float" office:value="92.8" table:formula="of:=[.H11]+[.$C$44]" table:style-name="ce1">
            <text:p>92.8</text:p>
          </table:table-cell>
          <table:table-cell office:value-type="float" office:value="92.2" table:formula="of:=[.I11]+[.$C$44]" table:style-name="ce1">
            <text:p>92.2</text:p>
          </table:table-cell>
          <table:table-cell office:value-type="float" office:value="80.5" table:formula="of:=[.J11]+[.$C$44]" table:style-name="ce1">
            <text:p>80.5</text:p>
          </table:table-cell>
          <table:table-cell office:value-type="float" office:value="81.3" table:formula="of:=[.K11]+[.$C$44]" table:style-name="ce1">
            <text:p>81.3</text:p>
          </table:table-cell>
          <table:table-cell office:value-type="float" office:value="83" table:formula="of:=[.L11]+[.$C$44]" table:style-name="ce1">
            <text:p>83</text:p>
          </table:table-cell>
          <table:table-cell office:value-type="float" office:value="84.6" table:formula="of:=[.M11]+[.$C$44]" table:style-name="ce1">
            <text:p>84.6</text:p>
          </table:table-cell>
          <table:table-cell office:value-type="float" office:value="85.4" table:formula="of:=[.N11]+[.$C$44]" table:style-name="ce1">
            <text:p>85.4</text:p>
          </table:table-cell>
          <table:table-cell office:value-type="float" office:value="86.2" table:formula="of:=[.O11]+[.$C$44]" table:style-name="ce1">
            <text:p>86.2</text:p>
          </table:table-cell>
          <table:table-cell office:value-type="float" office:value="87" table:formula="of:=[.P11]+[.$C$44]" table:style-name="ce1">
            <text:p>87</text:p>
          </table:table-cell>
          <table:table-cell office:value-type="float" office:value="87.8" table:formula="of:=[.Q11]+[.$C$44]" table:style-name="ce1">
            <text:p>87.8</text:p>
          </table:table-cell>
          <table:table-cell office:value-type="float" office:value="88.6" table:formula="of:=[.R11]+[.$C$44]" table:style-name="ce1">
            <text:p>88.6</text:p>
          </table:table-cell>
          <table:table-cell office:value-type="float" office:value="89.3" table:formula="of:=[.S11]+[.$C$44]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9.6" table:formula="of:=[.A12]+[.$C$44]" table:style-name="ce1">
            <text:p>89.6</text:p>
          </table:table-cell>
          <table:table-cell office:value-type="float" office:value="90.1" table:formula="of:=[.B12]+[.$C$44]" table:style-name="ce1">
            <text:p>90.1</text:p>
          </table:table-cell>
          <table:table-cell office:value-type="float" office:value="90.6" table:formula="of:=[.C12]+[.$C$44]" table:style-name="ce1">
            <text:p>90.6</text:p>
          </table:table-cell>
          <table:table-cell office:value-type="float" office:value="90.9" table:formula="of:=[.D12]+[.$C$44]" table:style-name="ce1">
            <text:p>90.9</text:p>
          </table:table-cell>
          <table:table-cell office:value-type="float" office:value="91.2" table:formula="of:=[.E12]+[.$C$44]" table:style-name="ce1">
            <text:p>91.2</text:p>
          </table:table-cell>
          <table:table-cell office:value-type="float" office:value="91.5" table:formula="of:=[.F12]+[.$C$44]" table:style-name="ce1">
            <text:p>91.5</text:p>
          </table:table-cell>
          <table:table-cell office:value-type="float" office:value="91.7" table:formula="of:=[.G12]+[.$C$44]" table:style-name="ce1">
            <text:p>91.7</text:p>
          </table:table-cell>
          <table:table-cell office:value-type="float" office:value="92" table:formula="of:=[.H12]+[.$C$44]" table:style-name="ce1">
            <text:p>92</text:p>
          </table:table-cell>
          <table:table-cell office:value-type="float" office:value="92.3" table:formula="of:=[.I12]+[.$C$44]" table:style-name="ce1">
            <text:p>92.3</text:p>
          </table:table-cell>
          <table:table-cell office:value-type="float" office:value="92.6" table:formula="of:=[.J12]+[.$C$44]" table:style-name="ce1">
            <text:p>92.6</text:p>
          </table:table-cell>
          <table:table-cell office:value-type="float" office:value="92.9" table:formula="of:=[.K12]+[.$C$44]" table:style-name="ce1">
            <text:p>92.9</text:p>
          </table:table-cell>
          <table:table-cell office:value-type="float" office:value="93.2" table:formula="of:=[.L12]+[.$C$44]" table:style-name="ce1">
            <text:p>93.2</text:p>
          </table:table-cell>
          <table:table-cell office:value-type="float" office:value="93.5" table:formula="of:=[.M12]+[.$C$44]" table:style-name="ce1">
            <text:p>93.5</text:p>
          </table:table-cell>
          <table:table-cell office:value-type="float" office:value="93.8" table:formula="of:=[.N12]+[.$C$44]" table:style-name="ce1">
            <text:p>93.8</text:p>
          </table:table-cell>
          <table:table-cell office:value-type="float" office:value="94.1" table:formula="of:=[.O12]+[.$C$44]" table:style-name="ce1">
            <text:p>94.1</text:p>
          </table:table-cell>
          <table:table-cell office:value-type="float" office:value="94.4" table:formula="of:=[.P12]+[.$C$44]" table:style-name="ce1">
            <text:p>94.4</text:p>
          </table:table-cell>
          <table:table-cell office:value-type="float" office:value="94.7" table:formula="of:=[.Q12]+[.$C$44]" table:style-name="ce1">
            <text:p>94.7</text:p>
          </table:table-cell>
          <table:table-cell office:value-type="float" office:value="95" table:formula="of:=[.R12]+[.$C$44]" table:style-name="ce1">
            <text:p>95</text:p>
          </table:table-cell>
          <table:table-cell office:value-type="float" office:value="95.2" table:formula="of:=[.S12]+[.$C$44]" table:style-name="ce1">
            <text:p>95.2</text:p>
          </table:table-cell>
          <table:table-cell table:number-columns-repeated="16365"/>
        </table:table-row>
        <table:table-row table:style-name="ro1">
          <table:table-cell office:value-type="float" office:value="94.9" table:formula="of:=[.A13]+[.$C$44]" table:style-name="ce1">
            <text:p>94.9</text:p>
          </table:table-cell>
          <table:table-cell office:value-type="float" office:value="94.6" table:formula="of:=[.B13]+[.$C$44]" table:style-name="ce1">
            <text:p>94.6</text:p>
          </table:table-cell>
          <table:table-cell office:value-type="float" office:value="94.2" table:formula="of:=[.C13]+[.$C$44]" table:style-name="ce1">
            <text:p>94.2</text:p>
          </table:table-cell>
          <table:table-cell office:value-type="float" office:value="93.9" table:formula="of:=[.D13]+[.$C$44]" table:style-name="ce1">
            <text:p>93.9</text:p>
          </table:table-cell>
          <table:table-cell office:value-type="float" office:value="93.6" table:formula="of:=[.E13]+[.$C$44]" table:style-name="ce1">
            <text:p>93.6</text:p>
          </table:table-cell>
          <table:table-cell office:value-type="float" office:value="92.8" table:formula="of:=[.F13]+[.$C$44]" table:style-name="ce1">
            <text:p>92.8</text:p>
          </table:table-cell>
          <table:table-cell office:value-type="float" office:value="92.2" table:formula="of:=[.G13]+[.$C$44]" table:style-name="ce1">
            <text:p>92.2</text:p>
          </table:table-cell>
          <table:table-cell office:value-type="float" office:value="81.400000000000006" table:formula="of:=[.H13]+[.$C$44]" table:style-name="ce1">
            <text:p>81.4</text:p>
          </table:table-cell>
          <table:table-cell office:value-type="float" office:value="82.3" table:formula="of:=[.I13]+[.$C$44]" table:style-name="ce1">
            <text:p>82.3</text:p>
          </table:table-cell>
          <table:table-cell office:value-type="float" office:value="83.9" table:formula="of:=[.J13]+[.$C$44]" table:style-name="ce1">
            <text:p>83.9</text:p>
          </table:table-cell>
          <table:table-cell office:value-type="float" office:value="85.6" table:formula="of:=[.K13]+[.$C$44]" table:style-name="ce1">
            <text:p>85.6</text:p>
          </table:table-cell>
          <table:table-cell office:value-type="float" office:value="86.4" table:formula="of:=[.L13]+[.$C$44]" table:style-name="ce1">
            <text:p>86.4</text:p>
          </table:table-cell>
          <table:table-cell office:value-type="float" office:value="87.2" table:formula="of:=[.M13]+[.$C$44]" table:style-name="ce1">
            <text:p>87.2</text:p>
          </table:table-cell>
          <table:table-cell office:value-type="float" office:value="88" table:formula="of:=[.N13]+[.$C$44]" table:style-name="ce1">
            <text:p>88</text:p>
          </table:table-cell>
          <table:table-cell office:value-type="float" office:value="88.8" table:formula="of:=[.O13]+[.$C$44]" table:style-name="ce1">
            <text:p>88.8</text:p>
          </table:table-cell>
          <table:table-cell office:value-type="float" office:value="89.6" table:formula="of:=[.P13]+[.$C$44]" table:style-name="ce1">
            <text:p>89.6</text:p>
          </table:table-cell>
          <table:table-cell office:value-type="float" office:value="90.4" table:formula="of:=[.Q13]+[.$C$44]" table:style-name="ce1">
            <text:p>90.4</text:p>
          </table:table-cell>
          <table:table-cell office:value-type="float" office:value="90.7" table:formula="of:=[.R13]+[.$C$44]" table:style-name="ce1">
            <text:p>90.7</text:p>
          </table:table-cell>
          <table:table-cell office:value-type="float" office:value="91.1" table:formula="of:=[.S13]+[.$C$44]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6" table:formula="of:=[.A14]+[.$C$44]" table:style-name="ce1">
            <text:p>91.6</text:p>
          </table:table-cell>
          <table:table-cell office:value-type="float" office:value="91.9" table:formula="of:=[.B14]+[.$C$44]" table:style-name="ce1">
            <text:p>91.9</text:p>
          </table:table-cell>
          <table:table-cell office:value-type="float" office:value="92.2" table:formula="of:=[.C14]+[.$C$44]" table:style-name="ce1">
            <text:p>92.2</text:p>
          </table:table-cell>
          <table:table-cell office:value-type="float" office:value="92.5" table:formula="of:=[.D14]+[.$C$44]" table:style-name="ce1">
            <text:p>92.5</text:p>
          </table:table-cell>
          <table:table-cell office:value-type="float" office:value="92.8" table:formula="of:=[.E14]+[.$C$44]" table:style-name="ce1">
            <text:p>92.8</text:p>
          </table:table-cell>
          <table:table-cell office:value-type="float" office:value="93.1" table:formula="of:=[.F14]+[.$C$44]" table:style-name="ce1">
            <text:p>93.1</text:p>
          </table:table-cell>
          <table:table-cell office:value-type="float" office:value="93.4" table:formula="of:=[.G14]+[.$C$44]" table:style-name="ce1">
            <text:p>93.4</text:p>
          </table:table-cell>
          <table:table-cell office:value-type="float" office:value="93.7" table:formula="of:=[.H14]+[.$C$44]" table:style-name="ce1">
            <text:p>93.7</text:p>
          </table:table-cell>
          <table:table-cell office:value-type="float" office:value="94" table:formula="of:=[.I14]+[.$C$44]" table:style-name="ce1">
            <text:p>94</text:p>
          </table:table-cell>
          <table:table-cell office:value-type="float" office:value="94.3" table:formula="of:=[.J14]+[.$C$44]" table:style-name="ce1">
            <text:p>94.3</text:p>
          </table:table-cell>
          <table:table-cell office:value-type="float" office:value="94.6" table:formula="of:=[.K14]+[.$C$44]" table:style-name="ce1">
            <text:p>94.6</text:p>
          </table:table-cell>
          <table:table-cell office:value-type="float" office:value="94.9" table:formula="of:=[.L14]+[.$C$44]" table:style-name="ce1">
            <text:p>94.9</text:p>
          </table:table-cell>
          <table:table-cell office:value-type="float" office:value="95.2" table:formula="of:=[.M14]+[.$C$44]" table:style-name="ce1">
            <text:p>95.2</text:p>
          </table:table-cell>
          <table:table-cell office:value-type="float" office:value="95.5" table:formula="of:=[.N14]+[.$C$44]" table:style-name="ce1">
            <text:p>95.5</text:p>
          </table:table-cell>
          <table:table-cell office:value-type="float" office:value="95.8" table:formula="of:=[.O14]+[.$C$44]" table:style-name="ce1">
            <text:p>95.8</text:p>
          </table:table-cell>
          <table:table-cell office:value-type="float" office:value="95.5" table:formula="of:=[.P14]+[.$C$44]" table:style-name="ce1">
            <text:p>95.5</text:p>
          </table:table-cell>
          <table:table-cell office:value-type="float" office:value="95.2" table:formula="of:=[.Q14]+[.$C$44]" table:style-name="ce1">
            <text:p>95.2</text:p>
          </table:table-cell>
          <table:table-cell office:value-type="float" office:value="94.8" table:formula="of:=[.R14]+[.$C$44]" table:style-name="ce1">
            <text:p>94.8</text:p>
          </table:table-cell>
          <table:table-cell office:value-type="float" office:value="94.5" table:formula="of:=[.S14]+[.$C$44]" table:style-name="ce1">
            <text:p>94.5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15]+[.$C$44]" table:style-name="ce1">
            <text:p>94.1</text:p>
          </table:table-cell>
          <table:table-cell office:value-type="float" office:value="93.8" table:formula="of:=[.B15]+[.$C$44]" table:style-name="ce1">
            <text:p>93.8</text:p>
          </table:table-cell>
          <table:table-cell office:value-type="float" office:value="93.6" table:formula="of:=[.C15]+[.$C$44]" table:style-name="ce1">
            <text:p>93.6</text:p>
          </table:table-cell>
          <table:table-cell office:value-type="float" office:value="92.8" table:formula="of:=[.D15]+[.$C$44]" table:style-name="ce1">
            <text:p>92.8</text:p>
          </table:table-cell>
          <table:table-cell office:value-type="float" office:value="92.2" table:formula="of:=[.E15]+[.$C$44]" table:style-name="ce1">
            <text:p>92.2</text:p>
          </table:table-cell>
          <table:table-cell office:value-type="float" office:value="82.1" table:formula="of:=[.F15]+[.$C$44]" table:style-name="ce1">
            <text:p>82.1</text:p>
          </table:table-cell>
          <table:table-cell office:value-type="float" office:value="83" table:formula="of:=[.G15]+[.$C$44]" table:style-name="ce1">
            <text:p>83</text:p>
          </table:table-cell>
          <table:table-cell office:value-type="float" office:value="84.7" table:formula="of:=[.H15]+[.$C$44]" table:style-name="ce1">
            <text:p>84.7</text:p>
          </table:table-cell>
          <table:table-cell office:value-type="float" office:value="86.3" table:formula="of:=[.I15]+[.$C$44]" table:style-name="ce1">
            <text:p>86.3</text:p>
          </table:table-cell>
          <table:table-cell office:value-type="float" office:value="87.1" table:formula="of:=[.J15]+[.$C$44]" table:style-name="ce1">
            <text:p>87.1</text:p>
          </table:table-cell>
          <table:table-cell office:value-type="float" office:value="88" table:formula="of:=[.K15]+[.$C$44]" table:style-name="ce1">
            <text:p>88</text:p>
          </table:table-cell>
          <table:table-cell office:value-type="float" office:value="88.8" table:formula="of:=[.L15]+[.$C$44]" table:style-name="ce1">
            <text:p>88.8</text:p>
          </table:table-cell>
          <table:table-cell office:value-type="float" office:value="89.6" table:formula="of:=[.M15]+[.$C$44]" table:style-name="ce1">
            <text:p>89.6</text:p>
          </table:table-cell>
          <table:table-cell office:value-type="float" office:value="90.4" table:formula="of:=[.N15]+[.$C$44]" table:style-name="ce1">
            <text:p>90.4</text:p>
          </table:table-cell>
          <table:table-cell office:value-type="float" office:value="91.1" table:formula="of:=[.O15]+[.$C$44]" table:style-name="ce1">
            <text:p>91.1</text:p>
          </table:table-cell>
          <table:table-cell office:value-type="float" office:value="91.4" table:formula="of:=[.P15]+[.$C$44]" table:style-name="ce1">
            <text:p>91.4</text:p>
          </table:table-cell>
          <table:table-cell office:value-type="float" office:value="91.9" table:formula="of:=[.Q15]+[.$C$44]" table:style-name="ce1">
            <text:p>91.9</text:p>
          </table:table-cell>
          <table:table-cell office:value-type="float" office:value="92.4" table:formula="of:=[.R15]+[.$C$44]" table:style-name="ce1">
            <text:p>92.4</text:p>
          </table:table-cell>
          <table:table-cell office:value-type="float" office:value="92.7" table:formula="of:=[.S15]+[.$C$44]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[.$C$44]" table:style-name="ce1">
            <text:p>93</text:p>
          </table:table-cell>
          <table:table-cell office:value-type="float" office:value="93.3" table:formula="of:=[.B16]+[.$C$44]" table:style-name="ce1">
            <text:p>93.3</text:p>
          </table:table-cell>
          <table:table-cell office:value-type="float" office:value="93.6" table:formula="of:=[.C16]+[.$C$44]" table:style-name="ce1">
            <text:p>93.6</text:p>
          </table:table-cell>
          <table:table-cell office:value-type="float" office:value="93.9" table:formula="of:=[.D16]+[.$C$44]" table:style-name="ce1">
            <text:p>93.9</text:p>
          </table:table-cell>
          <table:table-cell office:value-type="float" office:value="94.2" table:formula="of:=[.E16]+[.$C$44]" table:style-name="ce1">
            <text:p>94.2</text:p>
          </table:table-cell>
          <table:table-cell office:value-type="float" office:value="94.5" table:formula="of:=[.F16]+[.$C$44]" table:style-name="ce1">
            <text:p>94.5</text:p>
          </table:table-cell>
          <table:table-cell office:value-type="float" office:value="94.8" table:formula="of:=[.G16]+[.$C$44]" table:style-name="ce1">
            <text:p>94.8</text:p>
          </table:table-cell>
          <table:table-cell office:value-type="float" office:value="95.1" table:formula="of:=[.H16]+[.$C$44]" table:style-name="ce1">
            <text:p>95.1</text:p>
          </table:table-cell>
          <table:table-cell office:value-type="float" office:value="95.4" table:formula="of:=[.I16]+[.$C$44]" table:style-name="ce1">
            <text:p>95.4</text:p>
          </table:table-cell>
          <table:table-cell office:value-type="float" office:value="95.7" table:formula="of:=[.J16]+[.$C$44]" table:style-name="ce1">
            <text:p>95.7</text:p>
          </table:table-cell>
          <table:table-cell office:value-type="float" office:value="96" table:formula="of:=[.K16]+[.$C$44]" table:style-name="ce1">
            <text:p>96</text:p>
          </table:table-cell>
          <table:table-cell office:value-type="float" office:value="95.8" table:formula="of:=[.L16]+[.$C$44]" table:style-name="ce1">
            <text:p>95.8</text:p>
          </table:table-cell>
          <table:table-cell office:value-type="float" office:value="95.5" table:formula="of:=[.M16]+[.$C$44]" table:style-name="ce1">
            <text:p>95.5</text:p>
          </table:table-cell>
          <table:table-cell office:value-type="float" office:value="95.1" table:formula="of:=[.N16]+[.$C$44]" table:style-name="ce1">
            <text:p>95.1</text:p>
          </table:table-cell>
          <table:table-cell office:value-type="float" office:value="94.7" table:formula="of:=[.O16]+[.$C$44]" table:style-name="ce1">
            <text:p>94.7</text:p>
          </table:table-cell>
          <table:table-cell office:value-type="float" office:value="94.4" table:formula="of:=[.P16]+[.$C$44]" table:style-name="ce1">
            <text:p>94.4</text:p>
          </table:table-cell>
          <table:table-cell office:value-type="float" office:value="94.1" table:formula="of:=[.Q16]+[.$C$44]" table:style-name="ce1">
            <text:p>94.1</text:p>
          </table:table-cell>
          <table:table-cell office:value-type="float" office:value="93.7" table:formula="of:=[.R16]+[.$C$44]" table:style-name="ce1">
            <text:p>93.7</text:p>
          </table:table-cell>
          <table:table-cell office:value-type="float" office:value="93.8" table:formula="of:=[.S16]+[.$C$44]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3.6" table:formula="of:=[.A17]+[.$C$44]" table:style-name="ce1">
            <text:p>93.6</text:p>
          </table:table-cell>
          <table:table-cell office:value-type="float" office:value="92.8" table:formula="of:=[.B17]+[.$C$44]" table:style-name="ce1">
            <text:p>92.8</text:p>
          </table:table-cell>
          <table:table-cell office:value-type="float" office:value="92.2" table:formula="of:=[.C17]+[.$C$44]" table:style-name="ce1">
            <text:p>92.2</text:p>
          </table:table-cell>
          <table:table-cell office:value-type="float" office:value="83.3" table:formula="of:=[.D17]+[.$C$44]" table:style-name="ce1">
            <text:p>83.3</text:p>
          </table:table-cell>
          <table:table-cell office:value-type="float" office:value="84.2" table:formula="of:=[.E17]+[.$C$44]" table:style-name="ce1">
            <text:p>84.2</text:p>
          </table:table-cell>
          <table:table-cell office:value-type="float" office:value="85.9" table:formula="of:=[.F17]+[.$C$44]" table:style-name="ce1">
            <text:p>85.9</text:p>
          </table:table-cell>
          <table:table-cell office:value-type="float" office:value="87.6" table:formula="of:=[.G17]+[.$C$44]" table:style-name="ce1">
            <text:p>87.6</text:p>
          </table:table-cell>
          <table:table-cell office:value-type="float" office:value="88.4" table:formula="of:=[.H17]+[.$C$44]" table:style-name="ce1">
            <text:p>88.4</text:p>
          </table:table-cell>
          <table:table-cell office:value-type="float" office:value="89.3" table:formula="of:=[.I17]+[.$C$44]" table:style-name="ce1">
            <text:p>89.3</text:p>
          </table:table-cell>
          <table:table-cell office:value-type="float" office:value="90.1" table:formula="of:=[.J17]+[.$C$44]" table:style-name="ce1">
            <text:p>90.1</text:p>
          </table:table-cell>
          <table:table-cell office:value-type="float" office:value="90.9" table:formula="of:=[.K17]+[.$C$44]" table:style-name="ce1">
            <text:p>90.9</text:p>
          </table:table-cell>
          <table:table-cell office:value-type="float" office:value="91.7" table:formula="of:=[.L17]+[.$C$44]" table:style-name="ce1">
            <text:p>91.7</text:p>
          </table:table-cell>
          <table:table-cell office:value-type="float" office:value="92.5" table:formula="of:=[.M17]+[.$C$44]" table:style-name="ce1">
            <text:p>92.5</text:p>
          </table:table-cell>
          <table:table-cell office:value-type="float" office:value="92.8" table:formula="of:=[.N17]+[.$C$44]" table:style-name="ce1">
            <text:p>92.8</text:p>
          </table:table-cell>
          <table:table-cell office:value-type="float" office:value="93.3" table:formula="of:=[.O17]+[.$C$44]" table:style-name="ce1">
            <text:p>93.3</text:p>
          </table:table-cell>
          <table:table-cell office:value-type="float" office:value="93.7" table:formula="of:=[.P17]+[.$C$44]" table:style-name="ce1">
            <text:p>93.7</text:p>
          </table:table-cell>
          <table:table-cell office:value-type="float" office:value="94" table:formula="of:=[.Q17]+[.$C$44]" table:style-name="ce1">
            <text:p>94</text:p>
          </table:table-cell>
          <table:table-cell office:value-type="float" office:value="94.4" table:formula="of:=[.R17]+[.$C$44]" table:style-name="ce1">
            <text:p>94.4</text:p>
          </table:table-cell>
          <table:table-cell office:value-type="float" office:value="94.7" table:formula="of:=[.S17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5" table:formula="of:=[.A18]+[.$C$44]" table:style-name="ce1">
            <text:p>95</text:p>
          </table:table-cell>
          <table:table-cell office:value-type="float" office:value="95.3" table:formula="of:=[.B18]+[.$C$44]" table:style-name="ce1">
            <text:p>95.3</text:p>
          </table:table-cell>
          <table:table-cell office:value-type="float" office:value="95.6" table:formula="of:=[.C18]+[.$C$44]" table:style-name="ce1">
            <text:p>95.6</text:p>
          </table:table-cell>
          <table:table-cell office:value-type="float" office:value="95.9" table:formula="of:=[.D18]+[.$C$44]" table:style-name="ce1">
            <text:p>95.9</text:p>
          </table:table-cell>
          <table:table-cell office:value-type="float" office:value="96.2" table:formula="of:=[.E18]+[.$C$44]" table:style-name="ce1">
            <text:p>96.2</text:p>
          </table:table-cell>
          <table:table-cell office:value-type="float" office:value="96.5" table:formula="of:=[.F18]+[.$C$44]" table:style-name="ce1">
            <text:p>96.5</text:p>
          </table:table-cell>
          <table:table-cell office:value-type="float" office:value="96.8" table:formula="of:=[.G18]+[.$C$44]" table:style-name="ce1">
            <text:p>96.8</text:p>
          </table:table-cell>
          <table:table-cell office:value-type="float" office:value="96.8" table:formula="of:=[.H18]+[.$C$44]" table:style-name="ce1">
            <text:p>96.8</text:p>
          </table:table-cell>
          <table:table-cell office:value-type="float" office:value="96.4" table:formula="of:=[.I18]+[.$C$44]" table:style-name="ce1">
            <text:p>96.4</text:p>
          </table:table-cell>
          <table:table-cell office:value-type="float" office:value="96" table:formula="of:=[.J18]+[.$C$44]" table:style-name="ce1">
            <text:p>96</text:p>
          </table:table-cell>
          <table:table-cell office:value-type="float" office:value="95.6" table:formula="of:=[.K18]+[.$C$44]" table:style-name="ce1">
            <text:p>95.6</text:p>
          </table:table-cell>
          <table:table-cell office:value-type="float" office:value="95.3" table:formula="of:=[.L18]+[.$C$44]" table:style-name="ce1">
            <text:p>95.3</text:p>
          </table:table-cell>
          <table:table-cell office:value-type="float" office:value="94.9" table:formula="of:=[.M18]+[.$C$44]" table:style-name="ce1">
            <text:p>94.9</text:p>
          </table:table-cell>
          <table:table-cell office:value-type="float" office:value="94.6" table:formula="of:=[.N18]+[.$C$44]" table:style-name="ce1">
            <text:p>94.6</text:p>
          </table:table-cell>
          <table:table-cell office:value-type="float" office:value="94.3" table:formula="of:=[.O18]+[.$C$44]" table:style-name="ce1">
            <text:p>94.3</text:p>
          </table:table-cell>
          <table:table-cell office:value-type="float" office:value="93.7" table:formula="of:=[.P18]+[.$C$44]" table:style-name="ce1">
            <text:p>93.7</text:p>
          </table:table-cell>
          <table:table-cell office:value-type="float" office:value="93.8" table:formula="of:=[.Q18]+[.$C$44]" table:style-name="ce1">
            <text:p>93.8</text:p>
          </table:table-cell>
          <table:table-cell office:value-type="float" office:value="93.6" table:formula="of:=[.R18]+[.$C$44]" table:style-name="ce1">
            <text:p>93.6</text:p>
          </table:table-cell>
          <table:table-cell office:value-type="float" office:value="92.8" table:formula="of:=[.S18]+[.$C$44]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19]+[.$C$44]" table:style-name="ce1">
            <text:p>92.2</text:p>
          </table:table-cell>
          <table:table-cell office:value-type="float" office:value="84.5" table:formula="of:=[.B19]+[.$C$44]" table:style-name="ce1">
            <text:p>84.5</text:p>
          </table:table-cell>
          <table:table-cell office:value-type="float" office:value="85.4" table:formula="of:=[.C19]+[.$C$44]" table:style-name="ce1">
            <text:p>85.4</text:p>
          </table:table-cell>
          <table:table-cell office:value-type="float" office:value="87.2" table:formula="of:=[.D19]+[.$C$44]" table:style-name="ce1">
            <text:p>87.2</text:p>
          </table:table-cell>
          <table:table-cell office:value-type="float" office:value="88.9" table:formula="of:=[.E19]+[.$C$44]" table:style-name="ce1">
            <text:p>88.9</text:p>
          </table:table-cell>
          <table:table-cell office:value-type="float" office:value="89.7" table:formula="of:=[.F19]+[.$C$44]" table:style-name="ce1">
            <text:p>89.7</text:p>
          </table:table-cell>
          <table:table-cell office:value-type="float" office:value="90.6" table:formula="of:=[.G19]+[.$C$44]" table:style-name="ce1">
            <text:p>90.6</text:p>
          </table:table-cell>
          <table:table-cell office:value-type="float" office:value="91.4" table:formula="of:=[.H19]+[.$C$44]" table:style-name="ce1">
            <text:p>91.4</text:p>
          </table:table-cell>
          <table:table-cell office:value-type="float" office:value="92.2" table:formula="of:=[.I19]+[.$C$44]" table:style-name="ce1">
            <text:p>92.2</text:p>
          </table:table-cell>
          <table:table-cell office:value-type="float" office:value="93" table:formula="of:=[.J19]+[.$C$44]" table:style-name="ce1">
            <text:p>93</text:p>
          </table:table-cell>
          <table:table-cell office:value-type="float" office:value="93.9" table:formula="of:=[.K19]+[.$C$44]" table:style-name="ce1">
            <text:p>93.9</text:p>
          </table:table-cell>
          <table:table-cell office:value-type="float" office:value="94.2" table:formula="of:=[.L19]+[.$C$44]" table:style-name="ce1">
            <text:p>94.2</text:p>
          </table:table-cell>
          <table:table-cell office:value-type="float" office:value="94.7" table:formula="of:=[.M19]+[.$C$44]" table:style-name="ce1">
            <text:p>94.7</text:p>
          </table:table-cell>
          <table:table-cell office:value-type="float" office:value="95.1" table:formula="of:=[.N19]+[.$C$44]" table:style-name="ce1">
            <text:p>95.1</text:p>
          </table:table-cell>
          <table:table-cell office:value-type="float" office:value="95.4" table:formula="of:=[.O19]+[.$C$44]" table:style-name="ce1">
            <text:p>95.4</text:p>
          </table:table-cell>
          <table:table-cell office:value-type="float" office:value="95.8" table:formula="of:=[.P19]+[.$C$44]" table:style-name="ce1">
            <text:p>95.8</text:p>
          </table:table-cell>
          <table:table-cell office:value-type="float" office:value="96.1" table:formula="of:=[.Q19]+[.$C$44]" table:style-name="ce1">
            <text:p>96.1</text:p>
          </table:table-cell>
          <table:table-cell office:value-type="float" office:value="96.4" table:formula="of:=[.R19]+[.$C$44]" table:style-name="ce1">
            <text:p>96.4</text:p>
          </table:table-cell>
          <table:table-cell office:value-type="float" office:value="96.7" table:formula="of:=[.S19]+[.$C$44]" table:style-name="ce1">
            <text:p>96.7</text:p>
          </table:table-cell>
          <table:table-cell table:number-columns-repeated="16365"/>
        </table:table-row>
        <table:table-row table:style-name="ro1">
          <table:table-cell office:value-type="float" office:value="97" table:formula="of:=[.A20]+[.$C$44]" table:style-name="ce1">
            <text:p>97</text:p>
          </table:table-cell>
          <table:table-cell office:value-type="float" office:value="97.3" table:formula="of:=[.B20]+[.$C$44]" table:style-name="ce1">
            <text:p>97.3</text:p>
          </table:table-cell>
          <table:table-cell office:value-type="float" office:value="97.6" table:formula="of:=[.C20]+[.$C$44]" table:style-name="ce1">
            <text:p>97.6</text:p>
          </table:table-cell>
          <table:table-cell office:value-type="float" office:value="97.6" table:formula="of:=[.D20]+[.$C$44]" table:style-name="ce1">
            <text:p>97.6</text:p>
          </table:table-cell>
          <table:table-cell office:value-type="float" office:value="97.3" table:formula="of:=[.E20]+[.$C$44]" table:style-name="ce1">
            <text:p>97.3</text:p>
          </table:table-cell>
          <table:table-cell office:value-type="float" office:value="96.9" table:formula="of:=[.F20]+[.$C$44]" table:style-name="ce1">
            <text:p>96.9</text:p>
          </table:table-cell>
          <table:table-cell office:value-type="float" office:value="96.5" table:formula="of:=[.G20]+[.$C$44]" table:style-name="ce1">
            <text:p>96.5</text:p>
          </table:table-cell>
          <table:table-cell office:value-type="float" office:value="96.2" table:formula="of:=[.H20]+[.$C$44]" table:style-name="ce1">
            <text:p>96.2</text:p>
          </table:table-cell>
          <table:table-cell office:value-type="float" office:value="95.8" table:formula="of:=[.I20]+[.$C$44]" table:style-name="ce1">
            <text:p>95.8</text:p>
          </table:table-cell>
          <table:table-cell office:value-type="float" office:value="95.4" table:formula="of:=[.J20]+[.$C$44]" table:style-name="ce1">
            <text:p>95.4</text:p>
          </table:table-cell>
          <table:table-cell office:value-type="float" office:value="95.1" table:formula="of:=[.K20]+[.$C$44]" table:style-name="ce1">
            <text:p>95.1</text:p>
          </table:table-cell>
          <table:table-cell office:value-type="float" office:value="94.7" table:formula="of:=[.L20]+[.$C$44]" table:style-name="ce1">
            <text:p>94.7</text:p>
          </table:table-cell>
          <table:table-cell office:value-type="float" office:value="94.3" table:formula="of:=[.M20]+[.$C$44]" table:style-name="ce1">
            <text:p>94.3</text:p>
          </table:table-cell>
          <table:table-cell office:value-type="float" office:value="93.7" table:formula="of:=[.N20]+[.$C$44]" table:style-name="ce1">
            <text:p>93.7</text:p>
          </table:table-cell>
          <table:table-cell office:value-type="float" office:value="93.8" table:formula="of:=[.O20]+[.$C$44]" table:style-name="ce1">
            <text:p>93.8</text:p>
          </table:table-cell>
          <table:table-cell office:value-type="float" office:value="93.6" table:formula="of:=[.P20]+[.$C$44]" table:style-name="ce1">
            <text:p>93.6</text:p>
          </table:table-cell>
          <table:table-cell office:value-type="float" office:value="92.8" table:formula="of:=[.Q20]+[.$C$44]" table:style-name="ce1">
            <text:p>92.8</text:p>
          </table:table-cell>
          <table:table-cell office:value-type="float" office:value="92.2" table:formula="of:=[.R20]+[.$C$44]" table:style-name="ce1">
            <text:p>92.2</text:p>
          </table:table-cell>
          <table:table-cell office:value-type="float" office:value="85.8" table:formula="of:=[.S20]+[.$C$44]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21]+[.$C$44]" table:style-name="ce1">
            <text:p>86.7</text:p>
          </table:table-cell>
          <table:table-cell office:value-type="float" office:value="88.5" table:formula="of:=[.B21]+[.$C$44]" table:style-name="ce1">
            <text:p>88.5</text:p>
          </table:table-cell>
          <table:table-cell office:value-type="float" office:value="90.2" table:formula="of:=[.C21]+[.$C$44]" table:style-name="ce1">
            <text:p>90.2</text:p>
          </table:table-cell>
          <table:table-cell office:value-type="float" office:value="91.1" table:formula="of:=[.D21]+[.$C$44]" table:style-name="ce1">
            <text:p>91.1</text:p>
          </table:table-cell>
          <table:table-cell office:value-type="float" office:value="92" table:formula="of:=[.E21]+[.$C$44]" table:style-name="ce1">
            <text:p>92</text:p>
          </table:table-cell>
          <table:table-cell office:value-type="float" office:value="92.8" table:formula="of:=[.F21]+[.$C$44]" table:style-name="ce1">
            <text:p>92.8</text:p>
          </table:table-cell>
          <table:table-cell office:value-type="float" office:value="93.6" table:formula="of:=[.G21]+[.$C$44]" table:style-name="ce1">
            <text:p>93.6</text:p>
          </table:table-cell>
          <table:table-cell office:value-type="float" office:value="94.5" table:formula="of:=[.H21]+[.$C$44]" table:style-name="ce1">
            <text:p>94.5</text:p>
          </table:table-cell>
          <table:table-cell office:value-type="float" office:value="95.3" table:formula="of:=[.I21]+[.$C$44]" table:style-name="ce1">
            <text:p>95.3</text:p>
          </table:table-cell>
          <table:table-cell office:value-type="float" office:value="95.6" table:formula="of:=[.J21]+[.$C$44]" table:style-name="ce1">
            <text:p>95.6</text:p>
          </table:table-cell>
          <table:table-cell office:value-type="float" office:value="96.1" table:formula="of:=[.K21]+[.$C$44]" table:style-name="ce1">
            <text:p>96.1</text:p>
          </table:table-cell>
          <table:table-cell office:value-type="float" office:value="96.6" table:formula="of:=[.L21]+[.$C$44]" table:style-name="ce1">
            <text:p>96.6</text:p>
          </table:table-cell>
          <table:table-cell office:value-type="float" office:value="96.9" table:formula="of:=[.M21]+[.$C$44]" table:style-name="ce1">
            <text:p>96.9</text:p>
          </table:table-cell>
          <table:table-cell office:value-type="float" office:value="97.2" table:formula="of:=[.N21]+[.$C$44]" table:style-name="ce1">
            <text:p>97.2</text:p>
          </table:table-cell>
          <table:table-cell office:value-type="float" office:value="97.6" table:formula="of:=[.O21]+[.$C$44]" table:style-name="ce1">
            <text:p>97.6</text:p>
          </table:table-cell>
          <table:table-cell office:value-type="float" office:value="97.9" table:formula="of:=[.P21]+[.$C$44]" table:style-name="ce1">
            <text:p>97.9</text:p>
          </table:table-cell>
          <table:table-cell office:value-type="float" office:value="98.2" table:formula="of:=[.Q21]+[.$C$44]" table:style-name="ce1">
            <text:p>98.2</text:p>
          </table:table-cell>
          <table:table-cell office:value-type="float" office:value="98.5" table:formula="of:=[.R21]+[.$C$44]" table:style-name="ce1">
            <text:p>98.5</text:p>
          </table:table-cell>
          <table:table-cell office:value-type="float" office:value="98.5" table:formula="of:=[.S21]+[.$C$44]" table:style-name="ce1">
            <text:p>98.5</text:p>
          </table:table-cell>
          <table:table-cell table:number-columns-repeated="16365"/>
        </table:table-row>
        <table:table-row table:style-name="ro1">
          <table:table-cell office:value-type="float" office:value="98.1" table:formula="of:=[.A22]+[.$C$44]" table:style-name="ce1">
            <text:p>98.1</text:p>
          </table:table-cell>
          <table:table-cell office:value-type="float" office:value="97.7" table:formula="of:=[.B22]+[.$C$44]" table:style-name="ce1">
            <text:p>97.7</text:p>
          </table:table-cell>
          <table:table-cell office:value-type="float" office:value="97.3" table:formula="of:=[.C22]+[.$C$44]" table:style-name="ce1">
            <text:p>97.3</text:p>
          </table:table-cell>
          <table:table-cell office:value-type="float" office:value="97" table:formula="of:=[.D22]+[.$C$44]" table:style-name="ce1">
            <text:p>97</text:p>
          </table:table-cell>
          <table:table-cell office:value-type="float" office:value="96.6" table:formula="of:=[.E22]+[.$C$44]" table:style-name="ce1">
            <text:p>96.6</text:p>
          </table:table-cell>
          <table:table-cell office:value-type="float" office:value="96.3" table:formula="of:=[.F22]+[.$C$44]" table:style-name="ce1">
            <text:p>96.3</text:p>
          </table:table-cell>
          <table:table-cell office:value-type="float" office:value="95.9" table:formula="of:=[.G22]+[.$C$44]" table:style-name="ce1">
            <text:p>95.9</text:p>
          </table:table-cell>
          <table:table-cell office:value-type="float" office:value="95.5" table:formula="of:=[.H22]+[.$C$44]" table:style-name="ce1">
            <text:p>95.5</text:p>
          </table:table-cell>
          <table:table-cell office:value-type="float" office:value="95.2" table:formula="of:=[.I22]+[.$C$44]" table:style-name="ce1">
            <text:p>95.2</text:p>
          </table:table-cell>
          <table:table-cell office:value-type="float" office:value="94.7" table:formula="of:=[.J22]+[.$C$44]" table:style-name="ce1">
            <text:p>94.7</text:p>
          </table:table-cell>
          <table:table-cell office:value-type="float" office:value="94.3" table:formula="of:=[.K22]+[.$C$44]" table:style-name="ce1">
            <text:p>94.3</text:p>
          </table:table-cell>
          <table:table-cell office:value-type="float" office:value="93.7" table:formula="of:=[.L22]+[.$C$44]" table:style-name="ce1">
            <text:p>93.7</text:p>
          </table:table-cell>
          <table:table-cell office:value-type="float" office:value="93.8" table:formula="of:=[.M22]+[.$C$44]" table:style-name="ce1">
            <text:p>93.8</text:p>
          </table:table-cell>
          <table:table-cell office:value-type="float" office:value="93.6" table:formula="of:=[.N22]+[.$C$44]" table:style-name="ce1">
            <text:p>93.6</text:p>
          </table:table-cell>
          <table:table-cell office:value-type="float" office:value="92.8" table:formula="of:=[.O22]+[.$C$44]" table:style-name="ce1">
            <text:p>92.8</text:p>
          </table:table-cell>
          <table:table-cell office:value-type="float" office:value="92.2" table:formula="of:=[.P22]+[.$C$44]" table:style-name="ce1">
            <text:p>92.2</text:p>
          </table:table-cell>
          <table:table-cell office:value-type="float" office:value="87.1" table:formula="of:=[.Q22]+[.$C$44]" table:style-name="ce1">
            <text:p>87.1</text:p>
          </table:table-cell>
          <table:table-cell office:value-type="float" office:value="88.1" table:formula="of:=[.R22]+[.$C$44]" table:style-name="ce1">
            <text:p>88.1</text:p>
          </table:table-cell>
          <table:table-cell office:value-type="float" office:value="89.9" table:formula="of:=[.S22]+[.$C$44]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1.7" table:formula="of:=[.A23]+[.$C$44]" table:style-name="ce1">
            <text:p>91.7</text:p>
          </table:table-cell>
          <table:table-cell office:value-type="float" office:value="92.5" table:formula="of:=[.B23]+[.$C$44]" table:style-name="ce1">
            <text:p>92.5</text:p>
          </table:table-cell>
          <table:table-cell office:value-type="float" office:value="93.4" table:formula="of:=[.C23]+[.$C$44]" table:style-name="ce1">
            <text:p>93.4</text:p>
          </table:table-cell>
          <table:table-cell office:value-type="float" office:value="94.3" table:formula="of:=[.D23]+[.$C$44]" table:style-name="ce1">
            <text:p>94.3</text:p>
          </table:table-cell>
          <table:table-cell office:value-type="float" office:value="95.1" table:formula="of:=[.E23]+[.$C$44]" table:style-name="ce1">
            <text:p>95.1</text:p>
          </table:table-cell>
          <table:table-cell office:value-type="float" office:value="95.9" table:formula="of:=[.F23]+[.$C$44]" table:style-name="ce1">
            <text:p>95.9</text:p>
          </table:table-cell>
          <table:table-cell office:value-type="float" office:value="96.8" table:formula="of:=[.G23]+[.$C$44]" table:style-name="ce1">
            <text:p>96.8</text:p>
          </table:table-cell>
          <table:table-cell office:value-type="float" office:value="97.1" table:formula="of:=[.H23]+[.$C$44]" table:style-name="ce1">
            <text:p>97.1</text:p>
          </table:table-cell>
          <table:table-cell office:value-type="float" office:value="97.6" table:formula="of:=[.I23]+[.$C$44]" table:style-name="ce1">
            <text:p>97.6</text:p>
          </table:table-cell>
          <table:table-cell office:value-type="float" office:value="98.1" table:formula="of:=[.J23]+[.$C$44]" table:style-name="ce1">
            <text:p>98.1</text:p>
          </table:table-cell>
          <table:table-cell office:value-type="float" office:value="98.4" table:formula="of:=[.K23]+[.$C$44]" table:style-name="ce1">
            <text:p>98.4</text:p>
          </table:table-cell>
          <table:table-cell office:value-type="float" office:value="98.8" table:formula="of:=[.L23]+[.$C$44]" table:style-name="ce1">
            <text:p>98.8</text:p>
          </table:table-cell>
          <table:table-cell office:value-type="float" office:value="99.1" table:formula="of:=[.M23]+[.$C$44]" table:style-name="ce1">
            <text:p>99.1</text:p>
          </table:table-cell>
          <table:table-cell office:value-type="float" office:value="99.4" table:formula="of:=[.N23]+[.$C$44]" table:style-name="ce1">
            <text:p>99.4</text:p>
          </table:table-cell>
          <table:table-cell office:value-type="float" office:value="99.4" table:formula="of:=[.O23]+[.$C$44]" table:style-name="ce1">
            <text:p>99.4</text:p>
          </table:table-cell>
          <table:table-cell office:value-type="float" office:value="98.9" table:formula="of:=[.P23]+[.$C$44]" table:style-name="ce1">
            <text:p>98.9</text:p>
          </table:table-cell>
          <table:table-cell office:value-type="float" office:value="98.5" table:formula="of:=[.Q23]+[.$C$44]" table:style-name="ce1">
            <text:p>98.5</text:p>
          </table:table-cell>
          <table:table-cell office:value-type="float" office:value="98.1" table:formula="of:=[.R23]+[.$C$44]" table:style-name="ce1">
            <text:p>98.1</text:p>
          </table:table-cell>
          <table:table-cell office:value-type="float" office:value="97.7" table:formula="of:=[.S23]+[.$C$44]" table:style-name="ce1">
            <text:p>97.7</text:p>
          </table:table-cell>
          <table:table-cell table:number-columns-repeated="16365"/>
        </table:table-row>
        <table:table-row table:style-name="ro1">
          <table:table-cell office:value-type="float" office:value="97.4" table:formula="of:=[.A24]+[.$C$44]" table:style-name="ce1">
            <text:p>97.4</text:p>
          </table:table-cell>
          <table:table-cell office:value-type="float" office:value="97" table:formula="of:=[.B24]+[.$C$44]" table:style-name="ce1">
            <text:p>97</text:p>
          </table:table-cell>
          <table:table-cell office:value-type="float" office:value="96.7" table:formula="of:=[.C24]+[.$C$44]" table:style-name="ce1">
            <text:p>96.7</text:p>
          </table:table-cell>
          <table:table-cell office:value-type="float" office:value="96.3" table:formula="of:=[.D24]+[.$C$44]" table:style-name="ce1">
            <text:p>96.3</text:p>
          </table:table-cell>
          <table:table-cell office:value-type="float" office:value="95.9" table:formula="of:=[.E24]+[.$C$44]" table:style-name="ce1">
            <text:p>95.9</text:p>
          </table:table-cell>
          <table:table-cell office:value-type="float" office:value="95.6" table:formula="of:=[.F24]+[.$C$44]" table:style-name="ce1">
            <text:p>95.6</text:p>
          </table:table-cell>
          <table:table-cell office:value-type="float" office:value="95.2" table:formula="of:=[.G24]+[.$C$44]" table:style-name="ce1">
            <text:p>95.2</text:p>
          </table:table-cell>
          <table:table-cell office:value-type="float" office:value="94.7" table:formula="of:=[.H24]+[.$C$44]" table:style-name="ce1">
            <text:p>94.7</text:p>
          </table:table-cell>
          <table:table-cell office:value-type="float" office:value="94.3" table:formula="of:=[.I24]+[.$C$44]" table:style-name="ce1">
            <text:p>94.3</text:p>
          </table:table-cell>
          <table:table-cell office:value-type="float" office:value="93.7" table:formula="of:=[.J24]+[.$C$44]" table:style-name="ce1">
            <text:p>93.7</text:p>
          </table:table-cell>
          <table:table-cell office:value-type="float" office:value="93.8" table:formula="of:=[.K24]+[.$C$44]" table:style-name="ce1">
            <text:p>93.8</text:p>
          </table:table-cell>
          <table:table-cell office:value-type="float" office:value="93.6" table:formula="of:=[.L24]+[.$C$44]" table:style-name="ce1">
            <text:p>93.6</text:p>
          </table:table-cell>
          <table:table-cell office:value-type="float" office:value="92.8" table:formula="of:=[.M24]+[.$C$44]" table:style-name="ce1">
            <text:p>92.8</text:p>
          </table:table-cell>
          <table:table-cell office:value-type="float" office:value="92.2" table:formula="of:=[.N24]+[.$C$44]" table:style-name="ce1">
            <text:p>92.2</text:p>
          </table:table-cell>
          <table:table-cell office:value-type="float" office:value="87.8" table:formula="of:=[.O24]+[.$C$44]" table:style-name="ce1">
            <text:p>87.8</text:p>
          </table:table-cell>
          <table:table-cell office:value-type="float" office:value="88.8" table:formula="of:=[.P24]+[.$C$44]" table:style-name="ce1">
            <text:p>88.8</text:p>
          </table:table-cell>
          <table:table-cell office:value-type="float" office:value="90.6" table:formula="of:=[.Q24]+[.$C$44]" table:style-name="ce1">
            <text:p>90.6</text:p>
          </table:table-cell>
          <table:table-cell office:value-type="float" office:value="92.4" table:formula="of:=[.R24]+[.$C$44]" table:style-name="ce1">
            <text:p>92.4</text:p>
          </table:table-cell>
          <table:table-cell office:value-type="float" office:value="93.3" table:formula="of:=[.S24]+[.$C$44]" table:style-name="ce1">
            <text:p>93.3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25]+[.$C$44]" table:style-name="ce1">
            <text:p>94.1</text:p>
          </table:table-cell>
          <table:table-cell office:value-type="float" office:value="95" table:formula="of:=[.B25]+[.$C$44]" table:style-name="ce1">
            <text:p>95</text:p>
          </table:table-cell>
          <table:table-cell office:value-type="float" office:value="95.8" table:formula="of:=[.C25]+[.$C$44]" table:style-name="ce1">
            <text:p>95.8</text:p>
          </table:table-cell>
          <table:table-cell office:value-type="float" office:value="96.7" table:formula="of:=[.D25]+[.$C$44]" table:style-name="ce1">
            <text:p>96.7</text:p>
          </table:table-cell>
          <table:table-cell office:value-type="float" office:value="97.5" table:formula="of:=[.E25]+[.$C$44]" table:style-name="ce1">
            <text:p>97.5</text:p>
          </table:table-cell>
          <table:table-cell office:value-type="float" office:value="97.9" table:formula="of:=[.F25]+[.$C$44]" table:style-name="ce1">
            <text:p>97.9</text:p>
          </table:table-cell>
          <table:table-cell office:value-type="float" office:value="98.4" table:formula="of:=[.G25]+[.$C$44]" table:style-name="ce1">
            <text:p>98.4</text:p>
          </table:table-cell>
          <table:table-cell office:value-type="float" office:value="98.9" table:formula="of:=[.H25]+[.$C$44]" table:style-name="ce1">
            <text:p>98.9</text:p>
          </table:table-cell>
          <table:table-cell office:value-type="float" office:value="99.2" table:formula="of:=[.I25]+[.$C$44]" table:style-name="ce1">
            <text:p>99.2</text:p>
          </table:table-cell>
          <table:table-cell office:value-type="float" office:value="99.5" table:formula="of:=[.J25]+[.$C$44]" table:style-name="ce1">
            <text:p>99.5</text:p>
          </table:table-cell>
          <table:table-cell office:value-type="float" office:value="99.9" table:formula="of:=[.K25]+[.$C$44]" table:style-name="ce1">
            <text:p>99.9</text:p>
          </table:table-cell>
          <table:table-cell office:value-type="float" office:value="99.9" table:formula="of:=[.L25]+[.$C$44]" table:style-name="ce1">
            <text:p>99.9</text:p>
          </table:table-cell>
          <table:table-cell office:value-type="float" office:value="99.4" table:formula="of:=[.M25]+[.$C$44]" table:style-name="ce1">
            <text:p>99.4</text:p>
          </table:table-cell>
          <table:table-cell office:value-type="float" office:value="99" table:formula="of:=[.N25]+[.$C$44]" table:style-name="ce1">
            <text:p>99</text:p>
          </table:table-cell>
          <table:table-cell office:value-type="float" office:value="98.5" table:formula="of:=[.O25]+[.$C$44]" table:style-name="ce1">
            <text:p>98.5</text:p>
          </table:table-cell>
          <table:table-cell office:value-type="float" office:value="98.1" table:formula="of:=[.P25]+[.$C$44]" table:style-name="ce1">
            <text:p>98.1</text:p>
          </table:table-cell>
          <table:table-cell office:value-type="float" office:value="97.8" table:formula="of:=[.Q25]+[.$C$44]" table:style-name="ce1">
            <text:p>97.8</text:p>
          </table:table-cell>
          <table:table-cell office:value-type="float" office:value="97.4" table:formula="of:=[.R25]+[.$C$44]" table:style-name="ce1">
            <text:p>97.4</text:p>
          </table:table-cell>
          <table:table-cell office:value-type="float" office:value="97.1" table:formula="of:=[.S25]+[.$C$44]" table:style-name="ce1">
            <text:p>97.1</text:p>
          </table:table-cell>
          <table:table-cell table:number-columns-repeated="16365"/>
        </table:table-row>
        <table:table-row table:style-name="ro1">
          <table:table-cell office:value-type="float" office:value="96.7" table:formula="of:=[.A26]+[.$C$44]" table:style-name="ce1">
            <text:p>96.7</text:p>
          </table:table-cell>
          <table:table-cell office:value-type="float" office:value="96.4" table:formula="of:=[.B26]+[.$C$44]" table:style-name="ce1">
            <text:p>96.4</text:p>
          </table:table-cell>
          <table:table-cell office:value-type="float" office:value="96" table:formula="of:=[.C26]+[.$C$44]" table:style-name="ce1">
            <text:p>96</text:p>
          </table:table-cell>
          <table:table-cell office:value-type="float" office:value="95.6" table:formula="of:=[.D26]+[.$C$44]" table:style-name="ce1">
            <text:p>95.6</text:p>
          </table:table-cell>
          <table:table-cell office:value-type="float" office:value="95.2" table:formula="of:=[.E26]+[.$C$44]" table:style-name="ce1">
            <text:p>95.2</text:p>
          </table:table-cell>
          <table:table-cell office:value-type="float" office:value="94.7" table:formula="of:=[.F26]+[.$C$44]" table:style-name="ce1">
            <text:p>94.7</text:p>
          </table:table-cell>
          <table:table-cell office:value-type="float" office:value="94.3" table:formula="of:=[.G26]+[.$C$44]" table:style-name="ce1">
            <text:p>94.3</text:p>
          </table:table-cell>
          <table:table-cell office:value-type="float" office:value="93.7" table:formula="of:=[.H26]+[.$C$44]" table:style-name="ce1">
            <text:p>93.7</text:p>
          </table:table-cell>
          <table:table-cell office:value-type="float" office:value="93.8" table:formula="of:=[.I26]+[.$C$44]" table:style-name="ce1">
            <text:p>93.8</text:p>
          </table:table-cell>
          <table:table-cell office:value-type="float" office:value="93.6" table:formula="of:=[.J26]+[.$C$44]" table:style-name="ce1">
            <text:p>93.6</text:p>
          </table:table-cell>
          <table:table-cell office:value-type="float" office:value="92.8" table:formula="of:=[.K26]+[.$C$44]" table:style-name="ce1">
            <text:p>92.8</text:p>
          </table:table-cell>
          <table:table-cell office:value-type="float" office:value="92.2" table:formula="of:=[.L26]+[.$C$44]" table:style-name="ce1">
            <text:p>92.2</text:p>
          </table:table-cell>
          <table:table-cell office:value-type="float" office:value="88.7" table:formula="of:=[.M26]+[.$C$44]" table:style-name="ce1">
            <text:p>88.7</text:p>
          </table:table-cell>
          <table:table-cell office:value-type="float" office:value="89.6" table:formula="of:=[.N26]+[.$C$44]" table:style-name="ce1">
            <text:p>89.6</text:p>
          </table:table-cell>
          <table:table-cell office:value-type="float" office:value="91.4" table:formula="of:=[.O26]+[.$C$44]" table:style-name="ce1">
            <text:p>91.4</text:p>
          </table:table-cell>
          <table:table-cell office:value-type="float" office:value="93.2" table:formula="of:=[.P26]+[.$C$44]" table:style-name="ce1">
            <text:p>93.2</text:p>
          </table:table-cell>
          <table:table-cell office:value-type="float" office:value="94.1" table:formula="of:=[.Q26]+[.$C$44]" table:style-name="ce1">
            <text:p>94.1</text:p>
          </table:table-cell>
          <table:table-cell office:value-type="float" office:value="95" table:formula="of:=[.R26]+[.$C$44]" table:style-name="ce1">
            <text:p>95</text:p>
          </table:table-cell>
          <table:table-cell office:value-type="float" office:value="95.9" table:formula="of:=[.S26]+[.$C$44]" table:style-name="ce1">
            <text:p>95.9</text:p>
          </table:table-cell>
          <table:table-cell table:number-columns-repeated="16365"/>
        </table:table-row>
        <table:table-row table:style-name="ro1">
          <table:table-cell office:value-type="float" office:value="96.7" table:formula="of:=[.A27]+[.$C$44]" table:style-name="ce1">
            <text:p>96.7</text:p>
          </table:table-cell>
          <table:table-cell office:value-type="float" office:value="97.6" table:formula="of:=[.B27]+[.$C$44]" table:style-name="ce1">
            <text:p>97.6</text:p>
          </table:table-cell>
          <table:table-cell office:value-type="float" office:value="98.4" table:formula="of:=[.C27]+[.$C$44]" table:style-name="ce1">
            <text:p>98.4</text:p>
          </table:table-cell>
          <table:table-cell office:value-type="float" office:value="98.8" table:formula="of:=[.D27]+[.$C$44]" table:style-name="ce1">
            <text:p>98.8</text:p>
          </table:table-cell>
          <table:table-cell office:value-type="float" office:value="99.3" table:formula="of:=[.E27]+[.$C$44]" table:style-name="ce1">
            <text:p>99.3</text:p>
          </table:table-cell>
          <table:table-cell office:value-type="float" office:value="99.8" table:formula="of:=[.F27]+[.$C$44]" table:style-name="ce1">
            <text:p>99.8</text:p>
          </table:table-cell>
          <table:table-cell office:value-type="float" office:value="100.1" table:formula="of:=[.G27]+[.$C$44]" table:style-name="ce1">
            <text:p>100.1</text:p>
          </table:table-cell>
          <table:table-cell office:value-type="float" office:value="100.5" table:formula="of:=[.H27]+[.$C$44]" table:style-name="ce1">
            <text:p>100.5</text:p>
          </table:table-cell>
          <table:table-cell office:value-type="float" office:value="100.5" table:formula="of:=[.I27]+[.$C$44]" table:style-name="ce1">
            <text:p>100.5</text:p>
          </table:table-cell>
          <table:table-cell office:value-type="float" office:value="100.2" table:formula="of:=[.J27]+[.$C$44]" table:style-name="ce1">
            <text:p>100.2</text:p>
          </table:table-cell>
          <table:table-cell office:value-type="float" office:value="99.8" table:formula="of:=[.K27]+[.$C$44]" table:style-name="ce1">
            <text:p>99.8</text:p>
          </table:table-cell>
          <table:table-cell office:value-type="float" office:value="99.5" table:formula="of:=[.L27]+[.$C$44]" table:style-name="ce1">
            <text:p>99.5</text:p>
          </table:table-cell>
          <table:table-cell office:value-type="float" office:value="99.1" table:formula="of:=[.M27]+[.$C$44]" table:style-name="ce1">
            <text:p>99.1</text:p>
          </table:table-cell>
          <table:table-cell office:value-type="float" office:value="98.7" table:formula="of:=[.N27]+[.$C$44]" table:style-name="ce1">
            <text:p>98.7</text:p>
          </table:table-cell>
          <table:table-cell office:value-type="float" office:value="98.3" table:formula="of:=[.O27]+[.$C$44]" table:style-name="ce1">
            <text:p>98.3</text:p>
          </table:table-cell>
          <table:table-cell office:value-type="float" office:value="97.9" table:formula="of:=[.P27]+[.$C$44]" table:style-name="ce1">
            <text:p>97.9</text:p>
          </table:table-cell>
          <table:table-cell office:value-type="float" office:value="97.6" table:formula="of:=[.Q27]+[.$C$44]" table:style-name="ce1">
            <text:p>97.6</text:p>
          </table:table-cell>
          <table:table-cell office:value-type="float" office:value="97.2" table:formula="of:=[.R27]+[.$C$44]" table:style-name="ce1">
            <text:p>97.2</text:p>
          </table:table-cell>
          <table:table-cell office:value-type="float" office:value="96.9" table:formula="of:=[.S27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" table:formula="of:=[.A28]+[.$C$44]" table:style-name="ce1">
            <text:p>96</text:p>
          </table:table-cell>
          <table:table-cell office:value-type="float" office:value="95.6" table:formula="of:=[.B28]+[.$C$44]" table:style-name="ce1">
            <text:p>95.6</text:p>
          </table:table-cell>
          <table:table-cell office:value-type="float" office:value="95.2" table:formula="of:=[.C28]+[.$C$44]" table:style-name="ce1">
            <text:p>95.2</text:p>
          </table:table-cell>
          <table:table-cell office:value-type="float" office:value="94.7" table:formula="of:=[.D28]+[.$C$44]" table:style-name="ce1">
            <text:p>94.7</text:p>
          </table:table-cell>
          <table:table-cell office:value-type="float" office:value="94.3" table:formula="of:=[.E28]+[.$C$44]" table:style-name="ce1">
            <text:p>94.3</text:p>
          </table:table-cell>
          <table:table-cell office:value-type="float" office:value="93.7" table:formula="of:=[.F28]+[.$C$44]" table:style-name="ce1">
            <text:p>93.7</text:p>
          </table:table-cell>
          <table:table-cell office:value-type="float" office:value="93.8" table:formula="of:=[.G28]+[.$C$44]" table:style-name="ce1">
            <text:p>93.8</text:p>
          </table:table-cell>
          <table:table-cell office:value-type="float" office:value="93.6" table:formula="of:=[.H28]+[.$C$44]" table:style-name="ce1">
            <text:p>93.6</text:p>
          </table:table-cell>
          <table:table-cell office:value-type="float" office:value="92.8" table:formula="of:=[.I28]+[.$C$44]" table:style-name="ce1">
            <text:p>92.8</text:p>
          </table:table-cell>
          <table:table-cell office:value-type="float" office:value="92.2" table:formula="of:=[.J28]+[.$C$44]" table:style-name="ce1">
            <text:p>92.2</text:p>
          </table:table-cell>
          <table:table-cell office:value-type="float" office:value="89" table:formula="of:=[.K28]+[.$C$44]" table:style-name="ce1">
            <text:p>89</text:p>
          </table:table-cell>
          <table:table-cell office:value-type="float" office:value="89.9" table:formula="of:=[.L28]+[.$C$44]" table:style-name="ce1">
            <text:p>89.9</text:p>
          </table:table-cell>
          <table:table-cell office:value-type="float" office:value="91.7" table:formula="of:=[.M28]+[.$C$44]" table:style-name="ce1">
            <text:p>91.7</text:p>
          </table:table-cell>
          <table:table-cell office:value-type="float" office:value="93.5" table:formula="of:=[.N28]+[.$C$44]" table:style-name="ce1">
            <text:p>93.5</text:p>
          </table:table-cell>
          <table:table-cell office:value-type="float" office:value="94.4" table:formula="of:=[.O28]+[.$C$44]" table:style-name="ce1">
            <text:p>94.4</text:p>
          </table:table-cell>
          <table:table-cell office:value-type="float" office:value="95.3" table:formula="of:=[.P28]+[.$C$44]" table:style-name="ce1">
            <text:p>95.3</text:p>
          </table:table-cell>
          <table:table-cell office:value-type="float" office:value="96.2" table:formula="of:=[.Q28]+[.$C$44]" table:style-name="ce1">
            <text:p>96.2</text:p>
          </table:table-cell>
          <table:table-cell office:value-type="float" office:value="97.1" table:formula="of:=[.R28]+[.$C$44]" table:style-name="ce1">
            <text:p>97.1</text:p>
          </table:table-cell>
          <table:table-cell office:value-type="float" office:value="97.9" table:formula="of:=[.S28]+[.$C$44]" table:style-name="ce1">
            <text:p>97.9</text:p>
          </table:table-cell>
          <table:table-cell table:number-columns-repeated="16365"/>
        </table:table-row>
        <table:table-row table:style-name="ro1">
          <table:table-cell office:value-type="float" office:value="98.8" table:formula="of:=[.A29]+[.$C$44]" table:style-name="ce1">
            <text:p>98.8</text:p>
          </table:table-cell>
          <table:table-cell office:value-type="float" office:value="99.1" table:formula="of:=[.B29]+[.$C$44]" table:style-name="ce1">
            <text:p>99.1</text:p>
          </table:table-cell>
          <table:table-cell office:value-type="float" office:value="99.6" table:formula="of:=[.C29]+[.$C$44]" table:style-name="ce1">
            <text:p>99.6</text:p>
          </table:table-cell>
          <table:table-cell office:value-type="float" office:value="100.1" table:formula="of:=[.D29]+[.$C$44]" table:style-name="ce1">
            <text:p>100.1</text:p>
          </table:table-cell>
          <table:table-cell office:value-type="float" office:value="100.5" table:formula="of:=[.E29]+[.$C$44]" table:style-name="ce1">
            <text:p>100.5</text:p>
          </table:table-cell>
          <table:table-cell office:value-type="float" office:value="100.8" table:formula="of:=[.F29]+[.$C$44]" table:style-name="ce1">
            <text:p>100.8</text:p>
          </table:table-cell>
          <table:table-cell office:value-type="float" office:value="100.6" table:formula="of:=[.G29]+[.$C$44]" table:style-name="ce1">
            <text:p>100.6</text:p>
          </table:table-cell>
          <table:table-cell office:value-type="float" office:value="100.2" table:formula="of:=[.H29]+[.$C$44]" table:style-name="ce1">
            <text:p>100.2</text:p>
          </table:table-cell>
          <table:table-cell office:value-type="float" office:value="99.7" table:formula="of:=[.I29]+[.$C$44]" table:style-name="ce1">
            <text:p>99.7</text:p>
          </table:table-cell>
          <table:table-cell office:value-type="float" office:value="99.3" table:formula="of:=[.J29]+[.$C$44]" table:style-name="ce1">
            <text:p>99.3</text:p>
          </table:table-cell>
          <table:table-cell office:value-type="float" office:value="98.9" table:formula="of:=[.K29]+[.$C$44]" table:style-name="ce1">
            <text:p>98.9</text:p>
          </table:table-cell>
          <table:table-cell office:value-type="float" office:value="98.5" table:formula="of:=[.L29]+[.$C$44]" table:style-name="ce1">
            <text:p>98.5</text:p>
          </table:table-cell>
          <table:table-cell office:value-type="float" office:value="98.1" table:formula="of:=[.M29]+[.$C$44]" table:style-name="ce1">
            <text:p>98.1</text:p>
          </table:table-cell>
          <table:table-cell office:value-type="float" office:value="97.7" table:formula="of:=[.N29]+[.$C$44]" table:style-name="ce1">
            <text:p>97.7</text:p>
          </table:table-cell>
          <table:table-cell office:value-type="float" office:value="97.4" table:formula="of:=[.O29]+[.$C$44]" table:style-name="ce1">
            <text:p>97.4</text:p>
          </table:table-cell>
          <table:table-cell office:value-type="float" office:value="97.1" table:formula="of:=[.P29]+[.$C$44]" table:style-name="ce1">
            <text:p>97.1</text:p>
          </table:table-cell>
          <table:table-cell office:value-type="float" office:value="96.9" table:formula="of:=[.Q29]+[.$C$44]" table:style-name="ce1">
            <text:p>96.9</text:p>
          </table:table-cell>
          <table:table-cell office:value-type="float" office:value="96" table:formula="of:=[.R29]+[.$C$44]" table:style-name="ce1">
            <text:p>96</text:p>
          </table:table-cell>
          <table:table-cell office:value-type="float" office:value="95.6" table:formula="of:=[.S29]+[.$C$44]" table:style-name="ce1">
            <text:p>95.6</text:p>
          </table:table-cell>
          <table:table-cell table:number-columns-repeated="16365"/>
        </table:table-row>
        <table:table-row table:style-name="ro1">
          <table:table-cell office:value-type="float" office:value="95.2" table:formula="of:=[.A30]+[.$C$44]" table:style-name="ce1">
            <text:p>95.2</text:p>
          </table:table-cell>
          <table:table-cell office:value-type="float" office:value="94.7" table:formula="of:=[.B30]+[.$C$44]" table:style-name="ce1">
            <text:p>94.7</text:p>
          </table:table-cell>
          <table:table-cell office:value-type="float" office:value="94.3" table:formula="of:=[.C30]+[.$C$44]" table:style-name="ce1">
            <text:p>94.3</text:p>
          </table:table-cell>
          <table:table-cell office:value-type="float" office:value="93.7" table:formula="of:=[.D30]+[.$C$44]" table:style-name="ce1">
            <text:p>93.7</text:p>
          </table:table-cell>
          <table:table-cell office:value-type="float" office:value="93.8" table:formula="of:=[.E30]+[.$C$44]" table:style-name="ce1">
            <text:p>93.8</text:p>
          </table:table-cell>
          <table:table-cell office:value-type="float" office:value="93.6" table:formula="of:=[.F30]+[.$C$44]" table:style-name="ce1">
            <text:p>93.6</text:p>
          </table:table-cell>
          <table:table-cell office:value-type="float" office:value="92.8" table:formula="of:=[.G30]+[.$C$44]" table:style-name="ce1">
            <text:p>92.8</text:p>
          </table:table-cell>
          <table:table-cell office:value-type="float" office:value="92.2" table:formula="of:=[.H30]+[.$C$44]" table:style-name="ce1">
            <text:p>92.2</text:p>
          </table:table-cell>
          <table:table-cell office:value-type="float" office:value="89.2" table:formula="of:=[.I30]+[.$C$44]" table:style-name="ce1">
            <text:p>89.2</text:p>
          </table:table-cell>
          <table:table-cell office:value-type="float" office:value="90.1" table:formula="of:=[.J30]+[.$C$44]" table:style-name="ce1">
            <text:p>90.1</text:p>
          </table:table-cell>
          <table:table-cell office:value-type="float" office:value="92" table:formula="of:=[.K30]+[.$C$44]" table:style-name="ce1">
            <text:p>92</text:p>
          </table:table-cell>
          <table:table-cell office:value-type="float" office:value="93.8" table:formula="of:=[.L30]+[.$C$44]" table:style-name="ce1">
            <text:p>93.8</text:p>
          </table:table-cell>
          <table:table-cell office:value-type="float" office:value="94.7" table:formula="of:=[.M30]+[.$C$44]" table:style-name="ce1">
            <text:p>94.7</text:p>
          </table:table-cell>
          <table:table-cell office:value-type="float" office:value="95.6" table:formula="of:=[.N30]+[.$C$44]" table:style-name="ce1">
            <text:p>95.6</text:p>
          </table:table-cell>
          <table:table-cell office:value-type="float" office:value="96.4" table:formula="of:=[.O30]+[.$C$44]" table:style-name="ce1">
            <text:p>96.4</text:p>
          </table:table-cell>
          <table:table-cell office:value-type="float" office:value="97.3" table:formula="of:=[.P30]+[.$C$44]" table:style-name="ce1">
            <text:p>97.3</text:p>
          </table:table-cell>
          <table:table-cell office:value-type="float" office:value="98.2" table:formula="of:=[.Q30]+[.$C$44]" table:style-name="ce1">
            <text:p>98.2</text:p>
          </table:table-cell>
          <table:table-cell office:value-type="float" office:value="99" table:formula="of:=[.R30]+[.$C$44]" table:style-name="ce1">
            <text:p>99</text:p>
          </table:table-cell>
          <table:table-cell office:value-type="float" office:value="99.4" table:formula="of:=[.S30]+[.$C$44]" table:style-name="ce1">
            <text:p>99.4</text:p>
          </table:table-cell>
          <table:table-cell table:number-columns-repeated="16365"/>
        </table:table-row>
        <table:table-row table:style-name="ro1">
          <table:table-cell office:value-type="float" office:value="99.9" table:formula="of:=[.A31]+[.$C$44]" table:style-name="ce1">
            <text:p>99.9</text:p>
          </table:table-cell>
          <table:table-cell office:value-type="float" office:value="100.4" table:formula="of:=[.B31]+[.$C$44]" table:style-name="ce1">
            <text:p>100.4</text:p>
          </table:table-cell>
          <table:table-cell office:value-type="float" office:value="100.7" table:formula="of:=[.C31]+[.$C$44]" table:style-name="ce1">
            <text:p>100.7</text:p>
          </table:table-cell>
          <table:table-cell office:value-type="float" office:value="100.7" table:formula="of:=[.D31]+[.$C$44]" table:style-name="ce1">
            <text:p>100.7</text:p>
          </table:table-cell>
          <table:table-cell office:value-type="float" office:value="100.3" table:formula="of:=[.E31]+[.$C$44]" table:style-name="ce1">
            <text:p>100.3</text:p>
          </table:table-cell>
          <table:table-cell office:value-type="float" office:value="99.9" table:formula="of:=[.F31]+[.$C$44]" table:style-name="ce1">
            <text:p>99.9</text:p>
          </table:table-cell>
          <table:table-cell office:value-type="float" office:value="99.4" table:formula="of:=[.G31]+[.$C$44]" table:style-name="ce1">
            <text:p>99.4</text:p>
          </table:table-cell>
          <table:table-cell office:value-type="float" office:value="98.9" table:formula="of:=[.H31]+[.$C$44]" table:style-name="ce1">
            <text:p>98.9</text:p>
          </table:table-cell>
          <table:table-cell office:value-type="float" office:value="98.6" table:formula="of:=[.I31]+[.$C$44]" table:style-name="ce1">
            <text:p>98.6</text:p>
          </table:table-cell>
          <table:table-cell office:value-type="float" office:value="98.2" table:formula="of:=[.J31]+[.$C$44]" table:style-name="ce1">
            <text:p>98.2</text:p>
          </table:table-cell>
          <table:table-cell office:value-type="float" office:value="97.8" table:formula="of:=[.K31]+[.$C$44]" table:style-name="ce1">
            <text:p>97.8</text:p>
          </table:table-cell>
          <table:table-cell office:value-type="float" office:value="97.5" table:formula="of:=[.L31]+[.$C$44]" table:style-name="ce1">
            <text:p>97.5</text:p>
          </table:table-cell>
          <table:table-cell office:value-type="float" office:value="97.1" table:formula="of:=[.M31]+[.$C$44]" table:style-name="ce1">
            <text:p>97.1</text:p>
          </table:table-cell>
          <table:table-cell office:value-type="float" office:value="97.1" table:formula="of:=[.N31]+[.$C$44]" table:style-name="ce1">
            <text:p>97.1</text:p>
          </table:table-cell>
          <table:table-cell office:value-type="float" office:value="96.9" table:formula="of:=[.O31]+[.$C$44]" table:style-name="ce1">
            <text:p>96.9</text:p>
          </table:table-cell>
          <table:table-cell office:value-type="float" office:value="96" table:formula="of:=[.P31]+[.$C$44]" table:style-name="ce1">
            <text:p>96</text:p>
          </table:table-cell>
          <table:table-cell office:value-type="float" office:value="95.6" table:formula="of:=[.Q31]+[.$C$44]" table:style-name="ce1">
            <text:p>95.6</text:p>
          </table:table-cell>
          <table:table-cell office:value-type="float" office:value="95.2" table:formula="of:=[.R31]+[.$C$44]" table:style-name="ce1">
            <text:p>95.2</text:p>
          </table:table-cell>
          <table:table-cell office:value-type="float" office:value="94.7" table:formula="of:=[.S31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3" table:formula="of:=[.A32]+[.$C$44]" table:style-name="ce1">
            <text:p>94.3</text:p>
          </table:table-cell>
          <table:table-cell office:value-type="float" office:value="93.7" table:formula="of:=[.B32]+[.$C$44]" table:style-name="ce1">
            <text:p>93.7</text:p>
          </table:table-cell>
          <table:table-cell office:value-type="float" office:value="93.8" table:formula="of:=[.C32]+[.$C$44]" table:style-name="ce1">
            <text:p>93.8</text:p>
          </table:table-cell>
          <table:table-cell office:value-type="float" office:value="93.6" table:formula="of:=[.D32]+[.$C$44]" table:style-name="ce1">
            <text:p>93.6</text:p>
          </table:table-cell>
          <table:table-cell office:value-type="float" office:value="92.8" table:formula="of:=[.E32]+[.$C$44]" table:style-name="ce1">
            <text:p>92.8</text:p>
          </table:table-cell>
          <table:table-cell office:value-type="float" office:value="92.2" table:formula="of:=[.F32]+[.$C$44]" table:style-name="ce1">
            <text:p>92.2</text:p>
          </table:table-cell>
          <table:table-cell office:value-type="float" office:value="89" table:formula="of:=[.G32]+[.$C$44]" table:style-name="ce1">
            <text:p>89</text:p>
          </table:table-cell>
          <table:table-cell office:value-type="float" office:value="89.9" table:formula="of:=[.H32]+[.$C$44]" table:style-name="ce1">
            <text:p>89.9</text:p>
          </table:table-cell>
          <table:table-cell office:value-type="float" office:value="91.8" table:formula="of:=[.I32]+[.$C$44]" table:style-name="ce1">
            <text:p>91.8</text:p>
          </table:table-cell>
          <table:table-cell office:value-type="float" office:value="93.6" table:formula="of:=[.J32]+[.$C$44]" table:style-name="ce1">
            <text:p>93.6</text:p>
          </table:table-cell>
          <table:table-cell office:value-type="float" office:value="94.5" table:formula="of:=[.K32]+[.$C$44]" table:style-name="ce1">
            <text:p>94.5</text:p>
          </table:table-cell>
          <table:table-cell office:value-type="float" office:value="95.4" table:formula="of:=[.L32]+[.$C$44]" table:style-name="ce1">
            <text:p>95.4</text:p>
          </table:table-cell>
          <table:table-cell office:value-type="float" office:value="96.2" table:formula="of:=[.M32]+[.$C$44]" table:style-name="ce1">
            <text:p>96.2</text:p>
          </table:table-cell>
          <table:table-cell office:value-type="float" office:value="97.1" table:formula="of:=[.N32]+[.$C$44]" table:style-name="ce1">
            <text:p>97.1</text:p>
          </table:table-cell>
          <table:table-cell office:value-type="float" office:value="98" table:formula="of:=[.O32]+[.$C$44]" table:style-name="ce1">
            <text:p>98</text:p>
          </table:table-cell>
          <table:table-cell office:value-type="float" office:value="98.8" table:formula="of:=[.P32]+[.$C$44]" table:style-name="ce1">
            <text:p>98.8</text:p>
          </table:table-cell>
          <table:table-cell office:value-type="float" office:value="99.2" table:formula="of:=[.Q32]+[.$C$44]" table:style-name="ce1">
            <text:p>99.2</text:p>
          </table:table-cell>
          <table:table-cell office:value-type="float" office:value="99.7" table:formula="of:=[.R32]+[.$C$44]" table:style-name="ce1">
            <text:p>99.7</text:p>
          </table:table-cell>
          <table:table-cell office:value-type="float" office:value="100.2" table:formula="of:=[.S32]+[.$C$44]" table:style-name="ce1">
            <text:p>100.2</text:p>
          </table:table-cell>
          <table:table-cell table:number-columns-repeated="16365"/>
        </table:table-row>
        <table:table-row table:style-name="ro1">
          <table:table-cell office:value-type="float" office:value="100.5" table:formula="of:=[.A33]+[.$C$44]" table:style-name="ce1">
            <text:p>100.5</text:p>
          </table:table-cell>
          <table:table-cell office:value-type="float" office:value="100.1" table:formula="of:=[.B33]+[.$C$44]" table:style-name="ce1">
            <text:p>100.1</text:p>
          </table:table-cell>
          <table:table-cell office:value-type="float" office:value="99.7" table:formula="of:=[.C33]+[.$C$44]" table:style-name="ce1">
            <text:p>99.7</text:p>
          </table:table-cell>
          <table:table-cell office:value-type="float" office:value="99.2" table:formula="of:=[.D33]+[.$C$44]" table:style-name="ce1">
            <text:p>99.2</text:p>
          </table:table-cell>
          <table:table-cell office:value-type="float" office:value="98.7" table:formula="of:=[.E33]+[.$C$44]" table:style-name="ce1">
            <text:p>98.7</text:p>
          </table:table-cell>
          <table:table-cell office:value-type="float" office:value="98.3" table:formula="of:=[.F33]+[.$C$44]" table:style-name="ce1">
            <text:p>98.3</text:p>
          </table:table-cell>
          <table:table-cell office:value-type="float" office:value="97.9" table:formula="of:=[.G33]+[.$C$44]" table:style-name="ce1">
            <text:p>97.9</text:p>
          </table:table-cell>
          <table:table-cell office:value-type="float" office:value="97.5" table:formula="of:=[.H33]+[.$C$44]" table:style-name="ce1">
            <text:p>97.5</text:p>
          </table:table-cell>
          <table:table-cell office:value-type="float" office:value="97.2" table:formula="of:=[.I33]+[.$C$44]" table:style-name="ce1">
            <text:p>97.2</text:p>
          </table:table-cell>
          <table:table-cell office:value-type="float" office:value="96.8" table:formula="of:=[.J33]+[.$C$44]" table:style-name="ce1">
            <text:p>96.8</text:p>
          </table:table-cell>
          <table:table-cell office:value-type="float" office:value="97.1" table:formula="of:=[.K33]+[.$C$44]" table:style-name="ce1">
            <text:p>97.1</text:p>
          </table:table-cell>
          <table:table-cell office:value-type="float" office:value="97.1" table:formula="of:=[.L33]+[.$C$44]" table:style-name="ce1">
            <text:p>97.1</text:p>
          </table:table-cell>
          <table:table-cell office:value-type="float" office:value="96.9" table:formula="of:=[.M33]+[.$C$44]" table:style-name="ce1">
            <text:p>96.9</text:p>
          </table:table-cell>
          <table:table-cell office:value-type="float" office:value="96" table:formula="of:=[.N33]+[.$C$44]" table:style-name="ce1">
            <text:p>96</text:p>
          </table:table-cell>
          <table:table-cell office:value-type="float" office:value="95.6" table:formula="of:=[.O33]+[.$C$44]" table:style-name="ce1">
            <text:p>95.6</text:p>
          </table:table-cell>
          <table:table-cell office:value-type="float" office:value="95.2" table:formula="of:=[.P33]+[.$C$44]" table:style-name="ce1">
            <text:p>95.2</text:p>
          </table:table-cell>
          <table:table-cell office:value-type="float" office:value="94.7" table:formula="of:=[.Q33]+[.$C$44]" table:style-name="ce1">
            <text:p>94.7</text:p>
          </table:table-cell>
          <table:table-cell office:value-type="float" office:value="94.3" table:formula="of:=[.R33]+[.$C$44]" table:style-name="ce1">
            <text:p>94.3</text:p>
          </table:table-cell>
          <table:table-cell office:value-type="float" office:value="93.7" table:formula="of:=[.S33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3.8" table:formula="of:=[.A34]+[.$C$44]" table:style-name="ce1">
            <text:p>93.8</text:p>
          </table:table-cell>
          <table:table-cell office:value-type="float" office:value="93.6" table:formula="of:=[.B34]+[.$C$44]" table:style-name="ce1">
            <text:p>93.6</text:p>
          </table:table-cell>
          <table:table-cell office:value-type="float" office:value="92.8" table:formula="of:=[.C34]+[.$C$44]" table:style-name="ce1">
            <text:p>92.8</text:p>
          </table:table-cell>
          <table:table-cell office:value-type="float" office:value="92.2" table:formula="of:=[.D34]+[.$C$44]" table:style-name="ce1">
            <text:p>92.2</text:p>
          </table:table-cell>
          <table:table-cell office:value-type="float" office:value="89.1" table:formula="of:=[.E34]+[.$C$44]" table:style-name="ce1">
            <text:p>89.1</text:p>
          </table:table-cell>
          <table:table-cell office:value-type="float" office:value="90" table:formula="of:=[.F34]+[.$C$44]" table:style-name="ce1">
            <text:p>90</text:p>
          </table:table-cell>
          <table:table-cell office:value-type="float" office:value="91.8" table:formula="of:=[.G34]+[.$C$44]" table:style-name="ce1">
            <text:p>91.8</text:p>
          </table:table-cell>
          <table:table-cell office:value-type="float" office:value="93.6" table:formula="of:=[.H34]+[.$C$44]" table:style-name="ce1">
            <text:p>93.6</text:p>
          </table:table-cell>
          <table:table-cell office:value-type="float" office:value="94.5" table:formula="of:=[.I34]+[.$C$44]" table:style-name="ce1">
            <text:p>94.5</text:p>
          </table:table-cell>
          <table:table-cell office:value-type="float" office:value="95.4" table:formula="of:=[.J34]+[.$C$44]" table:style-name="ce1">
            <text:p>95.4</text:p>
          </table:table-cell>
          <table:table-cell office:value-type="float" office:value="96.3" table:formula="of:=[.K34]+[.$C$44]" table:style-name="ce1">
            <text:p>96.3</text:p>
          </table:table-cell>
          <table:table-cell office:value-type="float" office:value="97.1" table:formula="of:=[.L34]+[.$C$44]" table:style-name="ce1">
            <text:p>97.1</text:p>
          </table:table-cell>
          <table:table-cell office:value-type="float" office:value="98" table:formula="of:=[.M34]+[.$C$44]" table:style-name="ce1">
            <text:p>98</text:p>
          </table:table-cell>
          <table:table-cell office:value-type="float" office:value="98.9" table:formula="of:=[.N34]+[.$C$44]" table:style-name="ce1">
            <text:p>98.9</text:p>
          </table:table-cell>
          <table:table-cell office:value-type="float" office:value="99.2" table:formula="of:=[.O34]+[.$C$44]" table:style-name="ce1">
            <text:p>99.2</text:p>
          </table:table-cell>
          <table:table-cell office:value-type="float" office:value="99.7" table:formula="of:=[.P34]+[.$C$44]" table:style-name="ce1">
            <text:p>99.7</text:p>
          </table:table-cell>
          <table:table-cell office:value-type="float" office:value="100.2" table:formula="of:=[.Q34]+[.$C$44]" table:style-name="ce1">
            <text:p>100.2</text:p>
          </table:table-cell>
          <table:table-cell office:value-type="float" office:value="100.3" table:formula="of:=[.R34]+[.$C$44]" table:style-name="ce1">
            <text:p>100.3</text:p>
          </table:table-cell>
          <table:table-cell office:value-type="float" office:value="99.9" table:formula="of:=[.S34]+[.$C$44]" table:style-name="ce1">
            <text:p>99.9</text:p>
          </table:table-cell>
          <table:table-cell table:number-columns-repeated="16365"/>
        </table:table-row>
        <table:table-row table:style-name="ro1">
          <table:table-cell office:value-type="float" office:value="99.5" table:formula="of:=[.A35]+[.$C$44]" table:style-name="ce1">
            <text:p>99.5</text:p>
          </table:table-cell>
          <table:table-cell office:value-type="float" office:value="99" table:formula="of:=[.B35]+[.$C$44]" table:style-name="ce1">
            <text:p>99</text:p>
          </table:table-cell>
          <table:table-cell office:value-type="float" office:value="98.6" table:formula="of:=[.C35]+[.$C$44]" table:style-name="ce1">
            <text:p>98.6</text:p>
          </table:table-cell>
          <table:table-cell office:value-type="float" office:value="98.2" table:formula="of:=[.D35]+[.$C$44]" table:style-name="ce1">
            <text:p>98.2</text:p>
          </table:table-cell>
          <table:table-cell office:value-type="float" office:value="97.8" table:formula="of:=[.E35]+[.$C$44]" table:style-name="ce1">
            <text:p>97.8</text:p>
          </table:table-cell>
          <table:table-cell office:value-type="float" office:value="97.4" table:formula="of:=[.F35]+[.$C$44]" table:style-name="ce1">
            <text:p>97.4</text:p>
          </table:table-cell>
          <table:table-cell office:value-type="float" office:value="97" table:formula="of:=[.G35]+[.$C$44]" table:style-name="ce1">
            <text:p>97</text:p>
          </table:table-cell>
          <table:table-cell office:value-type="float" office:value="96.8" table:formula="of:=[.H35]+[.$C$44]" table:style-name="ce1">
            <text:p>96.8</text:p>
          </table:table-cell>
          <table:table-cell office:value-type="float" office:value="97.1" table:formula="of:=[.I35]+[.$C$44]" table:style-name="ce1">
            <text:p>97.1</text:p>
          </table:table-cell>
          <table:table-cell office:value-type="float" office:value="97.1" table:formula="of:=[.J35]+[.$C$44]" table:style-name="ce1">
            <text:p>97.1</text:p>
          </table:table-cell>
          <table:table-cell office:value-type="float" office:value="96.9" table:formula="of:=[.K35]+[.$C$44]" table:style-name="ce1">
            <text:p>96.9</text:p>
          </table:table-cell>
          <table:table-cell office:value-type="float" office:value="96" table:formula="of:=[.L35]+[.$C$44]" table:style-name="ce1">
            <text:p>96</text:p>
          </table:table-cell>
          <table:table-cell office:value-type="float" office:value="95.6" table:formula="of:=[.M35]+[.$C$44]" table:style-name="ce1">
            <text:p>95.6</text:p>
          </table:table-cell>
          <table:table-cell office:value-type="float" office:value="95.2" table:formula="of:=[.N35]+[.$C$44]" table:style-name="ce1">
            <text:p>95.2</text:p>
          </table:table-cell>
          <table:table-cell office:value-type="float" office:value="94.7" table:formula="of:=[.O35]+[.$C$44]" table:style-name="ce1">
            <text:p>94.7</text:p>
          </table:table-cell>
          <table:table-cell office:value-type="float" office:value="94.3" table:formula="of:=[.P35]+[.$C$44]" table:style-name="ce1">
            <text:p>94.3</text:p>
          </table:table-cell>
          <table:table-cell office:value-type="float" office:value="93.7" table:formula="of:=[.Q35]+[.$C$44]" table:style-name="ce1">
            <text:p>93.7</text:p>
          </table:table-cell>
          <table:table-cell office:value-type="float" office:value="93.8" table:formula="of:=[.R35]+[.$C$44]" table:style-name="ce1">
            <text:p>93.8</text:p>
          </table:table-cell>
          <table:table-cell office:value-type="float" office:value="93.6" table:formula="of:=[.S35]+[.$C$44]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8" table:formula="of:=[.A36]+[.$C$44]" table:style-name="ce1">
            <text:p>92.8</text:p>
          </table:table-cell>
          <table:table-cell office:value-type="float" office:value="92.2" table:formula="of:=[.B36]+[.$C$44]" table:style-name="ce1">
            <text:p>92.2</text:p>
          </table:table-cell>
          <table:table-cell office:value-type="float" office:value="89.3" table:formula="of:=[.C36]+[.$C$44]" table:style-name="ce1">
            <text:p>89.3</text:p>
          </table:table-cell>
          <table:table-cell office:value-type="float" office:value="90.3" table:formula="of:=[.D36]+[.$C$44]" table:style-name="ce1">
            <text:p>90.3</text:p>
          </table:table-cell>
          <table:table-cell office:value-type="float" office:value="92.1" table:formula="of:=[.E36]+[.$C$44]" table:style-name="ce1">
            <text:p>92.1</text:p>
          </table:table-cell>
          <table:table-cell office:value-type="float" office:value="93.9" table:formula="of:=[.F36]+[.$C$44]" table:style-name="ce1">
            <text:p>93.9</text:p>
          </table:table-cell>
          <table:table-cell office:value-type="float" office:value="94.8" table:formula="of:=[.G36]+[.$C$44]" table:style-name="ce1">
            <text:p>94.8</text:p>
          </table:table-cell>
          <table:table-cell office:value-type="float" office:value="95.7" table:formula="of:=[.H36]+[.$C$44]" table:style-name="ce1">
            <text:p>95.7</text:p>
          </table:table-cell>
          <table:table-cell office:value-type="float" office:value="96.5" table:formula="of:=[.I36]+[.$C$44]" table:style-name="ce1">
            <text:p>96.5</text:p>
          </table:table-cell>
          <table:table-cell office:value-type="float" office:value="97.4" table:formula="of:=[.J36]+[.$C$44]" table:style-name="ce1">
            <text:p>97.4</text:p>
          </table:table-cell>
          <table:table-cell office:value-type="float" office:value="98.3" table:formula="of:=[.K36]+[.$C$44]" table:style-name="ce1">
            <text:p>98.3</text:p>
          </table:table-cell>
          <table:table-cell office:value-type="float" office:value="99.1" table:formula="of:=[.L36]+[.$C$44]" table:style-name="ce1">
            <text:p>99.1</text:p>
          </table:table-cell>
          <table:table-cell office:value-type="float" office:value="99.5" table:formula="of:=[.M36]+[.$C$44]" table:style-name="ce1">
            <text:p>99.5</text:p>
          </table:table-cell>
          <table:table-cell office:value-type="float" office:value="100" table:formula="of:=[.N36]+[.$C$44]" table:style-name="ce1">
            <text:p>100</text:p>
          </table:table-cell>
          <table:table-cell office:value-type="float" office:value="100.5" table:formula="of:=[.O36]+[.$C$44]" table:style-name="ce1">
            <text:p>100.5</text:p>
          </table:table-cell>
          <table:table-cell office:value-type="float" office:value="100.2" table:formula="of:=[.P36]+[.$C$44]" table:style-name="ce1">
            <text:p>100.2</text:p>
          </table:table-cell>
          <table:table-cell office:value-type="float" office:value="99.9" table:formula="of:=[.Q36]+[.$C$44]" table:style-name="ce1">
            <text:p>99.9</text:p>
          </table:table-cell>
          <table:table-cell office:value-type="float" office:value="99.4" table:formula="of:=[.R36]+[.$C$44]" table:style-name="ce1">
            <text:p>99.4</text:p>
          </table:table-cell>
          <table:table-cell office:value-type="float" office:value="99" table:formula="of:=[.S36]+[.$C$44]" table:style-name="ce1">
            <text:p>99</text:p>
          </table:table-cell>
          <table:table-cell table:number-columns-repeated="16365"/>
        </table:table-row>
        <table:table-row table:style-name="ro1">
          <table:table-cell office:value-type="float" office:value="98.5" table:formula="of:=[.A37]+[.$C$44]" table:style-name="ce1">
            <text:p>98.5</text:p>
          </table:table-cell>
          <table:table-cell office:value-type="float" office:value="98.1" table:formula="of:=[.B37]+[.$C$44]" table:style-name="ce1">
            <text:p>98.1</text:p>
          </table:table-cell>
          <table:table-cell office:value-type="float" office:value="97.7" table:formula="of:=[.C37]+[.$C$44]" table:style-name="ce1">
            <text:p>97.7</text:p>
          </table:table-cell>
          <table:table-cell office:value-type="float" office:value="97.3" table:formula="of:=[.D37]+[.$C$44]" table:style-name="ce1">
            <text:p>97.3</text:p>
          </table:table-cell>
          <table:table-cell office:value-type="float" office:value="97" table:formula="of:=[.E37]+[.$C$44]" table:style-name="ce1">
            <text:p>97</text:p>
          </table:table-cell>
          <table:table-cell office:value-type="float" office:value="96.8" table:formula="of:=[.F37]+[.$C$44]" table:style-name="ce1">
            <text:p>96.8</text:p>
          </table:table-cell>
          <table:table-cell office:value-type="float" office:value="97.1" table:formula="of:=[.G37]+[.$C$44]" table:style-name="ce1">
            <text:p>97.1</text:p>
          </table:table-cell>
          <table:table-cell office:value-type="float" office:value="97.1" table:formula="of:=[.H37]+[.$C$44]" table:style-name="ce1">
            <text:p>97.1</text:p>
          </table:table-cell>
          <table:table-cell office:value-type="float" office:value="96.9" table:formula="of:=[.I37]+[.$C$44]" table:style-name="ce1">
            <text:p>96.9</text:p>
          </table:table-cell>
          <table:table-cell office:value-type="float" office:value="96" table:formula="of:=[.J37]+[.$C$44]" table:style-name="ce1">
            <text:p>96</text:p>
          </table:table-cell>
          <table:table-cell office:value-type="float" office:value="95.6" table:formula="of:=[.K37]+[.$C$44]" table:style-name="ce1">
            <text:p>95.6</text:p>
          </table:table-cell>
          <table:table-cell office:value-type="float" office:value="95.2" table:formula="of:=[.L37]+[.$C$44]" table:style-name="ce1">
            <text:p>95.2</text:p>
          </table:table-cell>
          <table:table-cell office:value-type="float" office:value="94.7" table:formula="of:=[.M37]+[.$C$44]" table:style-name="ce1">
            <text:p>94.7</text:p>
          </table:table-cell>
          <table:table-cell office:value-type="float" office:value="94.3" table:formula="of:=[.N37]+[.$C$44]" table:style-name="ce1">
            <text:p>94.3</text:p>
          </table:table-cell>
          <table:table-cell office:value-type="float" office:value="93.7" table:formula="of:=[.O37]+[.$C$44]" table:style-name="ce1">
            <text:p>93.7</text:p>
          </table:table-cell>
          <table:table-cell office:value-type="float" office:value="93.8" table:formula="of:=[.P37]+[.$C$44]" table:style-name="ce1">
            <text:p>93.8</text:p>
          </table:table-cell>
          <table:table-cell office:value-type="float" office:value="93.6" table:formula="of:=[.Q37]+[.$C$44]" table:style-name="ce1">
            <text:p>93.6</text:p>
          </table:table-cell>
          <table:table-cell office:value-type="float" office:value="92.8" table:formula="of:=[.R37]+[.$C$44]" table:style-name="ce1">
            <text:p>92.8</text:p>
          </table:table-cell>
          <table:table-cell office:value-type="float" office:value="92.2" table:formula="of:=[.S37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8]+[.$C$44]" table:style-name="ce1">
            <text:p>89.8</text:p>
          </table:table-cell>
          <table:table-cell office:value-type="float" office:value="90.7" table:formula="of:=[.B38]+[.$C$44]" table:style-name="ce1">
            <text:p>90.7</text:p>
          </table:table-cell>
          <table:table-cell office:value-type="float" office:value="92.5" table:formula="of:=[.C38]+[.$C$44]" table:style-name="ce1">
            <text:p>92.5</text:p>
          </table:table-cell>
          <table:table-cell office:value-type="float" office:value="94.4" table:formula="of:=[.D38]+[.$C$44]" table:style-name="ce1">
            <text:p>94.4</text:p>
          </table:table-cell>
          <table:table-cell office:value-type="float" office:value="95.2" table:formula="of:=[.E38]+[.$C$44]" table:style-name="ce1">
            <text:p>95.2</text:p>
          </table:table-cell>
          <table:table-cell office:value-type="float" office:value="96.1" table:formula="of:=[.F38]+[.$C$44]" table:style-name="ce1">
            <text:p>96.1</text:p>
          </table:table-cell>
          <table:table-cell office:value-type="float" office:value="97" table:formula="of:=[.G38]+[.$C$44]" table:style-name="ce1">
            <text:p>97</text:p>
          </table:table-cell>
          <table:table-cell office:value-type="float" office:value="97.9" table:formula="of:=[.H38]+[.$C$44]" table:style-name="ce1">
            <text:p>97.9</text:p>
          </table:table-cell>
          <table:table-cell office:value-type="float" office:value="98.7" table:formula="of:=[.I38]+[.$C$44]" table:style-name="ce1">
            <text:p>98.7</text:p>
          </table:table-cell>
          <table:table-cell office:value-type="float" office:value="99.6" table:formula="of:=[.J38]+[.$C$44]" table:style-name="ce1">
            <text:p>99.6</text:p>
          </table:table-cell>
          <table:table-cell office:value-type="float" office:value="99.9" table:formula="of:=[.K38]+[.$C$44]" table:style-name="ce1">
            <text:p>99.9</text:p>
          </table:table-cell>
          <table:table-cell office:value-type="float" office:value="100.4" table:formula="of:=[.L38]+[.$C$44]" table:style-name="ce1">
            <text:p>100.4</text:p>
          </table:table-cell>
          <table:table-cell office:value-type="float" office:value="100.3" table:formula="of:=[.M38]+[.$C$44]" table:style-name="ce1">
            <text:p>100.3</text:p>
          </table:table-cell>
          <table:table-cell office:value-type="float" office:value="99.8" table:formula="of:=[.N38]+[.$C$44]" table:style-name="ce1">
            <text:p>99.8</text:p>
          </table:table-cell>
          <table:table-cell office:value-type="float" office:value="99.2" table:formula="of:=[.O38]+[.$C$44]" table:style-name="ce1">
            <text:p>99.2</text:p>
          </table:table-cell>
          <table:table-cell office:value-type="float" office:value="98.7" table:formula="of:=[.P38]+[.$C$44]" table:style-name="ce1">
            <text:p>98.7</text:p>
          </table:table-cell>
          <table:table-cell office:value-type="float" office:value="98.2" table:formula="of:=[.Q38]+[.$C$44]" table:style-name="ce1">
            <text:p>98.2</text:p>
          </table:table-cell>
          <table:table-cell office:value-type="float" office:value="97.7" table:formula="of:=[.R38]+[.$C$44]" table:style-name="ce1">
            <text:p>97.7</text:p>
          </table:table-cell>
          <table:table-cell office:value-type="float" office:value="97.3" table:formula="of:=[.S38]+[.$C$44]" table:style-name="ce1">
            <text:p>97.3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9]+[.$C$44]" table:style-name="ce1">
            <text:p>96.9</text:p>
          </table:table-cell>
          <table:table-cell office:value-type="float" office:value="97.3" table:formula="of:=[.B39]+[.$C$44]" table:style-name="ce1">
            <text:p>97.3</text:p>
          </table:table-cell>
          <table:table-cell office:value-type="float" office:value="97" table:formula="of:=[.C39]+[.$C$44]" table:style-name="ce1">
            <text:p>97</text:p>
          </table:table-cell>
          <table:table-cell office:value-type="float" office:value="96.8" table:formula="of:=[.D39]+[.$C$44]" table:style-name="ce1">
            <text:p>96.8</text:p>
          </table:table-cell>
          <table:table-cell office:value-type="float" office:value="97.1" table:formula="of:=[.E39]+[.$C$44]" table:style-name="ce1">
            <text:p>97.1</text:p>
          </table:table-cell>
          <table:table-cell office:value-type="float" office:value="97.1" table:formula="of:=[.F39]+[.$C$44]" table:style-name="ce1">
            <text:p>97.1</text:p>
          </table:table-cell>
          <table:table-cell office:value-type="float" office:value="96.9" table:formula="of:=[.G39]+[.$C$44]" table:style-name="ce1">
            <text:p>96.9</text:p>
          </table:table-cell>
          <table:table-cell office:value-type="float" office:value="96" table:formula="of:=[.H39]+[.$C$44]" table:style-name="ce1">
            <text:p>96</text:p>
          </table:table-cell>
          <table:table-cell office:value-type="float" office:value="95.6" table:formula="of:=[.I39]+[.$C$44]" table:style-name="ce1">
            <text:p>95.6</text:p>
          </table:table-cell>
          <table:table-cell office:value-type="float" office:value="95.2" table:formula="of:=[.J39]+[.$C$44]" table:style-name="ce1">
            <text:p>95.2</text:p>
          </table:table-cell>
          <table:table-cell office:value-type="float" office:value="94.7" table:formula="of:=[.K39]+[.$C$44]" table:style-name="ce1">
            <text:p>94.7</text:p>
          </table:table-cell>
          <table:table-cell office:value-type="float" office:value="94.3" table:formula="of:=[.L39]+[.$C$44]" table:style-name="ce1">
            <text:p>94.3</text:p>
          </table:table-cell>
          <table:table-cell office:value-type="float" office:value="93.7" table:formula="of:=[.M39]+[.$C$44]" table:style-name="ce1">
            <text:p>93.7</text:p>
          </table:table-cell>
          <table:table-cell office:value-type="float" office:value="93.8" table:formula="of:=[.N39]+[.$C$44]" table:style-name="ce1">
            <text:p>93.8</text:p>
          </table:table-cell>
          <table:table-cell office:value-type="float" office:value="93.6" table:formula="of:=[.O39]+[.$C$44]" table:style-name="ce1">
            <text:p>93.6</text:p>
          </table:table-cell>
          <table:table-cell office:value-type="float" office:value="92.8" table:formula="of:=[.P39]+[.$C$44]" table:style-name="ce1">
            <text:p>92.8</text:p>
          </table:table-cell>
          <table:table-cell office:value-type="float" office:value="92.2" table:formula="of:=[.Q39]+[.$C$44]" table:style-name="ce1">
            <text:p>92.2</text:p>
          </table:table-cell>
          <table:table-cell office:value-type="float" office:value="90.1" table:formula="of:=[.R39]+[.$C$44]" table:style-name="ce1">
            <text:p>90.1</text:p>
          </table:table-cell>
          <table:table-cell office:value-type="float" office:value="91.1" table:formula="of:=[.S39]+[.$C$44]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2.9" table:formula="of:=[.A40]+[.$C$44]" table:style-name="ce1">
            <text:p>92.9</text:p>
          </table:table-cell>
          <table:table-cell office:value-type="float" office:value="94.7" table:formula="of:=[.B40]+[.$C$44]" table:style-name="ce1">
            <text:p>94.7</text:p>
          </table:table-cell>
          <table:table-cell office:value-type="float" office:value="95.6" table:formula="of:=[.C40]+[.$C$44]" table:style-name="ce1">
            <text:p>95.6</text:p>
          </table:table-cell>
          <table:table-cell office:value-type="float" office:value="96.5" table:formula="of:=[.D40]+[.$C$44]" table:style-name="ce1">
            <text:p>96.5</text:p>
          </table:table-cell>
          <table:table-cell office:value-type="float" office:value="97.4" table:formula="of:=[.E40]+[.$C$44]" table:style-name="ce1">
            <text:p>97.4</text:p>
          </table:table-cell>
          <table:table-cell office:value-type="float" office:value="98.2" table:formula="of:=[.F40]+[.$C$44]" table:style-name="ce1">
            <text:p>98.2</text:p>
          </table:table-cell>
          <table:table-cell office:value-type="float" office:value="99.1" table:formula="of:=[.G40]+[.$C$44]" table:style-name="ce1">
            <text:p>99.1</text:p>
          </table:table-cell>
          <table:table-cell office:value-type="float" office:value="100" table:formula="of:=[.H40]+[.$C$44]" table:style-name="ce1">
            <text:p>100</text:p>
          </table:table-cell>
          <table:table-cell office:value-type="float" office:value="100.3" table:formula="of:=[.I40]+[.$C$44]" table:style-name="ce1">
            <text:p>100.3</text:p>
          </table:table-cell>
          <table:table-cell office:value-type="float" office:value="100.8" table:formula="of:=[.J40]+[.$C$44]" table:style-name="ce1">
            <text:p>100.8</text:p>
          </table:table-cell>
          <table:table-cell office:value-type="float" office:value="100.2" table:formula="of:=[.K40]+[.$C$44]" table:style-name="ce1">
            <text:p>100.2</text:p>
          </table:table-cell>
          <table:table-cell office:value-type="float" office:value="99.7" table:formula="of:=[.L40]+[.$C$44]" table:style-name="ce1">
            <text:p>99.7</text:p>
          </table:table-cell>
          <table:table-cell office:value-type="float" office:value="99.1" table:formula="of:=[.M40]+[.$C$44]" table:style-name="ce1">
            <text:p>99.1</text:p>
          </table:table-cell>
          <table:table-cell office:value-type="float" office:value="98.6" table:formula="of:=[.N40]+[.$C$44]" table:style-name="ce1">
            <text:p>98.6</text:p>
          </table:table-cell>
          <table:table-cell office:value-type="float" office:value="98.1" table:formula="of:=[.O40]+[.$C$44]" table:style-name="ce1">
            <text:p>98.1</text:p>
          </table:table-cell>
          <table:table-cell office:value-type="float" office:value="97.7" table:formula="of:=[.P40]+[.$C$44]" table:style-name="ce1">
            <text:p>97.7</text:p>
          </table:table-cell>
          <table:table-cell office:value-type="float" office:value="97.3" table:formula="of:=[.Q40]+[.$C$44]" table:style-name="ce1">
            <text:p>97.3</text:p>
          </table:table-cell>
          <table:table-cell office:value-type="float" office:value="96.9" table:formula="of:=[.R40]+[.$C$44]" table:style-name="ce1">
            <text:p>96.9</text:p>
          </table:table-cell>
          <table:table-cell office:value-type="float" office:value="97.3" table:formula="of:=[.S40]+[.$C$44]" table:style-name="ce1">
            <text:p>97.3</text:p>
          </table:table-cell>
          <table:table-cell table:number-columns-repeated="16365"/>
        </table:table-row>
        <table:table-row table:style-name="ro1">
          <table:table-cell office:value-type="float" office:value="97" table:formula="of:=[.A41]+[.$C$44]" table:style-name="ce1">
            <text:p>97</text:p>
          </table:table-cell>
          <table:table-cell office:value-type="float" office:value="96.8" table:formula="of:=[.B41]+[.$C$44]" table:style-name="ce1">
            <text:p>96.8</text:p>
          </table:table-cell>
          <table:table-cell office:value-type="float" office:value="97.1" table:formula="of:=[.C41]+[.$C$44]" table:style-name="ce1">
            <text:p>97.1</text:p>
          </table:table-cell>
          <table:table-cell office:value-type="float" office:value="97.1" table:formula="of:=[.D41]+[.$C$44]" table:style-name="ce1">
            <text:p>97.1</text:p>
          </table:table-cell>
          <table:table-cell office:value-type="float" office:value="96.9" table:formula="of:=[.E41]+[.$C$44]" table:style-name="ce1">
            <text:p>96.9</text:p>
          </table:table-cell>
          <table:table-cell office:value-type="float" office:value="96" table:formula="of:=[.F41]+[.$C$44]" table:style-name="ce1">
            <text:p>96</text:p>
          </table:table-cell>
          <table:table-cell office:value-type="float" office:value="95.6" table:formula="of:=[.G41]+[.$C$44]" table:style-name="ce1">
            <text:p>95.6</text:p>
          </table:table-cell>
          <table:table-cell office:value-type="float" office:value="95.2" table:formula="of:=[.H41]+[.$C$44]" table:style-name="ce1">
            <text:p>95.2</text:p>
          </table:table-cell>
          <table:table-cell office:value-type="float" office:value="94.7" table:formula="of:=[.I41]+[.$C$44]" table:style-name="ce1">
            <text:p>94.7</text:p>
          </table:table-cell>
          <table:table-cell office:value-type="float" office:value="94.3" table:formula="of:=[.J41]+[.$C$44]" table:style-name="ce1">
            <text:p>94.3</text:p>
          </table:table-cell>
          <table:table-cell office:value-type="float" office:value="93.7" table:formula="of:=[.K41]+[.$C$44]" table:style-name="ce1">
            <text:p>93.7</text:p>
          </table:table-cell>
          <table:table-cell office:value-type="float" office:value="93.8" table:formula="of:=[.L41]+[.$C$44]" table:style-name="ce1">
            <text:p>93.8</text:p>
          </table:table-cell>
          <table:table-cell office:value-type="float" office:value="93.6" table:formula="of:=[.M41]+[.$C$44]" table:style-name="ce1">
            <text:p>93.6</text:p>
          </table:table-cell>
          <table:table-cell office:value-type="float" office:value="92.8" table:formula="of:=[.N41]+[.$C$44]" table:style-name="ce1">
            <text:p>92.8</text:p>
          </table:table-cell>
          <table:table-cell office:value-type="float" office:value="92.2" table:formula="of:=[.O41]+[.$C$44]" table:style-name="ce1">
            <text:p>92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N1_table_id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8.5" table:style-name="ce1">
            <text:p>28.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6" table:style-name="ce1">
            <text:p>26</text:p>
          </table:table-cell>
          <table:table-cell table:number-columns-repeated="1636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8.5" table:style-name="ce1">
            <text:p>28.5</text:p>
          </table:table-cell>
          <table:table-cell office:value-type="float" office:value="23" table:style-name="ce1">
            <text:p>23</text:p>
          </table:table-cell>
          <table:table-cell office:value-type="float" office:value="22.9" table:style-name="ce1">
            <text:p>22.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19.5" table:style-name="ce1">
            <text:p>19.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.8" table:style-name="ce1">
            <text:p>17.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10.199999999999999" table:formula="of:=[.A2]-[.$B$8]" table:style-name="ce1">
            <text:p>10.2</text:p>
          </table:table-cell>
          <table:table-cell office:value-type="float" office:value="12.7" table:formula="of:=[.B2]-[.$B$8]" table:style-name="ce1">
            <text:p>12.7</text:p>
          </table:table-cell>
          <table:table-cell office:value-type="float" office:value="15" table:formula="of:=[.C2]-[.$B$8]" table:style-name="ce1">
            <text:p>15</text:p>
          </table:table-cell>
          <table:table-cell office:value-type="float" office:value="16.7" table:formula="of:=[.D2]-[.$B$8]" table:style-name="ce1">
            <text:p>16.7</text:p>
          </table:table-cell>
          <table:table-cell office:value-type="float" office:value="20.099999999999998" table:formula="of:=[.E2]-[.$B$8]" table:style-name="ce1">
            <text:p>20.1</text:p>
          </table:table-cell>
          <table:table-cell office:value-type="float" office:value="23.2" table:formula="of:=[.F2]-[.$B$8]" table:style-name="ce1">
            <text:p>23.2</text:p>
          </table:table-cell>
          <table:table-cell office:value-type="float" office:value="25.2" table:formula="of:=[.G2]-[.$B$8]" table:style-name="ce1">
            <text:p>25.2</text:p>
          </table:table-cell>
          <table:table-cell office:value-type="float" office:value="25.7" table:formula="of:=[.H2]-[.$B$8]" table:style-name="ce1">
            <text:p>25.7</text:p>
          </table:table-cell>
          <table:table-cell office:value-type="float" office:value="25.7" table:formula="of:=[.I2]-[.$B$8]" table:style-name="ce1">
            <text:p>25.7</text:p>
          </table:table-cell>
          <table:table-cell office:value-type="float" office:value="26.2" table:formula="of:=[.J2]-[.$B$8]" table:style-name="ce1">
            <text:p>26.2</text:p>
          </table:table-cell>
          <table:table-cell office:value-type="float" office:value="10.199999999999999" table:formula="of:=[.K2]-[.$B$8]" table:style-name="ce1">
            <text:p>10.2</text:p>
          </table:table-cell>
          <table:table-cell office:value-type="float" office:value="12.7" table:formula="of:=[.L2]-[.$B$8]" table:style-name="ce1">
            <text:p>12.7</text:p>
          </table:table-cell>
          <table:table-cell office:value-type="float" office:value="15" table:formula="of:=[.M2]-[.$B$8]" table:style-name="ce1">
            <text:p>15</text:p>
          </table:table-cell>
          <table:table-cell office:value-type="float" office:value="16.7" table:formula="of:=[.N2]-[.$B$8]" table:style-name="ce1">
            <text:p>16.7</text:p>
          </table:table-cell>
          <table:table-cell office:value-type="float" office:value="20.099999999999998" table:formula="of:=[.O2]-[.$B$8]" table:style-name="ce1">
            <text:p>20.1</text:p>
          </table:table-cell>
          <table:table-cell office:value-type="float" office:value="23.2" table:formula="of:=[.P2]-[.$B$8]" table:style-name="ce1">
            <text:p>23.2</text:p>
          </table:table-cell>
          <table:table-cell office:value-type="float" office:value="25.2" table:formula="of:=[.Q2]-[.$B$8]" table:style-name="ce1">
            <text:p>25.2</text:p>
          </table:table-cell>
          <table:table-cell office:value-type="float" office:value="25.7" table:formula="of:=[.R2]-[.$B$8]" table:style-name="ce1">
            <text:p>25.7</text:p>
          </table:table-cell>
          <table:table-cell office:value-type="float" office:value="23.2" table:formula="of:=[.S2]-[.$B$8]" table:style-name="ce1">
            <text:p>23.2</text:p>
          </table:table-cell>
          <table:table-cell table:number-columns-repeated="16365"/>
        </table:table-row>
        <table:table-row table:style-name="ro1">
          <table:table-cell office:value-type="float" office:value="25.2" table:formula="of:=[.A3]-[.$B$8]" table:style-name="ce1">
            <text:p>25.2</text:p>
          </table:table-cell>
          <table:table-cell office:value-type="float" office:value="10.199999999999999" table:formula="of:=[.B3]-[.$B$8]" table:style-name="ce1">
            <text:p>10.2</text:p>
          </table:table-cell>
          <table:table-cell office:value-type="float" office:value="12.7" table:formula="of:=[.C3]-[.$B$8]" table:style-name="ce1">
            <text:p>12.7</text:p>
          </table:table-cell>
          <table:table-cell office:value-type="float" office:value="15" table:formula="of:=[.D3]-[.$B$8]" table:style-name="ce1">
            <text:p>15</text:p>
          </table:table-cell>
          <table:table-cell office:value-type="float" office:value="16.7" table:formula="of:=[.E3]-[.$B$8]" table:style-name="ce1">
            <text:p>16.7</text:p>
          </table:table-cell>
          <table:table-cell office:value-type="float" office:value="20.099999999999998" table:formula="of:=[.F3]-[.$B$8]" table:style-name="ce1">
            <text:p>20.1</text:p>
          </table:table-cell>
          <table:table-cell office:value-type="float" office:value="22.2" table:formula="of:=[.G3]-[.$B$8]" table:style-name="ce1">
            <text:p>22.2</text:p>
          </table:table-cell>
          <table:table-cell office:value-type="float" office:value="22.2" table:formula="of:=[.H3]-[.$B$8]" table:style-name="ce1">
            <text:p>22.2</text:p>
          </table:table-cell>
          <table:table-cell office:value-type="float" office:value="25.7" table:formula="of:=[.I3]-[.$B$8]" table:style-name="ce1">
            <text:p>25.7</text:p>
          </table:table-cell>
          <table:table-cell office:value-type="float" office:value="20.2" table:formula="of:=[.J3]-[.$B$8]" table:style-name="ce1">
            <text:p>20.2</text:p>
          </table:table-cell>
          <table:table-cell office:value-type="float" office:value="20.099999999999998" table:formula="of:=[.K3]-[.$B$8]" table:style-name="ce1">
            <text:p>20.1</text:p>
          </table:table-cell>
          <table:table-cell office:value-type="float" office:value="10.199999999999999" table:formula="of:=[.L3]-[.$B$8]" table:style-name="ce1">
            <text:p>10.2</text:p>
          </table:table-cell>
          <table:table-cell office:value-type="float" office:value="12.7" table:formula="of:=[.M3]-[.$B$8]" table:style-name="ce1">
            <text:p>12.7</text:p>
          </table:table-cell>
          <table:table-cell office:value-type="float" office:value="15" table:formula="of:=[.N3]-[.$B$8]" table:style-name="ce1">
            <text:p>15</text:p>
          </table:table-cell>
          <table:table-cell office:value-type="float" office:value="16.7" table:formula="of:=[.O3]-[.$B$8]" table:style-name="ce1">
            <text:p>16.7</text:p>
          </table:table-cell>
          <table:table-cell office:value-type="float" office:value="16.7" table:formula="of:=[.P3]-[.$B$8]" table:style-name="ce1">
            <text:p>16.7</text:p>
          </table:table-cell>
          <table:table-cell office:value-type="float" office:value="18.2" table:formula="of:=[.Q3]-[.$B$8]" table:style-name="ce1">
            <text:p>18.2</text:p>
          </table:table-cell>
          <table:table-cell office:value-type="float" office:value="18.2" table:formula="of:=[.R3]-[.$B$8]" table:style-name="ce1">
            <text:p>18.2</text:p>
          </table:table-cell>
          <table:table-cell office:value-type="float" office:value="18.2" table:formula="of:=[.S3]-[.$B$8]" table:style-name="ce1">
            <text:p>18.2</text:p>
          </table:table-cell>
          <table:table-cell table:number-columns-repeated="16365"/>
        </table:table-row>
        <table:table-row table:style-name="ro1">
          <table:table-cell office:value-type="float" office:value="16.2" table:formula="of:=[.A4]-[.$B$8]" table:style-name="ce1">
            <text:p>16.2</text:p>
          </table:table-cell>
          <table:table-cell office:value-type="float" office:value="15" table:formula="of:=[.B4]-[.$B$8]" table:style-name="ce1">
            <text:p>15</text:p>
          </table:table-cell>
          <table:table-cell office:value-type="float" office:value="10.199999999999999" table:formula="of:=[.C4]-[.$B$8]" table:style-name="ce1">
            <text:p>10.2</text:p>
          </table:table-cell>
          <table:table-cell office:value-type="float" office:value="12.7" table:formula="of:=[.D4]-[.$B$8]" table:style-name="ce1">
            <text:p>12.7</text:p>
          </table:table-cell>
          <table:table-cell office:value-type="float" office:value="14.2" table:formula="of:=[.E4]-[.$B$8]" table:style-name="ce1">
            <text:p>14.2</text:p>
          </table:table-cell>
          <table:table-cell office:value-type="float" office:value="14.2" table:formula="of:=[.F4]-[.$B$8]" table:style-name="ce1">
            <text:p>14.2</text:p>
          </table:table-cell>
          <table:table-cell office:value-type="float" office:value="14.2" table:formula="of:=[.G4]-[.$B$8]" table:style-name="ce1">
            <text:p>14.2</text:p>
          </table:table-cell>
          <table:table-cell office:value-type="float" office:value="14.2" table:formula="of:=[.H4]-[.$B$8]" table:style-name="ce1">
            <text:p>14.2</text:p>
          </table:table-cell>
          <table:table-cell office:value-type="float" office:value="14.2" table:formula="of:=[.I4]-[.$B$8]" table:style-name="ce1">
            <text:p>14.2</text:p>
          </table:table-cell>
          <table:table-cell office:value-type="float" office:value="14.2" table:formula="of:=[.J4]-[.$B$8]" table:style-name="ce1">
            <text:p>14.2</text:p>
          </table:table-cell>
          <table:table-cell office:value-type="float" office:value="11.2" table:formula="of:=[.K4]-[.$B$8]" table:style-name="ce1">
            <text:p>11.2</text:p>
          </table:table-cell>
          <table:table-cell office:value-type="float" office:value="10.199999999999999" table:formula="of:=[.L4]-[.$B$8]" table:style-name="ce1">
            <text:p>10.2</text:p>
          </table:table-cell>
          <table:table-cell office:value-type="float" office:value="10.199999999999999" table:formula="of:=[.M4]-[.$B$8]" table:style-name="ce1">
            <text:p>10.2</text:p>
          </table:table-cell>
          <table:table-cell office:value-type="float" office:value="11.2" table:formula="of:=[.N4]-[.$B$8]" table:style-name="ce1">
            <text:p>11.2</text:p>
          </table:table-cell>
          <table:table-cell office:value-type="float" office:value="11.2" table:formula="of:=[.O4]-[.$B$8]" table:style-name="ce1">
            <text:p>11.2</text:p>
          </table:table-cell>
          <table:table-cell office:value-type="float" office:value="11.2" table:formula="of:=[.P4]-[.$B$8]" table:style-name="ce1">
            <text:p>11.2</text:p>
          </table:table-cell>
          <table:table-cell office:value-type="float" office:value="11.2" table:formula="of:=[.Q4]-[.$B$8]" table:style-name="ce1">
            <text:p>11.2</text:p>
          </table:table-cell>
          <table:table-cell office:value-type="float" office:value="11.2" table:formula="of:=[.R4]-[.$B$8]" table:style-name="ce1">
            <text:p>11.2</text:p>
          </table:table-cell>
          <table:table-cell office:value-type="float" office:value="11.2" table:formula="of:=[.S4]-[.$B$8]" table:style-name="ce1">
            <text:p>11.2</text:p>
          </table:table-cell>
          <table:table-cell table:number-columns-repeated="16365"/>
        </table:table-row>
        <table:table-row table:style-name="ro1">
          <table:table-cell office:value-type="float" office:value="11.2" table:formula="of:=[.A5]-[.$B$8]" table:style-name="ce1">
            <text:p>11.2</text:p>
          </table:table-cell>
          <table:table-cell office:value-type="float" office:value="6.2" table:formula="of:=[.B5]-[.$B$8]" table:style-name="ce1">
            <text:p>6.2</text:p>
          </table:table-cell>
          <table:table-cell office:value-type="float" office:value="5.2" table:formula="of:=[.C5]-[.$B$8]" table:style-name="ce1">
            <text:p>5.2</text:p>
          </table:table-cell>
          <table:table-cell office:value-type="float" office:value="-4.8" table:formula="of:=[.D5]-[.$B$8]" table:style-name="ce1">
            <text:p>-4.8</text:p>
          </table:table-cell>
          <table:table-cell office:value-type="float" office:value="-2.8" table:formula="of:=[.E5]-[.$B$8]" table:style-name="ce1">
            <text:p>-2.8</text:p>
          </table:table-cell>
          <table:table-cell office:value-type="float" office:value="-2.8" table:formula="of:=[.F5]-[.$B$8]" table:style-name="ce1">
            <text:p>-2.8</text:p>
          </table:table-cell>
          <table:table-cell office:value-type="float" office:value="-3.8" table:formula="of:=[.G5]-[.$B$8]" table:style-name="ce1">
            <text:p>-3.8</text:p>
          </table:table-cell>
          <table:table-cell office:value-type="float" office:value="-3.8" table:formula="of:=[.H5]-[.$B$8]" table:style-name="ce1">
            <text:p>-3.8</text:p>
          </table:table-cell>
          <table:table-cell office:value-type="float" office:value="-3.8" table:formula="of:=[.I5]-[.$B$8]" table:style-name="ce1">
            <text:p>-3.8</text:p>
          </table:table-cell>
          <table:table-cell office:value-type="float" office:value="-3.8" table:formula="of:=[.J5]-[.$B$8]" table:style-name="ce1">
            <text:p>-3.8</text:p>
          </table:table-cell>
          <table:table-cell office:value-type="float" office:value="-3.8" table:formula="of:=[.K5]-[.$B$8]" table:style-name="ce1">
            <text:p>-3.8</text:p>
          </table:table-cell>
          <table:table-cell office:value-type="float" office:value="-3.8" table:formula="of:=[.L5]-[.$B$8]" table:style-name="ce1">
            <text:p>-3.8</text:p>
          </table:table-cell>
          <table:table-cell office:value-type="float" office:value="-7.8" table:formula="of:=[.M5]-[.$B$8]" table:style-name="ce1">
            <text:p>-7.8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0.66307692307692312" table:formula="of:=[.O5]-([.O$18]-[.O$5])/13" table:style-name="ce1">
            <text:p>0.663076923</text:p>
          </table:table-cell>
          <table:table-cell office:value-type="float" office:value="0.73043956043956049" table:formula="of:=[.P5]-([.P$18]-[.P$5])/13" table:style-name="ce1">
            <text:p>0.73043956</text:p>
          </table:table-cell>
          <table:table-cell office:value-type="float" office:value="0.79780219780219797" table:formula="of:=[.Q5]-([.Q$18]-[.Q$5])/13" table:style-name="ce1">
            <text:p>0.797802198</text:p>
          </table:table-cell>
          <table:table-cell office:value-type="float" office:value="0.86516483516483533" table:formula="of:=[.R5]-([.R$18]-[.R$5])/13" table:style-name="ce1">
            <text:p>0.865164835</text:p>
          </table:table-cell>
          <table:table-cell office:value-type="float" office:value="0.93252747252747281" table:formula="of:=[.S5]-([.S$18]-[.S$5])/13" table:style-name="ce1">
            <text:p>0.932527473</text:p>
          </table:table-cell>
          <table:table-cell office:value-type="float" office:value="0.99989010989011018" table:formula="of:=[.T5]-([.T$18]-[.T$5])/13" table:style-name="ce1">
            <text:p>0.99989011</text:p>
          </table:table-cell>
          <table:table-cell office:value-type="float" office:value="1.0480219780219784" table:formula="of:=[.U5]-([.U$18]-[.U$5])/13" table:style-name="ce1">
            <text:p>1.048021978</text:p>
          </table:table-cell>
          <table:table-cell office:value-type="float" office:value="1" table:style-name="ce1">
            <text:p>1</text:p>
          </table:table-cell>
          <table:table-cell office:value-type="float" office:value="1.0481318681318683" table:formula="of:=[.W5]-([.W$18]-[.W$5])/13" table:style-name="ce1">
            <text:p>1.048131868</text:p>
          </table:table-cell>
          <table:table-cell office:value-type="float" office:value="1.0962637362637364" table:formula="of:=[.X5]-([.X$18]-[.X$5])/13" table:style-name="ce1">
            <text:p>1.096263736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0.68" table:style-name="ce1">
            <text:p>0.68</text:p>
          </table:table-cell>
          <table:table-cell office:value-type="float" office:value="0.74357142857142866" table:formula="of:=[.O5]+([.$I$25]-[.$B$25])/7" table:style-name="ce1">
            <text:p>0.743571429</text:p>
          </table:table-cell>
          <table:table-cell office:value-type="float" office:value="0.80714285714285727" table:formula="of:=[.P5]+([.$I$25]-[.$B$25])/7" table:style-name="ce1">
            <text:p>0.807142857</text:p>
          </table:table-cell>
          <table:table-cell office:value-type="float" office:value="0.87071428571428588" table:formula="of:=[.Q5]+([.$I$25]-[.$B$25])/7" table:style-name="ce1">
            <text:p>0.870714286</text:p>
          </table:table-cell>
          <table:table-cell office:value-type="float" office:value="0.9342857142857145" table:formula="of:=[.R5]+([.$I$25]-[.$B$25])/7" table:style-name="ce1">
            <text:p>0.934285714</text:p>
          </table:table-cell>
          <table:table-cell office:value-type="float" office:value="0.99785714285714311" table:formula="of:=[.S5]+([.$I$25]-[.$B$25])/7" table:style-name="ce1">
            <text:p>0.997857143</text:p>
          </table:table-cell>
          <table:table-cell office:value-type="float" office:value="1.0435714285714288" table:formula="of:=[.T5]+([.$V$5]-[.$O$5])/7" table:style-name="ce1">
            <text:p>1.043571429</text:p>
          </table:table-cell>
          <table:table-cell office:value-type="float" office:value="1" table:style-name="ce1">
            <text:p>1</text:p>
          </table:table-cell>
          <table:table-cell office:value-type="float" office:value="1.0457142857142858" table:formula="of:=[.V5]+([.$V$5]-[.$O$5])/7" table:style-name="ce1">
            <text:p>1.045714286</text:p>
          </table:table-cell>
          <table:table-cell office:value-type="float" office:value="1.0914285714285716" table:formula="of:=[.W5]+([.$V$5]-[.$O$5])/7" table:style-name="ce1">
            <text:p>1.091428571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0.69692307692307698" table:formula="of:=[.O5]+([.O$18]-[.O$5])/13" table:style-name="ce1">
            <text:p>0.696923077</text:p>
          </table:table-cell>
          <table:table-cell office:value-type="float" office:value="0.75670329670329683" table:formula="of:=[.P5]+([.P$18]-[.P$5])/13" table:style-name="ce1">
            <text:p>0.756703297</text:p>
          </table:table-cell>
          <table:table-cell office:value-type="float" office:value="0.81648351648351658" table:formula="of:=[.Q5]+([.Q$18]-[.Q$5])/13" table:style-name="ce1">
            <text:p>0.816483516</text:p>
          </table:table-cell>
          <table:table-cell office:value-type="float" office:value="0.87626373626373644" table:formula="of:=[.R5]+([.R$18]-[.R$5])/13" table:style-name="ce1">
            <text:p>0.876263736</text:p>
          </table:table-cell>
          <table:table-cell office:value-type="float" office:value="0.93604395604395618" table:formula="of:=[.S5]+([.S$18]-[.S$5])/13" table:style-name="ce1">
            <text:p>0.936043956</text:p>
          </table:table-cell>
          <table:table-cell office:value-type="float" office:value="0.99582417582417604" table:formula="of:=[.T5]+([.T$18]-[.T$5])/13" table:style-name="ce1">
            <text:p>0.995824176</text:p>
          </table:table-cell>
          <table:table-cell office:value-type="float" office:value="1.0391208791208792" table:formula="of:=[.U5]+([.U$18]-[.U$5])/13" table:style-name="ce1">
            <text:p>1.039120879</text:p>
          </table:table-cell>
          <table:table-cell office:value-type="float" office:value="1" table:style-name="ce1">
            <text:p>1</text:p>
          </table:table-cell>
          <table:table-cell office:value-type="float" office:value="1.0432967032967033" table:formula="of:=[.W5]+([.W$18]-[.W$5])/13" table:style-name="ce1">
            <text:p>1.043296703</text:p>
          </table:table-cell>
          <table:table-cell office:value-type="float" office:value="1.0865934065934069" table:formula="of:=[.X5]+([.X$18]-[.X$5])/13" table:style-name="ce1">
            <text:p>1.086593407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0.71384615384615391" table:formula="of:=[.O6]+([.O$18]-[.O$5])/13" table:style-name="ce1">
            <text:p>0.713846154</text:p>
          </table:table-cell>
          <table:table-cell office:value-type="float" office:value="0.76983516483516501" table:formula="of:=[.P6]+([.P$18]-[.P$5])/13" table:style-name="ce1">
            <text:p>0.769835165</text:p>
          </table:table-cell>
          <table:table-cell office:value-type="float" office:value="0.82582417582417589" table:formula="of:=[.Q6]+([.Q$18]-[.Q$5])/13" table:style-name="ce1">
            <text:p>0.825824176</text:p>
          </table:table-cell>
          <table:table-cell office:value-type="float" office:value="0.88181318681318699" table:formula="of:=[.R6]+([.R$18]-[.R$5])/13" table:style-name="ce1">
            <text:p>0.881813187</text:p>
          </table:table-cell>
          <table:table-cell office:value-type="float" office:value="0.93780219780219787" table:formula="of:=[.S6]+([.S$18]-[.S$5])/13" table:style-name="ce1">
            <text:p>0.937802198</text:p>
          </table:table-cell>
          <table:table-cell office:value-type="float" office:value="0.99379120879120897" table:formula="of:=[.T6]+([.T$18]-[.T$5])/13" table:style-name="ce1">
            <text:p>0.993791209</text:p>
          </table:table-cell>
          <table:table-cell office:value-type="float" office:value="1.0346703296703297" table:formula="of:=[.U6]+([.U$18]-[.U$5])/13" table:style-name="ce1">
            <text:p>1.03467033</text:p>
          </table:table-cell>
          <table:table-cell office:value-type="float" office:value="1" table:style-name="ce1">
            <text:p>1</text:p>
          </table:table-cell>
          <table:table-cell office:value-type="float" office:value="1.0408791208791208" table:formula="of:=[.W6]+([.W$18]-[.W$5])/13" table:style-name="ce1">
            <text:p>1.040879121</text:p>
          </table:table-cell>
          <table:table-cell office:value-type="float" office:value="1.0817582417582421" table:formula="of:=[.X6]+([.X$18]-[.X$5])/13" table:style-name="ce1">
            <text:p>1.081758242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0.73076923076923084" table:formula="of:=[.O7]+([.O$18]-[.O$5])/13" table:style-name="ce1">
            <text:p>0.730769231</text:p>
          </table:table-cell>
          <table:table-cell office:value-type="float" office:value="0.78296703296703318" table:formula="of:=[.P7]+([.P$18]-[.P$5])/13" table:style-name="ce1">
            <text:p>0.782967033</text:p>
          </table:table-cell>
          <table:table-cell office:value-type="float" office:value="0.8351648351648352" table:formula="of:=[.Q7]+([.Q$18]-[.Q$5])/13" table:style-name="ce1">
            <text:p>0.835164835</text:p>
          </table:table-cell>
          <table:table-cell office:value-type="float" office:value="0.88736263736263754" table:formula="of:=[.R7]+([.R$18]-[.R$5])/13" table:style-name="ce1">
            <text:p>0.887362637</text:p>
          </table:table-cell>
          <table:table-cell office:value-type="float" office:value="0.93956043956043955" table:formula="of:=[.S7]+([.S$18]-[.S$5])/13" table:style-name="ce1">
            <text:p>0.93956044</text:p>
          </table:table-cell>
          <table:table-cell office:value-type="float" office:value="0.9917582417582419" table:formula="of:=[.T7]+([.T$18]-[.T$5])/13" table:style-name="ce1">
            <text:p>0.991758242</text:p>
          </table:table-cell>
          <table:table-cell office:value-type="float" office:value="1.0302197802197801" table:formula="of:=[.U7]+([.U$18]-[.U$5])/13" table:style-name="ce1">
            <text:p>1.03021978</text:p>
          </table:table-cell>
          <table:table-cell office:value-type="float" office:value="1" table:style-name="ce1">
            <text:p>1</text:p>
          </table:table-cell>
          <table:table-cell office:value-type="float" office:value="1.0384615384615383" table:formula="of:=[.W7]+([.W$18]-[.W$5])/13" table:style-name="ce1">
            <text:p>1.038461538</text:p>
          </table:table-cell>
          <table:table-cell office:value-type="float" office:value="1.0769230769230773" table:formula="of:=[.X7]+([.X$18]-[.X$5])/13" table:style-name="ce1">
            <text:p>1.076923077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0.74769230769230777" table:formula="of:=[.O8]+([.O$18]-[.O$5])/13" table:style-name="ce1">
            <text:p>0.747692308</text:p>
          </table:table-cell>
          <table:table-cell office:value-type="float" office:value="0.79609890109890136" table:formula="of:=[.P8]+([.P$18]-[.P$5])/13" table:style-name="ce1">
            <text:p>0.796098901</text:p>
          </table:table-cell>
          <table:table-cell office:value-type="float" office:value="0.8445054945054945" table:formula="of:=[.Q8]+([.Q$18]-[.Q$5])/13" table:style-name="ce1">
            <text:p>0.844505495</text:p>
          </table:table-cell>
          <table:table-cell office:value-type="float" office:value="0.89291208791208809" table:formula="of:=[.R8]+([.R$18]-[.R$5])/13" table:style-name="ce1">
            <text:p>0.892912088</text:p>
          </table:table-cell>
          <table:table-cell office:value-type="float" office:value="0.94131868131868124" table:formula="of:=[.S8]+([.S$18]-[.S$5])/13" table:style-name="ce1">
            <text:p>0.941318681</text:p>
          </table:table-cell>
          <table:table-cell office:value-type="float" office:value="0.98972527472527483" table:formula="of:=[.T8]+([.T$18]-[.T$5])/13" table:style-name="ce1">
            <text:p>0.989725275</text:p>
          </table:table-cell>
          <table:table-cell office:value-type="float" office:value="1.0257692307692305" table:formula="of:=[.U8]+([.U$18]-[.U$5])/13" table:style-name="ce1">
            <text:p>1.025769231</text:p>
          </table:table-cell>
          <table:table-cell office:value-type="float" office:value="1" table:style-name="ce1">
            <text:p>1</text:p>
          </table:table-cell>
          <table:table-cell office:value-type="float" office:value="1.0360439560439558" table:formula="of:=[.W8]+([.W$18]-[.W$5])/13" table:style-name="ce1">
            <text:p>1.036043956</text:p>
          </table:table-cell>
          <table:table-cell office:value-type="float" office:value="1.0720879120879125" table:formula="of:=[.X8]+([.X$18]-[.X$5])/13" table:style-name="ce1">
            <text:p>1.07208791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.7646153846153847" table:formula="of:=[.O9]+([.O$18]-[.O$5])/13" table:style-name="ce1">
            <text:p>0.764615385</text:p>
          </table:table-cell>
          <table:table-cell office:value-type="float" office:value="0.80923076923076953" table:formula="of:=[.P9]+([.P$18]-[.P$5])/13" table:style-name="ce1">
            <text:p>0.809230769</text:p>
          </table:table-cell>
          <table:table-cell office:value-type="float" office:value="0.85384615384615381" table:formula="of:=[.Q9]+([.Q$18]-[.Q$5])/13" table:style-name="ce1">
            <text:p>0.853846154</text:p>
          </table:table-cell>
          <table:table-cell office:value-type="float" office:value="0.89846153846153864" table:formula="of:=[.R9]+([.R$18]-[.R$5])/13" table:style-name="ce1">
            <text:p>0.898461538</text:p>
          </table:table-cell>
          <table:table-cell office:value-type="float" office:value="0.94307692307692292" table:formula="of:=[.S9]+([.S$18]-[.S$5])/13" table:style-name="ce1">
            <text:p>0.943076923</text:p>
          </table:table-cell>
          <table:table-cell office:value-type="float" office:value="0.98769230769230776" table:formula="of:=[.T9]+([.T$18]-[.T$5])/13" table:style-name="ce1">
            <text:p>0.987692308</text:p>
          </table:table-cell>
          <table:table-cell office:value-type="float" office:value="1.021318681318681" table:formula="of:=[.U9]+([.U$18]-[.U$5])/13" table:style-name="ce1">
            <text:p>1.021318681</text:p>
          </table:table-cell>
          <table:table-cell office:value-type="float" office:value="1" table:style-name="ce1">
            <text:p>1</text:p>
          </table:table-cell>
          <table:table-cell office:value-type="float" office:value="1.0336263736263733" table:formula="of:=[.W9]+([.W$18]-[.W$5])/13" table:style-name="ce1">
            <text:p>1.033626374</text:p>
          </table:table-cell>
          <table:table-cell office:value-type="float" office:value="1.0672527472527478" table:formula="of:=[.X9]+([.X$18]-[.X$5])/13" table:style-name="ce1">
            <text:p>1.067252747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0.78153846153846163" table:formula="of:=[.O10]+([.O$18]-[.O$5])/13" table:style-name="ce1">
            <text:p>0.781538462</text:p>
          </table:table-cell>
          <table:table-cell office:value-type="float" office:value="0.82236263736263771" table:formula="of:=[.P10]+([.P$18]-[.P$5])/13" table:style-name="ce1">
            <text:p>0.822362637</text:p>
          </table:table-cell>
          <table:table-cell office:value-type="float" office:value="0.86318681318681312" table:formula="of:=[.Q10]+([.Q$18]-[.Q$5])/13" table:style-name="ce1">
            <text:p>0.863186813</text:p>
          </table:table-cell>
          <table:table-cell office:value-type="float" office:value="0.9040109890109892" table:formula="of:=[.R10]+([.R$18]-[.R$5])/13" table:style-name="ce1">
            <text:p>0.904010989</text:p>
          </table:table-cell>
          <table:table-cell office:value-type="float" office:value="0.94483516483516461" table:formula="of:=[.S10]+([.S$18]-[.S$5])/13" table:style-name="ce1">
            <text:p>0.944835165</text:p>
          </table:table-cell>
          <table:table-cell office:value-type="float" office:value="0.98565934065934069" table:formula="of:=[.T10]+([.T$18]-[.T$5])/13" table:style-name="ce1">
            <text:p>0.985659341</text:p>
          </table:table-cell>
          <table:table-cell office:value-type="float" office:value="1.0168681318681314" table:formula="of:=[.U10]+([.U$18]-[.U$5])/13" table:style-name="ce1">
            <text:p>1.016868132</text:p>
          </table:table-cell>
          <table:table-cell office:value-type="float" office:value="1" table:style-name="ce1">
            <text:p>1</text:p>
          </table:table-cell>
          <table:table-cell office:value-type="float" office:value="1.0312087912087908" table:formula="of:=[.W10]+([.W$18]-[.W$5])/13" table:style-name="ce1">
            <text:p>1.031208791</text:p>
          </table:table-cell>
          <table:table-cell office:value-type="float" office:value="1.062417582417583" table:formula="of:=[.X10]+([.X$18]-[.X$5])/13" table:style-name="ce1">
            <text:p>1.062417582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0.79846153846153856" table:formula="of:=[.O11]+([.O$18]-[.O$5])/13" table:style-name="ce1">
            <text:p>0.798461538</text:p>
          </table:table-cell>
          <table:table-cell office:value-type="float" office:value="0.83549450549450588" table:formula="of:=[.P11]+([.P$18]-[.P$5])/13" table:style-name="ce1">
            <text:p>0.835494505</text:p>
          </table:table-cell>
          <table:table-cell office:value-type="float" office:value="0.87252747252747243" table:formula="of:=[.Q11]+([.Q$18]-[.Q$5])/13" table:style-name="ce1">
            <text:p>0.872527473</text:p>
          </table:table-cell>
          <table:table-cell office:value-type="float" office:value="0.90956043956043975" table:formula="of:=[.R11]+([.R$18]-[.R$5])/13" table:style-name="ce1">
            <text:p>0.90956044</text:p>
          </table:table-cell>
          <table:table-cell office:value-type="float" office:value="0.94659340659340629" table:formula="of:=[.S11]+([.S$18]-[.S$5])/13" table:style-name="ce1">
            <text:p>0.946593407</text:p>
          </table:table-cell>
          <table:table-cell office:value-type="float" office:value="0.98362637362637362" table:formula="of:=[.T11]+([.T$18]-[.T$5])/13" table:style-name="ce1">
            <text:p>0.983626374</text:p>
          </table:table-cell>
          <table:table-cell office:value-type="float" office:value="1.0124175824175818" table:formula="of:=[.U11]+([.U$18]-[.U$5])/13" table:style-name="ce1">
            <text:p>1.012417582</text:p>
          </table:table-cell>
          <table:table-cell office:value-type="float" office:value="1" table:style-name="ce1">
            <text:p>1</text:p>
          </table:table-cell>
          <table:table-cell office:value-type="float" office:value="1.0287912087912083" table:formula="of:=[.W11]+([.W$18]-[.W$5])/13" table:style-name="ce1">
            <text:p>1.028791209</text:p>
          </table:table-cell>
          <table:table-cell office:value-type="float" office:value="1.0575824175824182" table:formula="of:=[.X11]+([.X$18]-[.X$5])/13" table:style-name="ce1">
            <text:p>1.057582418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0.81538461538461549" table:formula="of:=[.O12]+([.O$18]-[.O$5])/13" table:style-name="ce1">
            <text:p>0.815384615</text:p>
          </table:table-cell>
          <table:table-cell office:value-type="float" office:value="0.84862637362637405" table:formula="of:=[.P12]+([.P$18]-[.P$5])/13" table:style-name="ce1">
            <text:p>0.848626374</text:p>
          </table:table-cell>
          <table:table-cell office:value-type="float" office:value="0.88186813186813173" table:formula="of:=[.Q12]+([.Q$18]-[.Q$5])/13" table:style-name="ce1">
            <text:p>0.881868132</text:p>
          </table:table-cell>
          <table:table-cell office:value-type="float" office:value="0.9151098901098903" table:formula="of:=[.R12]+([.R$18]-[.R$5])/13" table:style-name="ce1">
            <text:p>0.91510989</text:p>
          </table:table-cell>
          <table:table-cell office:value-type="float" office:value="0.94835164835164798" table:formula="of:=[.S12]+([.S$18]-[.S$5])/13" table:style-name="ce1">
            <text:p>0.948351648</text:p>
          </table:table-cell>
          <table:table-cell office:value-type="float" office:value="0.98159340659340655" table:formula="of:=[.T12]+([.T$18]-[.T$5])/13" table:style-name="ce1">
            <text:p>0.981593407</text:p>
          </table:table-cell>
          <table:table-cell office:value-type="float" office:value="1.0079670329670323" table:formula="of:=[.U12]+([.U$18]-[.U$5])/13" table:style-name="ce1">
            <text:p>1.007967033</text:p>
          </table:table-cell>
          <table:table-cell office:value-type="float" office:value="1" table:style-name="ce1">
            <text:p>1</text:p>
          </table:table-cell>
          <table:table-cell office:value-type="float" office:value="1.0263736263736258" table:formula="of:=[.W12]+([.W$18]-[.W$5])/13" table:style-name="ce1">
            <text:p>1.026373626</text:p>
          </table:table-cell>
          <table:table-cell office:value-type="float" office:value="1.0527472527472534" table:formula="of:=[.X12]+([.X$18]-[.X$5])/13" table:style-name="ce1">
            <text:p>1.052747253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0.83230769230769241" table:formula="of:=[.O13]+([.O$18]-[.O$5])/13" table:style-name="ce1">
            <text:p>0.832307692</text:p>
          </table:table-cell>
          <table:table-cell office:value-type="float" office:value="0.86175824175824223" table:formula="of:=[.P13]+([.P$18]-[.P$5])/13" table:style-name="ce1">
            <text:p>0.861758242</text:p>
          </table:table-cell>
          <table:table-cell office:value-type="float" office:value="0.89120879120879104" table:formula="of:=[.Q13]+([.Q$18]-[.Q$5])/13" table:style-name="ce1">
            <text:p>0.891208791</text:p>
          </table:table-cell>
          <table:table-cell office:value-type="float" office:value="0.92065934065934085" table:formula="of:=[.R13]+([.R$18]-[.R$5])/13" table:style-name="ce1">
            <text:p>0.920659341</text:p>
          </table:table-cell>
          <table:table-cell office:value-type="float" office:value="0.95010989010988967" table:formula="of:=[.S13]+([.S$18]-[.S$5])/13" table:style-name="ce1">
            <text:p>0.95010989</text:p>
          </table:table-cell>
          <table:table-cell office:value-type="float" office:value="0.97956043956043948" table:formula="of:=[.T13]+([.T$18]-[.T$5])/13" table:style-name="ce1">
            <text:p>0.97956044</text:p>
          </table:table-cell>
          <table:table-cell office:value-type="float" office:value="1.0035164835164827" table:formula="of:=[.U13]+([.U$18]-[.U$5])/13" table:style-name="ce1">
            <text:p>1.003516484</text:p>
          </table:table-cell>
          <table:table-cell office:value-type="float" office:value="1" table:style-name="ce1">
            <text:p>1</text:p>
          </table:table-cell>
          <table:table-cell office:value-type="float" office:value="1.0239560439560433" table:formula="of:=[.W13]+([.W$18]-[.W$5])/13" table:style-name="ce1">
            <text:p>1.023956044</text:p>
          </table:table-cell>
          <table:table-cell office:value-type="float" office:value="1.0479120879120887" table:formula="of:=[.X13]+([.X$18]-[.X$5])/13" table:style-name="ce1">
            <text:p>1.047912088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0.84923076923076934" table:formula="of:=[.O14]+([.O$18]-[.O$5])/13" table:style-name="ce1">
            <text:p>0.849230769</text:p>
          </table:table-cell>
          <table:table-cell office:value-type="float" office:value="0.8748901098901104" table:formula="of:=[.P14]+([.P$18]-[.P$5])/13" table:style-name="ce1">
            <text:p>0.87489011</text:p>
          </table:table-cell>
          <table:table-cell office:value-type="float" office:value="0.90054945054945035" table:formula="of:=[.Q14]+([.Q$18]-[.Q$5])/13" table:style-name="ce1">
            <text:p>0.900549451</text:p>
          </table:table-cell>
          <table:table-cell office:value-type="float" office:value="0.9262087912087914" table:formula="of:=[.R14]+([.R$18]-[.R$5])/13" table:style-name="ce1">
            <text:p>0.926208791</text:p>
          </table:table-cell>
          <table:table-cell office:value-type="float" office:value="0.95186813186813135" table:formula="of:=[.S14]+([.S$18]-[.S$5])/13" table:style-name="ce1">
            <text:p>0.951868132</text:p>
          </table:table-cell>
          <table:table-cell office:value-type="float" office:value="0.97752747252747241" table:formula="of:=[.T14]+([.T$18]-[.T$5])/13" table:style-name="ce1">
            <text:p>0.977527473</text:p>
          </table:table-cell>
          <table:table-cell office:value-type="float" office:value="0.99906593406593325" table:formula="of:=[.U14]+([.U$18]-[.U$5])/13" table:style-name="ce1">
            <text:p>0.999065934</text:p>
          </table:table-cell>
          <table:table-cell office:value-type="float" office:value="1" table:style-name="ce1">
            <text:p>1</text:p>
          </table:table-cell>
          <table:table-cell office:value-type="float" office:value="1.0215384615384608" table:formula="of:=[.W14]+([.W$18]-[.W$5])/13" table:style-name="ce1">
            <text:p>1.021538462</text:p>
          </table:table-cell>
          <table:table-cell office:value-type="float" office:value="1.0430769230769239" table:formula="of:=[.X14]+([.X$18]-[.X$5])/13" table:style-name="ce1">
            <text:p>1.043076923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0.86615384615384627" table:formula="of:=[.O15]+([.O$18]-[.O$5])/13" table:style-name="ce1">
            <text:p>0.866153846</text:p>
          </table:table-cell>
          <table:table-cell office:value-type="float" office:value="0.88802197802197858" table:formula="of:=[.P15]+([.P$18]-[.P$5])/13" table:style-name="ce1">
            <text:p>0.888021978</text:p>
          </table:table-cell>
          <table:table-cell office:value-type="float" office:value="0.90989010989010966" table:formula="of:=[.Q15]+([.Q$18]-[.Q$5])/13" table:style-name="ce1">
            <text:p>0.90989011</text:p>
          </table:table-cell>
          <table:table-cell office:value-type="float" office:value="0.93175824175824196" table:formula="of:=[.R15]+([.R$18]-[.R$5])/13" table:style-name="ce1">
            <text:p>0.931758242</text:p>
          </table:table-cell>
          <table:table-cell office:value-type="float" office:value="0.95362637362637304" table:formula="of:=[.S15]+([.S$18]-[.S$5])/13" table:style-name="ce1">
            <text:p>0.953626374</text:p>
          </table:table-cell>
          <table:table-cell office:value-type="float" office:value="0.97549450549450534" table:formula="of:=[.T15]+([.T$18]-[.T$5])/13" table:style-name="ce1">
            <text:p>0.975494505</text:p>
          </table:table-cell>
          <table:table-cell office:value-type="float" office:value="0.99461538461538379" table:formula="of:=[.U15]+([.U$18]-[.U$5])/13" table:style-name="ce1">
            <text:p>0.994615385</text:p>
          </table:table-cell>
          <table:table-cell office:value-type="float" office:value="1" table:style-name="ce1">
            <text:p>1</text:p>
          </table:table-cell>
          <table:table-cell office:value-type="float" office:value="1.0191208791208783" table:formula="of:=[.W15]+([.W$18]-[.W$5])/13" table:style-name="ce1">
            <text:p>1.019120879</text:p>
          </table:table-cell>
          <table:table-cell office:value-type="float" office:value="1.0382417582417591" table:formula="of:=[.X15]+([.X$18]-[.X$5])/13" table:style-name="ce1">
            <text:p>1.038241758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0.8830769230769232" table:formula="of:=[.O16]+([.O$18]-[.O$5])/13" table:style-name="ce1">
            <text:p>0.883076923</text:p>
          </table:table-cell>
          <table:table-cell office:value-type="float" office:value="0.90115384615384675" table:formula="of:=[.P16]+([.P$18]-[.P$5])/13" table:style-name="ce1">
            <text:p>0.901153846</text:p>
          </table:table-cell>
          <table:table-cell office:value-type="float" office:value="0.91923076923076896" table:formula="of:=[.Q16]+([.Q$18]-[.Q$5])/13" table:style-name="ce1">
            <text:p>0.919230769</text:p>
          </table:table-cell>
          <table:table-cell office:value-type="float" office:value="0.93730769230769251" table:formula="of:=[.R16]+([.R$18]-[.R$5])/13" table:style-name="ce1">
            <text:p>0.937307692</text:p>
          </table:table-cell>
          <table:table-cell office:value-type="float" office:value="0.95538461538461472" table:formula="of:=[.S16]+([.S$18]-[.S$5])/13" table:style-name="ce1">
            <text:p>0.955384615</text:p>
          </table:table-cell>
          <table:table-cell office:value-type="float" office:value="0.97346153846153827" table:formula="of:=[.T16]+([.T$18]-[.T$5])/13" table:style-name="ce1">
            <text:p>0.973461538</text:p>
          </table:table-cell>
          <table:table-cell office:value-type="float" office:value="0.99016483516483433" table:formula="of:=[.U16]+([.U$18]-[.U$5])/13" table:style-name="ce1">
            <text:p>0.990164835</text:p>
          </table:table-cell>
          <table:table-cell office:value-type="float" office:value="1" table:style-name="ce1">
            <text:p>1</text:p>
          </table:table-cell>
          <table:table-cell office:value-type="float" office:value="1.0167032967032958" table:formula="of:=[.W16]+([.W$18]-[.W$5])/13" table:style-name="ce1">
            <text:p>1.016703297</text:p>
          </table:table-cell>
          <table:table-cell office:value-type="float" office:value="1.0334065934065944" table:formula="of:=[.X16]+([.X$18]-[.X$5])/13" table:style-name="ce1">
            <text:p>1.033406593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0.9" table:style-name="ce1">
            <text:p>0.9</text:p>
          </table:table-cell>
          <table:table-cell office:value-type="float" office:value="0.91428571428571426" table:formula="of:=[.O18]+([.$V$18]-[.$O$18])/7" table:style-name="ce1">
            <text:p>0.914285714</text:p>
          </table:table-cell>
          <table:table-cell office:value-type="float" office:value="0.92857142857142849" table:formula="of:=[.P18]+([.$V$18]-[.$O$18])/7" table:style-name="ce1">
            <text:p>0.928571429</text:p>
          </table:table-cell>
          <table:table-cell office:value-type="float" office:value="0.94285714285714273" table:formula="of:=[.Q18]+([.$V$18]-[.$O$18])/7" table:style-name="ce1">
            <text:p>0.942857143</text:p>
          </table:table-cell>
          <table:table-cell office:value-type="float" office:value="0.95714285714285696" table:formula="of:=[.R18]+([.$V$18]-[.$O$18])/7" table:style-name="ce1">
            <text:p>0.957142857</text:p>
          </table:table-cell>
          <table:table-cell office:value-type="float" office:value="0.9714285714285712" table:formula="of:=[.S18]+([.$V$18]-[.$O$18])/7" table:style-name="ce1">
            <text:p>0.971428571</text:p>
          </table:table-cell>
          <table:table-cell office:value-type="float" office:value="0.98571428571428543" table:formula="of:=[.T18]+([.$V$18]-[.$O$18])/7" table:style-name="ce1">
            <text:p>0.985714286</text:p>
          </table:table-cell>
          <table:table-cell office:value-type="float" office:value="1" table:style-name="ce1">
            <text:p>1</text:p>
          </table:table-cell>
          <table:table-cell office:value-type="float" office:value="1.0142857142857142" table:formula="of:=[.V18]+([.$V$18]-[.$O$18])/7" table:style-name="ce1">
            <text:p>1.014285714</text:p>
          </table:table-cell>
          <table:table-cell office:value-type="float" office:value="1.0285714285714285" table:formula="of:=[.W18]+([.$V$18]-[.$O$18])/7" table:style-name="ce1">
            <text:p>1.028571429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0.91692307692307695" table:formula="of:=[.O18]+([.O$18]-[.O$5])/13" table:style-name="ce1">
            <text:p>0.916923077</text:p>
          </table:table-cell>
          <table:table-cell office:value-type="float" office:value="0.92741758241758243" table:formula="of:=[.P18]+([.P$18]-[.P$5])/13" table:style-name="ce1">
            <text:p>0.927417582</text:p>
          </table:table-cell>
          <table:table-cell office:value-type="float" office:value="0.9379120879120878" table:formula="of:=[.Q18]+([.Q$18]-[.Q$5])/13" table:style-name="ce1">
            <text:p>0.937912088</text:p>
          </table:table-cell>
          <table:table-cell office:value-type="float" office:value="0.94840659340659328" table:formula="of:=[.R18]+([.R$18]-[.R$5])/13" table:style-name="ce1">
            <text:p>0.948406593</text:p>
          </table:table-cell>
          <table:table-cell office:value-type="float" office:value="0.95890109890109865" table:formula="of:=[.S18]+([.S$18]-[.S$5])/13" table:style-name="ce1">
            <text:p>0.958901099</text:p>
          </table:table-cell>
          <table:table-cell office:value-type="float" office:value="0.96939560439560413" table:formula="of:=[.T18]+([.T$18]-[.T$5])/13" table:style-name="ce1">
            <text:p>0.969395604</text:p>
          </table:table-cell>
          <table:table-cell office:value-type="float" office:value="0.98126373626373598" table:formula="of:=[.U18]+([.U$18]-[.U$5])/13" table:style-name="ce1">
            <text:p>0.981263736</text:p>
          </table:table-cell>
          <table:table-cell office:value-type="float" office:value="1" table:style-name="ce1">
            <text:p>1</text:p>
          </table:table-cell>
          <table:table-cell office:value-type="float" office:value="1.0118681318681317" table:formula="of:=[.W18]+([.W$18]-[.W$5])/13" table:style-name="ce1">
            <text:p>1.011868132</text:p>
          </table:table-cell>
          <table:table-cell office:value-type="float" office:value="1.0237362637362637" table:formula="of:=[.X18]+([.X$18]-[.X$5])/13" table:style-name="ce1">
            <text:p>1.023736264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0.93384615384615388" table:formula="of:=[.O19]+([.O$18]-[.O$5])/13" table:style-name="ce1">
            <text:p>0.933846154</text:p>
          </table:table-cell>
          <table:table-cell office:value-type="float" office:value="0.94054945054945061" table:formula="of:=[.P19]+([.P$18]-[.P$5])/13" table:style-name="ce1">
            <text:p>0.940549451</text:p>
          </table:table-cell>
          <table:table-cell office:value-type="float" office:value="0.94725274725274711" table:formula="of:=[.Q19]+([.Q$18]-[.Q$5])/13" table:style-name="ce1">
            <text:p>0.947252747</text:p>
          </table:table-cell>
          <table:table-cell office:value-type="float" office:value="0.95395604395604383" table:formula="of:=[.R19]+([.R$18]-[.R$5])/13" table:style-name="ce1">
            <text:p>0.953956044</text:p>
          </table:table-cell>
          <table:table-cell office:value-type="float" office:value="0.96065934065934033" table:formula="of:=[.S19]+([.S$18]-[.S$5])/13" table:style-name="ce1">
            <text:p>0.960659341</text:p>
          </table:table-cell>
          <table:table-cell office:value-type="float" office:value="0.96736263736263706" table:formula="of:=[.T19]+([.T$18]-[.T$5])/13" table:style-name="ce1">
            <text:p>0.967362637</text:p>
          </table:table-cell>
          <table:table-cell office:value-type="float" office:value="0.97681318681318652" table:formula="of:=[.U19]+([.U$18]-[.U$5])/13" table:style-name="ce1">
            <text:p>0.976813187</text:p>
          </table:table-cell>
          <table:table-cell office:value-type="float" office:value="1" table:style-name="ce1">
            <text:p>1</text:p>
          </table:table-cell>
          <table:table-cell office:value-type="float" office:value="1.0094505494505492" table:formula="of:=[.W19]+([.W$18]-[.W$5])/13" table:style-name="ce1">
            <text:p>1.009450549</text:p>
          </table:table-cell>
          <table:table-cell office:value-type="float" office:value="1.0189010989010989" table:formula="of:=[.X19]+([.X$18]-[.X$5])/13" table:style-name="ce1">
            <text:p>1.018901099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office:value-type="float" office:value="0.95076923076923081" table:formula="of:=[.O20]+([.O$18]-[.O$5])/13" table:style-name="ce1">
            <text:p>0.950769231</text:p>
          </table:table-cell>
          <table:table-cell office:value-type="float" office:value="0.95368131868131878" table:formula="of:=[.P20]+([.P$18]-[.P$5])/13" table:style-name="ce1">
            <text:p>0.953681319</text:p>
          </table:table-cell>
          <table:table-cell office:value-type="float" office:value="0.95659340659340641" table:formula="of:=[.Q20]+([.Q$18]-[.Q$5])/13" table:style-name="ce1">
            <text:p>0.956593407</text:p>
          </table:table-cell>
          <table:table-cell office:value-type="float" office:value="0.95950549450549438" table:formula="of:=[.R20]+([.R$18]-[.R$5])/13" table:style-name="ce1">
            <text:p>0.959505495</text:p>
          </table:table-cell>
          <table:table-cell office:value-type="float" office:value="0.96241758241758202" table:formula="of:=[.S20]+([.S$18]-[.S$5])/13" table:style-name="ce1">
            <text:p>0.962417582</text:p>
          </table:table-cell>
          <table:table-cell office:value-type="float" office:value="0.96532967032966999" table:formula="of:=[.T20]+([.T$18]-[.T$5])/13" table:style-name="ce1">
            <text:p>0.96532967</text:p>
          </table:table-cell>
          <table:table-cell office:value-type="float" office:value="0.97236263736263706" table:formula="of:=[.U20]+([.U$18]-[.U$5])/13" table:style-name="ce1">
            <text:p>0.972362637</text:p>
          </table:table-cell>
          <table:table-cell office:value-type="float" office:value="1" table:style-name="ce1">
            <text:p>1</text:p>
          </table:table-cell>
          <table:table-cell office:value-type="float" office:value="1.0070329670329667" table:formula="of:=[.W20]+([.W$18]-[.W$5])/13" table:style-name="ce1">
            <text:p>1.007032967</text:p>
          </table:table-cell>
          <table:table-cell office:value-type="float" office:value="1.0140659340659341" table:formula="of:=[.X20]+([.X$18]-[.X$5])/13" table:style-name="ce1">
            <text:p>1.014065934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0.96769230769230774" table:formula="of:=[.O21]+([.O$18]-[.O$5])/13" table:style-name="ce1">
            <text:p>0.967692308</text:p>
          </table:table-cell>
          <table:table-cell office:value-type="float" office:value="0.96681318681318695" table:formula="of:=[.P21]+([.P$18]-[.P$5])/13" table:style-name="ce1">
            <text:p>0.966813187</text:p>
          </table:table-cell>
          <table:table-cell office:value-type="float" office:value="0.96593406593406572" table:formula="of:=[.Q21]+([.Q$18]-[.Q$5])/13" table:style-name="ce1">
            <text:p>0.965934066</text:p>
          </table:table-cell>
          <table:table-cell office:value-type="float" office:value="0.96505494505494493" table:formula="of:=[.R21]+([.R$18]-[.R$5])/13" table:style-name="ce1">
            <text:p>0.965054945</text:p>
          </table:table-cell>
          <table:table-cell office:value-type="float" office:value="0.9641758241758237" table:formula="of:=[.S21]+([.S$18]-[.S$5])/13" table:style-name="ce1">
            <text:p>0.964175824</text:p>
          </table:table-cell>
          <table:table-cell office:value-type="float" office:value="0.96329670329670292" table:formula="of:=[.T21]+([.T$18]-[.T$5])/13" table:style-name="ce1">
            <text:p>0.963296703</text:p>
          </table:table-cell>
          <table:table-cell office:value-type="float" office:value="0.9679120879120876" table:formula="of:=[.U21]+([.U$18]-[.U$5])/13" table:style-name="ce1">
            <text:p>0.967912088</text:p>
          </table:table-cell>
          <table:table-cell office:value-type="float" office:value="1" table:style-name="ce1">
            <text:p>1</text:p>
          </table:table-cell>
          <table:table-cell office:value-type="float" office:value="1.0046153846153842" table:formula="of:=[.W21]+([.W$18]-[.W$5])/13" table:style-name="ce1">
            <text:p>1.004615385</text:p>
          </table:table-cell>
          <table:table-cell office:value-type="float" office:value="1.0092307692307694" table:formula="of:=[.X21]+([.X$18]-[.X$5])/13" table:style-name="ce1">
            <text:p>1.009230769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0.68" table:style-name="ce1">
            <text:p>0.68</text:p>
          </table:table-cell>
          <table:table-cell office:value-type="float" office:value="0.74357142857142866" table:formula="of:=[.B25]+([.$I$25]-[.$B$25])/7" table:style-name="ce1">
            <text:p>0.743571429</text:p>
          </table:table-cell>
          <table:table-cell office:value-type="float" office:value="0.80714285714285727" table:formula="of:=[.C25]+([.$I$25]-[.$B$25])/7" table:style-name="ce1">
            <text:p>0.807142857</text:p>
          </table:table-cell>
          <table:table-cell office:value-type="float" office:value="0.87071428571428588" table:formula="of:=[.D25]+([.$I$25]-[.$B$25])/7" table:style-name="ce1">
            <text:p>0.870714286</text:p>
          </table:table-cell>
          <table:table-cell office:value-type="float" office:value="0.9342857142857145" table:formula="of:=[.E25]+([.$I$25]-[.$B$25])/7" table:style-name="ce1">
            <text:p>0.934285714</text:p>
          </table:table-cell>
          <table:table-cell office:value-type="float" office:value="0.99785714285714311" table:formula="of:=[.F25]+([.$I$25]-[.$B$25])/7" table:style-name="ce1">
            <text:p>0.997857143</text:p>
          </table:table-cell>
          <table:table-cell office:value-type="float" office:value="1.0614285714285716" table:formula="of:=[.G25]+([.$I$25]-[.$B$25])/7" table:style-name="ce1">
            <text:p>1.061428571</text:p>
          </table:table-cell>
          <table:table-cell office:value-type="float" office:value="1.125" table:style-name="ce1">
            <text:p>1.125</text:p>
          </table:table-cell>
          <table:table-cell office:value-type="float" office:value="1.1885714285714286" table:formula="of:=[.I25]+([.$I$25]-[.$B$25])/7" table:style-name="ce1">
            <text:p>1.188571429</text:p>
          </table:table-cell>
          <table:table-cell office:value-type="float" office:value="1.2521428571428572" table:formula="of:=[.J25]+([.$I$25]-[.$B$25])/7" table:style-name="ce1">
            <text:p>1.252142857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8388000000001E-2" table:formula="of:=[.B4]*[.B$25]" table:style-name="ce1">
            <text:p>0.06238388</text:p>
          </table:table-cell>
          <table:table-cell office:value-type="float" office:value="4.2398442857142865E-2" table:formula="of:=[.C4]*[.C$25]" table:style-name="ce1">
            <text:p>0.042398443</text:p>
          </table:table-cell>
          <table:table-cell office:value-type="float" office:value="2.5448407142857149E-2" table:formula="of:=[.D4]*[.D$25]" table:style-name="ce1">
            <text:p>0.025448407</text:p>
          </table:table-cell>
          <table:table-cell office:value-type="float" office:value="1.2273588571428573E-2" table:formula="of:=[.E4]*[.E$25]" table:style-name="ce1">
            <text:p>0.012273589</text:p>
          </table:table-cell>
          <table:table-cell office:value-type="float" office:value="-1.614819428571429E-2" table:formula="of:=[.F4]*[.F$25]" table:style-name="ce1">
            <text:p>-0.016148194</text:p>
          </table:table-cell>
          <table:table-cell office:value-type="float" office:value="-3.7204105714285722E-2" table:formula="of:=[.G4]*[.G$25]" table:style-name="ce1">
            <text:p>-0.037204106</text:p>
          </table:table-cell>
          <table:table-cell office:value-type="float" office:value="-6.0583158571428583E-2" table:formula="of:=[.H4]*[.H$25]" table:style-name="ce1">
            <text:p>-0.060583159</text:p>
          </table:table-cell>
          <table:table-cell office:value-type="float" office:value="-0.23157112499999999" table:formula="of:=[.I4]*[.I$25]" table:style-name="ce1">
            <text:p>-0.231571125</text:p>
          </table:table-cell>
          <table:table-cell office:value-type="float" office:value="-0.37487423999999997" table:formula="of:=[.J4]*[.J$25]" table:style-name="ce1">
            <text:p>-0.37487424</text:p>
          </table:table-cell>
          <table:table-cell office:value-type="float" office:value="-0.61194350071428572" table:formula="of:=[.K4]*[.K$25]" table:style-name="ce1">
            <text:p>-0.6119435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.0831340000000005E-2" table:formula="of:=[.B4]*[.O4]" table:style-name="ce1">
            <text:p>0.06083134</text:p>
          </table:table-cell>
          <table:table-cell office:value-type="float" office:value="4.1649663736263741E-2" table:formula="of:=[.C4]*[.P4]" table:style-name="ce1">
            <text:p>0.041649664</text:p>
          </table:table-cell>
          <table:table-cell office:value-type="float" office:value="2.51539054945055E-2" table:formula="of:=[.D4]*[.Q4]" table:style-name="ce1">
            <text:p>0.025153905</text:p>
          </table:table-cell>
          <table:table-cell office:value-type="float" office:value="1.2195363516483518E-2" table:formula="of:=[.E4]*[.R4]" table:style-name="ce1">
            <text:p>0.012195364</text:p>
          </table:table-cell>
          <table:table-cell office:value-type="float" office:value="-1.611780483516484E-2" table:formula="of:=[.F4]*[.S4]" table:style-name="ce1">
            <text:p>-0.016117805</text:p>
          </table:table-cell>
          <table:table-cell office:value-type="float" office:value="-3.7279902857142867E-2" table:formula="of:=[.G4]*[.T4]" table:style-name="ce1">
            <text:p>-0.037279903</text:p>
          </table:table-cell>
          <table:table-cell office:value-type="float" office:value="-5.9817950439560466E-2" table:formula="of:=[.H4]*[.U4]" table:style-name="ce1">
            <text:p>-0.05981795</text:p>
          </table:table-cell>
          <table:table-cell office:value-type="float" office:value="-0.205841" table:formula="of:=[.I4]*[.V4]" table:style-name="ce1">
            <text:p>-0.205841</text:p>
          </table:table-cell>
          <table:table-cell office:value-type="float" office:value="-0.33057974307692312" table:formula="of:=[.J4]*[.W4]" table:style-name="ce1">
            <text:p>-0.330579743</text:p>
          </table:table-cell>
          <table:table-cell office:value-type="float" office:value="-0.53576272439560446" table:formula="of:=[.K4]*[.X4]" table:style-name="ce1">
            <text:p>-0.535762724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.7110799999999997E-2" table:formula="of:=[.B5]*[.B$25]" table:style-name="ce1">
            <text:p>0.0971108</text:p>
          </table:table-cell>
          <table:table-cell office:value-type="float" office:value="5.3697010714285724E-2" table:formula="of:=[.C5]*[.C$25]" table:style-name="ce1">
            <text:p>0.053697011</text:p>
          </table:table-cell>
          <table:table-cell office:value-type="float" office:value="3.0692414285714287E-2" table:formula="of:=[.D5]*[.D$25]" table:style-name="ce1">
            <text:p>0.030692414</text:p>
          </table:table-cell>
          <table:table-cell office:value-type="float" office:value="1.7766054285714289E-2" table:formula="of:=[.E5]*[.E$25]" table:style-name="ce1">
            <text:p>0.017766054</text:p>
          </table:table-cell>
          <table:table-cell office:value-type="float" office:value="-8.9626028571428602E-3" table:formula="of:=[.F5]*[.F$25]" table:style-name="ce1">
            <text:p>-0.008962603</text:p>
          </table:table-cell>
          <table:table-cell office:value-type="float" office:value="-2.6514062142857151E-2" table:formula="of:=[.G5]*[.G$25]" table:style-name="ce1">
            <text:p>-0.026514062</text:p>
          </table:table-cell>
          <table:table-cell office:value-type="float" office:value="-2.6064440000000005E-2" table:formula="of:=[.H5]*[.H$25]" table:style-name="ce1">
            <text:p>-0.02606444</text:p>
          </table:table-cell>
          <table:table-cell office:value-type="float" office:value="-0.17024399999999998" table:formula="of:=[.I5]*[.I$25]" table:style-name="ce1">
            <text:p>-0.170244</text:p>
          </table:table-cell>
          <table:table-cell office:value-type="float" office:value="-0.31640246857142856" table:formula="of:=[.J5]*[.J$25]" table:style-name="ce1">
            <text:p>-0.316402469</text:p>
          </table:table-cell>
          <table:table-cell office:value-type="float" office:value="-0.54972577428571434" table:formula="of:=[.K5]*[.K$25]" table:style-name="ce1">
            <text:p>-0.5497257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9.7110799999999997E-2" table:formula="of:=[.B5]*[.O5]" table:style-name="ce1">
            <text:p>0.0971108</text:p>
          </table:table-cell>
          <table:table-cell office:value-type="float" office:value="5.3697010714285724E-2" table:formula="of:=[.C5]*[.P5]" table:style-name="ce1">
            <text:p>0.053697011</text:p>
          </table:table-cell>
          <table:table-cell office:value-type="float" office:value="3.0692414285714287E-2" table:formula="of:=[.D5]*[.Q5]" table:style-name="ce1">
            <text:p>0.030692414</text:p>
          </table:table-cell>
          <table:table-cell office:value-type="float" office:value="1.7766054285714289E-2" table:formula="of:=[.E5]*[.R5]" table:style-name="ce1">
            <text:p>0.017766054</text:p>
          </table:table-cell>
          <table:table-cell office:value-type="float" office:value="-8.9626028571428602E-3" table:formula="of:=[.F5]*[.S5]" table:style-name="ce1">
            <text:p>-0.008962603</text:p>
          </table:table-cell>
          <table:table-cell office:value-type="float" office:value="-2.6514062142857151E-2" table:formula="of:=[.G5]*[.T5]" table:style-name="ce1">
            <text:p>-0.026514062</text:p>
          </table:table-cell>
          <table:table-cell office:value-type="float" office:value="-2.5625940000000007E-2" table:formula="of:=[.H5]*[.U5]" table:style-name="ce1">
            <text:p>-0.02562594</text:p>
          </table:table-cell>
          <table:table-cell office:value-type="float" office:value="-0.15132799999999999" table:formula="of:=[.I5]*[.V5]" table:style-name="ce1">
            <text:p>-0.151328</text:p>
          </table:table-cell>
          <table:table-cell office:value-type="float" office:value="-0.27837332571428575" table:formula="of:=[.J5]*[.W5]" table:style-name="ce1">
            <text:p>-0.278373326</text:p>
          </table:table-cell>
          <table:table-cell office:value-type="float" office:value="-0.47916770285714294" table:formula="of:=[.K5]*[.X5]" table:style-name="ce1">
            <text:p>-0.479167703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2908916000000001" table:formula="of:=[.B6]*[.B$25]" table:style-name="ce1">
            <text:p>0.12908916</text:p>
          </table:table-cell>
          <table:table-cell office:value-type="float" office:value="6.1212287142857154E-2" table:formula="of:=[.C6]*[.C$25]" table:style-name="ce1">
            <text:p>0.061212287</text:p>
          </table:table-cell>
          <table:table-cell office:value-type="float" office:value="3.3940357142857147E-2" table:formula="of:=[.D6]*[.D$25]" table:style-name="ce1">
            <text:p>0.033940357</text:p>
          </table:table-cell>
          <table:table-cell office:value-type="float" office:value="2.3289865714285721E-2" table:formula="of:=[.E6]*[.E$25]" table:style-name="ce1">
            <text:p>0.023289866</text:p>
          </table:table-cell>
          <table:table-cell office:value-type="float" office:value="1.624629428571429E-2" table:formula="of:=[.F6]*[.F$25]" table:style-name="ce1">
            <text:p>0.016246294</text:p>
          </table:table-cell>
          <table:table-cell office:value-type="float" office:value="3.981450000000001E-3" table:formula="of:=[.G6]*[.G$25]" table:style-name="ce1">
            <text:p>0.00398145</text:p>
          </table:table-cell>
          <table:table-cell office:value-type="float" office:value="-2.8574718571428577E-2" table:formula="of:=[.H6]*[.H$25]" table:style-name="ce1">
            <text:p>-0.028574719</text:p>
          </table:table-cell>
          <table:table-cell office:value-type="float" office:value="-6.3915750000000007E-2" table:formula="of:=[.I6]*[.I$25]" table:style-name="ce1">
            <text:p>-0.06391575</text:p>
          </table:table-cell>
          <table:table-cell office:value-type="float" office:value="-9.739867428571429E-2" table:formula="of:=[.J6]*[.J$25]" table:style-name="ce1">
            <text:p>-0.097398674</text:p>
          </table:table-cell>
          <table:table-cell office:value-type="float" office:value="-0.46253030214285723" table:formula="of:=[.K6]*[.K$25]" table:style-name="ce1">
            <text:p>-0.46253030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.13230178615384616" table:formula="of:=[.B6]*[.O6]" table:style-name="ce1">
            <text:p>0.132301786</text:p>
          </table:table-cell>
          <table:table-cell office:value-type="float" office:value="6.2293328791208809E-2" table:formula="of:=[.C6]*[.P6]" table:style-name="ce1">
            <text:p>0.062293329</text:p>
          </table:table-cell>
          <table:table-cell office:value-type="float" office:value="3.4333131868131868E-2" table:formula="of:=[.D6]*[.Q6]" table:style-name="ce1">
            <text:p>0.034333132</text:p>
          </table:table-cell>
          <table:table-cell office:value-type="float" office:value="2.3438302417582425E-2" table:formula="of:=[.E6]*[.R6]" table:style-name="ce1">
            <text:p>0.023438302</text:p>
          </table:table-cell>
          <table:table-cell office:value-type="float" office:value="1.6276868351648356E-2" table:formula="of:=[.F6]*[.S6]" table:style-name="ce1">
            <text:p>0.016276868</text:p>
          </table:table-cell>
          <table:table-cell office:value-type="float" office:value="3.9733384615384618E-3" table:formula="of:=[.G6]*[.T6]" table:style-name="ce1">
            <text:p>0.003973338</text:p>
          </table:table-cell>
          <table:table-cell office:value-type="float" office:value="-2.7974173186813191E-2" table:formula="of:=[.H6]*[.U6]" table:style-name="ce1">
            <text:p>-0.027974173</text:p>
          </table:table-cell>
          <table:table-cell office:value-type="float" office:value="-5.6814000000000003E-2" table:formula="of:=[.I6]*[.V6]" table:style-name="ce1">
            <text:p>-0.056814</text:p>
          </table:table-cell>
          <table:table-cell office:value-type="float" office:value="-8.5493991648351655E-2" table:formula="of:=[.J6]*[.W6]" table:style-name="ce1">
            <text:p>-0.085493992</text:p>
          </table:table-cell>
          <table:table-cell office:value-type="float" office:value="-0.40137782505494518" table:formula="of:=[.K6]*[.X6]" table:style-name="ce1">
            <text:p>-0.401377825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830076000000003" table:formula="of:=[.B7]*[.B$25]" table:style-name="ce1">
            <text:p>0.17830076</text:p>
          </table:table-cell>
          <table:table-cell office:value-type="float" office:value="9.372494785714286E-2" table:formula="of:=[.C7]*[.C$25]" table:style-name="ce1">
            <text:p>0.093724948</text:p>
          </table:table-cell>
          <table:table-cell office:value-type="float" office:value="6.2316271428571435E-2" table:formula="of:=[.D7]*[.D$25]" table:style-name="ce1">
            <text:p>0.062316271</text:p>
          </table:table-cell>
          <table:table-cell office:value-type="float" office:value="3.9984070714285717E-2" table:formula="of:=[.E7]*[.E$25]" table:style-name="ce1">
            <text:p>0.039984071</text:p>
          </table:table-cell>
          <table:table-cell office:value-type="float" office:value="2.3094608571428577E-2" table:formula="of:=[.F7]*[.F$25]" table:style-name="ce1">
            <text:p>0.023094609</text:p>
          </table:table-cell>
          <table:table-cell office:value-type="float" office:value="6.0490100000000014E-3" table:formula="of:=[.G7]*[.G$25]" table:style-name="ce1">
            <text:p>0.00604901</text:p>
          </table:table-cell>
          <table:table-cell office:value-type="float" office:value="-2.9848432857142865E-3" table:formula="of:=[.H7]*[.H$25]" table:style-name="ce1">
            <text:p>-0.002984843</text:p>
          </table:table-cell>
          <table:table-cell office:value-type="float" office:value="-2.5649999999999999E-2" table:formula="of:=[.I7]*[.I$25]" table:style-name="ce1">
            <text:p>-0.02565</text:p>
          </table:table-cell>
          <table:table-cell office:value-type="float" office:value="-8.2867200000000002E-2" table:formula="of:=[.J7]*[.J$25]" table:style-name="ce1">
            <text:p>-0.0828672</text:p>
          </table:table-cell>
          <table:table-cell office:value-type="float" office:value="-0.36766795928571427" table:formula="of:=[.K7]*[.K$25]" table:style-name="ce1">
            <text:p>-0.36766795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.18717545846153849" table:formula="of:=[.B7]*[.O7]" table:style-name="ce1">
            <text:p>0.187175458</text:p>
          </table:table-cell>
          <table:table-cell office:value-type="float" office:value="9.7035413021978031E-2" table:formula="of:=[.C7]*[.P7]" table:style-name="ce1">
            <text:p>0.097035413</text:p>
          </table:table-cell>
          <table:table-cell office:value-type="float" office:value="6.3758581318681326E-2" table:formula="of:=[.D7]*[.Q7]" table:style-name="ce1">
            <text:p>0.063758581</text:p>
          </table:table-cell>
          <table:table-cell office:value-type="float" office:value="4.0493743351648355E-2" table:formula="of:=[.E7]*[.R7]" table:style-name="ce1">
            <text:p>0.040493743</text:p>
          </table:table-cell>
          <table:table-cell office:value-type="float" office:value="2.3181532527472529E-2" table:formula="of:=[.F7]*[.S7]" table:style-name="ce1">
            <text:p>0.023181533</text:p>
          </table:table-cell>
          <table:table-cell office:value-type="float" office:value="6.0243623076923084E-3" table:formula="of:=[.G7]*[.T7]" table:style-name="ce1">
            <text:p>0.006024362</text:p>
          </table:table-cell>
          <table:table-cell office:value-type="float" office:value="-2.9095964340659342E-3" table:formula="of:=[.H7]*[.U7]" table:style-name="ce1">
            <text:p>-0.002909596</text:p>
          </table:table-cell>
          <table:table-cell office:value-type="float" office:value="-2.2800000000000001E-2" table:formula="of:=[.I7]*[.V7]" table:style-name="ce1">
            <text:p>-0.0228</text:p>
          </table:table-cell>
          <table:table-cell office:value-type="float" office:value="-7.2570092307692305E-2" table:formula="of:=[.J7]*[.W7]" table:style-name="ce1">
            <text:p>-0.072570092</text:p>
          </table:table-cell>
          <table:table-cell office:value-type="float" office:value="-0.31763775428571434" table:formula="of:=[.K7]*[.X7]" table:style-name="ce1">
            <text:p>-0.317637754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22455640000000004" table:formula="of:=[.B8]*[.B$25]" table:style-name="ce1">
            <text:p>0.2245564</text:p>
          </table:table-cell>
          <table:table-cell office:value-type="float" office:value="0.12102145500000003" table:formula="of:=[.C8]*[.C$25]" table:style-name="ce1">
            <text:p>0.121021455</text:p>
          </table:table-cell>
          <table:table-cell office:value-type="float" office:value="0.10015674285714288" table:formula="of:=[.D8]*[.D$25]" table:style-name="ce1">
            <text:p>0.100156743</text:p>
          </table:table-cell>
          <table:table-cell office:value-type="float" office:value="6.0583429285714301E-2" table:formula="of:=[.E8]*[.E$25]" table:style-name="ce1">
            <text:p>0.060583429</text:p>
          </table:table-cell>
          <table:table-cell office:value-type="float" office:value="5.4099814285714296E-2" table:formula="of:=[.F8]*[.F$25]" table:style-name="ce1">
            <text:p>0.054099814</text:p>
          </table:table-cell>
          <table:table-cell office:value-type="float" office:value="4.9514669285714297E-2" table:formula="of:=[.G8]*[.G$25]" table:style-name="ce1">
            <text:p>0.049514669</text:p>
          </table:table-cell>
          <table:table-cell office:value-type="float" office:value="3.1619957142857147E-2" table:formula="of:=[.H8]*[.H$25]" table:style-name="ce1">
            <text:p>0.031619957</text:p>
          </table:table-cell>
          <table:table-cell office:value-type="float" office:value="6.1069499999999999E-2" table:formula="of:=[.I8]*[.I$25]" table:style-name="ce1">
            <text:p>0.0610695</text:p>
          </table:table-cell>
          <table:table-cell office:value-type="float" office:value="6.4441965714285718E-2" table:formula="of:=[.J8]*[.J$25]" table:style-name="ce1">
            <text:p>0.064441966</text:p>
          </table:table-cell>
          <table:table-cell office:value-type="float" office:value="-0.2762602785714286" table:formula="of:=[.K8]*[.K$25]" table:style-name="ce1">
            <text:p>-0.27626027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.24132192307692313" table:formula="of:=[.B8]*[.O8]" table:style-name="ce1">
            <text:p>0.241321923</text:p>
          </table:table-cell>
          <table:table-cell office:value-type="float" office:value="0.12743336538461544" table:formula="of:=[.C8]*[.P8]" table:style-name="ce1">
            <text:p>0.127433365</text:p>
          </table:table-cell>
          <table:table-cell office:value-type="float" office:value="0.10363393406593407" table:formula="of:=[.D8]*[.Q8]" table:style-name="ce1">
            <text:p>0.103633934</text:p>
          </table:table-cell>
          <table:table-cell office:value-type="float" office:value="6.1741804945054962E-2" table:formula="of:=[.E8]*[.R8]" table:style-name="ce1">
            <text:p>0.061741805</text:p>
          </table:table-cell>
          <table:table-cell office:value-type="float" office:value="5.4405247252747251E-2" table:formula="of:=[.F8]*[.S8]" table:style-name="ce1">
            <text:p>0.054405247</text:p>
          </table:table-cell>
          <table:table-cell office:value-type="float" office:value="4.9212035714285722E-2" table:formula="of:=[.G8]*[.T8]" table:style-name="ce1">
            <text:p>0.049212036</text:p>
          </table:table-cell>
          <table:table-cell office:value-type="float" office:value="3.0690247252747251E-2" table:formula="of:=[.H8]*[.U8]" table:style-name="ce1">
            <text:p>0.030690247</text:p>
          </table:table-cell>
          <table:table-cell office:value-type="float" office:value="5.4283999999999999E-2" table:formula="of:=[.I8]*[.V8]" table:style-name="ce1">
            <text:p>0.054284</text:p>
          </table:table-cell>
          <table:table-cell office:value-type="float" office:value="5.6303307692307687E-2" table:formula="of:=[.J8]*[.W8]" table:style-name="ce1">
            <text:p>0.056303308</text:p>
          </table:table-cell>
          <table:table-cell office:value-type="float" office:value="-0.23760153846153853" table:formula="of:=[.K8]*[.X8]" table:style-name="ce1">
            <text:p>-0.237601538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6743924000000002" table:formula="of:=[.B9]*[.B$25]" table:style-name="ce1">
            <text:p>0.26743924</text:p>
          </table:table-cell>
          <table:table-cell office:value-type="float" office:value="0.18596424" table:formula="of:=[.C9]*[.C$25]" table:style-name="ce1">
            <text:p>0.18596424</text:p>
          </table:table-cell>
          <table:table-cell office:value-type="float" office:value="0.12648493571428573" table:formula="of:=[.D9]*[.D$25]" table:style-name="ce1">
            <text:p>0.126484936</text:p>
          </table:table-cell>
          <table:table-cell office:value-type="float" office:value="9.7884829285714306E-2" table:formula="of:=[.E9]*[.E$25]" table:style-name="ce1">
            <text:p>0.097884829</text:p>
          </table:table-cell>
          <table:table-cell office:value-type="float" office:value="8.5410531428571454E-2" table:formula="of:=[.F9]*[.F$25]" table:style-name="ce1">
            <text:p>0.085410531</text:p>
          </table:table-cell>
          <table:table-cell office:value-type="float" office:value="7.6592520714285739E-2" table:formula="of:=[.G9]*[.G$25]" table:style-name="ce1">
            <text:p>0.076592521</text:p>
          </table:table-cell>
          <table:table-cell office:value-type="float" office:value="5.9535528571428582E-2" table:formula="of:=[.H9]*[.H$25]" table:style-name="ce1">
            <text:p>0.059535529</text:p>
          </table:table-cell>
          <table:table-cell office:value-type="float" office:value="2.0822625000000001E-2" table:formula="of:=[.I9]*[.I$25]" table:style-name="ce1">
            <text:p>0.020822625</text:p>
          </table:table-cell>
          <table:table-cell office:value-type="float" office:value="-6.836662857142857E-2" table:formula="of:=[.J9]*[.J$25]" table:style-name="ce1">
            <text:p>-0.068366629</text:p>
          </table:table-cell>
          <table:table-cell office:value-type="float" office:value="-0.19423240000000003" table:formula="of:=[.K9]*[.K$25]" table:style-name="ce1">
            <text:p>-0.19423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.29406215076923081" table:formula="of:=[.B9]*[.O9]" table:style-name="ce1">
            <text:p>0.294062151</text:p>
          </table:table-cell>
          <table:table-cell office:value-type="float" office:value="0.19910115076923082" table:formula="of:=[.C9]*[.P9]" table:style-name="ce1">
            <text:p>0.199101151</text:p>
          </table:table-cell>
          <table:table-cell office:value-type="float" office:value="0.13233992252747254" table:formula="of:=[.D9]*[.Q9]" table:style-name="ce1">
            <text:p>0.132339923</text:p>
          </table:table-cell>
          <table:table-cell office:value-type="float" office:value="0.10038028401098903" table:formula="of:=[.E9]*[.R9]" table:style-name="ce1">
            <text:p>0.100380284</text:p>
          </table:table-cell>
          <table:table-cell office:value-type="float" office:value="8.6053471208791199E-2" table:formula="of:=[.F9]*[.S9]" table:style-name="ce1">
            <text:p>0.086053471</text:p>
          </table:table-cell>
          <table:table-cell office:value-type="float" office:value="7.5968342912087927E-2" table:formula="of:=[.G9]*[.T9]" table:style-name="ce1">
            <text:p>0.075968343</text:p>
          </table:table-cell>
          <table:table-cell office:value-type="float" office:value="5.753539615384614E-2" table:formula="of:=[.H9]*[.U9]" table:style-name="ce1">
            <text:p>0.057535396</text:p>
          </table:table-cell>
          <table:table-cell office:value-type="float" office:value="1.8509000000000001E-2" table:formula="of:=[.I9]*[.V9]" table:style-name="ce1">
            <text:p>0.018509</text:p>
          </table:table-cell>
          <table:table-cell office:value-type="float" office:value="-5.9593248351648344E-2" table:formula="of:=[.J9]*[.W9]" table:style-name="ce1">
            <text:p>-0.059593248</text:p>
          </table:table-cell>
          <table:table-cell office:value-type="float" office:value="-0.166302276923077" table:formula="of:=[.K9]*[.X9]" table:style-name="ce1">
            <text:p>-0.166302277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0758916000000003" table:formula="of:=[.B10]*[.B$25]" table:style-name="ce1">
            <text:p>0.30758916</text:p>
          </table:table-cell>
          <table:table-cell office:value-type="float" office:value="0.23129979000000003" table:formula="of:=[.C10]*[.C$25]" table:style-name="ce1">
            <text:p>0.23129979</text:p>
          </table:table-cell>
          <table:table-cell office:value-type="float" office:value="0.17059206428571433" table:formula="of:=[.D10]*[.D$25]" table:style-name="ce1">
            <text:p>0.170592064</text:p>
          </table:table-cell>
          <table:table-cell office:value-type="float" office:value="0.13772436142857147" table:formula="of:=[.E10]*[.E$25]" table:style-name="ce1">
            <text:p>0.137724361</text:p>
          </table:table-cell>
          <table:table-cell office:value-type="float" office:value="0.1190550942857143" table:formula="of:=[.F10]*[.F$25]" table:style-name="ce1">
            <text:p>0.119055094</text:p>
          </table:table-cell>
          <table:table-cell office:value-type="float" office:value="0.10469018214285716" table:formula="of:=[.G10]*[.G$25]" table:style-name="ce1">
            <text:p>0.104690182</text:p>
          </table:table-cell>
          <table:table-cell office:value-type="float" office:value="8.6157218571428579E-2" table:formula="of:=[.H10]*[.H$25]" table:style-name="ce1">
            <text:p>0.086157219</text:p>
          </table:table-cell>
          <table:table-cell office:value-type="float" office:value="5.3346375000000001E-2" table:formula="of:=[.I10]*[.I$25]" table:style-name="ce1">
            <text:p>0.053346375</text:p>
          </table:table-cell>
          <table:table-cell office:value-type="float" office:value="-8.79424E-3" table:formula="of:=[.J10]*[.J$25]" table:style-name="ce1">
            <text:p>-0.00879424</text:p>
          </table:table-cell>
          <table:table-cell office:value-type="float" office:value="-0.12330351571428573" table:formula="of:=[.K10]*[.K$25]" table:style-name="ce1">
            <text:p>-0.1233035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34586382923076925" table:formula="of:=[.B10]*[.O10]" table:style-name="ce1">
            <text:p>0.345863829</text:p>
          </table:table-cell>
          <table:table-cell office:value-type="float" office:value="0.25172417846153855" table:formula="of:=[.C10]*[.P10]" table:style-name="ce1">
            <text:p>0.251724178</text:p>
          </table:table-cell>
          <table:table-cell office:value-type="float" office:value="0.18046294615384617" table:formula="of:=[.D10]*[.Q10]" table:style-name="ce1">
            <text:p>0.180462946</text:p>
          </table:table-cell>
          <table:table-cell office:value-type="float" office:value="0.14211325538461542" table:formula="of:=[.E10]*[.R10]" table:style-name="ce1">
            <text:p>0.142113255</text:p>
          </table:table-cell>
          <table:table-cell office:value-type="float" office:value="0.1201753492307692" table:formula="of:=[.F10]*[.S10]" table:style-name="ce1">
            <text:p>0.120175349</text:p>
          </table:table-cell>
          <table:table-cell office:value-type="float" office:value="0.10362373846153847" table:formula="of:=[.G10]*[.T10]" table:style-name="ce1">
            <text:p>0.103623738</text:p>
          </table:table-cell>
          <table:table-cell office:value-type="float" office:value="8.2901458681318652E-2" table:formula="of:=[.H10]*[.U10]" table:style-name="ce1">
            <text:p>0.082901459</text:p>
          </table:table-cell>
          <table:table-cell office:value-type="float" office:value="4.7419000000000003E-2" table:formula="of:=[.I10]*[.V10]" table:style-name="ce1">
            <text:p>0.047419</text:p>
          </table:table-cell>
          <table:table-cell office:value-type="float" office:value="-7.6478015384615367E-3" table:formula="of:=[.J10]*[.W10]" table:style-name="ce1">
            <text:p>-0.007647802</text:p>
          </table:table-cell>
          <table:table-cell office:value-type="float" office:value="-0.10509664703296709" table:formula="of:=[.K10]*[.X10]" table:style-name="ce1">
            <text:p>-0.105096647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34643824000000006" table:formula="of:=[.B11]*[.B$25]" table:style-name="ce1">
            <text:p>0.34643824</text:p>
          </table:table-cell>
          <table:table-cell office:value-type="float" office:value="0.27777449142857147" table:formula="of:=[.C11]*[.C$25]" table:style-name="ce1">
            <text:p>0.277774491</text:p>
          </table:table-cell>
          <table:table-cell office:value-type="float" office:value="0.2178970928571429" table:formula="of:=[.D11]*[.D$25]" table:style-name="ce1">
            <text:p>0.217897093</text:p>
          </table:table-cell>
          <table:table-cell office:value-type="float" office:value="0.18207158142857147" table:formula="of:=[.E11]*[.E$25]" table:style-name="ce1">
            <text:p>0.182071581</text:p>
          </table:table-cell>
          <table:table-cell office:value-type="float" office:value="0.15756728571428574" table:formula="of:=[.F11]*[.F$25]" table:style-name="ce1">
            <text:p>0.157567286</text:p>
          </table:table-cell>
          <table:table-cell office:value-type="float" office:value="0.13692895071428576" table:formula="of:=[.G11]*[.G$25]" table:style-name="ce1">
            <text:p>0.136928951</text:p>
          </table:table-cell>
          <table:table-cell office:value-type="float" office:value="0.11504081285714286" table:formula="of:=[.H11]*[.H$25]" table:style-name="ce1">
            <text:p>0.115040813</text:p>
          </table:table-cell>
          <table:table-cell office:value-type="float" office:value="8.5117500000000013E-2" table:formula="of:=[.I11]*[.I$25]" table:style-name="ce1">
            <text:p>0.0851175</text:p>
          </table:table-cell>
          <table:table-cell office:value-type="float" office:value="3.4116754285714285E-2" table:formula="of:=[.J11]*[.J$25]" table:style-name="ce1">
            <text:p>0.034116754</text:p>
          </table:table-cell>
          <table:table-cell office:value-type="float" office:value="-6.1942255000000002E-2" table:formula="of:=[.K11]*[.K$25]" table:style-name="ce1">
            <text:p>-0.0619422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0.39816883692307697" table:formula="of:=[.B11]*[.O11]" table:style-name="ce1">
            <text:p>0.398168837</text:p>
          </table:table-cell>
          <table:table-cell office:value-type="float" office:value="0.30720836571428584" table:formula="of:=[.C11]*[.P11]" table:style-name="ce1">
            <text:p>0.307208366</text:p>
          </table:table-cell>
          <table:table-cell office:value-type="float" office:value="0.23302677527472526" table:formula="of:=[.D11]*[.Q11]" table:style-name="ce1">
            <text:p>0.233026775</text:p>
          </table:table-cell>
          <table:table-cell office:value-type="float" office:value="0.1890341218681319" table:formula="of:=[.E11]*[.R11]" table:style-name="ce1">
            <text:p>0.189034122</text:p>
          </table:table-cell>
          <table:table-cell office:value-type="float" office:value="0.15934645054945051" table:formula="of:=[.F11]*[.S11]" table:style-name="ce1">
            <text:p>0.159346451</text:p>
          </table:table-cell>
          <table:table-cell office:value-type="float" office:value="0.13525513170329673" table:formula="of:=[.G11]*[.T11]" table:style-name="ce1">
            <text:p>0.135255132</text:p>
          </table:table-cell>
          <table:table-cell office:value-type="float" office:value="0.11021121873626367" table:formula="of:=[.H11]*[.U11]" table:style-name="ce1">
            <text:p>0.110211219</text:p>
          </table:table-cell>
          <table:table-cell office:value-type="float" office:value="7.5660000000000005E-2" table:formula="of:=[.I11]*[.V11]" table:style-name="ce1">
            <text:p>0.07566</text:p>
          </table:table-cell>
          <table:table-cell office:value-type="float" office:value="2.9599817142857133E-2" table:formula="of:=[.J11]*[.W11]" table:style-name="ce1">
            <text:p>0.029599817</text:p>
          </table:table-cell>
          <table:table-cell office:value-type="float" office:value="-5.2556735384615409E-2" table:formula="of:=[.K11]*[.X11]" table:style-name="ce1">
            <text:p>-0.052556735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0433752000000001" table:formula="of:=[.B12]*[.B$25]" table:style-name="ce1">
            <text:p>0.40433752</text:p>
          </table:table-cell>
          <table:table-cell office:value-type="float" office:value="0.32713796785714289" table:formula="of:=[.C12]*[.C$25]" table:style-name="ce1">
            <text:p>0.327137968</text:p>
          </table:table-cell>
          <table:table-cell office:value-type="float" office:value="0.27009340714285718" table:formula="of:=[.D12]*[.D$25]" table:style-name="ce1">
            <text:p>0.270093407</text:p>
          </table:table-cell>
          <table:table-cell office:value-type="float" office:value="0.23289604500000005" table:formula="of:=[.E12]*[.E$25]" table:style-name="ce1">
            <text:p>0.232896045</text:p>
          </table:table-cell>
          <table:table-cell office:value-type="float" office:value="0.20346220285714289" table:formula="of:=[.F12]*[.F$25]" table:style-name="ce1">
            <text:p>0.203462203</text:p>
          </table:table-cell>
          <table:table-cell office:value-type="float" office:value="0.17651993071428576" table:formula="of:=[.G12]*[.G$25]" table:style-name="ce1">
            <text:p>0.176519931</text:p>
          </table:table-cell>
          <table:table-cell office:value-type="float" office:value="0.15009024571428575" table:formula="of:=[.H12]*[.H$25]" table:style-name="ce1">
            <text:p>0.150090246</text:p>
          </table:table-cell>
          <table:table-cell office:value-type="float" office:value="0.1205415" table:formula="of:=[.I12]*[.I$25]" table:style-name="ce1">
            <text:p>0.1205415</text:p>
          </table:table-cell>
          <table:table-cell office:value-type="float" office:value="7.6729417142857151E-2" table:formula="of:=[.J12]*[.J$25]" table:style-name="ce1">
            <text:p>0.076729417</text:p>
          </table:table-cell>
          <table:table-cell office:value-type="float" office:value="-6.3057914285714282E-3" table:formula="of:=[.K12]*[.K$25]" table:style-name="ce1">
            <text:p>-0.00630579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47477640923076925" table:formula="of:=[.B12]*[.O12]" table:style-name="ce1">
            <text:p>0.474776409</text:p>
          </table:table-cell>
          <table:table-cell office:value-type="float" office:value="0.36757998516483531" table:formula="of:=[.C12]*[.P12]" table:style-name="ce1">
            <text:p>0.367579985</text:p>
          </table:table-cell>
          <table:table-cell office:value-type="float" office:value="0.2919729956043956" table:formula="of:=[.D12]*[.Q12]" table:style-name="ce1">
            <text:p>0.291972996</text:p>
          </table:table-cell>
          <table:table-cell office:value-type="float" office:value="0.24328649769230776" table:formula="of:=[.E12]*[.R12]" table:style-name="ce1">
            <text:p>0.243286498</text:p>
          </table:table-cell>
          <table:table-cell office:value-type="float" office:value="0.20614248593406587" table:formula="of:=[.F12]*[.S12]" table:style-name="ce1">
            <text:p>0.206142486</text:p>
          </table:table-cell>
          <table:table-cell office:value-type="float" office:value="0.17400252186813187" table:formula="of:=[.G12]*[.T12]" table:style-name="ce1">
            <text:p>0.174002522</text:p>
          </table:table-cell>
          <table:table-cell office:value-type="float" office:value="0.14315989582417574" table:formula="of:=[.H12]*[.U12]" table:style-name="ce1">
            <text:p>0.143159896</text:p>
          </table:table-cell>
          <table:table-cell office:value-type="float" office:value="0.10714799999999999" table:formula="of:=[.I12]*[.V12]" table:style-name="ce1">
            <text:p>0.107148</text:p>
          </table:table-cell>
          <table:table-cell office:value-type="float" office:value="6.6414645274725251E-2" table:formula="of:=[.J12]*[.W12]" table:style-name="ce1">
            <text:p>0.066414645</text:p>
          </table:table-cell>
          <table:table-cell office:value-type="float" office:value="-5.3259850549450581E-3" table:formula="of:=[.K12]*[.X12]" table:style-name="ce1">
            <text:p>-0.005325985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44882380000000005" table:formula="of:=[.B13]*[.B$25]" table:style-name="ce1">
            <text:p>0.4488238</text:p>
          </table:table-cell>
          <table:table-cell office:value-type="float" office:value="0.38115768857142857" table:formula="of:=[.C13]*[.C$25]" table:style-name="ce1">
            <text:p>0.381157689</text:p>
          </table:table-cell>
          <table:table-cell office:value-type="float" office:value="0.32862902142857148" table:formula="of:=[.D13]*[.D$25]" table:style-name="ce1">
            <text:p>0.328629021</text:p>
          </table:table-cell>
          <table:table-cell office:value-type="float" office:value="0.29173717500000007" table:formula="of:=[.E13]*[.E$25]" table:style-name="ce1">
            <text:p>0.291737175</text:p>
          </table:table-cell>
          <table:table-cell office:value-type="float" office:value="0.25872987428571437" table:formula="of:=[.F13]*[.F$25]" table:style-name="ce1">
            <text:p>0.258729874</text:p>
          </table:table-cell>
          <table:table-cell office:value-type="float" office:value="0.22618328071428578" table:formula="of:=[.G13]*[.G$25]" table:style-name="ce1">
            <text:p>0.226183281</text:p>
          </table:table-cell>
          <table:table-cell office:value-type="float" office:value="0.19490694428571434" table:formula="of:=[.H13]*[.H$25]" table:style-name="ce1">
            <text:p>0.194906944</text:p>
          </table:table-cell>
          <table:table-cell office:value-type="float" office:value="0.16408125000000001" table:formula="of:=[.I13]*[.I$25]" table:style-name="ce1">
            <text:p>0.16408125</text:p>
          </table:table-cell>
          <table:table-cell office:value-type="float" office:value="0.12413558857142858" table:formula="of:=[.J13]*[.J$25]" table:style-name="ce1">
            <text:p>0.124135589</text:p>
          </table:table-cell>
          <table:table-cell office:value-type="float" office:value="4.8848597142857143E-2" table:formula="of:=[.K13]*[.K$25]" table:style-name="ce1">
            <text:p>0.04884859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.5381823846153847" table:formula="of:=[.B13]*[.O13]" table:style-name="ce1">
            <text:p>0.538182385</text:p>
          </table:table-cell>
          <table:table-cell office:value-type="float" office:value="0.43500927362637382" table:formula="of:=[.C13]*[.P13]" table:style-name="ce1">
            <text:p>0.435009274</text:p>
          </table:table-cell>
          <table:table-cell office:value-type="float" office:value="0.35905349175824169" table:formula="of:=[.D13]*[.Q13]" table:style-name="ce1">
            <text:p>0.359053492</text:p>
          </table:table-cell>
          <table:table-cell office:value-type="float" office:value="0.30661214423076927" table:formula="of:=[.E13]*[.R13]" table:style-name="ce1">
            <text:p>0.306612144</text:p>
          </table:table-cell>
          <table:table-cell office:value-type="float" office:value="0.2626251252747252" table:formula="of:=[.F13]*[.S13]" table:style-name="ce1">
            <text:p>0.262625125</text:p>
          </table:table-cell>
          <table:table-cell office:value-type="float" office:value="0.22249679587912088" table:formula="of:=[.G13]*[.T13]" table:style-name="ce1">
            <text:p>0.222496796</text:p>
          </table:table-cell>
          <table:table-cell office:value-type="float" office:value="0.18508996236263725" table:formula="of:=[.H13]*[.U13]" table:style-name="ce1">
            <text:p>0.185089962</text:p>
          </table:table-cell>
          <table:table-cell office:value-type="float" office:value="0.14585000000000001" table:formula="of:=[.I13]*[.V13]" table:style-name="ce1">
            <text:p>0.14585</text:p>
          </table:table-cell>
          <table:table-cell office:value-type="float" office:value="0.10719548791208786" table:formula="of:=[.J13]*[.W13]" table:style-name="ce1">
            <text:p>0.107195488</text:p>
          </table:table-cell>
          <table:table-cell office:value-type="float" office:value="4.1069775824175848E-2" table:formula="of:=[.K13]*[.X13]" table:style-name="ce1">
            <text:p>0.041069776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9884867999999999" table:formula="of:=[.B14]*[.B$25]" table:style-name="ce1">
            <text:p>0.49884868</text:p>
          </table:table-cell>
          <table:table-cell office:value-type="float" office:value="0.44131410428571433" table:formula="of:=[.C14]*[.C$25]" table:style-name="ce1">
            <text:p>0.441314104</text:p>
          </table:table-cell>
          <table:table-cell office:value-type="float" office:value="0.39434659285714291" table:formula="of:=[.D14]*[.D$25]" table:style-name="ce1">
            <text:p>0.394346593</text:p>
          </table:table-cell>
          <table:table-cell office:value-type="float" office:value="0.35927674071428578" table:formula="of:=[.E14]*[.E$25]" table:style-name="ce1">
            <text:p>0.359276741</text:p>
          </table:table-cell>
          <table:table-cell office:value-type="float" office:value="0.32434943142857148" table:formula="of:=[.F14]*[.F$25]" table:style-name="ce1">
            <text:p>0.324349431</text:p>
          </table:table-cell>
          <table:table-cell office:value-type="float" office:value="0.28759240714285722" table:formula="of:=[.G14]*[.G$25]" table:style-name="ce1">
            <text:p>0.287592407</text:p>
          </table:table-cell>
          <table:table-cell office:value-type="float" office:value="0.25215191000000003" table:formula="of:=[.H14]*[.H$25]" table:style-name="ce1">
            <text:p>0.25215191</text:p>
          </table:table-cell>
          <table:table-cell office:value-type="float" office:value="0.21953475" table:formula="of:=[.I14]*[.I$25]" table:style-name="ce1">
            <text:p>0.21953475</text:p>
          </table:table-cell>
          <table:table-cell office:value-type="float" office:value="0.1812393142857143" table:formula="of:=[.J14]*[.J$25]" table:style-name="ce1">
            <text:p>0.181239314</text:p>
          </table:table-cell>
          <table:table-cell office:value-type="float" office:value="0.109273255" table:formula="of:=[.K14]*[.K$25]" table:style-name="ce1">
            <text:p>0.1092732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61058175538461545" table:formula="of:=[.B14]*[.O14]" table:style-name="ce1">
            <text:p>0.610581755</text:p>
          </table:table-cell>
          <table:table-cell office:value-type="float" office:value="0.51145868703296726" table:formula="of:=[.C14]*[.P14]" table:style-name="ce1">
            <text:p>0.511458687</text:p>
          </table:table-cell>
          <table:table-cell office:value-type="float" office:value="0.43541877032967025" table:formula="of:=[.D14]*[.Q14]" table:style-name="ce1">
            <text:p>0.43541877</text:p>
          </table:table-cell>
          <table:table-cell office:value-type="float" office:value="0.37988521912087919" table:formula="of:=[.E14]*[.R14]" table:style-name="ce1">
            <text:p>0.379885219</text:p>
          </table:table-cell>
          <table:table-cell office:value-type="float" office:value="0.32984299978021964" table:formula="of:=[.F14]*[.S14]" table:style-name="ce1">
            <text:p>0.329843</text:p>
          </table:table-cell>
          <table:table-cell office:value-type="float" office:value="0.28231911428571427" table:formula="of:=[.G14]*[.T14]" table:style-name="ce1">
            <text:p>0.282319114</text:p>
          </table:table-cell>
          <table:table-cell office:value-type="float" office:value="0.23839437230769212" table:formula="of:=[.H14]*[.U14]" table:style-name="ce1">
            <text:p>0.238394372</text:p>
          </table:table-cell>
          <table:table-cell office:value-type="float" office:value="0.19514200000000001" table:formula="of:=[.I14]*[.V14]" table:style-name="ce1">
            <text:p>0.195142</text:p>
          </table:table-cell>
          <table:table-cell office:value-type="float" office:value="0.15613793736263729" table:formula="of:=[.J14]*[.W14]" table:style-name="ce1">
            <text:p>0.156137937</text:p>
          </table:table-cell>
          <table:table-cell office:value-type="float" office:value="9.1450240000000071E-2" table:formula="of:=[.K14]*[.X14]" table:style-name="ce1">
            <text:p>0.09145024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55671124000000005" table:formula="of:=[.B15]*[.B$25]" table:style-name="ce1">
            <text:p>0.55671124</text:p>
          </table:table-cell>
          <table:table-cell office:value-type="float" office:value="0.50851362857142868" table:formula="of:=[.C15]*[.C$25]" table:style-name="ce1">
            <text:p>0.508513629</text:p>
          </table:table-cell>
          <table:table-cell office:value-type="float" office:value="0.46713877142857152" table:formula="of:=[.D15]*[.D$25]" table:style-name="ce1">
            <text:p>0.467138771</text:p>
          </table:table-cell>
          <table:table-cell office:value-type="float" office:value="0.43493397571428583" table:formula="of:=[.E15]*[.E$25]" table:style-name="ce1">
            <text:p>0.434933976</text:p>
          </table:table-cell>
          <table:table-cell office:value-type="float" office:value="0.39981729428571439" table:formula="of:=[.F15]*[.F$25]" table:style-name="ce1">
            <text:p>0.399817294</text:p>
          </table:table-cell>
          <table:table-cell office:value-type="float" office:value="0.36082913428571434" table:formula="of:=[.G15]*[.G$25]" table:style-name="ce1">
            <text:p>0.360829134</text:p>
          </table:table-cell>
          <table:table-cell office:value-type="float" office:value="0.32293009000000006" table:formula="of:=[.H15]*[.H$25]" table:style-name="ce1">
            <text:p>0.32293009</text:p>
          </table:table-cell>
          <table:table-cell office:value-type="float" office:value="0.28934662500000002" table:formula="of:=[.I15]*[.I$25]" table:style-name="ce1">
            <text:p>0.289346625</text:p>
          </table:table-cell>
          <table:table-cell office:value-type="float" office:value="0.25198308571428574" table:formula="of:=[.J15]*[.J$25]" table:style-name="ce1">
            <text:p>0.251983086</text:p>
          </table:table-cell>
          <table:table-cell office:value-type="float" office:value="0.18036116142857145" table:formula="of:=[.K15]*[.K$25]" table:style-name="ce1">
            <text:p>0.18036116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.69525928615384625" table:formula="of:=[.B15]*[.O15]" table:style-name="ce1">
            <text:p>0.695259286</text:p>
          </table:table-cell>
          <table:table-cell office:value-type="float" office:value="0.59831984835164875" table:formula="of:=[.C15]*[.P15]" table:style-name="ce1">
            <text:p>0.598319848</text:p>
          </table:table-cell>
          <table:table-cell office:value-type="float" office:value="0.52119839780219768" table:formula="of:=[.D15]*[.Q15]" table:style-name="ce1">
            <text:p>0.521198398</text:p>
          </table:table-cell>
          <table:table-cell office:value-type="float" office:value="0.46265425813186822" table:formula="of:=[.E15]*[.R15]" table:style-name="ce1">
            <text:p>0.462654258</text:p>
          </table:table-cell>
          <table:table-cell office:value-type="float" office:value="0.40734149648351625" table:formula="of:=[.F15]*[.S15]" table:style-name="ce1">
            <text:p>0.407341496</text:p>
          </table:table-cell>
          <table:table-cell office:value-type="float" office:value="0.35347784417582412" table:formula="of:=[.G15]*[.T15]" table:style-name="ce1">
            <text:p>0.353477844</text:p>
          </table:table-cell>
          <table:table-cell office:value-type="float" office:value="0.30395681884615355" table:formula="of:=[.H15]*[.U15]" table:style-name="ce1">
            <text:p>0.303956819</text:p>
          </table:table-cell>
          <table:table-cell office:value-type="float" office:value="0.25719700000000001" table:formula="of:=[.I15]*[.V15]" table:style-name="ce1">
            <text:p>0.257197</text:p>
          </table:table-cell>
          <table:table-cell office:value-type="float" office:value="0.2165712615384614" table:formula="of:=[.J15]*[.W15]" table:style-name="ce1">
            <text:p>0.216571262</text:p>
          </table:table-cell>
          <table:table-cell office:value-type="float" office:value="0.15024688615384627" table:formula="of:=[.K15]*[.X15]" table:style-name="ce1">
            <text:p>0.150246886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61903392000000013" table:formula="of:=[.B16]*[.B$25]" table:style-name="ce1">
            <text:p>0.61903392</text:p>
          </table:table-cell>
          <table:table-cell office:value-type="float" office:value="0.58280756785714294" table:formula="of:=[.C16]*[.C$25]" table:style-name="ce1">
            <text:p>0.582807568</text:p>
          </table:table-cell>
          <table:table-cell office:value-type="float" office:value="0.54561404285714288" table:formula="of:=[.D16]*[.D$25]" table:style-name="ce1">
            <text:p>0.545614043</text:p>
          </table:table-cell>
          <table:table-cell office:value-type="float" office:value="0.5164781100000001" table:formula="of:=[.E16]*[.E$25]" table:style-name="ce1">
            <text:p>0.51647811</text:p>
          </table:table-cell>
          <table:table-cell office:value-type="float" office:value="0.48269310857142866" table:formula="of:=[.F16]*[.F$25]" table:style-name="ce1">
            <text:p>0.482693109</text:p>
          </table:table-cell>
          <table:table-cell office:value-type="float" office:value="0.44386881000000011" table:formula="of:=[.G16]*[.G$25]" table:style-name="ce1">
            <text:p>0.44386881</text:p>
          </table:table-cell>
          <table:table-cell office:value-type="float" office:value="0.40619703857142864" table:formula="of:=[.H16]*[.H$25]" table:style-name="ce1">
            <text:p>0.406197039</text:p>
          </table:table-cell>
          <table:table-cell office:value-type="float" office:value="0.37393200000000004" table:formula="of:=[.I16]*[.I$25]" table:style-name="ce1">
            <text:p>0.373932</text:p>
          </table:table-cell>
          <table:table-cell office:value-type="float" office:value="0.33858477714285712" table:formula="of:=[.J16]*[.J$25]" table:style-name="ce1">
            <text:p>0.338584777</text:p>
          </table:table-cell>
          <table:table-cell office:value-type="float" office:value="0.26630449071428575" table:formula="of:=[.K16]*[.K$25]" table:style-name="ce1">
            <text:p>0.26630449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78849795692307711" table:formula="of:=[.B16]*[.O16]" table:style-name="ce1">
            <text:p>0.788497957</text:p>
          </table:table-cell>
          <table:table-cell office:value-type="float" office:value="0.69602718626373672" table:formula="of:=[.C16]*[.P16]" table:style-name="ce1">
            <text:p>0.696027186</text:p>
          </table:table-cell>
          <table:table-cell office:value-type="float" office:value="0.61506933626373606" table:formula="of:=[.D16]*[.Q16]" table:style-name="ce1">
            <text:p>0.615069336</text:p>
          </table:table-cell>
          <table:table-cell office:value-type="float" office:value="0.55268730923076936" table:formula="of:=[.E16]*[.R16]" table:style-name="ce1">
            <text:p>0.552687309</text:p>
          </table:table-cell>
          <table:table-cell office:value-type="float" office:value="0.49268534417582388" table:formula="of:=[.F16]*[.S16]" table:style-name="ce1">
            <text:p>0.492685344</text:p>
          </table:table-cell>
          <table:table-cell office:value-type="float" office:value="0.43392141692307684" table:formula="of:=[.G16]*[.T16]" table:style-name="ce1">
            <text:p>0.433921417</text:p>
          </table:table-cell>
          <table:table-cell office:value-type="float" office:value="0.38062836692307661" table:formula="of:=[.H16]*[.U16]" table:style-name="ce1">
            <text:p>0.380628367</text:p>
          </table:table-cell>
          <table:table-cell office:value-type="float" office:value="0.33238400000000001" table:formula="of:=[.I16]*[.V16]" table:style-name="ce1">
            <text:p>0.332384</text:p>
          </table:table-cell>
          <table:table-cell office:value-type="float" office:value="0.29031390747252722" table:formula="of:=[.J16]*[.W16]" table:style-name="ce1">
            <text:p>0.290313907</text:p>
          </table:table-cell>
          <table:table-cell office:value-type="float" office:value="0.22081221890109909" table:formula="of:=[.K16]*[.X16]" table:style-name="ce1">
            <text:p>0.220812219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69711220000000007" table:formula="of:=[.B17]*[.B$25]" table:style-name="ce1">
            <text:p>0.6971122</text:p>
          </table:table-cell>
          <table:table-cell office:value-type="float" office:value="0.66313410214285728" table:formula="of:=[.C17]*[.C$25]" table:style-name="ce1">
            <text:p>0.663134102</text:p>
          </table:table-cell>
          <table:table-cell office:value-type="float" office:value="0.6267851714285716" table:formula="of:=[.D17]*[.D$25]" table:style-name="ce1">
            <text:p>0.626785171</text:p>
          </table:table-cell>
          <table:table-cell office:value-type="float" office:value="0.5996539628571429" table:formula="of:=[.E17]*[.E$25]" table:style-name="ce1">
            <text:p>0.599653963</text:p>
          </table:table-cell>
          <table:table-cell office:value-type="float" office:value="0.56816530285714295" table:formula="of:=[.F17]*[.F$25]" table:style-name="ce1">
            <text:p>0.568165303</text:p>
          </table:table-cell>
          <table:table-cell office:value-type="float" office:value="0.53206740714285727" table:formula="of:=[.G17]*[.G$25]" table:style-name="ce1">
            <text:p>0.532067407</text:p>
          </table:table-cell>
          <table:table-cell office:value-type="float" office:value="0.49818256142857154" table:formula="of:=[.H17]*[.H$25]" table:style-name="ce1">
            <text:p>0.498182561</text:p>
          </table:table-cell>
          <table:table-cell office:value-type="float" office:value="0.47102624999999998" table:formula="of:=[.I17]*[.I$25]" table:style-name="ce1">
            <text:p>0.47102625</text:p>
          </table:table-cell>
          <table:table-cell office:value-type="float" office:value="0.44080548571428568" table:formula="of:=[.J17]*[.J$25]" table:style-name="ce1">
            <text:p>0.440805486</text:p>
          </table:table-cell>
          <table:table-cell office:value-type="float" office:value="0.36926569357142858" table:formula="of:=[.K17]*[.K$25]" table:style-name="ce1">
            <text:p>0.3692656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0.90529955384615401" table:formula="of:=[.B17]*[.O17]" table:style-name="ce1">
            <text:p>0.905299554</text:p>
          </table:table-cell>
          <table:table-cell office:value-type="float" office:value="0.80366972653846214" table:formula="of:=[.C17]*[.P17]" table:style-name="ce1">
            <text:p>0.803669727</text:p>
          </table:table-cell>
          <table:table-cell office:value-type="float" office:value="0.71382681538461523" table:formula="of:=[.D17]*[.Q17]" table:style-name="ce1">
            <text:p>0.713826815</text:p>
          </table:table-cell>
          <table:table-cell office:value-type="float" office:value="0.6455163092307693" table:formula="of:=[.E17]*[.R17]" table:style-name="ce1">
            <text:p>0.645516309</text:p>
          </table:table-cell>
          <table:table-cell office:value-type="float" office:value="0.58099613538461503" table:formula="of:=[.F17]*[.S17]" table:style-name="ce1">
            <text:p>0.580996135</text:p>
          </table:table-cell>
          <table:table-cell office:value-type="float" office:value="0.51905942692307683" table:formula="of:=[.G17]*[.T17]" table:style-name="ce1">
            <text:p>0.519059427</text:p>
          </table:table-cell>
          <table:table-cell office:value-type="float" office:value="0.46473485554945015" table:formula="of:=[.H17]*[.U17]" table:style-name="ce1">
            <text:p>0.464734856</text:p>
          </table:table-cell>
          <table:table-cell office:value-type="float" office:value="0.41869000000000001" table:formula="of:=[.I17]*[.V17]" table:style-name="ce1">
            <text:p>0.41869</text:p>
          </table:table-cell>
          <table:table-cell office:value-type="float" office:value="0.37706475164835129" table:formula="of:=[.J17]*[.W17]" table:style-name="ce1">
            <text:p>0.377064752</text:p>
          </table:table-cell>
          <table:table-cell office:value-type="float" office:value="0.30475883824175848" table:formula="of:=[.K17]*[.X17]" table:style-name="ce1">
            <text:p>0.304758838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8679332000000002" table:formula="of:=[.B18]*[.B$25]" table:style-name="ce1">
            <text:p>0.78679332</text:p>
          </table:table-cell>
          <table:table-cell office:value-type="float" office:value="0.74706249642857148" table:formula="of:=[.C18]*[.C$25]" table:style-name="ce1">
            <text:p>0.747062496</text:p>
          </table:table-cell>
          <table:table-cell office:value-type="float" office:value="0.70576571428571433" table:formula="of:=[.D18]*[.D$25]" table:style-name="ce1">
            <text:p>0.705765714</text:p>
          </table:table-cell>
          <table:table-cell office:value-type="float" office:value="0.67782146714285729" table:formula="of:=[.E18]*[.E$25]" table:style-name="ce1">
            <text:p>0.677821467</text:p>
          </table:table-cell>
          <table:table-cell office:value-type="float" office:value="0.64862879142857155" table:formula="of:=[.F18]*[.F$25]" table:style-name="ce1">
            <text:p>0.648628791</text:p>
          </table:table-cell>
          <table:table-cell office:value-type="float" office:value="0.617684547857143" table:formula="of:=[.G18]*[.G$25]" table:style-name="ce1">
            <text:p>0.617684548</text:p>
          </table:table-cell>
          <table:table-cell office:value-type="float" office:value="0.59183240428571438" table:formula="of:=[.H18]*[.H$25]" table:style-name="ce1">
            <text:p>0.591832404</text:p>
          </table:table-cell>
          <table:table-cell office:value-type="float" office:value="0.57504712499999999" table:formula="of:=[.I18]*[.I$25]" table:style-name="ce1">
            <text:p>0.575047125</text:p>
          </table:table-cell>
          <table:table-cell office:value-type="float" office:value="0.55523995428571427" table:formula="of:=[.J18]*[.J$25]" table:style-name="ce1">
            <text:p>0.555239954</text:p>
          </table:table-cell>
          <table:table-cell office:value-type="float" office:value="0.48858989928571434" table:formula="of:=[.K18]*[.K$25]" table:style-name="ce1">
            <text:p>0.48858989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.0413441000000001" table:formula="of:=[.B18]*[.O18]" table:style-name="ce1">
            <text:p>1.0413441</text:p>
          </table:table-cell>
          <table:table-cell office:value-type="float" office:value="0.91857828571428557" table:formula="of:=[.C18]*[.P18]" table:style-name="ce1">
            <text:p>0.918578286</text:p>
          </table:table-cell>
          <table:table-cell office:value-type="float" office:value="0.81194285714285708" table:formula="of:=[.D18]*[.Q18]" table:style-name="ce1">
            <text:p>0.811942857</text:p>
          </table:table-cell>
          <table:table-cell office:value-type="float" office:value="0.73398222857142847" table:formula="of:=[.E18]*[.R18]" table:style-name="ce1">
            <text:p>0.733982229</text:p>
          </table:table-cell>
          <table:table-cell office:value-type="float" office:value="0.66449738571428552" table:formula="of:=[.F18]*[.S18]" table:style-name="ce1">
            <text:p>0.664497386</text:p>
          </table:table-cell>
          <table:table-cell office:value-type="float" office:value="0.60132497142857122" table:formula="of:=[.G18]*[.T18]" table:style-name="ce1">
            <text:p>0.601324971</text:p>
          </table:table-cell>
          <table:table-cell office:value-type="float" office:value="0.54961555714285693" table:formula="of:=[.H18]*[.U18]" table:style-name="ce1">
            <text:p>0.549615557</text:p>
          </table:table-cell>
          <table:table-cell office:value-type="float" office:value="0.51115299999999997" table:formula="of:=[.I18]*[.V18]" table:style-name="ce1">
            <text:p>0.511153</text:p>
          </table:table-cell>
          <table:table-cell office:value-type="float" office:value="0.47382255714285709" table:formula="of:=[.J18]*[.W18]" table:style-name="ce1">
            <text:p>0.473822557</text:p>
          </table:table-cell>
          <table:table-cell office:value-type="float" office:value="0.40135165714285714" table:formula="of:=[.K18]*[.X18]" table:style-name="ce1">
            <text:p>0.401351657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87130644000000013" table:formula="of:=[.B19]*[.B$25]" table:style-name="ce1">
            <text:p>0.87130644</text:p>
          </table:table-cell>
          <table:table-cell office:value-type="float" office:value="0.83056408071428578" table:formula="of:=[.C19]*[.C$25]" table:style-name="ce1">
            <text:p>0.830564081</text:p>
          </table:table-cell>
          <table:table-cell office:value-type="float" office:value="0.77548187142857161" table:formula="of:=[.D19]*[.D$25]" table:style-name="ce1">
            <text:p>0.775481871</text:p>
          </table:table-cell>
          <table:table-cell office:value-type="float" office:value="0.7416160907142858" table:formula="of:=[.E19]*[.E$25]" table:style-name="ce1">
            <text:p>0.741616091</text:p>
          </table:table-cell>
          <table:table-cell office:value-type="float" office:value="0.71328510000000012" table:formula="of:=[.F19]*[.F$25]" table:style-name="ce1">
            <text:p>0.7132851</text:p>
          </table:table-cell>
          <table:table-cell office:value-type="float" office:value="0.68940952142857159" table:formula="of:=[.G19]*[.G$25]" table:style-name="ce1">
            <text:p>0.689409521</text:p>
          </table:table-cell>
          <table:table-cell office:value-type="float" office:value="0.67627435428571447" table:formula="of:=[.H19]*[.H$25]" table:style-name="ce1">
            <text:p>0.676274354</text:p>
          </table:table-cell>
          <table:table-cell office:value-type="float" office:value="0.67648724999999998" table:formula="of:=[.I19]*[.I$25]" table:style-name="ce1">
            <text:p>0.67648725</text:p>
          </table:table-cell>
          <table:table-cell office:value-type="float" office:value="0.67461888000000003" table:formula="of:=[.J19]*[.J$25]" table:style-name="ce1">
            <text:p>0.67461888</text:p>
          </table:table-cell>
          <table:table-cell office:value-type="float" office:value="0.62001982214285722" table:formula="of:=[.K19]*[.K$25]" table:style-name="ce1">
            <text:p>0.62001982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.174883796923077" table:formula="of:=[.B19]*[.O19]" table:style-name="ce1">
            <text:p>1.174883797</text:p>
          </table:table-cell>
          <table:table-cell office:value-type="float" office:value="1.0359189476373625" table:formula="of:=[.C19]*[.P19]" table:style-name="ce1">
            <text:p>1.035918948</text:p>
          </table:table-cell>
          <table:table-cell office:value-type="float" office:value="0.90112154835164826" table:formula="of:=[.D19]*[.Q19]" table:style-name="ce1">
            <text:p>0.901121548</text:p>
          </table:table-cell>
          <table:table-cell office:value-type="float" office:value="0.80778919302197782" table:formula="of:=[.E19]*[.R19]" table:style-name="ce1">
            <text:p>0.807789193</text:p>
          </table:table-cell>
          <table:table-cell office:value-type="float" office:value="0.73207783846153829" table:formula="of:=[.F19]*[.S19]" table:style-name="ce1">
            <text:p>0.732077838</text:p>
          </table:table-cell>
          <table:table-cell office:value-type="float" office:value="0.66974572912087893" table:formula="of:=[.G19]*[.T19]" table:style-name="ce1">
            <text:p>0.669745729</text:p>
          </table:table-cell>
          <table:table-cell office:value-type="float" office:value="0.62519845186813172" table:formula="of:=[.H19]*[.U19]" table:style-name="ce1">
            <text:p>0.625198452</text:p>
          </table:table-cell>
          <table:table-cell office:value-type="float" office:value="0.60132200000000002" table:formula="of:=[.I19]*[.V19]" table:style-name="ce1">
            <text:p>0.601322</text:p>
          </table:table-cell>
          <table:table-cell office:value-type="float" office:value="0.5743242092307691" table:formula="of:=[.J19]*[.W19]" table:style-name="ce1">
            <text:p>0.574324209</text:p>
          </table:table-cell>
          <table:table-cell office:value-type="float" office:value="0.50692041450549452" table:formula="of:=[.K19]*[.X19]" table:style-name="ce1">
            <text:p>0.506920415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2339579999999999" table:formula="of:=[.B20]*[.B$25]" table:style-name="ce1">
            <text:p>0.9233958</text:p>
          </table:table-cell>
          <table:table-cell office:value-type="float" office:value="0.90778471714285724" table:formula="of:=[.C20]*[.C$25]" table:style-name="ce1">
            <text:p>0.907784717</text:p>
          </table:table-cell>
          <table:table-cell office:value-type="float" office:value="0.82640451428571449" table:formula="of:=[.D20]*[.D$25]" table:style-name="ce1">
            <text:p>0.826404514</text:p>
          </table:table-cell>
          <table:table-cell office:value-type="float" office:value="0.77862231857142872" table:formula="of:=[.E20]*[.E$25]" table:style-name="ce1">
            <text:p>0.778622319</text:p>
          </table:table-cell>
          <table:table-cell office:value-type="float" office:value="0.74775744000000011" table:formula="of:=[.F20]*[.F$25]" table:style-name="ce1">
            <text:p>0.74775744</text:p>
          </table:table-cell>
          <table:table-cell office:value-type="float" office:value="0.73191624000000022" table:formula="of:=[.G20]*[.G$25]" table:style-name="ce1">
            <text:p>0.73191624</text:p>
          </table:table-cell>
          <table:table-cell office:value-type="float" office:value="0.7362960171428572" table:formula="of:=[.H20]*[.H$25]" table:style-name="ce1">
            <text:p>0.736296017</text:p>
          </table:table-cell>
          <table:table-cell office:value-type="float" office:value="0.73652737499999998" table:formula="of:=[.I20]*[.I$25]" table:style-name="ce1">
            <text:p>0.736527375</text:p>
          </table:table-cell>
          <table:table-cell office:value-type="float" office:value="0.7344931657142858" table:formula="of:=[.J20]*[.J$25]" table:style-name="ce1">
            <text:p>0.734493166</text:p>
          </table:table-cell>
          <table:table-cell office:value-type="float" office:value="0.67504899642857152" table:formula="of:=[.K20]*[.K$25]" table:style-name="ce1">
            <text:p>0.6750489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.2681023769230768" table:formula="of:=[.B20]*[.O20]" table:style-name="ce1">
            <text:p>1.268102377</text:p>
          </table:table-cell>
          <table:table-cell office:value-type="float" office:value="1.1482641534065936" table:formula="of:=[.C20]*[.P20]" table:style-name="ce1">
            <text:p>1.148264153</text:p>
          </table:table-cell>
          <table:table-cell office:value-type="float" office:value="0.9698579868131868" table:formula="of:=[.D20]*[.Q20]" table:style-name="ce1">
            <text:p>0.969857987</text:p>
          </table:table-cell>
          <table:table-cell office:value-type="float" office:value="0.85305992901098893" table:formula="of:=[.E20]*[.R20]" table:style-name="ce1">
            <text:p>0.853059929</text:p>
          </table:table-cell>
          <table:table-cell office:value-type="float" office:value="0.76886562461538432" table:formula="of:=[.F20]*[.S20]" table:style-name="ce1">
            <text:p>0.768865625</text:p>
          </table:table-cell>
          <table:table-cell office:value-type="float" office:value="0.70954888615384593" table:formula="of:=[.G20]*[.T20]" table:style-name="ce1">
            <text:p>0.709548886</text:p>
          </table:table-cell>
          <table:table-cell office:value-type="float" office:value="0.67759967868131843" table:formula="of:=[.H20]*[.U20]" table:style-name="ce1">
            <text:p>0.677599679</text:p>
          </table:table-cell>
          <table:table-cell office:value-type="float" office:value="0.65469100000000002" table:formula="of:=[.I20]*[.V20]" table:style-name="ce1">
            <text:p>0.654691</text:p>
          </table:table-cell>
          <table:table-cell office:value-type="float" office:value="0.6238030898901098" table:formula="of:=[.J20]*[.W20]" table:style-name="ce1">
            <text:p>0.62380309</text:p>
          </table:table-cell>
          <table:table-cell office:value-type="float" office:value="0.54930486593406591" table:formula="of:=[.K20]*[.X20]" table:style-name="ce1">
            <text:p>0.549304866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9376016800000001" table:formula="of:=[.B21]*[.B$25]" table:style-name="ce1">
            <text:p>0.93760168</text:p>
          </table:table-cell>
          <table:table-cell office:value-type="float" office:value="0.9217504757142857" table:formula="of:=[.C21]*[.C$25]" table:style-name="ce1">
            <text:p>0.921750476</text:p>
          </table:table-cell>
          <table:table-cell office:value-type="float" office:value="0.84628767142857153" table:formula="of:=[.D21]*[.D$25]" table:style-name="ce1">
            <text:p>0.846287671</text:p>
          </table:table-cell>
          <table:table-cell office:value-type="float" office:value="0.79735660714285728" table:formula="of:=[.E21]*[.E$25]" table:style-name="ce1">
            <text:p>0.797356607</text:p>
          </table:table-cell>
          <table:table-cell office:value-type="float" office:value="0.76574898000000025" table:formula="of:=[.F21]*[.F$25]" table:style-name="ce1">
            <text:p>0.76574898</text:p>
          </table:table-cell>
          <table:table-cell office:value-type="float" office:value="0.74952742071428591" table:formula="of:=[.G21]*[.G$25]" table:style-name="ce1">
            <text:p>0.749527421</text:p>
          </table:table-cell>
          <table:table-cell office:value-type="float" office:value="0.75401232142857155" table:formula="of:=[.H21]*[.H$25]" table:style-name="ce1">
            <text:p>0.754012321</text:p>
          </table:table-cell>
          <table:table-cell office:value-type="float" office:value="0.75424950000000002" table:formula="of:=[.I21]*[.I$25]" table:style-name="ce1">
            <text:p>0.7542495</text:p>
          </table:table-cell>
          <table:table-cell office:value-type="float" office:value="0.75216603428571427" table:formula="of:=[.J21]*[.J$25]" table:style-name="ce1">
            <text:p>0.752166034</text:p>
          </table:table-cell>
          <table:table-cell office:value-type="float" office:value="0.69129054142857138" table:formula="of:=[.K21]*[.K$25]" table:style-name="ce1">
            <text:p>0.69129054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.3109453353846154" table:formula="of:=[.B21]*[.O21]" table:style-name="ce1">
            <text:p>1.310945335</text:p>
          </table:table-cell>
          <table:table-cell office:value-type="float" office:value="1.1822081583516484" table:formula="of:=[.C21]*[.P21]" table:style-name="ce1">
            <text:p>1.182208158</text:p>
          </table:table-cell>
          <table:table-cell office:value-type="float" office:value="1.0029862736263733" table:formula="of:=[.D21]*[.Q21]" table:style-name="ce1">
            <text:p>1.002986274</text:p>
          </table:table-cell>
          <table:table-cell office:value-type="float" office:value="0.87866715659340644" table:formula="of:=[.E21]*[.R21]" table:style-name="ce1">
            <text:p>0.878667157</text:p>
          </table:table-cell>
          <table:table-cell office:value-type="float" office:value="0.78880611230769204" table:formula="of:=[.F21]*[.S21]" table:style-name="ce1">
            <text:p>0.788806112</text:p>
          </table:table-cell>
          <table:table-cell office:value-type="float" office:value="0.72509483258241736" table:formula="of:=[.G21]*[.T21]" table:style-name="ce1">
            <text:p>0.725094833</text:p>
          </table:table-cell>
          <table:table-cell office:value-type="float" office:value="0.69074210851648332" table:formula="of:=[.H21]*[.U21]" table:style-name="ce1">
            <text:p>0.690742109</text:p>
          </table:table-cell>
          <table:table-cell office:value-type="float" office:value="0.67044400000000004" table:formula="of:=[.I21]*[.V21]" table:style-name="ce1">
            <text:p>0.670444</text:p>
          </table:table-cell>
          <table:table-cell office:value-type="float" office:value="0.63728268659340637" table:formula="of:=[.J21]*[.W21]" table:style-name="ce1">
            <text:p>0.637282687</text:p>
          </table:table-cell>
          <table:table-cell office:value-type="float" office:value="0.55985160527472533" table:formula="of:=[.K21]*[.X21]" table:style-name="ce1">
            <text:p>0.559851605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94707272000000009" table:formula="of:=[.B22]*[.B$25]" table:style-name="ce1">
            <text:p>0.94707272</text:p>
          </table:table-cell>
          <table:table-cell office:value-type="float" office:value="0.93106147714285725" table:formula="of:=[.C22]*[.C$25]" table:style-name="ce1">
            <text:p>0.931061477</text:p>
          </table:table-cell>
          <table:table-cell office:value-type="float" office:value="0.86309561428571446" table:formula="of:=[.D22]*[.D$25]" table:style-name="ce1">
            <text:p>0.863095614</text:p>
          </table:table-cell>
          <table:table-cell office:value-type="float" office:value="0.81319228785714304" table:formula="of:=[.E22]*[.E$25]" table:style-name="ce1">
            <text:p>0.813192288</text:p>
          </table:table-cell>
          <table:table-cell office:value-type="float" office:value="0.78095634857142882" table:formula="of:=[.F22]*[.F$25]" table:style-name="ce1">
            <text:p>0.780956349</text:p>
          </table:table-cell>
          <table:table-cell office:value-type="float" office:value="0.76441245571428595" table:formula="of:=[.G22]*[.G$25]" table:style-name="ce1">
            <text:p>0.764412456</text:p>
          </table:table-cell>
          <table:table-cell office:value-type="float" office:value="0.76898695571428588" table:formula="of:=[.H22]*[.H$25]" table:style-name="ce1">
            <text:p>0.768986956</text:p>
          </table:table-cell>
          <table:table-cell office:value-type="float" office:value="0.76922887500000003" table:formula="of:=[.I22]*[.I$25]" table:style-name="ce1">
            <text:p>0.769228875</text:p>
          </table:table-cell>
          <table:table-cell office:value-type="float" office:value="0.76710400000000001" table:formula="of:=[.J22]*[.J$25]" table:style-name="ce1">
            <text:p>0.767104</text:p>
          </table:table-cell>
          <table:table-cell office:value-type="float" office:value="0.70502028785714288" table:formula="of:=[.K22]*[.K$25]" table:style-name="ce1">
            <text:p>0.7050202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.3477573323076923" table:formula="of:=[.B22]*[.O22]" table:style-name="ce1">
            <text:p>1.347757332</text:p>
          </table:table-cell>
          <table:table-cell office:value-type="float" office:value="1.2105931982417584" table:formula="of:=[.C22]*[.P22]" table:style-name="ce1">
            <text:p>1.210593198</text:p>
          </table:table-cell>
          <table:table-cell office:value-type="float" office:value="1.0328945472527471" table:formula="of:=[.D22]*[.Q22]" table:style-name="ce1">
            <text:p>1.032894547</text:p>
          </table:table-cell>
          <table:table-cell office:value-type="float" office:value="0.90130052021978013" table:formula="of:=[.E22]*[.R22]" table:style-name="ce1">
            <text:p>0.90130052</text:p>
          </table:table-cell>
          <table:table-cell office:value-type="float" office:value="0.80594107296703255" table:formula="of:=[.F22]*[.S22]" table:style-name="ce1">
            <text:p>0.805941073</text:p>
          </table:table-cell>
          <table:table-cell office:value-type="float" office:value="0.7379372927472525" table:formula="of:=[.G22]*[.T22]" table:style-name="ce1">
            <text:p>0.737937293</text:p>
          </table:table-cell>
          <table:table-cell office:value-type="float" office:value="0.70123585318681292" table:formula="of:=[.H22]*[.U22]" table:style-name="ce1">
            <text:p>0.701235853</text:p>
          </table:table-cell>
          <table:table-cell office:value-type="float" office:value="0.68375900000000001" table:formula="of:=[.I22]*[.V22]" table:style-name="ce1">
            <text:p>0.683759</text:p>
          </table:table-cell>
          <table:table-cell office:value-type="float" office:value="0.64837876923076898" table:formula="of:=[.J22]*[.W22]" table:style-name="ce1">
            <text:p>0.648378769</text:p>
          </table:table-cell>
          <table:table-cell office:value-type="float" office:value="0.56824839384615389" table:formula="of:=[.K22]*[.X22]" table:style-name="ce1">
            <text:p>0.568248394</text:p>
          </table:table-cell>
          <table:table-cell table:number-columns-repeated="16360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2_N1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3" table:style-name="ce3"/>
          <table:table-cell office:value-type="string" table:style-name="ce3">
            <text:p>SSJ</text:p>
          </table:table-cell>
          <table:table-cell table:number-columns-repeated="2" table:style-name="ce3"/>
          <table:table-cell table:style-name="ce3">
            <draw:frame draw:z-index="1" draw:id="id1" draw:style-name="a1" draw:name="Chart 1" svg:x="0.52083in" svg:y="0.02083in" svg:width="10.16667in" svg:height="3.895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8.2" table:style-name="ce3">
            <text:p>18.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0" table:formula="of:=(([.$F$15])/([.$B$15]))*[.A3]" table:style-name="ce3">
            <text:p>0</text:p>
          </table:table-cell>
          <table:table-cell office:value-type="float" office:value="17.184549356223176" table:formula="of:=(([.$F$15])/([.$B$15]))*[.B3]" table:style-name="ce3">
            <text:p>17.1845493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22" table:style-name="ce3">
            <text:p>22</text:p>
          </table:table-cell>
          <table:table-cell office:value-type="float" office:value="15.499999999999998" table:style-name="ce3">
            <text:p>15.5</text:p>
          </table:table-cell>
          <table:table-cell table:style-name="ce3"/>
          <table:table-cell office:value-type="float" office:value="1.7939914163090127" table:formula="of:=(([.$F$15])/([.$B$15]))*[.A4]" table:style-name="ce3">
            <text:p>1.793991416</text:p>
          </table:table-cell>
          <table:table-cell office:value-type="float" office:value="20.7725321888412" table:formula="of:=(([.$F$15])/([.$B$15]))*[.B4]" table:style-name="ce3">
            <text:p>20.77253219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26" table:style-name="ce3">
            <text:p>26</text:p>
          </table:table-cell>
          <table:table-cell office:value-type="float" office:value="15.7" table:style-name="ce3">
            <text:p>15.7</text:p>
          </table:table-cell>
          <table:table-cell table:style-name="ce3"/>
          <table:table-cell office:value-type="float" office:value="2.3605150214592276" table:formula="of:=(([.$F$15])/([.$B$15]))*[.A5]" table:style-name="ce3">
            <text:p>2.360515021</text:p>
          </table:table-cell>
          <table:table-cell office:value-type="float" office:value="24.549356223175966" table:formula="of:=(([.$F$15])/([.$B$15]))*[.B5]" table:style-name="ce3">
            <text:p>24.54935622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57" table:style-name="ce3">
            <text:p>57</text:p>
          </table:table-cell>
          <table:table-cell office:value-type="float" office:value="14.2" table:style-name="ce3">
            <text:p>14.2</text:p>
          </table:table-cell>
          <table:table-cell table:style-name="ce3"/>
          <table:table-cell office:value-type="float" office:value="12.085836909871245" table:formula="of:=(([.$F$15])/([.$B$15]))*[.A6]" table:style-name="ce3">
            <text:p>12.08583691</text:p>
          </table:table-cell>
          <table:table-cell office:value-type="float" office:value="53.819742489270382" table:formula="of:=(([.$F$15])/([.$B$15]))*[.B6]" table:style-name="ce3">
            <text:p>53.81974249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68.2" table:style-name="ce3">
            <text:p>68.2</text:p>
          </table:table-cell>
          <table:table-cell office:value-type="float" office:value="15.227773999999997" table:style-name="ce3">
            <text:p>15.227774</text:p>
          </table:table-cell>
          <table:table-cell table:style-name="ce3"/>
          <table:table-cell office:value-type="float" office:value="22" table:style-name="ce3">
            <text:p>22</text:p>
          </table:table-cell>
          <table:table-cell office:value-type="float" office:value="66" table:style-name="ce3">
            <text:p>66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14.839551999999998" table:style-name="ce3">
            <text:p>14.839552</text:p>
          </table:table-cell>
          <table:table-cell table:style-name="ce3"/>
          <table:table-cell office:value-type="float" office:value="26.511056511056509" table:formula="of:=(([.$E$15]-[.$E$7])/([.$A$15]-[.$A$7]))*[.A8]" table:style-name="ce3">
            <text:p>26.51105651</text:p>
          </table:table-cell>
          <table:table-cell office:value-type="float" office:value="70.14492753623189" table:formula="of:=(([.$F$15]-[.$F$7])/([.$B$15]-[.$B$7]))*[.B8]" table:style-name="ce3">
            <text:p>70.14492754</text:p>
          </table:table-cell>
          <table:table-cell table:number-columns-repeated="16378"/>
        </table:table-row>
        <table:table-row table:style-name="ro1">
          <table:table-cell office:value-type="float" office:value="31.42024" table:style-name="ce3">
            <text:p>31.42024</text:p>
          </table:table-cell>
          <table:table-cell office:value-type="float" office:value="83" table:style-name="ce3">
            <text:p>83</text:p>
          </table:table-cell>
          <table:table-cell office:value-type="float" office:value="13.348526" table:style-name="ce3">
            <text:p>13.348526</text:p>
          </table:table-cell>
          <table:table-cell table:style-name="ce3"/>
          <table:table-cell office:value-type="float" office:value="32.037836855036851" table:formula="of:=(([.$E$15]-[.$E$7])/([.$A$15]-[.$A$7]))*[.A9]" table:style-name="ce3">
            <text:p>32.03783686</text:p>
          </table:table-cell>
          <table:table-cell office:value-type="float" office:value="75.610766045548658" table:formula="of:=(([.$F$15]-[.$F$7])/([.$B$15]-[.$B$7]))*[.B9]" table:style-name="ce3">
            <text:p>75.61076605</text:p>
          </table:table-cell>
          <table:table-cell table:number-columns-repeated="16378"/>
        </table:table-row>
        <table:table-row table:style-name="ro1">
          <table:table-cell office:value-type="float" office:value="40.972040999999997" table:style-name="ce3">
            <text:p>40.972041</text:p>
          </table:table-cell>
          <table:table-cell office:value-type="float" office:value="89" table:style-name="ce3">
            <text:p>89</text:p>
          </table:table-cell>
          <table:table-cell office:value-type="float" office:value="9.1200990000000033" table:style-name="ce3">
            <text:p>9.120099</text:p>
          </table:table-cell>
          <table:table-cell table:style-name="ce3"/>
          <table:table-cell office:value-type="float" office:value="41.777388243243237" table:formula="of:=(([.$E$15]-[.$E$7])/([.$A$15]-[.$A$7]))*[.A10]" table:style-name="ce3">
            <text:p>41.77738824</text:p>
          </table:table-cell>
          <table:table-cell office:value-type="float" office:value="81.076604554865426" table:formula="of:=(([.$F$15]-[.$F$7])/([.$B$15]-[.$B$7]))*[.B10]" table:style-name="ce3">
            <text:p>81.07660455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2.8" table:style-name="ce3">
            <text:p>92.8</text:p>
          </table:table-cell>
          <table:table-cell office:value-type="float" office:value="4.0420000000000016" table:style-name="ce3">
            <text:p>4.042</text:p>
          </table:table-cell>
          <table:table-cell table:style-name="ce3"/>
          <table:table-cell office:value-type="float" office:value="52.002457002457" table:formula="of:=(([.$E$15]-[.$E$7])/([.$A$15]-[.$A$7]))*[.A11]" table:style-name="ce3">
            <text:p>52.002457</text:p>
          </table:table-cell>
          <table:table-cell office:value-type="float" office:value="84.538302277432706" table:formula="of:=(([.$F$15]-[.$F$7])/([.$B$15]-[.$B$7]))*[.B11]" table:style-name="ce3">
            <text:p>84.53830228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6.27764127764128" table:formula="of:=(([.$E$15]-[.$E$7])/([.$A$15]-[.$A$7]))*[.A12]" table:style-name="ce3">
            <text:p>66.27764128</text:p>
          </table:table-cell>
          <table:table-cell office:value-type="float" office:value="88.364389233954455" table:formula="of:=(([.$F$15]-[.$F$7])/([.$B$15]-[.$B$7]))*[.B12]" table:style-name="ce3">
            <text:p>88.36438923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8.513513513513516" table:formula="of:=(([.$E$15]-[.$E$7])/([.$A$15]-[.$A$7]))*[.A13]" table:style-name="ce3">
            <text:p>78.51351351</text:p>
          </table:table-cell>
          <table:table-cell office:value-type="float" office:value="91.097308488612839" table:formula="of:=(([.$F$15]-[.$F$7])/([.$B$15]-[.$B$7]))*[.B13]" table:style-name="ce3">
            <text:p>91.09730849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86.670761670761664" table:formula="of:=(([.$E$15]-[.$E$7])/([.$A$15]-[.$A$7]))*[.A14]" table:style-name="ce3">
            <text:p>86.67076167</text:p>
          </table:table-cell>
          <table:table-cell office:value-type="float" office:value="94.741200828157346" table:formula="of:=(([.$F$15]-[.$F$7])/([.$B$15]-[.$B$7]))*[.B14]" table:style-name="ce3">
            <text:p>94.74120083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16.5" table:style-name="ce3">
            <text:p>116.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5" table:style-name="ce3">
            <text:p>105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-Adjusted</text:p>
          </table:table-cell>
          <table:table-cell table:number-columns-repeated="16383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formula="of:=[.E3]" table:style-name="ce3">
            <text:p>0</text:p>
          </table:table-cell>
          <table:table-cell office:value-type="float" office:value="17.184549356223176" table:formula="of:=[.F3]" table:style-name="ce3">
            <text:p>17.18454936</text:p>
          </table:table-cell>
          <table:table-cell table:number-columns-repeated="16382" table:style-name="ce3"/>
        </table:table-row>
        <table:table-row table:style-name="ro1">
          <table:table-cell office:value-type="float" office:value="1.7939914163090127" table:formula="of:=[.E4]" table:style-name="ce3">
            <text:p>1.793991416</text:p>
          </table:table-cell>
          <table:table-cell office:value-type="float" office:value="20.7725321888412" table:formula="of:=[.F4]" table:style-name="ce3">
            <text:p>20.77253219</text:p>
          </table:table-cell>
          <table:table-cell table:number-columns-repeated="16382" table:style-name="ce3"/>
        </table:table-row>
        <table:table-row table:style-name="ro1">
          <table:table-cell office:value-type="float" office:value="2.3605150214592276" table:formula="of:=[.E5]" table:style-name="ce3">
            <text:p>2.360515021</text:p>
          </table:table-cell>
          <table:table-cell office:value-type="float" office:value="24.549356223175966" table:formula="of:=[.F5]" table:style-name="ce3">
            <text:p>24.54935622</text:p>
          </table:table-cell>
          <table:table-cell table:number-columns-repeated="16382" table:style-name="ce3"/>
        </table:table-row>
        <table:table-row table:style-name="ro1">
          <table:table-cell office:value-type="float" office:value="12.085836909871245" table:formula="of:=[.E6]" table:style-name="ce3">
            <text:p>12.08583691</text:p>
          </table:table-cell>
          <table:table-cell office:value-type="float" office:value="53.819742489270382" table:formula="of:=[.F6]" table:style-name="ce3">
            <text:p>53.81974249</text:p>
          </table:table-cell>
          <table:table-cell table:number-columns-repeated="2" table:style-name="ce3"/>
          <table:table-cell office:value-type="float" office:value="6.3169966562096871" table:formula="of:=([.E30]*(105-[.E14]))" table:style-name="ce3">
            <text:p>6.316996656</text:p>
          </table:table-cell>
          <table:table-cell table:number-columns-repeated="16379"/>
        </table:table-row>
        <table:table-row table:style-name="ro1">
          <table:table-cell office:value-type="float" office:value="22" table:formula="of:=[.E7]" table:style-name="ce3">
            <text:p>22</text:p>
          </table:table-cell>
          <table:table-cell office:value-type="float" office:value="66" table:formula="of:=[.F7]" table:style-name="ce3">
            <text:p>66</text:p>
          </table:table-cell>
          <table:table-cell table:number-columns-repeated="16382" table:style-name="ce3"/>
        </table:table-row>
        <table:table-row table:style-name="ro1">
          <table:table-cell office:value-type="float" office:value="26.511056511056509" table:formula="of:=[.E8]" table:style-name="ce3">
            <text:p>26.51105651</text:p>
          </table:table-cell>
          <table:table-cell office:value-type="float" office:value="71.244927536231884" table:formula="of:=[.F8]+1.1" table:style-name="ce3">
            <text:p>71.24492754</text:p>
          </table:table-cell>
          <table:table-cell table:number-columns-repeated="16382" table:style-name="ce3"/>
        </table:table-row>
        <table:table-row table:style-name="ro1">
          <table:table-cell office:value-type="float" office:value="32.037836855036851" table:formula="of:=[.E9]" table:style-name="ce3">
            <text:p>32.03783686</text:p>
          </table:table-cell>
          <table:table-cell office:value-type="float" office:value="75.610766045548658" table:formula="of:=[.F9]" table:style-name="ce3">
            <text:p>75.61076605</text:p>
          </table:table-cell>
          <table:table-cell table:number-columns-repeated="16382" table:style-name="ce3"/>
        </table:table-row>
        <table:table-row table:style-name="ro1">
          <table:table-cell office:value-type="float" office:value="41.777388243243237" table:formula="of:=[.E10]" table:style-name="ce3">
            <text:p>41.77738824</text:p>
          </table:table-cell>
          <table:table-cell office:value-type="float" office:value="81.076604554865426" table:formula="of:=[.F10]" table:style-name="ce3">
            <text:p>81.07660455</text:p>
          </table:table-cell>
          <table:table-cell table:number-columns-repeated="16382" table:style-name="ce3"/>
        </table:table-row>
        <table:table-row table:style-name="ro1">
          <table:table-cell office:value-type="float" office:value="52.002457002457" table:formula="of:=[.E11]" table:style-name="ce3">
            <text:p>52.002457</text:p>
          </table:table-cell>
          <table:table-cell office:value-type="float" office:value="84.538302277432706" table:formula="of:=[.F11]" table:style-name="ce3">
            <text:p>84.53830228</text:p>
          </table:table-cell>
          <table:table-cell table:number-columns-repeated="16382" table:style-name="ce3"/>
        </table:table-row>
        <table:table-row table:style-name="ro1">
          <table:table-cell office:value-type="float" office:value="66.27764127764128" table:formula="of:=[.E12]" table:style-name="ce3">
            <text:p>66.27764128</text:p>
          </table:table-cell>
          <table:table-cell office:value-type="float" office:value="88.364389233954455" table:formula="of:=[.F12]" table:style-name="ce3">
            <text:p>88.36438923</text:p>
          </table:table-cell>
          <table:table-cell table:number-columns-repeated="16382" table:style-name="ce3"/>
        </table:table-row>
        <table:table-row table:style-name="ro1">
          <table:table-cell office:value-type="float" office:value="78.513513513513516" table:formula="of:=[.E13]" table:style-name="ce3">
            <text:p>78.51351351</text:p>
          </table:table-cell>
          <table:table-cell office:value-type="float" office:value="91.097308488612839" table:formula="of:=[.F13]" table:style-name="ce3">
            <text:p>91.09730849</text:p>
          </table:table-cell>
          <table:table-cell table:number-columns-repeated="16382" table:style-name="ce3"/>
        </table:table-row>
        <table:table-row table:style-name="ro1">
          <table:table-cell office:value-type="float" office:value="86.670761670761664" table:formula="of:=[.E14]" table:style-name="ce3">
            <text:p>86.67076167</text:p>
          </table:table-cell>
          <table:table-cell office:value-type="float" office:value="94.741200828157346" table:formula="of:=[.F14]" table:style-name="ce3">
            <text:p>94.74120083</text:p>
          </table:table-cell>
          <table:table-cell table:number-columns-repeated="2" table:style-name="ce3"/>
          <table:table-cell office:value-type="float" office:value="0.34464043419267315" table:formula="of:=(100-[.F14])/(110-[.F14])" table:style-name="ce3">
            <text:p>0.344640434</text:p>
          </table:table-cell>
          <table:table-cell table:number-columns-repeated="16379"/>
        </table:table-row>
        <table:table-row table:style-name="ro1">
          <table:table-cell office:value-type="float" office:value="105" table:formula="of:=[.E15]" table:style-name="ce3">
            <text:p>105</text:p>
          </table:table-cell>
          <table:table-cell office:value-type="float" office:value="110" table:formula="of:=[.F15]" table:style-name="ce3">
            <text:p>110</text:p>
          </table:table-cell>
          <table:table-cell table:number-columns-repeated="16382" table:style-name="ce3"/>
        </table:table-row>
        <table:table-row table:number-rows-repeated="1048545" table:style-name="ro1">
          <table:table-cell table:number-columns-repeated="16384"/>
        </table:table-row>
      </table:table>
      <table:table table:name="Mach_effect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4" table:style-name="ce3"/>
          <table:table-cell table:style-name="ce3">
            <draw:frame draw:z-index="1" draw:id="id2" draw:style-name="a2" draw:name="Chart 1" svg:x="0.5625in" svg:y="0.1197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[.D3]-[.C3]" table:style-name="ce3">
            <text:p>17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9" table:style-name="ce3">
            <text:p>1.9</text:p>
          </table:table-cell>
          <table:table-cell office:value-type="float" office:value="1.9" table:style-name="ce3">
            <text:p>1.9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499999999999998" table:formula="of:=[.D4]-[.C4]" table:style-name="ce3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18.2" table:style-name="ce3">
            <text:p>18.2</text:p>
          </table:table-cell>
          <table:table-cell office:value-type="float" office:value="15.7" table:formula="of:=[.D5]-[.C5]" table:style-name="ce3">
            <text:p>15.7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2.8" table:style-name="ce3">
            <text:p>12.8</text:p>
          </table:table-cell>
          <table:table-cell office:value-type="float" office:value="12.8" table:style-name="ce3">
            <text:p>12.8</text:p>
          </table:table-cell>
          <table:table-cell office:value-type="float" office:value="27" table:style-name="ce3">
            <text:p>27</text:p>
          </table:table-cell>
          <table:table-cell office:value-type="float" office:value="14.2" table:formula="of:=[.D6]-[.C6]" table:style-name="ce3">
            <text:p>14.2</text:p>
          </table:table-cell>
          <table:table-cell table:number-columns-repeated="16379"/>
        </table:table-row>
        <table:table-row table:style-name="ro1">
          <table:table-cell office:value-type="float" office:value="68.2" table:style-name="ce3">
            <text:p>68.2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4.827773999999998" table:style-name="ce3">
            <text:p>34.827774</text:p>
          </table:table-cell>
          <table:table-cell office:value-type="float" office:value="15.227773999999997" table:formula="of:=[.D7]-[.C7]" table:style-name="ce3">
            <text:p>15.227774</text:p>
          </table:table-cell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40.839551999999998" table:style-name="ce3">
            <text:p>40.839552</text:p>
          </table:table-cell>
          <table:table-cell office:value-type="float" office:value="14.839551999999998" table:formula="of:=[.D8]-[.C8]" table:style-name="ce3">
            <text:p>14.839552</text:p>
          </table:table-cell>
          <table:table-cell table:number-columns-repeated="1637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1.42024" table:style-name="ce3">
            <text:p>31.42024</text:p>
          </table:table-cell>
          <table:table-cell office:value-type="float" office:value="31.42024" table:style-name="ce3">
            <text:p>31.42024</text:p>
          </table:table-cell>
          <table:table-cell office:value-type="float" office:value="44.768765999999999" table:style-name="ce3">
            <text:p>44.768766</text:p>
          </table:table-cell>
          <table:table-cell office:value-type="float" office:value="13.348526" table:formula="of:=[.D9]-[.C9]" table:style-name="ce3">
            <text:p>13.348526</text:p>
          </table:table-cell>
          <table:table-cell table:number-columns-repeated="1637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50.092140000000001" table:style-name="ce3">
            <text:p>50.09214</text:p>
          </table:table-cell>
          <table:table-cell office:value-type="float" office:value="9.1200990000000033" table:formula="of:=[.D10]-[.C10]" table:style-name="ce3">
            <text:p>9.120099</text:p>
          </table:table-cell>
          <table:table-cell table:number-columns-repeated="16379"/>
        </table:table-row>
        <table:table-row table:style-name="ro1">
          <table:table-cell office:value-type="float" office:value="92.8" table:style-name="ce3">
            <text:p>92.8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55.042000000000002" table:style-name="ce3">
            <text:p>55.042</text:p>
          </table:table-cell>
          <table:table-cell office:value-type="float" office:value="4.0420000000000016" table:formula="of:=[.D11]-[.C11]" table:style-name="ce3">
            <text:p>4.042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0" table:formula="of:=[.D12]-[.C12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0" table:formula="of:=[.D13]-[.C13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85.5" table:style-name="ce3">
            <text:p>85.5</text:p>
          </table:table-cell>
          <table:table-cell office:value-type="float" office:value="0.5" table:formula="of:=[.D14]-[.C14]" table:style-name="ce3">
            <text:p>0.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3">
            <text:p>116.5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0" table:formula="of:=[.D15]-[.C1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eo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3" table:style-name="ce3"/>
          <table:table-cell table:style-name="ce3">
            <draw:frame draw:z-index="2" draw:id="id3" draw:style-name="a3" draw:name="Chart 2" svg:x="0.11458in" svg:y="0.07812in" svg:width="5in" svg:height="4.6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7.184549356223176" table:style-name="ce3">
            <text:p>17.1845493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21]" table:style-name="ce3">
            <text:p>0</text:p>
          </table:table-cell>
          <table:table-cell office:value-type="float" office:value="16.051502145922747" table:formula="of:=[.C21]+[.E21]" table:style-name="ce3">
            <text:p>16.05150215</text:p>
          </table:table-cell>
          <table:table-cell office:value-type="float" office:value="16.051502145922747" table:formula="of:=(([.A21]-[.A20])/([.A3]-[.A2]))*[.E3]" table:style-name="ce3">
            <text:p>16.05150215</text:p>
          </table:table-cell>
          <table:table-cell table:number-columns-repeated="16379"/>
        </table:table-row>
        <table:table-row table:style-name="ro1">
          <table:table-cell office:value-type="float" office:value="20.7725321888412" table:style-name="ce3">
            <text:p>20.77253219</text:p>
          </table:table-cell>
          <table:table-cell office:value-type="float" office:value="2.1326530612244894" table:style-name="ce3">
            <text:p>2.132653061</text:p>
          </table:table-cell>
          <table:table-cell office:value-type="float" office:value="2.1326530612244894" table:formula="of:=[.B22]" table:style-name="ce3">
            <text:p>2.132653061</text:p>
          </table:table-cell>
          <table:table-cell office:value-type="float" office:value="16.767846194271691" table:formula="of:=[.C22]+[.E22]" table:style-name="ce3">
            <text:p>16.76784619</text:p>
          </table:table-cell>
          <table:table-cell office:value-type="float" office:value="14.635193133047201" table:formula="of:=(([.A22]-[.A21])/([.A4]-[.A3]))*[.E4]" table:style-name="ce3">
            <text:p>14.63519313</text:p>
          </table:table-cell>
          <table:table-cell table:number-columns-repeated="16379"/>
        </table:table-row>
        <table:table-row table:style-name="ro1">
          <table:table-cell office:value-type="float" office:value="24.549356223175966" table:style-name="ce3">
            <text:p>24.54935622</text:p>
          </table:table-cell>
          <table:table-cell office:value-type="float" office:value="2.8061224489795915" table:style-name="ce3">
            <text:p>2.806122449</text:p>
          </table:table-cell>
          <table:table-cell office:value-type="float" office:value="2.8061224489795915" table:formula="of:=[.B23]" table:style-name="ce3">
            <text:p>2.806122449</text:p>
          </table:table-cell>
          <table:table-cell office:value-type="float" office:value="17.630156783743544" table:formula="of:=[.C23]+[.E23]" table:style-name="ce3">
            <text:p>17.63015678</text:p>
          </table:table-cell>
          <table:table-cell office:value-type="float" office:value="14.824034334763954" table:formula="of:=(([.A23]-[.A22])/([.A5]-[.A4]))*[.E5]" table:style-name="ce3">
            <text:p>14.82403433</text:p>
          </table:table-cell>
          <table:table-cell table:number-columns-repeated="16379"/>
        </table:table-row>
        <table:table-row table:style-name="ro1">
          <table:table-cell office:value-type="float" office:value="53.819742489270382" table:style-name="ce3">
            <text:p>53.81974249</text:p>
          </table:table-cell>
          <table:table-cell office:value-type="float" office:value="14.36734693877551" table:style-name="ce3">
            <text:p>14.36734694</text:p>
          </table:table-cell>
          <table:table-cell office:value-type="float" office:value="14.36734693877551" table:formula="of:=[.B24]" table:style-name="ce3">
            <text:p>14.36734694</text:p>
          </table:table-cell>
          <table:table-cell office:value-type="float" office:value="27.775072260663919" table:formula="of:=[.C24]+[.E24]" table:style-name="ce3">
            <text:p>27.77507226</text:p>
          </table:table-cell>
          <table:table-cell office:value-type="float" office:value="13.40772532188841" table:formula="of:=(([.A24]-[.A23])/([.A6]-[.A5]))*[.E6]" table:style-name="ce3">
            <text:p>13.40772532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2" table:style-name="ce3">
            <text:p>22</text:p>
          </table:table-cell>
          <table:table-cell office:value-type="float" office:value="22" table:formula="of:=[.B25]" table:style-name="ce3">
            <text:p>22</text:p>
          </table:table-cell>
          <table:table-cell office:value-type="float" office:value="35" table:formula="of:=[.C25]+[.E25]" table:style-name="ce3">
            <text:p>3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71.244927536231884" table:style-name="ce3">
            <text:p>71.24492754</text:p>
          </table:table-cell>
          <table:table-cell office:value-type="float" office:value="26.511056511056509" table:style-name="ce3">
            <text:p>26.51105651</text:p>
          </table:table-cell>
          <table:table-cell office:value-type="float" office:value="26.511056511056509" table:formula="of:=[.B26]" table:style-name="ce3">
            <text:p>26.51105651</text:p>
          </table:table-cell>
          <table:table-cell office:value-type="float" office:value="37.961418829897084" table:formula="of:=[.C26]+[.E26]" table:style-name="ce3">
            <text:p>37.96141883</text:p>
          </table:table-cell>
          <table:table-cell office:value-type="float" office:value="11.450362318840579" table:formula="of:=13-(([.$E$25]/([.$A$48]-[.$A$25]))*([.A26]-[.$A$25]))" table:style-name="ce3">
            <text:p>11.45036232</text:p>
          </table:table-cell>
          <table:table-cell table:number-columns-repeated="16379"/>
        </table:table-row>
        <table:table-row table:style-name="ro1">
          <table:table-cell office:value-type="float" office:value="75.610766045548658" table:style-name="ce3">
            <text:p>75.61076605</text:p>
          </table:table-cell>
          <table:table-cell office:value-type="float" office:value="32.037836855036851" table:style-name="ce3">
            <text:p>32.03783686</text:p>
          </table:table-cell>
          <table:table-cell office:value-type="float" office:value="32.037836855036851" table:formula="of:=[.B27]" table:style-name="ce3">
            <text:p>32.03783686</text:p>
          </table:table-cell>
          <table:table-cell office:value-type="float" office:value="42.19829234157929" table:formula="of:=[.C27]+[.E27]" table:style-name="ce3">
            <text:p>42.19829234</text:p>
          </table:table-cell>
          <table:table-cell office:value-type="float" office:value="10.160455486542443" table:formula="of:=13-(([.$E$25]/([.$A$48]-[.$A$25]))*([.A27]-[.$A$25]))" table:style-name="ce3">
            <text:p>10.16045549</text:p>
          </table:table-cell>
          <table:table-cell table:number-columns-repeated="16379"/>
        </table:table-row>
        <table:table-row table:style-name="ro1">
          <table:table-cell office:value-type="float" office:value="81.076604554865426" table:style-name="ce3">
            <text:p>81.07660455</text:p>
          </table:table-cell>
          <table:table-cell office:value-type="float" office:value="41.777388243243237" table:style-name="ce3">
            <text:p>41.77738824</text:p>
          </table:table-cell>
          <table:table-cell office:value-type="float" office:value="41.777388243243237" table:formula="of:=[.B28]" table:style-name="ce3">
            <text:p>41.77738824</text:p>
          </table:table-cell>
          <table:table-cell office:value-type="float" office:value="50.322936897487544" table:formula="of:=[.C28]+[.E28]" table:style-name="ce3">
            <text:p>50.3229369</text:p>
          </table:table-cell>
          <table:table-cell office:value-type="float" office:value="8.5455486542443069" table:formula="of:=13-(([.$E$25]/([.$A$48]-[.$A$25]))*([.A28]-[.$A$25]))" table:style-name="ce3">
            <text:p>8.545548654</text:p>
          </table:table-cell>
          <table:table-cell table:number-columns-repeated="16379"/>
        </table:table-row>
        <table:table-row table:style-name="ro1">
          <table:table-cell office:value-type="float" office:value="84.538302277432706" table:style-name="ce3">
            <text:p>84.53830228</text:p>
          </table:table-cell>
          <table:table-cell office:value-type="float" office:value="52.002457002457" table:style-name="ce3">
            <text:p>52.002457</text:p>
          </table:table-cell>
          <table:table-cell office:value-type="float" office:value="52.002457002457" table:formula="of:=[.B29]" table:style-name="ce3">
            <text:p>52.002457</text:p>
          </table:table-cell>
          <table:table-cell office:value-type="float" office:value="59.525231329579157" table:formula="of:=[.C29]+[.E29]" table:style-name="ce3">
            <text:p>59.52523133</text:p>
          </table:table-cell>
          <table:table-cell office:value-type="float" office:value="7.5227743271221552" table:formula="of:=13-(([.$E$25]/([.$A$48]-[.$A$25]))*([.A29]-[.$A$25]))" table:style-name="ce3">
            <text:p>7.522774327</text:p>
          </table:table-cell>
          <table:table-cell table:number-columns-repeated="16379"/>
        </table:table-row>
        <table:table-row table:style-name="ro1">
          <table:table-cell office:value-type="float" office:value="88.364389233954455" table:style-name="ce3">
            <text:p>88.36438923</text:p>
          </table:table-cell>
          <table:table-cell office:value-type="float" office:value="66.27764127764128" table:style-name="ce3">
            <text:p>66.27764128</text:p>
          </table:table-cell>
          <table:table-cell office:value-type="float" office:value="66.27764127764128" table:formula="of:=[.B30]" table:style-name="ce3">
            <text:p>66.27764128</text:p>
          </table:table-cell>
          <table:table-cell office:value-type="float" office:value="72.669980822154741" table:formula="of:=[.C30]+[.E30]" table:style-name="ce3">
            <text:p>72.66998082</text:p>
          </table:table-cell>
          <table:table-cell office:value-type="float" office:value="6.3923395445134563" table:formula="of:=13-(([.$E$25]/([.$A$48]-[.$A$25]))*([.A30]-[.$A$25]))" table:style-name="ce3">
            <text:p>6.392339545</text:p>
          </table:table-cell>
          <table:table-cell table:number-columns-repeated="16379"/>
        </table:table-row>
        <table:table-row table:style-name="ro1">
          <table:table-cell office:value-type="float" office:value="91.097308488612839" table:style-name="ce3">
            <text:p>91.09730849</text:p>
          </table:table-cell>
          <table:table-cell office:value-type="float" office:value="78.513513513513516" table:style-name="ce3">
            <text:p>78.51351351</text:p>
          </table:table-cell>
          <table:table-cell office:value-type="float" office:value="78.513513513513516" table:formula="of:=[.B31]" table:style-name="ce3">
            <text:p>78.51351351</text:p>
          </table:table-cell>
          <table:table-cell office:value-type="float" office:value="84.098399641877904" table:formula="of:=[.C31]+[.E31]" table:style-name="ce3">
            <text:p>84.09839964</text:p>
          </table:table-cell>
          <table:table-cell office:value-type="float" office:value="5.5848861283643885" table:formula="of:=13-(([.$E$25]/([.$A$48]-[.$A$25]))*([.A31]-[.$A$25]))" table:style-name="ce3">
            <text:p>5.584886128</text:p>
          </table:table-cell>
          <table:table-cell table:number-columns-repeated="16379"/>
        </table:table-row>
        <table:table-row table:style-name="ro1">
          <table:table-cell office:value-type="float" office:value="94.741200828157346" table:style-name="ce3">
            <text:p>94.74120083</text:p>
          </table:table-cell>
          <table:table-cell office:value-type="float" office:value="86.670761670761664" table:style-name="ce3">
            <text:p>86.67076167</text:p>
          </table:table-cell>
          <table:table-cell office:value-type="float" office:value="86.670761670761664" table:formula="of:=[.B32]" table:style-name="ce3">
            <text:p>86.67076167</text:p>
          </table:table-cell>
          <table:table-cell office:value-type="float" office:value="91.179043244260626" table:formula="of:=[.C32]+[.E32]" table:style-name="ce3">
            <text:p>91.17904324</text:p>
          </table:table-cell>
          <table:table-cell office:value-type="float" office:value="4.5082815734989659" table:formula="of:=13-(([.$E$25]/([.$A$48]-[.$A$25]))*([.A32]-[.$A$25]))" table:style-name="ce3">
            <text:p>4.508281573</text:p>
          </table:table-cell>
          <table:table-cell table:number-columns-repeated="16379"/>
        </table:table-row>
        <table:table-row table:style-name="ro1">
          <table:table-cell office:value-type="float" office:value="95" table:style-name="ce3">
            <text:p>95</text:p>
          </table:table-cell>
          <table:table-cell table:number-columns-repeated="3" table:style-name="ce3"/>
          <table:table-cell office:value-type="float" office:value="4.4318181818181817" table:formula="of:=13-(([.$E$25]/([.$A$48]-[.$A$25]))*([.A33]-[.$A$25]))" table:style-name="ce3">
            <text:p>4.431818182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number-columns-repeated="3" table:style-name="ce3"/>
          <table:table-cell office:value-type="float" office:value="4.1363636363636367" table:formula="of:=13-(([.$E$25]/([.$A$48]-[.$A$25]))*([.A34]-[.$A$25]))" table:style-name="ce3">
            <text:p>4.136363636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number-columns-repeated="3" table:style-name="ce3"/>
          <table:table-cell office:value-type="float" office:value="3.8409090909090899" table:formula="of:=13-(([.$E$25]/([.$A$48]-[.$A$25]))*([.A35]-[.$A$25]))" table:style-name="ce3">
            <text:p>3.840909091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3.545454545454545" table:formula="of:=13-(([.$E$25]/([.$A$48]-[.$A$25]))*([.A36]-[.$A$25]))" table:style-name="ce3">
            <text:p>3.545454545</text:p>
          </table:table-cell>
          <table:table-cell table:number-columns-repeated="1637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94.25" table:formula="of:=[.C37]" table:style-name="ce3">
            <text:p>94.25</text:p>
          </table:table-cell>
          <table:table-cell office:value-type="float" office:value="94.25" table:formula="of:=[.D37]-[.E37]" table:style-name="ce3">
            <text:p>94.25</text:p>
          </table:table-cell>
          <table:table-cell office:value-type="float" office:value="97.5" table:style-name="ce3">
            <text:p>97.5</text:p>
          </table:table-cell>
          <table:table-cell office:value-type="float" office:value="3.25" table:formula="of:=13-(([.$E$25]/([.$A$48]-[.$A$25]))*([.A37]-[.$A$25]))" table:style-name="ce3">
            <text:p>3.25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3" table:style-name="ce3"/>
          <table:table-cell office:value-type="float" office:value="2.9545454545454533" table:formula="of:=13-(([.$E$25]/([.$A$48]-[.$A$25]))*([.A38]-[.$A$25]))" table:style-name="ce3">
            <text:p>2.954545455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number-columns-repeated="3" table:style-name="ce3"/>
          <table:table-cell office:value-type="float" office:value="2.6590909090909083" table:formula="of:=13-(([.$E$25]/([.$A$48]-[.$A$25]))*([.A39]-[.$A$25]))" table:style-name="ce3">
            <text:p>2.659090909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number-columns-repeated="3" table:style-name="ce3"/>
          <table:table-cell office:value-type="float" office:value="2.3636363636363633" table:formula="of:=13-(([.$E$25]/([.$A$48]-[.$A$25]))*([.A40]-[.$A$25]))" table:style-name="ce3">
            <text:p>2.363636364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table:number-columns-repeated="3" table:style-name="ce3"/>
          <table:table-cell office:value-type="float" office:value="2.0681818181818183" table:formula="of:=13-(([.$E$25]/([.$A$48]-[.$A$25]))*([.A41]-[.$A$25]))" table:style-name="ce3">
            <text:p>2.068181818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number-columns-repeated="16383" table:style-name="ce3"/>
        </table:table-row>
        <table:table-row table:style-name="ro1">
          <table:table-cell office:value-type="float" office:value="105" table:style-name="ce3">
            <text:p>105</text:p>
          </table:table-cell>
          <table:table-cell table:number-columns-repeated="16383" table:style-name="ce3"/>
        </table:table-row>
        <table:table-row table:style-name="ro1">
          <table:table-cell office:value-type="float" office:value="106" table:style-name="ce3">
            <text:p>106</text:p>
          </table:table-cell>
          <table:table-cell table:number-columns-repeated="16383" table:style-name="ce3"/>
        </table:table-row>
        <table:table-row table:style-name="ro1">
          <table:table-cell office:value-type="float" office:value="107" table:style-name="ce3">
            <text:p>107</text:p>
          </table:table-cell>
          <table:table-cell table:number-columns-repeated="16383" table:style-name="ce3"/>
        </table:table-row>
        <table:table-row table:style-name="ro1">
          <table:table-cell office:value-type="float" office:value="108" table:style-name="ce3">
            <text:p>108</text:p>
          </table:table-cell>
          <table:table-cell table:number-columns-repeated="16383" table:style-name="ce3"/>
        </table:table-row>
        <table:table-row table:style-name="ro1">
          <table:table-cell office:value-type="float" office:value="109" table:style-name="ce3">
            <text:p>109</text:p>
          </table:table-cell>
          <table:table-cell table:number-columns-repeated="16383" table:style-name="ce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float" office:value="105" table:formula="of:=[.B48]" table:style-name="ce3">
            <text:p>105</text:p>
          </table:table-cell>
          <table:table-cell office:value-type="float" office:value="105" table:formula="of:=[.C48]+[.E48]" table:style-name="ce3">
            <text:p>105</text:p>
          </table:table-cell>
          <table:table-cell office:value-type="float" office:value="0" table:formula="of:=13-(([.$E$25]/([.$A$48]-[.$A$25]))*([.A48]-[.$A$25]))" table:style-name="ce3">
            <text:p>0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onathan Kevin</meta:initial-creator>
    <dc:creator>Jonathan Kevin</dc:creator>
    <meta:creation-date>2021-10-04T07:50:46Z</meta:creation-date>
    <dc:date>2022-04-29T03:40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0.5004724409449pt" svg:width="732.0002362204724pt" chart:style-name="Crt0">
        <chart:title chart:style-name="CT00">
          <text:p text:style-name="a0" text:class-names="" text:cond-style-name="">N1 vs N2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N2_N1.$B$3:.$B$15" chart:class="chart:scatter" chart:attached-axis="primary-y" chart:style-name="G0S0">
            <chart:domain table:cell-range-address="N2_N1.$A$3:.$A$15"/>
            <chart:data-point chart:repeated="13"/>
          </chart:series>
          <chart:series chart:values-cell-range-address="N2_N1.$F$3:.$F$15" chart:class="chart:scatter" chart:attached-axis="primary-y" chart:style-name="G0S1">
            <chart:domain table:cell-range-address="N2_N1.$E$3:.$E$15"/>
            <chart:data-point chart:repeated="13"/>
          </chart:series>
          <chart:series chart:values-cell-range-address="N2_N1.$B$19:.$B$31" chart:class="chart:scatter" chart:attached-axis="primary-y" chart:style-name="G0S2">
            <chart:domain table:cell-range-address="N2_N1.$A$19:.$A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3:.$B$15" chart:class="chart:scatter" chart:attached-axis="primary-y" chart:style-name="G0S0">
            <chart:domain table:cell-range-address="Mach_effect.$A$3:.$A$15"/>
            <chart:data-point chart:repeated="13"/>
          </chart:series>
          <chart:series chart:values-cell-range-address="Mach_effect.$C$3:.$C$15" chart:class="chart:scatter" chart:attached-axis="primary-y" chart:style-name="G0S1">
            <chart:domain table:cell-range-address="Mach_effect.$A$3:.$A$15"/>
            <chart:data-point chart:repeated="13"/>
          </chart:series>
          <chart:series chart:values-cell-range-address="Mach_effect.$D$3:.$D$15" chart:class="chart:scatter" chart:attached-axis="primary-y" chart:style-name="G0S2">
            <chart:domain table:cell-range-address="Mach_effect.$A$3:.$A$1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7.1248031496062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21:.$B$48" chart:class="chart:scatter" chart:attached-axis="primary-y" chart:style-name="G0S0">
            <chart:domain table:cell-range-address="Mach_effect.$A$21:.$A$48"/>
            <chart:data-point chart:repeated="28"/>
          </chart:series>
          <chart:series chart:values-cell-range-address="Mach_effect.$C$21:.$C$48" chart:class="chart:scatter" chart:attached-axis="primary-y" chart:style-name="G0S1">
            <chart:domain table:cell-range-address="Mach_effect.$A$21:.$A$48"/>
            <chart:data-point chart:repeated="28"/>
          </chart:series>
          <chart:series chart:values-cell-range-address="Mach_effect.$D$21:.$D$48" chart:class="chart:scatter" chart:attached-axis="primary-y" chart:style-name="G0S2">
            <chart:domain table:cell-range-address="Mach_effect.$A$21:.$A$48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